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80.17mm"/>
    </style:style>
    <style:style style:name="co4" style:family="table-column">
      <style:table-column-properties fo:break-before="auto" style:column-width="31.5mm"/>
    </style:style>
    <style:style style:name="co5" style:family="table-column">
      <style:table-column-properties fo:break-before="auto" style:column-width="76.02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90.95mm"/>
    </style:style>
    <style:style style:name="co8" style:family="table-column">
      <style:table-column-properties fo:break-before="auto" style:column-width="66.89mm"/>
    </style:style>
    <style:style style:name="co9" style:family="table-column">
      <style:table-column-properties fo:break-before="auto" style:column-width="139.7mm"/>
    </style:style>
    <style:style style:name="co10" style:family="table-column">
      <style:table-column-properties fo:break-before="auto" style:column-width="199.76mm"/>
    </style:style>
    <style:style style:name="co11" style:family="table-column">
      <style:table-column-properties fo:break-before="auto" style:column-width="62.74mm"/>
    </style:style>
    <style:style style:name="co12" style:family="table-column">
      <style:table-column-properties fo:break-before="auto" style:column-width="50.85mm"/>
    </style:style>
    <style:style style:name="co13" style:family="table-column">
      <style:table-column-properties fo:break-before="auto" style:column-width="68.56mm"/>
    </style:style>
    <style:style style:name="co14" style:family="table-column">
      <style:table-column-properties fo:break-before="auto" style:column-width="97.58mm"/>
    </style:style>
    <style:style style:name="co15" style:family="table-column">
      <style:table-column-properties fo:break-before="auto" style:column-width="55.84mm"/>
    </style:style>
    <style:style style:name="co16" style:family="table-column">
      <style:table-column-properties fo:break-before="auto" style:column-width="69.66mm"/>
    </style:style>
    <style:style style:name="co17" style:family="table-column">
      <style:table-column-properties fo:break-before="auto" style:column-width="83.34mm"/>
    </style:style>
    <style:style style:name="co18" style:family="table-column">
      <style:table-column-properties fo:break-before="auto" style:column-width="12.33mm"/>
    </style:style>
    <style:style style:name="co19" style:family="table-column">
      <style:table-column-properties fo:break-before="auto" style:column-width="38.14mm"/>
    </style:style>
    <style:style style:name="co20" style:family="table-column">
      <style:table-column-properties fo:break-before="auto" style:column-width="22.81mm"/>
    </style:style>
    <style:style style:name="co21" style:family="table-column">
      <style:table-column-properties fo:break-before="auto" style:column-width="117.48mm"/>
    </style:style>
    <style:style style:name="co22" style:family="table-column">
      <style:table-column-properties fo:break-before="auto" style:column-width="30.36mm"/>
    </style:style>
    <style:style style:name="co23" style:family="table-column">
      <style:table-column-properties fo:break-before="auto" style:column-width="40.62mm"/>
    </style:style>
    <style:style style:name="co24" style:family="table-column">
      <style:table-column-properties fo:break-before="auto" style:column-width="25.54mm"/>
    </style:style>
    <style:style style:name="co25" style:family="table-column">
      <style:table-column-properties fo:break-before="auto" style:column-width="17.74mm"/>
    </style:style>
    <style:style style:name="co26" style:family="table-column">
      <style:table-column-properties fo:break-before="auto" style:column-width="36.51mm"/>
    </style:style>
    <style:style style:name="co27" style:family="table-column">
      <style:table-column-properties fo:break-before="auto" style:column-width="31.49mm"/>
    </style:style>
    <style:style style:name="co28" style:family="table-column">
      <style:table-column-properties fo:break-before="auto" style:column-width="28.05mm"/>
    </style:style>
    <style:style style:name="co29" style:family="table-column">
      <style:table-column-properties fo:break-before="auto" style:column-width="30.43mm"/>
    </style:style>
    <style:style style:name="co30" style:family="table-column">
      <style:table-column-properties fo:break-before="auto" style:column-width="33.07mm"/>
    </style:style>
    <style:style style:name="co31" style:family="table-column">
      <style:table-column-properties fo:break-before="auto" style:column-width="47.54mm"/>
    </style:style>
    <style:style style:name="co32" style:family="table-column">
      <style:table-column-properties fo:break-before="auto" style:column-width="27.52mm"/>
    </style:style>
    <style:style style:name="co33" style:family="table-column">
      <style:table-column-properties fo:break-before="auto" style:column-width="37.84mm"/>
    </style:style>
    <style:style style:name="co34" style:family="table-column">
      <style:table-column-properties fo:break-before="auto" style:column-width="38.36mm"/>
    </style:style>
    <style:style style:name="co35" style:family="table-column">
      <style:table-column-properties fo:break-before="auto" style:column-width="26.72mm"/>
    </style:style>
    <style:style style:name="co36" style:family="table-column">
      <style:table-column-properties fo:break-before="auto" style:column-width="34.4mm"/>
    </style:style>
    <style:style style:name="co37" style:family="table-column">
      <style:table-column-properties fo:break-before="auto" style:column-width="28.84mm"/>
    </style:style>
    <style:style style:name="co38" style:family="table-column">
      <style:table-column-properties fo:break-before="auto" style:column-width="30.69mm"/>
    </style:style>
    <style:style style:name="co39" style:family="table-column">
      <style:table-column-properties fo:break-before="auto" style:column-width="39.69mm"/>
    </style:style>
    <style:style style:name="co40" style:family="table-column">
      <style:table-column-properties fo:break-before="auto" style:column-width="42.07mm"/>
    </style:style>
    <style:style style:name="co41" style:family="table-column">
      <style:table-column-properties fo:break-before="auto" style:column-width="24.34mm"/>
    </style:style>
    <style:style style:name="co42" style:family="table-column">
      <style:table-column-properties fo:break-before="auto" style:column-width="32.01mm"/>
    </style:style>
    <style:style style:name="co43" style:family="table-column">
      <style:table-column-properties fo:break-before="auto" style:column-width="25.14mm"/>
    </style:style>
    <style:style style:name="co44" style:family="table-column">
      <style:table-column-properties fo:break-before="auto" style:column-width="35.45mm"/>
    </style:style>
    <style:style style:name="co45" style:family="table-column">
      <style:table-column-properties fo:break-before="auto" style:column-width="25.4mm"/>
    </style:style>
    <style:style style:name="co46" style:family="table-column">
      <style:table-column-properties fo:break-before="auto" style:column-width="41.8mm"/>
    </style:style>
    <style:style style:name="co47" style:family="table-column">
      <style:table-column-properties fo:break-before="auto" style:column-width="37.31mm"/>
    </style:style>
    <style:style style:name="co48" style:family="table-column">
      <style:table-column-properties fo:break-before="auto" style:column-width="36.78mm"/>
    </style:style>
    <style:style style:name="co49" style:family="table-column">
      <style:table-column-properties fo:break-before="auto" style:column-width="45.77mm"/>
    </style:style>
    <style:style style:name="co50" style:family="table-column">
      <style:table-column-properties fo:break-before="auto" style:column-width="42.86mm"/>
    </style:style>
    <style:style style:name="co51" style:family="table-column">
      <style:table-column-properties fo:break-before="auto" style:column-width="32.81mm"/>
    </style:style>
    <style:style style:name="co52" style:family="table-column">
      <style:table-column-properties fo:break-before="auto" style:column-width="23.02mm"/>
    </style:style>
    <style:style style:name="co53" style:family="table-column">
      <style:table-column-properties fo:break-before="auto" style:column-width="38.89mm"/>
    </style:style>
    <style:style style:name="co54" style:family="table-column">
      <style:table-column-properties fo:break-before="auto" style:column-width="29.1mm"/>
    </style:style>
    <style:style style:name="co55" style:family="table-column">
      <style:table-column-properties fo:break-before="auto" style:column-width="27.25mm"/>
    </style:style>
    <style:style style:name="co56" style:family="table-column">
      <style:table-column-properties fo:break-before="auto" style:column-width="30.96mm"/>
    </style:style>
    <style:style style:name="co57" style:family="table-column">
      <style:table-column-properties fo:break-before="auto" style:column-width="35.72mm"/>
    </style:style>
    <style:style style:name="co58" style:family="table-column">
      <style:table-column-properties fo:break-before="auto" style:column-width="29.63mm"/>
    </style:style>
    <style:style style:name="co59" style:family="table-column">
      <style:table-column-properties fo:break-before="auto" style:column-width="33.34mm"/>
    </style:style>
    <style:style style:name="co60" style:family="table-column">
      <style:table-column-properties fo:break-before="auto" style:column-width="25.66mm"/>
    </style:style>
    <style:style style:name="co61" style:family="table-column">
      <style:table-column-properties fo:break-before="auto" style:column-width="42.33mm"/>
    </style:style>
    <style:style style:name="co62" style:family="table-column">
      <style:table-column-properties fo:break-before="auto" style:column-width="46.57mm"/>
    </style:style>
    <style:style style:name="co63" style:family="table-column">
      <style:table-column-properties fo:break-before="auto" style:column-width="37.57mm"/>
    </style:style>
    <style:style style:name="co64" style:family="table-column">
      <style:table-column-properties fo:break-before="auto" style:column-width="44.5mm"/>
    </style:style>
    <style:style style:name="co65" style:family="table-column">
      <style:table-column-properties fo:break-before="auto" style:column-width="56.67mm"/>
    </style:style>
    <style:style style:name="co66" style:family="table-column">
      <style:table-column-properties fo:break-before="auto" style:column-width="22.58mm"/>
    </style:style>
    <style:style style:name="ro1" style:family="table-row">
      <style:table-row-properties style:row-height="13.95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9.47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8.94mm" fo:break-before="auto" style:use-optimal-row-height="true"/>
    </style:style>
    <style:style style:name="ro9" style:family="table-row">
      <style:table-row-properties style:row-height="5.17mm" fo:break-before="auto" style:use-optimal-row-height="true"/>
    </style:style>
    <style:style style:name="ro10" style:family="table-row">
      <style:table-row-properties style:row-height="16.4mm" fo:break-before="auto" style:use-optimal-row-height="false"/>
    </style:style>
    <style:style style:name="ro11" style:family="table-row">
      <style:table-row-properties style:row-height="26.72mm" fo:break-before="auto" style:use-optimal-row-height="false"/>
    </style:style>
    <style:style style:name="ro12" style:family="table-row">
      <style:table-row-properties style:row-height="47.63mm" fo:break-before="auto" style:use-optimal-row-height="false"/>
    </style:style>
    <style:style style:name="ro13" style:family="table-row">
      <style:table-row-properties style:row-height="26.46mm" fo:break-before="auto" style:use-optimal-row-height="false"/>
    </style:style>
    <style:style style:name="ro14" style:family="table-row">
      <style:table-row-properties style:row-height="5.29mm" fo:break-before="auto" style:use-optimal-row-height="false"/>
    </style:style>
    <style:style style:name="ro15" style:family="table-row">
      <style:table-row-properties style:row-height="18.42mm" fo:break-before="auto" style:use-optimal-row-height="true"/>
    </style:style>
    <style:style style:name="ro16" style:family="table-row">
      <style:table-row-properties style:row-height="22.9mm" fo:break-before="auto" style:use-optimal-row-height="true"/>
    </style:style>
    <style:style style:name="ro17" style:family="table-row">
      <style:table-row-properties style:row-height="27.38m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ta2" style:family="table" style:master-page-name="PageStyle_5f_Hoja_20_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17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fo:border-bottom="0.74pt solid #000000" fo:background-color="#b6dde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b6dd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fo:background-color="#b6dde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b6dd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b6dde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b6dd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>
      <style:table-cell-properties fo:border-bottom="none" fo:background-color="#b6dde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b6dde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b6dde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none" fo:background-color="#b6dde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>
      <style:table-cell-properties fo:border-bottom="none" fo:background-color="#b6dde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>
      <style:table-cell-properties fo:border-bottom="none" fo:background-color="#b6dde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b6dde8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b6dde8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0127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b6dde8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b6dde8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127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tipo_proyecto</text:p>
          </table:table-cell>
          <table:table-cell table:style-name="ce1" office:value-type="string" calcext:value-type="string">
            <text:p>abreviatura_tipo_proyec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abreviatura_tipo</text:p>
          </table:table-cell>
          <table:table-cell table:style-name="ce1" office:value-type="string" calcext:value-type="string">
            <text:p>sub_tipo</text:p>
          </table:table-cell>
          <table:table-cell table:style-name="ce1" office:value-type="string" calcext:value-type="string">
            <text:p>abreviatura_sub_tipo</text:p>
          </table:table-cell>
          <table:table-cell table:style-name="ce1" office:value-type="string" calcext:value-type="string">
            <text:p>nombre_formulario</text:p>
          </table:table-cell>
          <table:table-cell table:style-name="ce5" office:value-type="string" calcext:value-type="string">
            <text:p>nombre_campo</text:p>
          </table:table-cell>
          <table:table-cell table:style-name="ce1" office:value-type="string" calcext:value-type="string">
            <text:p>campo</text:p>
          </table:table-cell>
          <table:table-cell table:style-name="ce1" office:value-type="string" calcext:value-type="string">
            <text:p>Id_camp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_cr</text:p>
          </table:table-cell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_ins_noc</text:p>
          </table:table-cell>
          <table:table-cell table:style-name="ce2" office:value-type="string" calcext:value-type="string">
            <text:p>Centro de Gestión</text:p>
          </table:table-cell>
          <table:table-cell table:style-name="ce2" office:value-type="string" calcext:value-type="string">
            <text:p>_cg</text:p>
          </table:table-cell>
          <table:table-cell table:style-name="ce2" office:value-type="string" calcext:value-type="string">
            <text:p>Descripcion Actividades</text:p>
          </table:table-cell>
          <table:table-cell table:style-name="ce6" office:value-type="string" calcext:value-type="string">
            <text:p>descripcion_actividades</text:p>
          </table:table-cell>
          <table:table-cell table:style-name="ce2" table:formula="of:=CONCATENATE([.H2];[.D2];[.F2];[.B2])" office:value-type="string" office:string-value="descripcion_actividades_ins_noc_cg_cr" calcext:value-type="string">
            <text:p>descripcion_actividades_ins_noc_cg_cr</text:p>
          </table:table-cell>
          <table:table-cell table:style-name="ce2" table:formula="of:=CONCATENATE(&quot;id_&quot;;[.I2])" office:value-type="string" office:string-value="id_descripcion_actividades_ins_noc_cg_cr" calcext:value-type="string">
            <text:p>id_descripcion_actividades_ins_noc_cg_c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_cr</text:p>
          </table:table-cell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_ins_noc</text:p>
          </table:table-cell>
          <table:table-cell table:style-name="ce2" office:value-type="string" calcext:value-type="string">
            <text:p>Centro de Gestión</text:p>
          </table:table-cell>
          <table:table-cell table:style-name="ce2" office:value-type="string" calcext:value-type="string">
            <text:p>_cg</text:p>
          </table:table-cell>
          <table:table-cell table:style-name="ce2" office:value-type="string" calcext:value-type="string">
            <text:p>Fecha Inicio instalación Adecuaciones</text:p>
          </table:table-cell>
          <table:table-cell table:style-name="ce6" office:value-type="string" calcext:value-type="string">
            <text:p>fecha_inicio_instalacion_adecuaciones</text:p>
          </table:table-cell>
          <table:table-cell table:style-name="ce2" table:formula="of:=CONCATENATE([.H3];[.D3];[.F3];[.B3])" office:value-type="string" office:string-value="fecha_inicio_instalacion_adecuaciones_ins_noc_cg_cr" calcext:value-type="string">
            <text:p>fecha_inicio_instalacion_adecuaciones_ins_noc_cg_cr</text:p>
          </table:table-cell>
          <table:table-cell table:style-name="ce2" table:formula="of:=CONCATENATE(&quot;id_&quot;;[.I3])" office:value-type="string" office:string-value="id_fecha_inicio_instalacion_adecuaciones_ins_noc_cg_cr" calcext:value-type="string">
            <text:p>id_fecha_inicio_instalacion_adecuaciones_ins_noc_cg_c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_cr</text:p>
          </table:table-cell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_ins_noc</text:p>
          </table:table-cell>
          <table:table-cell table:style-name="ce2" office:value-type="string" calcext:value-type="string">
            <text:p>Centro de Gestión</text:p>
          </table:table-cell>
          <table:table-cell table:style-name="ce2" office:value-type="string" calcext:value-type="string">
            <text:p>_cg</text:p>
          </table:table-cell>
          <table:table-cell table:style-name="ce2" office:value-type="string" calcext:value-type="string">
            <text:p>Fecha Terminación instalación Adecuaciones</text:p>
          </table:table-cell>
          <table:table-cell table:style-name="ce6" office:value-type="string" calcext:value-type="string">
            <text:p>fecha_terminacion_instalacion_adecuaciones</text:p>
          </table:table-cell>
          <table:table-cell table:style-name="ce2" table:formula="of:=CONCATENATE([.H4];[.D4];[.F4];[.B4])" office:value-type="string" office:string-value="fecha_terminacion_instalacion_adecuaciones_ins_noc_cg_cr" calcext:value-type="string">
            <text:p>fecha_terminacion_instalacion_adecuaciones_ins_noc_cg_cr</text:p>
          </table:table-cell>
          <table:table-cell table:style-name="ce2" table:formula="of:=CONCATENATE(&quot;id_&quot;;[.I4])" office:value-type="string" office:string-value="id_fecha_terminacion_instalacion_adecuaciones_ins_noc_cg_cr" calcext:value-type="string">
            <text:p>id_fecha_terminacion_instalacion_adecuaciones_ins_noc_cg_c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_cr</text:p>
          </table:table-cell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_ins_noc</text:p>
          </table:table-cell>
          <table:table-cell table:style-name="ce2" office:value-type="string" calcext:value-type="string">
            <text:p>Centro de Gestión</text:p>
          </table:table-cell>
          <table:table-cell table:style-name="ce2" office:value-type="string" calcext:value-type="string">
            <text:p>_cg</text:p>
          </table:table-cell>
          <table:table-cell table:style-name="ce2" office:value-type="string" calcext:value-type="string">
            <text:p>Fecha Prevista PI&amp;PS Inicio</text:p>
          </table:table-cell>
          <table:table-cell table:style-name="ce6" office:value-type="string" calcext:value-type="string">
            <text:p>fecha_pi_ps_prevista_inicio</text:p>
          </table:table-cell>
          <table:table-cell table:style-name="ce2" table:formula="of:=CONCATENATE([.H5];[.D5];[.F5];[.B5])" office:value-type="string" office:string-value="fecha_pi_ps_prevista_inicio_ins_noc_cg_cr" calcext:value-type="string">
            <text:p>fecha_pi_ps_prevista_inicio_ins_noc_cg_cr</text:p>
          </table:table-cell>
          <table:table-cell table:style-name="ce2" table:formula="of:=CONCATENATE(&quot;id_&quot;;[.I5])" office:value-type="string" office:string-value="id_fecha_pi_ps_prevista_inicio_ins_noc_cg_cr" calcext:value-type="string">
            <text:p>id_fecha_pi_ps_prevista_inicio_ins_noc_cg_c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_cr</text:p>
          </table:table-cell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_ins_noc</text:p>
          </table:table-cell>
          <table:table-cell table:style-name="ce2" office:value-type="string" calcext:value-type="string">
            <text:p>Centro de Gestión</text:p>
          </table:table-cell>
          <table:table-cell table:style-name="ce2" office:value-type="string" calcext:value-type="string">
            <text:p>_cg</text:p>
          </table:table-cell>
          <table:table-cell table:style-name="ce2" office:value-type="string" calcext:value-type="string">
            <text:p>Fecha Prevista PI&amp;PS Terminación</text:p>
          </table:table-cell>
          <table:table-cell table:style-name="ce6" office:value-type="string" calcext:value-type="string">
            <text:p>fecha_pi_ps_prevista_terminacion</text:p>
          </table:table-cell>
          <table:table-cell table:style-name="ce2" table:formula="of:=CONCATENATE([.H6];[.D6];[.F6];[.B6])" office:value-type="string" office:string-value="fecha_pi_ps_prevista_terminacion_ins_noc_cg_cr" calcext:value-type="string">
            <text:p>fecha_pi_ps_prevista_terminacion_ins_noc_cg_cr</text:p>
          </table:table-cell>
          <table:table-cell table:style-name="ce2" table:formula="of:=CONCATENATE(&quot;id_&quot;;[.I6])" office:value-type="string" office:string-value="id_fecha_pi_ps_prevista_terminacion_ins_noc_cg_cr" calcext:value-type="string">
            <text:p>id_fecha_pi_ps_prevista_terminacion_ins_noc_cg_c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_cr</text:p>
          </table:table-cell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_ins_noc</text:p>
          </table:table-cell>
          <table:table-cell table:style-name="ce3" office:value-type="string" calcext:value-type="string">
            <text:p>Mesa <text:s/>de Ayuda</text:p>
          </table:table-cell>
          <table:table-cell table:style-name="ce3" office:value-type="string" calcext:value-type="string">
            <text:p>_ma</text:p>
          </table:table-cell>
          <table:table-cell table:style-name="ce2" office:value-type="string" calcext:value-type="string">
            <text:p>Descripcion Actividades</text:p>
          </table:table-cell>
          <table:table-cell table:style-name="ce6" office:value-type="string" calcext:value-type="string">
            <text:p>descripcion_actividades</text:p>
          </table:table-cell>
          <table:table-cell table:style-name="ce2" table:formula="of:=CONCATENATE([.H7];[.D7];[.F7];[.B7])" office:value-type="string" office:string-value="descripcion_actividades_ins_noc_ma_cr" calcext:value-type="string">
            <text:p>descripcion_actividades_ins_noc_ma_cr</text:p>
          </table:table-cell>
          <table:table-cell table:style-name="ce2" table:formula="of:=CONCATENATE(&quot;id_&quot;;[.I7])" office:value-type="string" office:string-value="id_descripcion_actividades_ins_noc_ma_cr" calcext:value-type="string">
            <text:p>id_descripcion_actividades_ins_noc_ma_c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_cr</text:p>
          </table:table-cell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_ins_noc</text:p>
          </table:table-cell>
          <table:table-cell table:style-name="ce3" office:value-type="string" calcext:value-type="string">
            <text:p>Mesa <text:s/>de Ayuda</text:p>
          </table:table-cell>
          <table:table-cell table:style-name="ce3" office:value-type="string" calcext:value-type="string">
            <text:p>_ma</text:p>
          </table:table-cell>
          <table:table-cell table:style-name="ce2" office:value-type="string" calcext:value-type="string">
            <text:p>Feha Inicio instalación Adecuaciones</text:p>
          </table:table-cell>
          <table:table-cell table:style-name="ce6" office:value-type="string" calcext:value-type="string">
            <text:p>fecha_inicio_instalacion_adecuaciones</text:p>
          </table:table-cell>
          <table:table-cell table:style-name="ce2" table:formula="of:=CONCATENATE([.H8];[.D8];[.F8];[.B8])" office:value-type="string" office:string-value="fecha_inicio_instalacion_adecuaciones_ins_noc_ma_cr" calcext:value-type="string">
            <text:p>fecha_inicio_instalacion_adecuaciones_ins_noc_ma_cr</text:p>
          </table:table-cell>
          <table:table-cell table:style-name="ce2" table:formula="of:=CONCATENATE(&quot;id_&quot;;[.I8])" office:value-type="string" office:string-value="id_fecha_inicio_instalacion_adecuaciones_ins_noc_ma_cr" calcext:value-type="string">
            <text:p>id_fecha_inicio_instalacion_adecuaciones_ins_noc_ma_c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_cr</text:p>
          </table:table-cell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_ins_noc</text:p>
          </table:table-cell>
          <table:table-cell table:style-name="ce3" office:value-type="string" calcext:value-type="string">
            <text:p>Mesa <text:s/>de Ayuda</text:p>
          </table:table-cell>
          <table:table-cell table:style-name="ce3" office:value-type="string" calcext:value-type="string">
            <text:p>_ma</text:p>
          </table:table-cell>
          <table:table-cell table:style-name="ce2" office:value-type="string" calcext:value-type="string">
            <text:p>Fecha Terminación instalación Adecuaciones</text:p>
          </table:table-cell>
          <table:table-cell table:style-name="ce6" office:value-type="string" calcext:value-type="string">
            <text:p>fecha_terminacion_instalacion_adecuaciones</text:p>
          </table:table-cell>
          <table:table-cell table:style-name="ce2" table:formula="of:=CONCATENATE([.H9];[.D9];[.F9];[.B9])" office:value-type="string" office:string-value="fecha_terminacion_instalacion_adecuaciones_ins_noc_ma_cr" calcext:value-type="string">
            <text:p>fecha_terminacion_instalacion_adecuaciones_ins_noc_ma_cr</text:p>
          </table:table-cell>
          <table:table-cell table:style-name="ce2" table:formula="of:=CONCATENATE(&quot;id_&quot;;[.I9])" office:value-type="string" office:string-value="id_fecha_terminacion_instalacion_adecuaciones_ins_noc_ma_cr" calcext:value-type="string">
            <text:p>id_fecha_terminacion_instalacion_adecuaciones_ins_noc_ma_c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_cr</text:p>
          </table:table-cell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_ins_noc</text:p>
          </table:table-cell>
          <table:table-cell table:style-name="ce3" office:value-type="string" calcext:value-type="string">
            <text:p>Mesa <text:s/>de Ayuda</text:p>
          </table:table-cell>
          <table:table-cell table:style-name="ce3" office:value-type="string" calcext:value-type="string">
            <text:p>_ma</text:p>
          </table:table-cell>
          <table:table-cell table:style-name="ce2" office:value-type="string" calcext:value-type="string">
            <text:p>Fecha Prevista PI&amp;PS Inicio</text:p>
          </table:table-cell>
          <table:table-cell table:style-name="ce6" office:value-type="string" calcext:value-type="string">
            <text:p>fecha_pi_ps_prevista_inicio</text:p>
          </table:table-cell>
          <table:table-cell table:style-name="ce2" table:formula="of:=CONCATENATE([.H10];[.D10];[.F10];[.B10])" office:value-type="string" office:string-value="fecha_pi_ps_prevista_inicio_ins_noc_ma_cr" calcext:value-type="string">
            <text:p>fecha_pi_ps_prevista_inicio_ins_noc_ma_cr</text:p>
          </table:table-cell>
          <table:table-cell table:style-name="ce2" table:formula="of:=CONCATENATE(&quot;id_&quot;;[.I10])" office:value-type="string" office:string-value="id_fecha_pi_ps_prevista_inicio_ins_noc_ma_cr" calcext:value-type="string">
            <text:p>id_fecha_pi_ps_prevista_inicio_ins_noc_ma_c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_cr</text:p>
          </table:table-cell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_ins_noc</text:p>
          </table:table-cell>
          <table:table-cell table:style-name="ce3" office:value-type="string" calcext:value-type="string">
            <text:p>Mesa <text:s/>de Ayuda</text:p>
          </table:table-cell>
          <table:table-cell table:style-name="ce3" office:value-type="string" calcext:value-type="string">
            <text:p>_ma</text:p>
          </table:table-cell>
          <table:table-cell table:style-name="ce2" office:value-type="string" calcext:value-type="string">
            <text:p>Fecha Prevista PI&amp;PS Terminación</text:p>
          </table:table-cell>
          <table:table-cell table:style-name="ce6" office:value-type="string" calcext:value-type="string">
            <text:p>fecha_pi_ps_prevista_terminacion</text:p>
          </table:table-cell>
          <table:table-cell table:style-name="ce2" table:formula="of:=CONCATENATE([.H11];[.D11];[.F11];[.B11])" office:value-type="string" office:string-value="fecha_pi_ps_prevista_terminacion_ins_noc_ma_cr" calcext:value-type="string">
            <text:p>fecha_pi_ps_prevista_terminacion_ins_noc_ma_cr</text:p>
          </table:table-cell>
          <table:table-cell table:style-name="ce2" table:formula="of:=CONCATENATE(&quot;id_&quot;;[.I11])" office:value-type="string" office:string-value="id_fecha_pi_ps_prevista_terminacion_ins_noc_ma_cr" calcext:value-type="string">
            <text:p>id_fecha_pi_ps_prevista_terminacion_ins_noc_ma_c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_cr</text:p>
          </table:table-cell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_ins_noc</text:p>
          </table:table-cell>
          <table:table-cell table:style-name="ce3" office:value-type="string" calcext:value-type="string">
            <text:p>Otros Equipos o Sistemas en el NOC</text:p>
          </table:table-cell>
          <table:table-cell table:style-name="ce3" office:value-type="string" calcext:value-type="string">
            <text:p>_otr_si_noc</text:p>
          </table:table-cell>
          <table:table-cell table:style-name="ce2" office:value-type="string" calcext:value-type="string">
            <text:p>Descripcion Actividades</text:p>
          </table:table-cell>
          <table:table-cell table:style-name="ce6" office:value-type="string" calcext:value-type="string">
            <text:p>descripcion_actividades</text:p>
          </table:table-cell>
          <table:table-cell table:style-name="ce2" table:formula="of:=CONCATENATE([.H12];[.D12];[.F12];[.B12])" office:value-type="string" office:string-value="descripcion_actividades_ins_noc_otr_si_noc_cr" calcext:value-type="string">
            <text:p>descripcion_actividades_ins_noc_otr_si_noc_cr</text:p>
          </table:table-cell>
          <table:table-cell table:style-name="ce2" table:formula="of:=CONCATENATE(&quot;id_&quot;;[.I12])" office:value-type="string" office:string-value="id_descripcion_actividades_ins_noc_otr_si_noc_cr" calcext:value-type="string">
            <text:p>id_descripcion_actividades_ins_noc_otr_si_noc_c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_cr</text:p>
          </table:table-cell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_ins_noc</text:p>
          </table:table-cell>
          <table:table-cell table:style-name="ce3" office:value-type="string" calcext:value-type="string">
            <text:p>Otros Equipos o Sistemas en el NOC</text:p>
          </table:table-cell>
          <table:table-cell table:style-name="ce3" office:value-type="string" calcext:value-type="string">
            <text:p>_otr_si_noc</text:p>
          </table:table-cell>
          <table:table-cell table:style-name="ce2" office:value-type="string" calcext:value-type="string">
            <text:p>Feha Inicio instalación Adecuaciones</text:p>
          </table:table-cell>
          <table:table-cell table:style-name="ce6" office:value-type="string" calcext:value-type="string">
            <text:p>fecha_inicio_instalacion_adecuaciones</text:p>
          </table:table-cell>
          <table:table-cell table:style-name="ce2" table:formula="of:=CONCATENATE([.H13];[.D13];[.F13];[.B13])" office:value-type="string" office:string-value="fecha_inicio_instalacion_adecuaciones_ins_noc_otr_si_noc_cr" calcext:value-type="string">
            <text:p>fecha_inicio_instalacion_adecuaciones_ins_noc_otr_si_noc_cr</text:p>
          </table:table-cell>
          <table:table-cell table:style-name="ce2" table:formula="of:=CONCATENATE(&quot;id_&quot;;[.I13])" office:value-type="string" office:string-value="id_fecha_inicio_instalacion_adecuaciones_ins_noc_otr_si_noc_cr" calcext:value-type="string">
            <text:p>id_fecha_inicio_instalacion_adecuaciones_ins_noc_otr_si_noc_c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_cr</text:p>
          </table:table-cell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_ins_noc</text:p>
          </table:table-cell>
          <table:table-cell table:style-name="ce3" office:value-type="string" calcext:value-type="string">
            <text:p>Otros Equipos o Sistemas en el NOC</text:p>
          </table:table-cell>
          <table:table-cell table:style-name="ce3" office:value-type="string" calcext:value-type="string">
            <text:p>_otr_si</text:p>
          </table:table-cell>
          <table:table-cell table:style-name="ce2" office:value-type="string" calcext:value-type="string">
            <text:p>Fecha Terminación instalación Adecuaciones</text:p>
          </table:table-cell>
          <table:table-cell table:style-name="ce6" office:value-type="string" calcext:value-type="string">
            <text:p>fecha_terminacion_instalacion_adecuaciones</text:p>
          </table:table-cell>
          <table:table-cell table:style-name="ce2" table:formula="of:=CONCATENATE([.H14];[.D14];[.F14];[.B14])" office:value-type="string" office:string-value="fecha_terminacion_instalacion_adecuaciones_ins_noc_otr_si_cr" calcext:value-type="string">
            <text:p>fecha_terminacion_instalacion_adecuaciones_ins_noc_otr_si_cr</text:p>
          </table:table-cell>
          <table:table-cell table:style-name="ce2" table:formula="of:=CONCATENATE(&quot;id_&quot;;[.I14])" office:value-type="string" office:string-value="id_fecha_terminacion_instalacion_adecuaciones_ins_noc_otr_si_cr" calcext:value-type="string">
            <text:p>id_fecha_terminacion_instalacion_adecuaciones_ins_noc_otr_si_c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_cr</text:p>
          </table:table-cell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_ins_noc</text:p>
          </table:table-cell>
          <table:table-cell table:style-name="ce3" office:value-type="string" calcext:value-type="string">
            <text:p>Otros Equipos o Sistemas en el NOC</text:p>
          </table:table-cell>
          <table:table-cell table:style-name="ce3" office:value-type="string" calcext:value-type="string">
            <text:p>_otr_si</text:p>
          </table:table-cell>
          <table:table-cell table:style-name="ce2" office:value-type="string" calcext:value-type="string">
            <text:p>Fecha Prevista PI&amp;PS Inicio</text:p>
          </table:table-cell>
          <table:table-cell table:style-name="ce6" office:value-type="string" calcext:value-type="string">
            <text:p>fecha_pi_ps_prevista_inicio</text:p>
          </table:table-cell>
          <table:table-cell table:style-name="ce2" table:formula="of:=CONCATENATE([.H15];[.D15];[.F15];[.B15])" office:value-type="string" office:string-value="fecha_pi_ps_prevista_inicio_ins_noc_otr_si_cr" calcext:value-type="string">
            <text:p>fecha_pi_ps_prevista_inicio_ins_noc_otr_si_cr</text:p>
          </table:table-cell>
          <table:table-cell table:style-name="ce2" table:formula="of:=CONCATENATE(&quot;id_&quot;;[.I15])" office:value-type="string" office:string-value="id_fecha_pi_ps_prevista_inicio_ins_noc_otr_si_cr" calcext:value-type="string">
            <text:p>id_fecha_pi_ps_prevista_inicio_ins_noc_otr_si_c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_cr</text:p>
          </table:table-cell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_ins_noc</text:p>
          </table:table-cell>
          <table:table-cell table:style-name="ce3" office:value-type="string" calcext:value-type="string">
            <text:p>Otros Equipos o Sistemas en el NOC</text:p>
          </table:table-cell>
          <table:table-cell table:style-name="ce3" office:value-type="string" calcext:value-type="string">
            <text:p>_otr_si</text:p>
          </table:table-cell>
          <table:table-cell table:style-name="ce2" office:value-type="string" calcext:value-type="string">
            <text:p>Fecha Prevista PI&amp;PS Terminación</text:p>
          </table:table-cell>
          <table:table-cell table:style-name="ce6" office:value-type="string" calcext:value-type="string">
            <text:p>fecha_pi_ps_prevista_terminacion</text:p>
          </table:table-cell>
          <table:table-cell table:style-name="ce2" table:formula="of:=CONCATENATE([.H16];[.D16];[.F16];[.B16])" office:value-type="string" office:string-value="fecha_pi_ps_prevista_terminacion_ins_noc_otr_si_cr" calcext:value-type="string">
            <text:p>fecha_pi_ps_prevista_terminacion_ins_noc_otr_si_cr</text:p>
          </table:table-cell>
          <table:table-cell table:style-name="ce2" table:formula="of:=CONCATENATE(&quot;id_&quot;;[.I16])" office:value-type="string" office:string-value="id_fecha_pi_ps_prevista_terminacion_ins_noc_otr_si_cr" calcext:value-type="string">
            <text:p>id_fecha_pi_ps_prevista_terminacion_ins_noc_otr_si_c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_cr</text:p>
          </table:table-cell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_ins_noc</text:p>
          </table:table-cell>
          <table:table-cell table:style-name="ce3" table:number-columns-repeated="2"/>
          <table:table-cell table:style-name="ce2" office:value-type="string" calcext:value-type="string">
            <text:p>Porcentaje Avance</text:p>
          </table:table-cell>
          <table:table-cell table:style-name="ce4" office:value-type="string" calcext:value-type="string">
            <text:p>porcentaje_avance</text:p>
          </table:table-cell>
          <table:table-cell table:style-name="ce2" table:formula="of:=CONCATENATE([.H17];[.D17];[.F17];[.B17])" office:value-type="string" office:string-value="porcentaje_avance_ins_noc_cr" calcext:value-type="string">
            <text:p>porcentaje_avance_ins_noc_cr</text:p>
          </table:table-cell>
          <table:table-cell table:style-name="ce2" table:formula="of:=CONCATENATE(&quot;id_&quot;;[.I17])" office:value-type="string" office:string-value="id_porcentaje_avance_ins_noc_cr" calcext:value-type="string">
            <text:p>id_porcentaje_avance_ins_noc_c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_cr</text:p>
          </table:table-cell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_ins_noc</text:p>
          </table:table-cell>
          <table:table-cell table:style-name="ce3" table:number-columns-repeated="2"/>
          <table:table-cell table:style-name="ce2" office:value-type="string" calcext:value-type="string">
            <text:p>Fecha Prevista Verificación Interventoría</text:p>
          </table:table-cell>
          <table:table-cell table:style-name="ce4" office:value-type="string" calcext:value-type="string">
            <text:p>fecha_verificacion</text:p>
          </table:table-cell>
          <table:table-cell table:style-name="ce2" table:formula="of:=CONCATENATE([.H18];[.D18];[.F18];[.B18])" office:value-type="string" office:string-value="fecha_verificacion_ins_noc_cr" calcext:value-type="string">
            <text:p>fecha_verificacion_ins_noc_cr</text:p>
          </table:table-cell>
          <table:table-cell table:style-name="ce2" table:formula="of:=CONCATENATE(&quot;id_&quot;;[.I18])" office:value-type="string" office:string-value="id_fecha_verificacion_ins_noc_cr" calcext:value-type="string">
            <text:p>id_fecha_verificacion_ins_noc_cr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abecera</text:p>
          </table:table-cell>
          <table:table-cell table:style-name="ce3" office:value-type="string" calcext:value-type="string">
            <text:p>_cb</text:p>
          </table:table-cell>
          <table:table-cell table:style-name="ce3" office:value-type="string" calcext:value-type="string">
            <text:p>Avance y Estado Instalación Nodo Cabecera</text:p>
          </table:table-cell>
          <table:table-cell table:style-name="ce3" office:value-type="string" calcext:value-type="string">
            <text:p>_ins_nd</text:p>
          </table:table-cell>
          <table:table-cell table:style-name="ce3" office:value-type="string" calcext:value-type="string">
            <text:p>Infraestructura Nodos</text:p>
          </table:table-cell>
          <table:table-cell table:style-name="ce3" office:value-type="string" calcext:value-type="string">
            <text:p>_ifr_nd</text:p>
          </table:table-cell>
          <table:table-cell table:style-name="ce2" office:value-type="string" calcext:value-type="string">
            <text:p>Descripcion Actividades</text:p>
          </table:table-cell>
          <table:table-cell table:style-name="ce6" office:value-type="string" calcext:value-type="string">
            <text:p>descripcion_actividades</text:p>
          </table:table-cell>
          <table:table-cell table:style-name="ce2" table:formula="of:=CONCATENATE([.H19];[.D19];[.F19];[.B19])" office:value-type="string" office:string-value="descripcion_actividades_ins_nd_ifr_nd_cb" calcext:value-type="string">
            <text:p>descripcion_actividades_ins_nd_ifr_nd_cb</text:p>
          </table:table-cell>
          <table:table-cell table:style-name="ce2" table:formula="of:=CONCATENATE(&quot;id_&quot;;[.I19])" office:value-type="string" office:string-value="id_descripcion_actividades_ins_nd_ifr_nd_cb" calcext:value-type="string">
            <text:p>id_descripcion_actividades_ins_nd_ifr_nd_cb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abecera</text:p>
          </table:table-cell>
          <table:table-cell table:style-name="ce3" office:value-type="string" calcext:value-type="string">
            <text:p>_cb</text:p>
          </table:table-cell>
          <table:table-cell table:style-name="ce3" office:value-type="string" calcext:value-type="string">
            <text:p>Avance y Estado Instalación Nodo Cabecera</text:p>
          </table:table-cell>
          <table:table-cell table:style-name="ce3" office:value-type="string" calcext:value-type="string">
            <text:p>_ins_nd</text:p>
          </table:table-cell>
          <table:table-cell table:style-name="ce3" office:value-type="string" calcext:value-type="string">
            <text:p>Infraestructura Nodos</text:p>
          </table:table-cell>
          <table:table-cell table:style-name="ce3" office:value-type="string" calcext:value-type="string">
            <text:p>_ifr_nd</text:p>
          </table:table-cell>
          <table:table-cell table:style-name="ce3" office:value-type="string" calcext:value-type="string">
            <text:p>Estado Avance</text:p>
          </table:table-cell>
          <table:table-cell table:style-name="ce7" office:value-type="string" calcext:value-type="string">
            <text:p>estado_avance</text:p>
          </table:table-cell>
          <table:table-cell table:style-name="ce2" table:formula="of:=CONCATENATE([.H20];[.D20];[.F20];[.B20])" office:value-type="string" office:string-value="estado_avance_ins_nd_ifr_nd_cb" calcext:value-type="string">
            <text:p>estado_avance_ins_nd_ifr_nd_cb</text:p>
          </table:table-cell>
          <table:table-cell table:style-name="ce2" table:formula="of:=CONCATENATE(&quot;id_&quot;;[.I20])" office:value-type="string" office:string-value="id_estado_avance_ins_nd_ifr_nd_cb" calcext:value-type="string">
            <text:p>id_estado_avance_ins_nd_ifr_nd_cb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abecera</text:p>
          </table:table-cell>
          <table:table-cell table:style-name="ce3" office:value-type="string" calcext:value-type="string">
            <text:p>_cb</text:p>
          </table:table-cell>
          <table:table-cell table:style-name="ce3" office:value-type="string" calcext:value-type="string">
            <text:p>Avance y Estado Instalación Nodo Cabecera</text:p>
          </table:table-cell>
          <table:table-cell table:style-name="ce3" office:value-type="string" calcext:value-type="string">
            <text:p>_ins_nd</text:p>
          </table:table-cell>
          <table:table-cell table:style-name="ce3" office:value-type="string" calcext:value-type="string">
            <text:p>Infraestructura Nodos</text:p>
          </table:table-cell>
          <table:table-cell table:style-name="ce3" office:value-type="string" calcext:value-type="string">
            <text:p>_ifr_nd</text:p>
          </table:table-cell>
          <table:table-cell table:style-name="ce3" office:value-type="string" calcext:value-type="string">
            <text:p>Fecha Prevista Terminación</text:p>
          </table:table-cell>
          <table:table-cell table:style-name="ce7" office:value-type="string" calcext:value-type="string">
            <text:p>fecha_prevista_terminacion</text:p>
          </table:table-cell>
          <table:table-cell table:style-name="ce2" table:formula="of:=CONCATENATE([.H21];[.D21];[.F21];[.B21])" office:value-type="string" office:string-value="fecha_prevista_terminacion_ins_nd_ifr_nd_cb" calcext:value-type="string">
            <text:p>fecha_prevista_terminacion_ins_nd_ifr_nd_cb</text:p>
          </table:table-cell>
          <table:table-cell table:style-name="ce2" table:formula="of:=CONCATENATE(&quot;id_&quot;;[.I21])" office:value-type="string" office:string-value="id_fecha_prevista_terminacion_ins_nd_ifr_nd_cb" calcext:value-type="string">
            <text:p>id_fecha_prevista_terminacion_ins_nd_ifr_nd_cb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abecera</text:p>
          </table:table-cell>
          <table:table-cell table:style-name="ce3" office:value-type="string" calcext:value-type="string">
            <text:p>_cb</text:p>
          </table:table-cell>
          <table:table-cell table:style-name="ce3" office:value-type="string" calcext:value-type="string">
            <text:p>Avance y Estado Instalación Nodo Cabecera</text:p>
          </table:table-cell>
          <table:table-cell table:style-name="ce3" office:value-type="string" calcext:value-type="string">
            <text:p>_ins_nd</text:p>
          </table:table-cell>
          <table:table-cell table:style-name="ce3" office:value-type="string" calcext:value-type="string">
            <text:p>Instalación Red troncal o interconexión ISP</text:p>
          </table:table-cell>
          <table:table-cell table:style-name="ce3" office:value-type="string" calcext:value-type="string">
            <text:p>_rd_int_isp</text:p>
          </table:table-cell>
          <table:table-cell table:style-name="ce2" office:value-type="string" calcext:value-type="string">
            <text:p>Descripcion Actividades</text:p>
          </table:table-cell>
          <table:table-cell table:style-name="ce6" office:value-type="string" calcext:value-type="string">
            <text:p>descripcion_actividades</text:p>
          </table:table-cell>
          <table:table-cell table:style-name="ce2" table:formula="of:=CONCATENATE([.H22];[.D22];[.F22];[.B22])" office:value-type="string" office:string-value="descripcion_actividades_ins_nd_rd_int_isp_cb" calcext:value-type="string">
            <text:p>descripcion_actividades_ins_nd_rd_int_isp_cb</text:p>
          </table:table-cell>
          <table:table-cell table:style-name="ce2" table:formula="of:=CONCATENATE(&quot;id_&quot;;[.I22])" office:value-type="string" office:string-value="id_descripcion_actividades_ins_nd_rd_int_isp_cb" calcext:value-type="string">
            <text:p>id_descripcion_actividades_ins_nd_rd_int_isp_cb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abecera</text:p>
          </table:table-cell>
          <table:table-cell table:style-name="ce3" office:value-type="string" calcext:value-type="string">
            <text:p>_cb</text:p>
          </table:table-cell>
          <table:table-cell table:style-name="ce3" office:value-type="string" calcext:value-type="string">
            <text:p>Avance y Estado Instalación Nodo Cabecera</text:p>
          </table:table-cell>
          <table:table-cell table:style-name="ce3" office:value-type="string" calcext:value-type="string">
            <text:p>_ins_nd</text:p>
          </table:table-cell>
          <table:table-cell table:style-name="ce3" office:value-type="string" calcext:value-type="string">
            <text:p>Instalación Red troncal o interconexión ISP</text:p>
          </table:table-cell>
          <table:table-cell table:style-name="ce3" office:value-type="string" calcext:value-type="string">
            <text:p>_rd_int_isp</text:p>
          </table:table-cell>
          <table:table-cell table:style-name="ce3" office:value-type="string" calcext:value-type="string">
            <text:p>Estado Avance</text:p>
          </table:table-cell>
          <table:table-cell table:style-name="ce7" office:value-type="string" calcext:value-type="string">
            <text:p>estado_avance</text:p>
          </table:table-cell>
          <table:table-cell table:style-name="ce2" table:formula="of:=CONCATENATE([.H23];[.D23];[.F23];[.B23])" office:value-type="string" office:string-value="estado_avance_ins_nd_rd_int_isp_cb" calcext:value-type="string">
            <text:p>estado_avance_ins_nd_rd_int_isp_cb</text:p>
          </table:table-cell>
          <table:table-cell table:style-name="ce2" table:formula="of:=CONCATENATE(&quot;id_&quot;;[.I23])" office:value-type="string" office:string-value="id_estado_avance_ins_nd_rd_int_isp_cb" calcext:value-type="string">
            <text:p>id_estado_avance_ins_nd_rd_int_isp_cb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abecera</text:p>
          </table:table-cell>
          <table:table-cell table:style-name="ce3" office:value-type="string" calcext:value-type="string">
            <text:p>_cb</text:p>
          </table:table-cell>
          <table:table-cell table:style-name="ce3" office:value-type="string" calcext:value-type="string">
            <text:p>Avance y Estado Instalación Nodo Cabecera</text:p>
          </table:table-cell>
          <table:table-cell table:style-name="ce3" office:value-type="string" calcext:value-type="string">
            <text:p>_ins_nd</text:p>
          </table:table-cell>
          <table:table-cell table:style-name="ce3" office:value-type="string" calcext:value-type="string">
            <text:p>Instalación Red troncal o interconexión ISP</text:p>
          </table:table-cell>
          <table:table-cell table:style-name="ce3" office:value-type="string" calcext:value-type="string">
            <text:p>_rd_int_isp</text:p>
          </table:table-cell>
          <table:table-cell table:style-name="ce3" office:value-type="string" calcext:value-type="string">
            <text:p>Fecha Funcionamiento</text:p>
          </table:table-cell>
          <table:table-cell table:style-name="ce7" office:value-type="string" calcext:value-type="string">
            <text:p>fecha_funcionamiento</text:p>
          </table:table-cell>
          <table:table-cell table:style-name="ce2" table:formula="of:=CONCATENATE([.H24];[.D24];[.F24];[.B24])" office:value-type="string" office:string-value="fecha_funcionamiento_ins_nd_rd_int_isp_cb" calcext:value-type="string">
            <text:p>fecha_funcionamiento_ins_nd_rd_int_isp_cb</text:p>
          </table:table-cell>
          <table:table-cell table:style-name="ce2" table:formula="of:=CONCATENATE(&quot;id_&quot;;[.I24])" office:value-type="string" office:string-value="id_fecha_funcionamiento_ins_nd_rd_int_isp_cb" calcext:value-type="string">
            <text:p>id_fecha_funcionamiento_ins_nd_rd_int_isp_cb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abecera</text:p>
          </table:table-cell>
          <table:table-cell table:style-name="ce3" office:value-type="string" calcext:value-type="string">
            <text:p>_cb</text:p>
          </table:table-cell>
          <table:table-cell table:style-name="ce3" office:value-type="string" calcext:value-type="string">
            <text:p>Avance y Estado Instalación Nodo Cabecera</text:p>
          </table:table-cell>
          <table:table-cell table:style-name="ce3" office:value-type="string" calcext:value-type="string">
            <text:p>_ins_nd</text:p>
          </table:table-cell>
          <table:table-cell table:style-name="ce3" office:value-type="string" calcext:value-type="string">
            <text:p>Instalación Red troncal o interconexión ISP</text:p>
          </table:table-cell>
          <table:table-cell table:style-name="ce3" office:value-type="string" calcext:value-type="string">
            <text:p>_rd_int_isp</text:p>
          </table:table-cell>
          <table:table-cell table:style-name="ce4" office:value-type="string" calcext:value-type="string">
            <text:p>Fecha Prevista PI&amp;PS Instalación</text:p>
          </table:table-cell>
          <table:table-cell table:style-name="ce7" office:value-type="string" calcext:value-type="string">
            <text:p>fecha_pi_ps_prevista</text:p>
          </table:table-cell>
          <table:table-cell table:style-name="ce2" table:formula="of:=CONCATENATE([.H25];[.D25];[.F25];[.B25])" office:value-type="string" office:string-value="fecha_pi_ps_prevista_ins_nd_rd_int_isp_cb" calcext:value-type="string">
            <text:p>fecha_pi_ps_prevista_ins_nd_rd_int_isp_cb</text:p>
          </table:table-cell>
          <table:table-cell table:style-name="ce2" table:formula="of:=CONCATENATE(&quot;id_&quot;;[.I25])" office:value-type="string" office:string-value="id_fecha_pi_ps_prevista_ins_nd_rd_int_isp_cb" calcext:value-type="string">
            <text:p>id_fecha_pi_ps_prevista_ins_nd_rd_int_isp_cb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abecera</text:p>
          </table:table-cell>
          <table:table-cell table:style-name="ce3" office:value-type="string" calcext:value-type="string">
            <text:p>_cb</text:p>
          </table:table-cell>
          <table:table-cell table:style-name="ce3" office:value-type="string" calcext:value-type="string">
            <text:p>Avance y Estado Instalación Nodo Cabecera</text:p>
          </table:table-cell>
          <table:table-cell table:style-name="ce3" office:value-type="string" calcext:value-type="string">
            <text:p>_ins_nd</text:p>
          </table:table-cell>
          <table:table-cell table:style-name="ce3" office:value-type="string" calcext:value-type="string">
            <text:p>Instalación y Puesta en Funcionamiento Equipos</text:p>
          </table:table-cell>
          <table:table-cell table:style-name="ce3" office:value-type="string" calcext:value-type="string">
            <text:p>_ins_fn_eqp</text:p>
          </table:table-cell>
          <table:table-cell table:style-name="ce3" office:value-type="string" calcext:value-type="string">
            <text:p>Estado OTLs</text:p>
          </table:table-cell>
          <table:table-cell table:style-name="ce7" office:value-type="string" calcext:value-type="string">
            <text:p>estado_olts</text:p>
          </table:table-cell>
          <table:table-cell table:style-name="ce2" table:formula="of:=CONCATENATE([.H26];[.D26];[.F26];[.B26])" office:value-type="string" office:string-value="estado_olts_ins_nd_ins_fn_eqp_cb" calcext:value-type="string">
            <text:p>estado_olts_ins_nd_ins_fn_eqp_cb</text:p>
          </table:table-cell>
          <table:table-cell table:style-name="ce2" table:formula="of:=CONCATENATE(&quot;id_&quot;;[.I26])" office:value-type="string" office:string-value="id_estado_olts_ins_nd_ins_fn_eqp_cb" calcext:value-type="string">
            <text:p>id_estado_olts_ins_nd_ins_fn_eqp_cb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abecera</text:p>
          </table:table-cell>
          <table:table-cell table:style-name="ce3" office:value-type="string" calcext:value-type="string">
            <text:p>_cb</text:p>
          </table:table-cell>
          <table:table-cell table:style-name="ce3" office:value-type="string" calcext:value-type="string">
            <text:p>Avance y Estado Instalación Nodo Cabecera</text:p>
          </table:table-cell>
          <table:table-cell table:style-name="ce3" office:value-type="string" calcext:value-type="string">
            <text:p>_ins_nd</text:p>
          </table:table-cell>
          <table:table-cell table:style-name="ce3" office:value-type="string" calcext:value-type="string">
            <text:p>Instalación y Puesta en Funcionamiento Equipos</text:p>
          </table:table-cell>
          <table:table-cell table:style-name="ce3" office:value-type="string" calcext:value-type="string">
            <text:p>_ins_fn_eqp</text:p>
          </table:table-cell>
          <table:table-cell table:style-name="ce3" office:value-type="string" calcext:value-type="string">
            <text:p>Estado Equipos Networking</text:p>
          </table:table-cell>
          <table:table-cell table:style-name="ce7" office:value-type="string" calcext:value-type="string">
            <text:p>estado_equipos_networking</text:p>
          </table:table-cell>
          <table:table-cell table:style-name="ce2" table:formula="of:=CONCATENATE([.H27];[.D27];[.F27];[.B27])" office:value-type="string" office:string-value="estado_equipos_networking_ins_nd_ins_fn_eqp_cb" calcext:value-type="string">
            <text:p>estado_equipos_networking_ins_nd_ins_fn_eqp_cb</text:p>
          </table:table-cell>
          <table:table-cell table:style-name="ce2" table:formula="of:=CONCATENATE(&quot;id_&quot;;[.I27])" office:value-type="string" office:string-value="id_estado_equipos_networking_ins_nd_ins_fn_eqp_cb" calcext:value-type="string">
            <text:p>id_estado_equipos_networking_ins_nd_ins_fn_eqp_cb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abecera</text:p>
          </table:table-cell>
          <table:table-cell table:style-name="ce3" office:value-type="string" calcext:value-type="string">
            <text:p>_cb</text:p>
          </table:table-cell>
          <table:table-cell table:style-name="ce3" office:value-type="string" calcext:value-type="string">
            <text:p>Avance y Estado Instalación Nodo Cabecera</text:p>
          </table:table-cell>
          <table:table-cell table:style-name="ce3" office:value-type="string" calcext:value-type="string">
            <text:p>_ins_nd</text:p>
          </table:table-cell>
          <table:table-cell table:style-name="ce3" office:value-type="string" calcext:value-type="string">
            <text:p>Instalación y Puesta en Funcionamiento Equipos</text:p>
          </table:table-cell>
          <table:table-cell table:style-name="ce3" office:value-type="string" calcext:value-type="string">
            <text:p>_ins_fn_eqp</text:p>
          </table:table-cell>
          <table:table-cell table:style-name="ce3" office:value-type="string" calcext:value-type="string">
            <text:p>Estado Equipos Energia</text:p>
          </table:table-cell>
          <table:table-cell table:style-name="ce7" office:value-type="string" calcext:value-type="string">
            <text:p>estado_equipos_energia_complementarios</text:p>
          </table:table-cell>
          <table:table-cell table:style-name="ce2" table:formula="of:=CONCATENATE([.H28];[.D28];[.F28];[.B28])" office:value-type="string" office:string-value="estado_equipos_energia_complementarios_ins_nd_ins_fn_eqp_cb" calcext:value-type="string">
            <text:p>estado_equipos_energia_complementarios_ins_nd_ins_fn_eqp_cb</text:p>
          </table:table-cell>
          <table:table-cell table:style-name="ce2" table:formula="of:=CONCATENATE(&quot;id_&quot;;[.I28])" office:value-type="string" office:string-value="id_estado_equipos_energia_complementarios_ins_nd_ins_fn_eqp_cb" calcext:value-type="string">
            <text:p>id_estado_equipos_energia_complementarios_ins_nd_ins_fn_eqp_cb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abecera</text:p>
          </table:table-cell>
          <table:table-cell table:style-name="ce3" office:value-type="string" calcext:value-type="string">
            <text:p>_cb</text:p>
          </table:table-cell>
          <table:table-cell table:style-name="ce3" office:value-type="string" calcext:value-type="string">
            <text:p>Avance y Estado Instalación Nodo Cabecera</text:p>
          </table:table-cell>
          <table:table-cell table:style-name="ce3" office:value-type="string" calcext:value-type="string">
            <text:p>_ins_nd</text:p>
          </table:table-cell>
          <table:table-cell table:style-name="ce3" office:value-type="string" calcext:value-type="string">
            <text:p>Instalación y Puesta en Funcionamiento Equipos</text:p>
          </table:table-cell>
          <table:table-cell table:style-name="ce3" office:value-type="string" calcext:value-type="string">
            <text:p>_ins_fn_eqp</text:p>
          </table:table-cell>
          <table:table-cell table:style-name="ce3" office:value-type="string" calcext:value-type="string">
            <text:p>Fecha Funcionamiento</text:p>
          </table:table-cell>
          <table:table-cell table:style-name="ce7" office:value-type="string" calcext:value-type="string">
            <text:p>fecha_funcionamiento</text:p>
          </table:table-cell>
          <table:table-cell table:style-name="ce2" table:formula="of:=CONCATENATE([.H29];[.D29];[.F29];[.B29])" office:value-type="string" office:string-value="fecha_funcionamiento_ins_nd_ins_fn_eqp_cb" calcext:value-type="string">
            <text:p>fecha_funcionamiento_ins_nd_ins_fn_eqp_cb</text:p>
          </table:table-cell>
          <table:table-cell table:style-name="ce2" table:formula="of:=CONCATENATE(&quot;id_&quot;;[.I29])" office:value-type="string" office:string-value="id_fecha_funcionamiento_ins_nd_ins_fn_eqp_cb" calcext:value-type="string">
            <text:p>id_fecha_funcionamiento_ins_nd_ins_fn_eqp_cb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abecera</text:p>
          </table:table-cell>
          <table:table-cell table:style-name="ce3" office:value-type="string" calcext:value-type="string">
            <text:p>_cb</text:p>
          </table:table-cell>
          <table:table-cell table:style-name="ce3" office:value-type="string" calcext:value-type="string">
            <text:p>Avance y Estado Instalación Nodo Cabecera</text:p>
          </table:table-cell>
          <table:table-cell table:style-name="ce3" office:value-type="string" calcext:value-type="string">
            <text:p>_ins_nd</text:p>
          </table:table-cell>
          <table:table-cell table:style-name="ce3" office:value-type="string" calcext:value-type="string">
            <text:p>Instalación y Puesta en Funcionamiento Equipos</text:p>
          </table:table-cell>
          <table:table-cell table:style-name="ce3" office:value-type="string" calcext:value-type="string">
            <text:p>_ins_fn_eqp</text:p>
          </table:table-cell>
          <table:table-cell table:style-name="ce4" office:value-type="string" calcext:value-type="string">
            <text:p>Fecha Prevista PI&amp;PS Instalación</text:p>
          </table:table-cell>
          <table:table-cell table:style-name="ce7" office:value-type="string" calcext:value-type="string">
            <text:p>fecha_pi_ps_prevista</text:p>
          </table:table-cell>
          <table:table-cell table:style-name="ce2" table:formula="of:=CONCATENATE([.H30];[.D30];[.F30];[.B30])" office:value-type="string" office:string-value="fecha_pi_ps_prevista_ins_nd_ins_fn_eqp_cb" calcext:value-type="string">
            <text:p>fecha_pi_ps_prevista_ins_nd_ins_fn_eqp_cb</text:p>
          </table:table-cell>
          <table:table-cell table:style-name="ce2" table:formula="of:=CONCATENATE(&quot;id_&quot;;[.I30])" office:value-type="string" office:string-value="id_fecha_pi_ps_prevista_ins_nd_ins_fn_eqp_cb" calcext:value-type="string">
            <text:p>id_fecha_pi_ps_prevista_ins_nd_ins_fn_eqp_cb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abecera</text:p>
          </table:table-cell>
          <table:table-cell table:style-name="ce3" office:value-type="string" calcext:value-type="string">
            <text:p>_cb</text:p>
          </table:table-cell>
          <table:table-cell table:style-name="ce3" office:value-type="string" calcext:value-type="string">
            <text:p>Avance y Estado Instalación Nodo Cabecera</text:p>
          </table:table-cell>
          <table:table-cell table:style-name="ce3" office:value-type="string" calcext:value-type="string">
            <text:p>_ins_nd</text:p>
          </table:table-cell>
          <table:table-cell table:style-name="ce3" table:number-columns-repeated="2"/>
          <table:table-cell table:style-name="ce2" office:value-type="string" calcext:value-type="string">
            <text:p>Porcentaje Avance</text:p>
          </table:table-cell>
          <table:table-cell table:style-name="ce4" office:value-type="string" calcext:value-type="string">
            <text:p>porcentaje_avance</text:p>
          </table:table-cell>
          <table:table-cell table:style-name="ce2" table:formula="of:=CONCATENATE([.H31];[.D31];[.F31];[.B31])" office:value-type="string" office:string-value="porcentaje_avance_ins_nd_cb" calcext:value-type="string">
            <text:p>porcentaje_avance_ins_nd_cb</text:p>
          </table:table-cell>
          <table:table-cell table:style-name="ce2" table:formula="of:=CONCATENATE(&quot;id_&quot;;[.I31])" office:value-type="string" office:string-value="id_porcentaje_avance_ins_nd_cb" calcext:value-type="string">
            <text:p>id_porcentaje_avance_ins_nd_cb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hfc</text:p>
          </table:table-cell>
          <table:table-cell table:style-name="ce3" office:value-type="string" calcext:value-type="string">
            <text:p>_hf</text:p>
          </table:table-cell>
          <table:table-cell table:style-name="ce3" office:value-type="string" calcext:value-type="string">
            <text:p>Avance y Estado Instalación Red de Distribución</text:p>
          </table:table-cell>
          <table:table-cell table:style-name="ce3" office:value-type="string" calcext:value-type="string">
            <text:p>_ins_rd_dr</text:p>
          </table:table-cell>
          <table:table-cell table:style-name="ce3" office:value-type="string" calcext:value-type="string">
            <text:p>Estado Construcción Red de Distribución</text:p>
          </table:table-cell>
          <table:table-cell table:style-name="ce3" office:value-type="string" calcext:value-type="string">
            <text:p>_est_cns</text:p>
          </table:table-cell>
          <table:table-cell table:style-name="ce3" office:value-type="string" calcext:value-type="string">
            <text:p>Descripción Construcción</text:p>
          </table:table-cell>
          <table:table-cell table:style-name="ce7" office:value-type="string" calcext:value-type="string">
            <text:p>descripcion_actividades</text:p>
          </table:table-cell>
          <table:table-cell table:style-name="ce2" table:formula="of:=CONCATENATE([.H32];[.D32];[.F32];[.B32])" office:value-type="string" office:string-value="descripcion_actividades_ins_rd_dr_est_cns_hf" calcext:value-type="string">
            <text:p>descripcion_actividades_ins_rd_dr_est_cns_hf</text:p>
          </table:table-cell>
          <table:table-cell table:style-name="ce2" table:formula="of:=CONCATENATE(&quot;id_&quot;;[.I32])" office:value-type="string" office:string-value="id_descripcion_actividades_ins_rd_dr_est_cns_hf" calcext:value-type="string">
            <text:p>id_descripcion_actividades_ins_rd_dr_est_cns_h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hfc</text:p>
          </table:table-cell>
          <table:table-cell table:style-name="ce3" office:value-type="string" calcext:value-type="string">
            <text:p>_hf</text:p>
          </table:table-cell>
          <table:table-cell table:style-name="ce3" office:value-type="string" calcext:value-type="string">
            <text:p>Avance y Estado Instalación Red de Distribución</text:p>
          </table:table-cell>
          <table:table-cell table:style-name="ce3" office:value-type="string" calcext:value-type="string">
            <text:p>_ins_rd_dr</text:p>
          </table:table-cell>
          <table:table-cell table:style-name="ce3" office:value-type="string" calcext:value-type="string">
            <text:p>Estado Construcción Red de Distribución</text:p>
          </table:table-cell>
          <table:table-cell table:style-name="ce3" office:value-type="string" calcext:value-type="string">
            <text:p>_est_cns</text:p>
          </table:table-cell>
          <table:table-cell table:style-name="ce3" office:value-type="string" calcext:value-type="string">
            <text:p>Estado Avance</text:p>
          </table:table-cell>
          <table:table-cell table:style-name="ce7" office:value-type="string" calcext:value-type="string">
            <text:p>estado_avance</text:p>
          </table:table-cell>
          <table:table-cell table:style-name="ce2" table:formula="of:=CONCATENATE([.H33];[.D33];[.F33];[.B33])" office:value-type="string" office:string-value="estado_avance_ins_rd_dr_est_cns_hf" calcext:value-type="string">
            <text:p>estado_avance_ins_rd_dr_est_cns_hf</text:p>
          </table:table-cell>
          <table:table-cell table:style-name="ce2" table:formula="of:=CONCATENATE(&quot;id_&quot;;[.I33])" office:value-type="string" office:string-value="id_estado_avance_ins_rd_dr_est_cns_hf" calcext:value-type="string">
            <text:p>id_estado_avance_ins_rd_dr_est_cns_h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hfc</text:p>
          </table:table-cell>
          <table:table-cell table:style-name="ce3" office:value-type="string" calcext:value-type="string">
            <text:p>_hf</text:p>
          </table:table-cell>
          <table:table-cell table:style-name="ce3" office:value-type="string" calcext:value-type="string">
            <text:p>Avance y Estado Instalación Red de Distribución</text:p>
          </table:table-cell>
          <table:table-cell table:style-name="ce3" office:value-type="string" calcext:value-type="string">
            <text:p>_ins_rd_dr</text:p>
          </table:table-cell>
          <table:table-cell table:style-name="ce3" office:value-type="string" calcext:value-type="string">
            <text:p>Estado Construcción Red de Distribución</text:p>
          </table:table-cell>
          <table:table-cell table:style-name="ce3" office:value-type="string" calcext:value-type="string">
            <text:p>_est_cns</text:p>
          </table:table-cell>
          <table:table-cell table:style-name="ce3" office:value-type="string" calcext:value-type="string">
            <text:p>Fecha Prevista Terminación</text:p>
          </table:table-cell>
          <table:table-cell table:style-name="ce7" office:value-type="string" calcext:value-type="string">
            <text:p>fecha_prevista_terminacion</text:p>
          </table:table-cell>
          <table:table-cell table:style-name="ce2" table:formula="of:=CONCATENATE([.H34];[.D34];[.F34];[.B34])" office:value-type="string" office:string-value="fecha_prevista_terminacion_ins_rd_dr_est_cns_hf" calcext:value-type="string">
            <text:p>fecha_prevista_terminacion_ins_rd_dr_est_cns_hf</text:p>
          </table:table-cell>
          <table:table-cell table:style-name="ce2" table:formula="of:=CONCATENATE(&quot;id_&quot;;[.I34])" office:value-type="string" office:string-value="id_fecha_prevista_terminacion_ins_rd_dr_est_cns_hf" calcext:value-type="string">
            <text:p>id_fecha_prevista_terminacion_ins_rd_dr_est_cns_h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hfc</text:p>
          </table:table-cell>
          <table:table-cell table:style-name="ce3" office:value-type="string" calcext:value-type="string">
            <text:p>_hf</text:p>
          </table:table-cell>
          <table:table-cell table:style-name="ce3" office:value-type="string" calcext:value-type="string">
            <text:p>Avance y Estado Instalación Red de Distribución</text:p>
          </table:table-cell>
          <table:table-cell table:style-name="ce3" office:value-type="string" calcext:value-type="string">
            <text:p>_ins_rd_dr</text:p>
          </table:table-cell>
          <table:table-cell table:style-name="ce3" office:value-type="string" calcext:value-type="string">
            <text:p>Tendido y Puesta en Funcionamiento Fibra Óptica</text:p>
          </table:table-cell>
          <table:table-cell table:style-name="ce3" office:value-type="string" calcext:value-type="string">
            <text:p>_td_pt_fb</text:p>
          </table:table-cell>
          <table:table-cell table:style-name="ce2" office:value-type="string" calcext:value-type="string">
            <text:p>Descripcion Actividades</text:p>
          </table:table-cell>
          <table:table-cell table:style-name="ce6" office:value-type="string" calcext:value-type="string">
            <text:p>descripcion_actividades</text:p>
          </table:table-cell>
          <table:table-cell table:style-name="ce2" table:formula="of:=CONCATENATE([.H35];[.D35];[.F35];[.B35])" office:value-type="string" office:string-value="descripcion_actividades_ins_rd_dr_td_pt_fb_hf" calcext:value-type="string">
            <text:p>descripcion_actividades_ins_rd_dr_td_pt_fb_hf</text:p>
          </table:table-cell>
          <table:table-cell table:style-name="ce2" table:formula="of:=CONCATENATE(&quot;id_&quot;;[.I35])" office:value-type="string" office:string-value="id_descripcion_actividades_ins_rd_dr_td_pt_fb_hf" calcext:value-type="string">
            <text:p>id_descripcion_actividades_ins_rd_dr_td_pt_fb_h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hfc</text:p>
          </table:table-cell>
          <table:table-cell table:style-name="ce3" office:value-type="string" calcext:value-type="string">
            <text:p>_hf</text:p>
          </table:table-cell>
          <table:table-cell table:style-name="ce3" office:value-type="string" calcext:value-type="string">
            <text:p>Avance y Estado Instalación Red de Distribución</text:p>
          </table:table-cell>
          <table:table-cell table:style-name="ce3" office:value-type="string" calcext:value-type="string">
            <text:p>_ins_rd_dr</text:p>
          </table:table-cell>
          <table:table-cell table:style-name="ce3" office:value-type="string" calcext:value-type="string">
            <text:p>Tendido y Puesta en Funcionamiento Fibra Óptica</text:p>
          </table:table-cell>
          <table:table-cell table:style-name="ce3" office:value-type="string" calcext:value-type="string">
            <text:p>_td_pt_fb</text:p>
          </table:table-cell>
          <table:table-cell table:style-name="ce3" office:value-type="string" calcext:value-type="string">
            <text:p>Estado Avance</text:p>
          </table:table-cell>
          <table:table-cell table:style-name="ce7" office:value-type="string" calcext:value-type="string">
            <text:p>estado_avance</text:p>
          </table:table-cell>
          <table:table-cell table:style-name="ce2" table:formula="of:=CONCATENATE([.H36];[.D36];[.F36];[.B36])" office:value-type="string" office:string-value="estado_avance_ins_rd_dr_td_pt_fb_hf" calcext:value-type="string">
            <text:p>estado_avance_ins_rd_dr_td_pt_fb_hf</text:p>
          </table:table-cell>
          <table:table-cell table:style-name="ce2" table:formula="of:=CONCATENATE(&quot;id_&quot;;[.I36])" office:value-type="string" office:string-value="id_estado_avance_ins_rd_dr_td_pt_fb_hf" calcext:value-type="string">
            <text:p>id_estado_avance_ins_rd_dr_td_pt_fb_h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hfc</text:p>
          </table:table-cell>
          <table:table-cell table:style-name="ce3" office:value-type="string" calcext:value-type="string">
            <text:p>_hf</text:p>
          </table:table-cell>
          <table:table-cell table:style-name="ce3" office:value-type="string" calcext:value-type="string">
            <text:p>Avance y Estado Instalación Red de Distribución</text:p>
          </table:table-cell>
          <table:table-cell table:style-name="ce3" office:value-type="string" calcext:value-type="string">
            <text:p>_ins_rd_dr</text:p>
          </table:table-cell>
          <table:table-cell table:style-name="ce3" office:value-type="string" calcext:value-type="string">
            <text:p>Tendido y Puesta en Funcionamiento Fibra Óptica</text:p>
          </table:table-cell>
          <table:table-cell table:style-name="ce3" office:value-type="string" calcext:value-type="string">
            <text:p>_td_pt_fb</text:p>
          </table:table-cell>
          <table:table-cell table:style-name="ce3" office:value-type="string" calcext:value-type="string">
            <text:p>Fecha Funcionamiento</text:p>
          </table:table-cell>
          <table:table-cell table:style-name="ce7" office:value-type="string" calcext:value-type="string">
            <text:p>fecha_funcionamiento</text:p>
          </table:table-cell>
          <table:table-cell table:style-name="ce2" table:formula="of:=CONCATENATE([.H37];[.D37];[.F37];[.B37])" office:value-type="string" office:string-value="fecha_funcionamiento_ins_rd_dr_td_pt_fb_hf" calcext:value-type="string">
            <text:p>fecha_funcionamiento_ins_rd_dr_td_pt_fb_hf</text:p>
          </table:table-cell>
          <table:table-cell table:style-name="ce2" table:formula="of:=CONCATENATE(&quot;id_&quot;;[.I37])" office:value-type="string" office:string-value="id_fecha_funcionamiento_ins_rd_dr_td_pt_fb_hf" calcext:value-type="string">
            <text:p>id_fecha_funcionamiento_ins_rd_dr_td_pt_fb_h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hfc</text:p>
          </table:table-cell>
          <table:table-cell table:style-name="ce3" office:value-type="string" calcext:value-type="string">
            <text:p>_hf</text:p>
          </table:table-cell>
          <table:table-cell table:style-name="ce3" office:value-type="string" calcext:value-type="string">
            <text:p>Avance y Estado Instalación Red de Distribución</text:p>
          </table:table-cell>
          <table:table-cell table:style-name="ce3" office:value-type="string" calcext:value-type="string">
            <text:p>_ins_rd_dr</text:p>
          </table:table-cell>
          <table:table-cell table:number-columns-repeated="2"/>
          <table:table-cell table:style-name="ce2" office:value-type="string" calcext:value-type="string">
            <text:p>Porcentaje Avance</text:p>
          </table:table-cell>
          <table:table-cell table:style-name="ce4" office:value-type="string" calcext:value-type="string">
            <text:p>porcentaje_avance</text:p>
          </table:table-cell>
          <table:table-cell table:style-name="ce2" table:formula="of:=CONCATENATE([.H38];[.D38];[.F38];[.B38])" office:value-type="string" office:string-value="porcentaje_avance_ins_rd_dr_hf" calcext:value-type="string">
            <text:p>porcentaje_avance_ins_rd_dr_hf</text:p>
          </table:table-cell>
          <table:table-cell table:style-name="ce2" table:formula="of:=CONCATENATE(&quot;id_&quot;;[.I38])" office:value-type="string" office:string-value="id_porcentaje_avance_ins_rd_dr_hf" calcext:value-type="string">
            <text:p>id_porcentaje_avance_ins_rd_dr_h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hfc</text:p>
          </table:table-cell>
          <table:table-cell table:style-name="ce3" office:value-type="string" calcext:value-type="string">
            <text:p>_hf</text:p>
          </table:table-cell>
          <table:table-cell table:style-name="ce3" office:value-type="string" calcext:value-type="string">
            <text:p>Avance y Estado Instalación Nodo EOC</text:p>
          </table:table-cell>
          <table:table-cell table:style-name="ce3" office:value-type="string" calcext:value-type="string">
            <text:p>_ins_nd_eoc</text:p>
          </table:table-cell>
          <table:table-cell table:style-name="ce3" office:value-type="string" calcext:value-type="string">
            <text:p>Infraestructura Nodo</text:p>
          </table:table-cell>
          <table:table-cell table:style-name="ce3" office:value-type="string" calcext:value-type="string">
            <text:p>_ifr_nd</text:p>
          </table:table-cell>
          <table:table-cell table:style-name="ce2" office:value-type="string" calcext:value-type="string">
            <text:p>Descripcion Obra o Actividad</text:p>
          </table:table-cell>
          <table:table-cell table:style-name="ce6" office:value-type="string" calcext:value-type="string">
            <text:p>descripcion_actividades</text:p>
          </table:table-cell>
          <table:table-cell table:style-name="ce2" table:formula="of:=CONCATENATE([.H39];[.D39];[.F39];[.B39])" office:value-type="string" office:string-value="descripcion_actividades_ins_nd_eoc_ifr_nd_hf" calcext:value-type="string">
            <text:p>descripcion_actividades_ins_nd_eoc_ifr_nd_hf</text:p>
          </table:table-cell>
          <table:table-cell table:style-name="ce2" table:formula="of:=CONCATENATE(&quot;id_&quot;;[.I39])" office:value-type="string" office:string-value="id_descripcion_actividades_ins_nd_eoc_ifr_nd_hf" calcext:value-type="string">
            <text:p>id_descripcion_actividades_ins_nd_eoc_ifr_nd_h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hfc</text:p>
          </table:table-cell>
          <table:table-cell table:style-name="ce3" office:value-type="string" calcext:value-type="string">
            <text:p>_hf</text:p>
          </table:table-cell>
          <table:table-cell table:style-name="ce3" office:value-type="string" calcext:value-type="string">
            <text:p>Avance y Estado Instalación Nodo EOC</text:p>
          </table:table-cell>
          <table:table-cell table:style-name="ce3" office:value-type="string" calcext:value-type="string">
            <text:p>_ins_nd_eoc</text:p>
          </table:table-cell>
          <table:table-cell table:style-name="ce3" office:value-type="string" calcext:value-type="string">
            <text:p>Infraestructura Nodo</text:p>
          </table:table-cell>
          <table:table-cell table:style-name="ce3" office:value-type="string" calcext:value-type="string">
            <text:p>_ifr_nd</text:p>
          </table:table-cell>
          <table:table-cell table:style-name="ce3" office:value-type="string" calcext:value-type="string">
            <text:p>Estado Avance</text:p>
          </table:table-cell>
          <table:table-cell table:style-name="ce7" office:value-type="string" calcext:value-type="string">
            <text:p>estado_avance</text:p>
          </table:table-cell>
          <table:table-cell table:style-name="ce2" table:formula="of:=CONCATENATE([.H40];[.D40];[.F40];[.B40])" office:value-type="string" office:string-value="estado_avance_ins_nd_eoc_ifr_nd_hf" calcext:value-type="string">
            <text:p>estado_avance_ins_nd_eoc_ifr_nd_hf</text:p>
          </table:table-cell>
          <table:table-cell table:style-name="ce2" table:formula="of:=CONCATENATE(&quot;id_&quot;;[.I40])" office:value-type="string" office:string-value="id_estado_avance_ins_nd_eoc_ifr_nd_hf" calcext:value-type="string">
            <text:p>id_estado_avance_ins_nd_eoc_ifr_nd_h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hfc</text:p>
          </table:table-cell>
          <table:table-cell table:style-name="ce3" office:value-type="string" calcext:value-type="string">
            <text:p>_hf</text:p>
          </table:table-cell>
          <table:table-cell table:style-name="ce3" office:value-type="string" calcext:value-type="string">
            <text:p>Avance y Estado Instalación Nodo EOC</text:p>
          </table:table-cell>
          <table:table-cell table:style-name="ce3" office:value-type="string" calcext:value-type="string">
            <text:p>_ins_nd_eoc</text:p>
          </table:table-cell>
          <table:table-cell table:style-name="ce3" office:value-type="string" calcext:value-type="string">
            <text:p>Infraestructura Nodo</text:p>
          </table:table-cell>
          <table:table-cell table:style-name="ce3" office:value-type="string" calcext:value-type="string">
            <text:p>_ifr_nd</text:p>
          </table:table-cell>
          <table:table-cell table:style-name="ce3" office:value-type="string" calcext:value-type="string">
            <text:p>Fecha Prevista Terminación</text:p>
          </table:table-cell>
          <table:table-cell table:style-name="ce7" office:value-type="string" calcext:value-type="string">
            <text:p>fecha_prevista_terminacion</text:p>
          </table:table-cell>
          <table:table-cell table:style-name="ce2" table:formula="of:=CONCATENATE([.H41];[.D41];[.F41];[.B41])" office:value-type="string" office:string-value="fecha_prevista_terminacion_ins_nd_eoc_ifr_nd_hf" calcext:value-type="string">
            <text:p>fecha_prevista_terminacion_ins_nd_eoc_ifr_nd_hf</text:p>
          </table:table-cell>
          <table:table-cell table:style-name="ce2" table:formula="of:=CONCATENATE(&quot;id_&quot;;[.I41])" office:value-type="string" office:string-value="id_fecha_prevista_terminacion_ins_nd_eoc_ifr_nd_hf" calcext:value-type="string">
            <text:p>id_fecha_prevista_terminacion_ins_nd_eoc_ifr_nd_h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hfc</text:p>
          </table:table-cell>
          <table:table-cell table:style-name="ce3" office:value-type="string" calcext:value-type="string">
            <text:p>_hf</text:p>
          </table:table-cell>
          <table:table-cell table:style-name="ce3" office:value-type="string" calcext:value-type="string">
            <text:p>Avance y Estado Instalación Nodo EOC</text:p>
          </table:table-cell>
          <table:table-cell table:style-name="ce3" office:value-type="string" calcext:value-type="string">
            <text:p>_ins_nd_eoc</text:p>
          </table:table-cell>
          <table:table-cell table:style-name="ce3" office:value-type="string" calcext:value-type="string">
            <text:p>Instalación y Puesta en Funcionamiento Equipos</text:p>
          </table:table-cell>
          <table:table-cell table:style-name="ce3" office:value-type="string" calcext:value-type="string">
            <text:p>_ins_fn_eqp</text:p>
          </table:table-cell>
          <table:table-cell table:style-name="ce3" office:value-type="string" calcext:value-type="string">
            <text:p>Estado Equipos Networking</text:p>
          </table:table-cell>
          <table:table-cell table:style-name="ce7" office:value-type="string" calcext:value-type="string">
            <text:p>estado_equipos_networking</text:p>
          </table:table-cell>
          <table:table-cell table:style-name="ce2" table:formula="of:=CONCATENATE([.H42];[.D42];[.F42];[.B42])" office:value-type="string" office:string-value="estado_equipos_networking_ins_nd_eoc_ins_fn_eqp_hf" calcext:value-type="string">
            <text:p>estado_equipos_networking_ins_nd_eoc_ins_fn_eqp_hf</text:p>
          </table:table-cell>
          <table:table-cell table:style-name="ce2" table:formula="of:=CONCATENATE(&quot;id_&quot;;[.I42])" office:value-type="string" office:string-value="id_estado_equipos_networking_ins_nd_eoc_ins_fn_eqp_hf" calcext:value-type="string">
            <text:p>id_estado_equipos_networking_ins_nd_eoc_ins_fn_eqp_h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hfc</text:p>
          </table:table-cell>
          <table:table-cell table:style-name="ce3" office:value-type="string" calcext:value-type="string">
            <text:p>_hf</text:p>
          </table:table-cell>
          <table:table-cell table:style-name="ce3" office:value-type="string" calcext:value-type="string">
            <text:p>Avance y Estado Instalación Nodo EOC</text:p>
          </table:table-cell>
          <table:table-cell table:style-name="ce3" office:value-type="string" calcext:value-type="string">
            <text:p>_ins_nd_eoc</text:p>
          </table:table-cell>
          <table:table-cell table:style-name="ce3" office:value-type="string" calcext:value-type="string">
            <text:p>Instalación y Puesta en Funcionamiento Equipos</text:p>
          </table:table-cell>
          <table:table-cell table:style-name="ce3" office:value-type="string" calcext:value-type="string">
            <text:p>_ins_fn_eqp</text:p>
          </table:table-cell>
          <table:table-cell table:style-name="ce3" office:value-type="string" calcext:value-type="string">
            <text:p>Fecha Funcionamiento</text:p>
          </table:table-cell>
          <table:table-cell table:style-name="ce7" office:value-type="string" calcext:value-type="string">
            <text:p>fecha_funcionamiento</text:p>
          </table:table-cell>
          <table:table-cell table:style-name="ce2" table:formula="of:=CONCATENATE([.H43];[.D43];[.F43];[.B43])" office:value-type="string" office:string-value="fecha_funcionamiento_ins_nd_eoc_ins_fn_eqp_hf" calcext:value-type="string">
            <text:p>fecha_funcionamiento_ins_nd_eoc_ins_fn_eqp_hf</text:p>
          </table:table-cell>
          <table:table-cell table:style-name="ce2" table:formula="of:=CONCATENATE(&quot;id_&quot;;[.I43])" office:value-type="string" office:string-value="id_fecha_funcionamiento_ins_nd_eoc_ins_fn_eqp_hf" calcext:value-type="string">
            <text:p>id_fecha_funcionamiento_ins_nd_eoc_ins_fn_eqp_h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hfc</text:p>
          </table:table-cell>
          <table:table-cell table:style-name="ce3" office:value-type="string" calcext:value-type="string">
            <text:p>_hf</text:p>
          </table:table-cell>
          <table:table-cell table:style-name="ce3" office:value-type="string" calcext:value-type="string">
            <text:p>Avance y Estado Instalación Nodo EOC</text:p>
          </table:table-cell>
          <table:table-cell table:style-name="ce3" office:value-type="string" calcext:value-type="string">
            <text:p>_ins_nd_eoc</text:p>
          </table:table-cell>
          <table:table-cell table:number-columns-repeated="2"/>
          <table:table-cell table:style-name="ce2" office:value-type="string" calcext:value-type="string">
            <text:p>Porcentaje Avance</text:p>
          </table:table-cell>
          <table:table-cell table:style-name="ce4" office:value-type="string" calcext:value-type="string">
            <text:p>porcentaje_avance</text:p>
          </table:table-cell>
          <table:table-cell table:style-name="ce2" table:formula="of:=CONCATENATE([.H44];[.D44];[.F44];[.B44])" office:value-type="string" office:string-value="porcentaje_avance_ins_nd_eoc_hf" calcext:value-type="string">
            <text:p>porcentaje_avance_ins_nd_eoc_hf</text:p>
          </table:table-cell>
          <table:table-cell table:style-name="ce2" table:formula="of:=CONCATENATE(&quot;id_&quot;;[.I44])" office:value-type="string" office:string-value="id_porcentaje_avance_ins_nd_eoc_hf" calcext:value-type="string">
            <text:p>id_porcentaje_avance_ins_nd_eoc_h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wman</text:p>
          </table:table-cell>
          <table:table-cell table:style-name="ce3" office:value-type="string" calcext:value-type="string">
            <text:p>_wm</text:p>
          </table:table-cell>
          <table:table-cell table:style-name="ce3" office:value-type="string" calcext:value-type="string">
            <text:p>Avance y Estado Instalación Nodo Inalámbrico</text:p>
          </table:table-cell>
          <table:table-cell table:style-name="ce3" office:value-type="string" calcext:value-type="string">
            <text:p>_ins_nd_inl</text:p>
          </table:table-cell>
          <table:table-cell table:style-name="ce3" office:value-type="string" calcext:value-type="string">
            <text:p>Infraestructura Nodo</text:p>
          </table:table-cell>
          <table:table-cell table:style-name="ce3" office:value-type="string" calcext:value-type="string">
            <text:p>_ifr_nd</text:p>
          </table:table-cell>
          <table:table-cell table:style-name="ce2" office:value-type="string" calcext:value-type="string">
            <text:p>Descripcion Obra o Actividad</text:p>
          </table:table-cell>
          <table:table-cell table:style-name="ce6" office:value-type="string" calcext:value-type="string">
            <text:p>descripcion_actividades</text:p>
          </table:table-cell>
          <table:table-cell table:style-name="ce2" table:formula="of:=CONCATENATE([.H45];[.D45];[.F45];[.B45])" office:value-type="string" office:string-value="descripcion_actividades_ins_nd_inl_ifr_nd_wm" calcext:value-type="string">
            <text:p>descripcion_actividades_ins_nd_inl_ifr_nd_wm</text:p>
          </table:table-cell>
          <table:table-cell table:style-name="ce2" table:formula="of:=CONCATENATE(&quot;id_&quot;;[.I45])" office:value-type="string" office:string-value="id_descripcion_actividades_ins_nd_inl_ifr_nd_wm" calcext:value-type="string">
            <text:p>id_descripcion_actividades_ins_nd_inl_ifr_nd_wm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wman</text:p>
          </table:table-cell>
          <table:table-cell table:style-name="ce3" office:value-type="string" calcext:value-type="string">
            <text:p>_wm</text:p>
          </table:table-cell>
          <table:table-cell table:style-name="ce3" office:value-type="string" calcext:value-type="string">
            <text:p>Avance y Estado Instalación Nodo Inalámbrico</text:p>
          </table:table-cell>
          <table:table-cell table:style-name="ce3" office:value-type="string" calcext:value-type="string">
            <text:p>_ins_nd_inl</text:p>
          </table:table-cell>
          <table:table-cell table:style-name="ce3" office:value-type="string" calcext:value-type="string">
            <text:p>Infraestructura Nodo</text:p>
          </table:table-cell>
          <table:table-cell table:style-name="ce3" office:value-type="string" calcext:value-type="string">
            <text:p>_ifr_nd</text:p>
          </table:table-cell>
          <table:table-cell table:style-name="ce3" office:value-type="string" calcext:value-type="string">
            <text:p>Estado Avance</text:p>
          </table:table-cell>
          <table:table-cell table:style-name="ce7" office:value-type="string" calcext:value-type="string">
            <text:p>estado_avance</text:p>
          </table:table-cell>
          <table:table-cell table:style-name="ce2" table:formula="of:=CONCATENATE([.H46];[.D46];[.F46];[.B46])" office:value-type="string" office:string-value="estado_avance_ins_nd_inl_ifr_nd_wm" calcext:value-type="string">
            <text:p>estado_avance_ins_nd_inl_ifr_nd_wm</text:p>
          </table:table-cell>
          <table:table-cell table:style-name="ce2" table:formula="of:=CONCATENATE(&quot;id_&quot;;[.I46])" office:value-type="string" office:string-value="id_estado_avance_ins_nd_inl_ifr_nd_wm" calcext:value-type="string">
            <text:p>id_estado_avance_ins_nd_inl_ifr_nd_wm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wman</text:p>
          </table:table-cell>
          <table:table-cell table:style-name="ce3" office:value-type="string" calcext:value-type="string">
            <text:p>_wm</text:p>
          </table:table-cell>
          <table:table-cell table:style-name="ce3" office:value-type="string" calcext:value-type="string">
            <text:p>Avance y Estado Instalación Nodo Inalámbrico</text:p>
          </table:table-cell>
          <table:table-cell table:style-name="ce3" office:value-type="string" calcext:value-type="string">
            <text:p>_ins_nd_inl</text:p>
          </table:table-cell>
          <table:table-cell table:style-name="ce3" office:value-type="string" calcext:value-type="string">
            <text:p>Infraestructura Nodo</text:p>
          </table:table-cell>
          <table:table-cell table:style-name="ce3" office:value-type="string" calcext:value-type="string">
            <text:p>_ifr_nd</text:p>
          </table:table-cell>
          <table:table-cell table:style-name="ce3" office:value-type="string" calcext:value-type="string">
            <text:p>Fecha Prevista Terminación</text:p>
          </table:table-cell>
          <table:table-cell table:style-name="ce7" office:value-type="string" calcext:value-type="string">
            <text:p>fecha_prevista_terminacion</text:p>
          </table:table-cell>
          <table:table-cell table:style-name="ce2" table:formula="of:=CONCATENATE([.H47];[.D47];[.F47];[.B47])" office:value-type="string" office:string-value="fecha_prevista_terminacion_ins_nd_inl_ifr_nd_wm" calcext:value-type="string">
            <text:p>fecha_prevista_terminacion_ins_nd_inl_ifr_nd_wm</text:p>
          </table:table-cell>
          <table:table-cell table:style-name="ce2" table:formula="of:=CONCATENATE(&quot;id_&quot;;[.I47])" office:value-type="string" office:string-value="id_fecha_prevista_terminacion_ins_nd_inl_ifr_nd_wm" calcext:value-type="string">
            <text:p>id_fecha_prevista_terminacion_ins_nd_inl_ifr_nd_wm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wman</text:p>
          </table:table-cell>
          <table:table-cell table:style-name="ce3" office:value-type="string" calcext:value-type="string">
            <text:p>_wm</text:p>
          </table:table-cell>
          <table:table-cell table:style-name="ce3" office:value-type="string" calcext:value-type="string">
            <text:p>Avance y Estado Instalación Nodo Inalámbrico</text:p>
          </table:table-cell>
          <table:table-cell table:style-name="ce3" office:value-type="string" calcext:value-type="string">
            <text:p>_ins_nd_inl</text:p>
          </table:table-cell>
          <table:table-cell table:style-name="ce3" office:value-type="string" calcext:value-type="string">
            <text:p>Instalación y Puesta en Funcionamiento Equipos</text:p>
          </table:table-cell>
          <table:table-cell table:style-name="ce3" office:value-type="string" calcext:value-type="string">
            <text:p>_ins_fn_eqp</text:p>
          </table:table-cell>
          <table:table-cell table:style-name="ce3" office:value-type="string" calcext:value-type="string">
            <text:p>Fecha Funcionamiento</text:p>
          </table:table-cell>
          <table:table-cell table:style-name="ce7" office:value-type="string" calcext:value-type="string">
            <text:p>fecha_funcionamiento</text:p>
          </table:table-cell>
          <table:table-cell table:style-name="ce2" table:formula="of:=CONCATENATE([.H48];[.D48];[.F48];[.B48])" office:value-type="string" office:string-value="fecha_funcionamiento_ins_nd_inl_ins_fn_eqp_wm" calcext:value-type="string">
            <text:p>fecha_funcionamiento_ins_nd_inl_ins_fn_eqp_wm</text:p>
          </table:table-cell>
          <table:table-cell table:style-name="ce2" table:formula="of:=CONCATENATE(&quot;id_&quot;;[.I48])" office:value-type="string" office:string-value="id_fecha_funcionamiento_ins_nd_inl_ins_fn_eqp_wm" calcext:value-type="string">
            <text:p>id_fecha_funcionamiento_ins_nd_inl_ins_fn_eqp_wm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wman</text:p>
          </table:table-cell>
          <table:table-cell table:style-name="ce3" office:value-type="string" calcext:value-type="string">
            <text:p>_wm</text:p>
          </table:table-cell>
          <table:table-cell table:style-name="ce3" office:value-type="string" calcext:value-type="string">
            <text:p>Avance y Estado Instalación Nodo Inalámbrico</text:p>
          </table:table-cell>
          <table:table-cell table:style-name="ce3" office:value-type="string" calcext:value-type="string">
            <text:p>_ins_nd_inl</text:p>
          </table:table-cell>
          <table:table-cell table:style-name="ce3" table:number-columns-repeated="2"/>
          <table:table-cell table:style-name="ce2" office:value-type="string" calcext:value-type="string">
            <text:p>Porcentaje Avance</text:p>
          </table:table-cell>
          <table:table-cell table:style-name="ce4" office:value-type="string" calcext:value-type="string">
            <text:p>porcentaje_avance</text:p>
          </table:table-cell>
          <table:table-cell table:style-name="ce2" table:formula="of:=CONCATENATE([.H49];[.D49];[.F49];[.B49])" office:value-type="string" office:string-value="porcentaje_avance_ins_nd_inl_wm" calcext:value-type="string">
            <text:p>porcentaje_avance_ins_nd_inl_wm</text:p>
          </table:table-cell>
          <table:table-cell table:style-name="ce2" table:formula="of:=CONCATENATE(&quot;id_&quot;;[.I49])" office:value-type="string" office:string-value="id_porcentaje_avance_ins_nd_inl_wm" calcext:value-type="string">
            <text:p>id_porcentaje_avance_ins_nd_inl_wm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hfc</text:p>
          </table:table-cell>
          <table:table-cell table:style-name="ce3" office:value-type="string" calcext:value-type="string">
            <text:p>_hf</text:p>
          </table:table-cell>
          <table:table-cell table:style-name="ce3" office:value-type="string" calcext:value-type="string">
            <text:p>Avance y estado instalación accesos HFC</text:p>
          </table:table-cell>
          <table:table-cell table:style-name="ce3" office:value-type="string" calcext:value-type="string">
            <text:p>_ins_acc</text:p>
          </table:table-cell>
          <table:table-cell table:number-columns-repeated="2"/>
          <table:table-cell table:style-name="ce2" office:value-type="string" calcext:value-type="string">
            <text:p>Fecha Inicio instalación Acc HFC</text:p>
          </table:table-cell>
          <table:table-cell table:style-name="ce6" office:value-type="string" calcext:value-type="string">
            <text:p>fecha_inicio_acc_hfc</text:p>
          </table:table-cell>
          <table:table-cell table:style-name="ce2" table:formula="of:=CONCATENATE([.H50];[.D50];[.F50];[.B50])" office:value-type="string" office:string-value="fecha_inicio_acc_hfc_ins_acc_hf" calcext:value-type="string">
            <text:p>fecha_inicio_acc_hfc_ins_acc_hf</text:p>
          </table:table-cell>
          <table:table-cell table:style-name="ce2" table:formula="of:=CONCATENATE(&quot;id_&quot;;[.I50])" office:value-type="string" office:string-value="id_fecha_inicio_acc_hfc_ins_acc_hf" calcext:value-type="string">
            <text:p>id_fecha_inicio_acc_hfc_ins_acc_h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hfc</text:p>
          </table:table-cell>
          <table:table-cell table:style-name="ce3" office:value-type="string" calcext:value-type="string">
            <text:p>_hf</text:p>
          </table:table-cell>
          <table:table-cell table:style-name="ce3" office:value-type="string" calcext:value-type="string">
            <text:p>Avance y estado instalación accesos HFC</text:p>
          </table:table-cell>
          <table:table-cell table:style-name="ce3" office:value-type="string" calcext:value-type="string">
            <text:p>_ins_acc</text:p>
          </table:table-cell>
          <table:table-cell table:number-columns-repeated="2"/>
          <table:table-cell table:style-name="ce2" office:value-type="string" calcext:value-type="string">
            <text:p>Fecha Terminación instalación Acc HFC</text:p>
          </table:table-cell>
          <table:table-cell table:style-name="ce6" office:value-type="string" calcext:value-type="string">
            <text:p>fecha_terminacion_acc_hfc</text:p>
          </table:table-cell>
          <table:table-cell table:style-name="ce2" table:formula="of:=CONCATENATE([.H51];[.D51];[.F51];[.B51])" office:value-type="string" office:string-value="fecha_terminacion_acc_hfc_ins_acc_hf" calcext:value-type="string">
            <text:p>fecha_terminacion_acc_hfc_ins_acc_hf</text:p>
          </table:table-cell>
          <table:table-cell table:style-name="ce2" table:formula="of:=CONCATENATE(&quot;id_&quot;;[.I51])" office:value-type="string" office:string-value="id_fecha_terminacion_acc_hfc_ins_acc_hf" calcext:value-type="string">
            <text:p>id_fecha_terminacion_acc_hfc_ins_acc_h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hfc</text:p>
          </table:table-cell>
          <table:table-cell table:style-name="ce3" office:value-type="string" calcext:value-type="string">
            <text:p>_hf</text:p>
          </table:table-cell>
          <table:table-cell table:style-name="ce3" office:value-type="string" calcext:value-type="string">
            <text:p>Avance y estado instalación accesos HFC</text:p>
          </table:table-cell>
          <table:table-cell table:style-name="ce3" office:value-type="string" calcext:value-type="string">
            <text:p>_ins_acc</text:p>
          </table:table-cell>
          <table:table-cell table:style-name="ce3" office:value-type="string" calcext:value-type="string">
            <text:p>Tendido y Puesta en Funcionameinto Red Coaxial</text:p>
          </table:table-cell>
          <table:table-cell table:style-name="ce3" office:value-type="string" calcext:value-type="string">
            <text:p>_td_rd_cx</text:p>
          </table:table-cell>
          <table:table-cell table:style-name="ce2" office:value-type="string" calcext:value-type="string">
            <text:p>Descripcion Actividades</text:p>
          </table:table-cell>
          <table:table-cell table:style-name="ce6" office:value-type="string" calcext:value-type="string">
            <text:p>descripcion_actividades</text:p>
          </table:table-cell>
          <table:table-cell table:style-name="ce2" table:formula="of:=CONCATENATE([.H52];[.D52];[.F52];[.B52])" office:value-type="string" office:string-value="descripcion_actividades_ins_acc_td_rd_cx_hf" calcext:value-type="string">
            <text:p>descripcion_actividades_ins_acc_td_rd_cx_hf</text:p>
          </table:table-cell>
          <table:table-cell table:style-name="ce2" table:formula="of:=CONCATENATE(&quot;id_&quot;;[.I52])" office:value-type="string" office:string-value="id_descripcion_actividades_ins_acc_td_rd_cx_hf" calcext:value-type="string">
            <text:p>id_descripcion_actividades_ins_acc_td_rd_cx_h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hfc</text:p>
          </table:table-cell>
          <table:table-cell table:style-name="ce3" office:value-type="string" calcext:value-type="string">
            <text:p>_hf</text:p>
          </table:table-cell>
          <table:table-cell table:style-name="ce3" office:value-type="string" calcext:value-type="string">
            <text:p>Avance y estado instalación accesos HFC</text:p>
          </table:table-cell>
          <table:table-cell table:style-name="ce3" office:value-type="string" calcext:value-type="string">
            <text:p>_ins_acc</text:p>
          </table:table-cell>
          <table:table-cell table:style-name="ce3" office:value-type="string" calcext:value-type="string">
            <text:p>Tendido y Puesta en Funcionameinto Red Coaxial</text:p>
          </table:table-cell>
          <table:table-cell table:style-name="ce3" office:value-type="string" calcext:value-type="string">
            <text:p>_td_rd_cx</text:p>
          </table:table-cell>
          <table:table-cell table:style-name="ce3" office:value-type="string" calcext:value-type="string">
            <text:p>Estado Avance</text:p>
          </table:table-cell>
          <table:table-cell table:style-name="ce7" office:value-type="string" calcext:value-type="string">
            <text:p>estado_avance</text:p>
          </table:table-cell>
          <table:table-cell table:style-name="ce2" table:formula="of:=CONCATENATE([.H53];[.D53];[.F53];[.B53])" office:value-type="string" office:string-value="estado_avance_ins_acc_td_rd_cx_hf" calcext:value-type="string">
            <text:p>estado_avance_ins_acc_td_rd_cx_hf</text:p>
          </table:table-cell>
          <table:table-cell table:style-name="ce2" table:formula="of:=CONCATENATE(&quot;id_&quot;;[.I53])" office:value-type="string" office:string-value="id_estado_avance_ins_acc_td_rd_cx_hf" calcext:value-type="string">
            <text:p>id_estado_avance_ins_acc_td_rd_cx_h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hfc</text:p>
          </table:table-cell>
          <table:table-cell table:style-name="ce3" office:value-type="string" calcext:value-type="string">
            <text:p>_hf</text:p>
          </table:table-cell>
          <table:table-cell table:style-name="ce3" office:value-type="string" calcext:value-type="string">
            <text:p>Avance y estado instalación accesos HFC</text:p>
          </table:table-cell>
          <table:table-cell table:style-name="ce3" office:value-type="string" calcext:value-type="string">
            <text:p>_ins_acc</text:p>
          </table:table-cell>
          <table:table-cell table:style-name="ce3" office:value-type="string" calcext:value-type="string">
            <text:p>Tendido y Puesta en Funcionameinto Red Coaxial</text:p>
          </table:table-cell>
          <table:table-cell table:style-name="ce3" office:value-type="string" calcext:value-type="string">
            <text:p>_td_rd_cx</text:p>
          </table:table-cell>
          <table:table-cell table:style-name="ce3" office:value-type="string" calcext:value-type="string">
            <text:p>Fecha Funcionamiento</text:p>
          </table:table-cell>
          <table:table-cell table:style-name="ce7" office:value-type="string" calcext:value-type="string">
            <text:p>fecha_funcionamiento</text:p>
          </table:table-cell>
          <table:table-cell table:style-name="ce2" table:formula="of:=CONCATENATE([.H54];[.D54];[.F54];[.B54])" office:value-type="string" office:string-value="fecha_funcionamiento_ins_acc_td_rd_cx_hf" calcext:value-type="string">
            <text:p>fecha_funcionamiento_ins_acc_td_rd_cx_hf</text:p>
          </table:table-cell>
          <table:table-cell table:style-name="ce2" table:formula="of:=CONCATENATE(&quot;id_&quot;;[.I54])" office:value-type="string" office:string-value="id_fecha_funcionamiento_ins_acc_td_rd_cx_hf" calcext:value-type="string">
            <text:p>id_fecha_funcionamiento_ins_acc_td_rd_cx_h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wman</text:p>
          </table:table-cell>
          <table:table-cell table:style-name="ce3" office:value-type="string" calcext:value-type="string">
            <text:p>_wm</text:p>
          </table:table-cell>
          <table:table-cell table:style-name="ce3" office:value-type="string" calcext:value-type="string">
            <text:p>Avance y Estado Instalación Accesos Inalámbricos</text:p>
          </table:table-cell>
          <table:table-cell table:style-name="ce3" office:value-type="string" calcext:value-type="string">
            <text:p>_ins_acc_inl</text:p>
          </table:table-cell>
          <table:table-cell table:number-columns-repeated="2"/>
          <table:table-cell table:style-name="ce2" office:value-type="string" calcext:value-type="string">
            <text:p>Fecha Inicio instalación Acc Inalámbricos</text:p>
          </table:table-cell>
          <table:table-cell table:style-name="ce6" office:value-type="string" calcext:value-type="string">
            <text:p>fecha_inicio_acc_inl</text:p>
          </table:table-cell>
          <table:table-cell table:style-name="ce2" table:formula="of:=CONCATENATE([.H55];[.D55];[.F55];[.B55])" office:value-type="string" office:string-value="fecha_inicio_acc_inl_ins_acc_inl_wm" calcext:value-type="string">
            <text:p>fecha_inicio_acc_inl_ins_acc_inl_wm</text:p>
          </table:table-cell>
          <table:table-cell table:style-name="ce2" table:formula="of:=CONCATENATE(&quot;id_&quot;;[.I55])" office:value-type="string" office:string-value="id_fecha_inicio_acc_inl_ins_acc_inl_wm" calcext:value-type="string">
            <text:p>id_fecha_inicio_acc_inl_ins_acc_inl_wm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wman</text:p>
          </table:table-cell>
          <table:table-cell table:style-name="ce3" office:value-type="string" calcext:value-type="string">
            <text:p>_wm</text:p>
          </table:table-cell>
          <table:table-cell table:style-name="ce3" office:value-type="string" calcext:value-type="string">
            <text:p>Avance y Estado Instalación Accesos Inalámbricos</text:p>
          </table:table-cell>
          <table:table-cell table:style-name="ce3" office:value-type="string" calcext:value-type="string">
            <text:p>_ins_acc_inl</text:p>
          </table:table-cell>
          <table:table-cell table:number-columns-repeated="2"/>
          <table:table-cell table:style-name="ce2" office:value-type="string" calcext:value-type="string">
            <text:p>Fecha Terminación instalación Acc Inalámbricos</text:p>
          </table:table-cell>
          <table:table-cell table:style-name="ce6" office:value-type="string" calcext:value-type="string">
            <text:p>fecha_terminacion_acc_inl</text:p>
          </table:table-cell>
          <table:table-cell table:style-name="ce2" table:formula="of:=CONCATENATE([.H56];[.D56];[.F56];[.B56])" office:value-type="string" office:string-value="fecha_terminacion_acc_inl_ins_acc_inl_wm" calcext:value-type="string">
            <text:p>fecha_terminacion_acc_inl_ins_acc_inl_wm</text:p>
          </table:table-cell>
          <table:table-cell table:style-name="ce2" table:formula="of:=CONCATENATE(&quot;id_&quot;;[.I56])" office:value-type="string" office:string-value="id_fecha_terminacion_acc_inl_ins_acc_inl_wm" calcext:value-type="string">
            <text:p>id_fecha_terminacion_acc_inl_ins_acc_inl_wm</text:p>
          </table:table-cell>
          <table:table-cell table:number-columns-repeated="1014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Hoja 1'.$A$1" table:cell-range-address="$'Hoja 1'.$A$1:.$J$56"/>
        </table:named-expressions>
      </table:table>
      <table:table table:name="Core" table:style-name="ta2">
        <table:table-column table:style-name="co1" table:default-cell-style-name="ce8"/>
        <table:table-column table:style-name="co1" table:visibility="collapse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1014" table:default-cell-style-name="Default"/>
        <table:table-row table:style-name="ro4">
          <table:table-cell table:number-columns-repeated="1024"/>
        </table:table-row>
        <table:table-row table:style-name="ro5">
          <table:table-cell table:style-name="ce9" office:value-type="string" calcext:value-type="string">
            <text:p>tipo_proyecto</text:p>
          </table:table-cell>
          <table:table-cell table:style-name="ce9" office:value-type="string" calcext:value-type="string">
            <text:p>id_proyec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sub_tipo</text:p>
          </table:table-cell>
          <table:table-cell table:style-name="ce1" office:value-type="string" calcext:value-type="string">
            <text:p>nombre_formulario</text:p>
          </table:table-cell>
          <table:table-cell table:style-name="ce9" office:value-type="string" calcext:value-type="string">
            <text:p>campo</text:p>
          </table:table-cell>
          <table:table-cell table:style-name="ce10" office:value-type="string" calcext:value-type="string">
            <text:p>descripcion</text:p>
          </table:table-cell>
          <table:table-cell table:style-name="ce10" office:value-type="string" calcext:value-type="string">
            <text:p>descripcion_descripcion</text:p>
          </table:table-cell>
          <table:table-cell table:style-name="ce10" office:value-type="string" calcext:value-type="string">
            <text:p>id_actividad</text:p>
          </table:table-cell>
          <table:table-cell table:style-name="ce10" office:value-type="string" calcext:value-type="string">
            <text:p>informacion Hijos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core</text:p>
          </table:table-cell>
          <table:table-cell table:style-name="ce2"/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Centro de Gestión</text:p>
          </table:table-cell>
          <table:table-cell table:style-name="ce2" office:value-type="string" calcext:value-type="string">
            <text:p>Descripcion Actividades</text:p>
          </table:table-cell>
          <table:table-cell table:style-name="ce2" office:value-type="string" calcext:value-type="string">
            <text:p>descripcion_actividades_ins_noc_cg_cr</text:p>
          </table:table-cell>
          <table:table-cell table:style-name="ce3"/>
          <table:table-cell table:style-name="ce3" table:formula="of:=CONCATENATE([.I3];&quot; - &quot;;[.G3])" office:value-type="string" office:string-value=" - " calcext:value-type="string">
            <text:p><text:s/>- </text:p>
          </table:table-cell>
          <table:table-cell table:style-name="ce3"/>
          <table:table-cell table:style-name="ce3" table:formula="of:=TRUE()" office:value-type="float" office:value="1" calcext:value-type="float">
            <text:p>1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core</text:p>
          </table:table-cell>
          <table:table-cell table:style-name="ce2"/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Centro de Gestión</text:p>
          </table:table-cell>
          <table:table-cell table:style-name="ce2" office:value-type="string" calcext:value-type="string">
            <text:p>Fecha Inicio instalación Adecuaciones</text:p>
          </table:table-cell>
          <table:table-cell table:style-name="ce2" office:value-type="string" calcext:value-type="string">
            <text:p>fecha_inicio_instalacion_adecuaciones_ins_noc_cg_cr</text:p>
          </table:table-cell>
          <table:table-cell table:style-name="ce3"/>
          <table:table-cell table:style-name="ce3" table:formula="of:=CONCATENATE([.I4];&quot; - &quot;;[.G4])" office:value-type="string" office:string-value=" - " calcext:value-type="string">
            <text:p><text:s/>- </text:p>
          </table:table-cell>
          <table:table-cell table:style-name="ce3"/>
          <table:table-cell table:style-name="ce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table-cell table:style-name="ce2" office:value-type="string" calcext:value-type="string">
            <text:p>core</text:p>
          </table:table-cell>
          <table:table-cell table:style-name="ce2"/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Centro de Gestión</text:p>
          </table:table-cell>
          <table:table-cell table:style-name="ce2" office:value-type="string" calcext:value-type="string">
            <text:p>Fecha Terminación instalación Adecuaciones</text:p>
          </table:table-cell>
          <table:table-cell table:style-name="ce2" office:value-type="string" calcext:value-type="string">
            <text:p>fecha_terminacion_instalacion_adecuaciones_ins_noc_cg_cr</text:p>
          </table:table-cell>
          <table:table-cell table:style-name="ce3"/>
          <table:table-cell table:style-name="ce3" table:formula="of:=CONCATENATE([.I5];&quot; - &quot;;[.G5])" office:value-type="string" office:string-value=" - " calcext:value-type="string">
            <text:p><text:s/>- 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core</text:p>
          </table:table-cell>
          <table:table-cell table:style-name="ce2"/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Centro de Gestión</text:p>
          </table:table-cell>
          <table:table-cell table:style-name="ce2" office:value-type="string" calcext:value-type="string">
            <text:p>Fecha Prevista PI&amp;PS Inicio</text:p>
          </table:table-cell>
          <table:table-cell table:style-name="ce2" office:value-type="string" calcext:value-type="string">
            <text:p>fecha_pi_ps_prevista_inicio_ins_noc_cg_cr</text:p>
          </table:table-cell>
          <table:table-cell table:style-name="ce3"/>
          <table:table-cell table:style-name="ce3" table:formula="of:=CONCATENATE([.I6];&quot; - &quot;;[.G6])" office:value-type="string" office:string-value=" - " calcext:value-type="string">
            <text:p><text:s/>- 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core</text:p>
          </table:table-cell>
          <table:table-cell table:style-name="ce2"/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Centro de Gestión</text:p>
          </table:table-cell>
          <table:table-cell table:style-name="ce2" office:value-type="string" calcext:value-type="string">
            <text:p>Fecha Prevista PI&amp;PS Terminación</text:p>
          </table:table-cell>
          <table:table-cell table:style-name="ce2" office:value-type="string" calcext:value-type="string">
            <text:p>fecha_pi_ps_prevista_terminacion_ins_noc_cg_cr</text:p>
          </table:table-cell>
          <table:table-cell table:style-name="ce3"/>
          <table:table-cell table:style-name="ce3" table:formula="of:=CONCATENATE([.I7];&quot; - &quot;;[.G7])" office:value-type="string" office:string-value=" - " calcext:value-type="string">
            <text:p><text:s/>- 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core</text:p>
          </table:table-cell>
          <table:table-cell table:style-name="ce2"/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Mesa <text:s/>de Ayuda</text:p>
          </table:table-cell>
          <table:table-cell table:style-name="ce2" office:value-type="string" calcext:value-type="string">
            <text:p>Descripcion Actividades</text:p>
          </table:table-cell>
          <table:table-cell table:style-name="ce2" office:value-type="string" calcext:value-type="string">
            <text:p>descripcion_actividades_ins_noc_ma_cr</text:p>
          </table:table-cell>
          <table:table-cell table:style-name="ce3"/>
          <table:table-cell table:style-name="ce3" table:formula="of:=CONCATENATE([.I8];&quot; - &quot;;[.G8])" office:value-type="string" office:string-value=" - " calcext:value-type="string">
            <text:p><text:s/>- 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core</text:p>
          </table:table-cell>
          <table:table-cell table:style-name="ce2"/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Mesa <text:s/>de Ayuda</text:p>
          </table:table-cell>
          <table:table-cell table:style-name="ce2" office:value-type="string" calcext:value-type="string">
            <text:p>Feha Inicio instalación Adecuaciones</text:p>
          </table:table-cell>
          <table:table-cell table:style-name="ce2" office:value-type="string" calcext:value-type="string">
            <text:p>fecha_inicio_instalacion_adecuaciones_ins_noc_ma_cr</text:p>
          </table:table-cell>
          <table:table-cell table:style-name="ce3"/>
          <table:table-cell table:style-name="ce3" table:formula="of:=CONCATENATE([.I9];&quot; - &quot;;[.G9])" office:value-type="string" office:string-value=" - " calcext:value-type="string">
            <text:p><text:s/>- </text:p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core</text:p>
          </table:table-cell>
          <table:table-cell table:style-name="ce2"/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Mesa <text:s/>de Ayuda</text:p>
          </table:table-cell>
          <table:table-cell table:style-name="ce2" office:value-type="string" calcext:value-type="string">
            <text:p>Fecha Terminación instalación Adecuaciones</text:p>
          </table:table-cell>
          <table:table-cell table:style-name="ce2" office:value-type="string" calcext:value-type="string">
            <text:p>fecha_terminacion_instalacion_adecuaciones_ins_noc_ma_cr</text:p>
          </table:table-cell>
          <table:table-cell table:style-name="ce3"/>
          <table:table-cell table:style-name="ce3" table:formula="of:=CONCATENATE([.I10];&quot; - &quot;;[.G10])" office:value-type="string" office:string-value=" - " calcext:value-type="string">
            <text:p><text:s/>- 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core</text:p>
          </table:table-cell>
          <table:table-cell/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Mesa <text:s/>de Ayuda</text:p>
          </table:table-cell>
          <table:table-cell table:style-name="ce2" office:value-type="string" calcext:value-type="string">
            <text:p>Fecha Prevista PI&amp;PS Inicio</text:p>
          </table:table-cell>
          <table:table-cell table:style-name="ce2" office:value-type="string" calcext:value-type="string">
            <text:p>fecha_pi_ps_prevista_inicio_ins_noc_ma_cr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core</text:p>
          </table:table-cell>
          <table:table-cell/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Mesa <text:s/>de Ayuda</text:p>
          </table:table-cell>
          <table:table-cell table:style-name="ce2" office:value-type="string" calcext:value-type="string">
            <text:p>Fecha Prevista PI&amp;PS Terminación</text:p>
          </table:table-cell>
          <table:table-cell table:style-name="ce2" office:value-type="string" calcext:value-type="string">
            <text:p>fecha_pi_ps_prevista_terminacion_ins_noc_ma_cr</text:p>
          </table:table-cell>
          <table:table-cell table:number-columns-repeated="1018"/>
        </table:table-row>
        <table:table-row table:style-name="ro6">
          <table:table-cell table:style-name="ce2" office:value-type="string" calcext:value-type="string">
            <text:p>core</text:p>
          </table:table-cell>
          <table:table-cell/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Otros Equipos o Sistemas en el NOC</text:p>
          </table:table-cell>
          <table:table-cell table:style-name="ce2" office:value-type="string" calcext:value-type="string">
            <text:p>Descripcion Actividades</text:p>
          </table:table-cell>
          <table:table-cell table:style-name="ce2" office:value-type="string" calcext:value-type="string">
            <text:p>descripcion_actividades_ins_noc_otr_si_noc_cr</text:p>
          </table:table-cell>
          <table:table-cell table:number-columns-repeated="1018"/>
        </table:table-row>
        <table:table-row table:style-name="ro6">
          <table:table-cell table:style-name="ce2" office:value-type="string" calcext:value-type="string">
            <text:p>core</text:p>
          </table:table-cell>
          <table:table-cell/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Otros Equipos o Sistemas en el NOC</text:p>
          </table:table-cell>
          <table:table-cell table:style-name="ce2" office:value-type="string" calcext:value-type="string">
            <text:p>Feha Inicio instalación Adecuaciones</text:p>
          </table:table-cell>
          <table:table-cell table:style-name="ce2" office:value-type="string" calcext:value-type="string">
            <text:p>fecha_inicio_instalacion_adecuaciones_ins_noc_otr_si_noc_cr</text:p>
          </table:table-cell>
          <table:table-cell table:number-columns-repeated="1018"/>
        </table:table-row>
        <table:table-row table:style-name="ro6">
          <table:table-cell table:style-name="ce2" office:value-type="string" calcext:value-type="string">
            <text:p>core</text:p>
          </table:table-cell>
          <table:table-cell/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Otros Equipos o Sistemas en el NOC</text:p>
          </table:table-cell>
          <table:table-cell table:style-name="ce2" office:value-type="string" calcext:value-type="string">
            <text:p>Fecha Terminación instalación Adecuaciones</text:p>
          </table:table-cell>
          <table:table-cell table:style-name="ce2" office:value-type="string" calcext:value-type="string">
            <text:p>fecha_terminacion_instalacion_adecuaciones_ins_noc_otr_si_cr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Otros Equipos o Sistemas en el NOC</text:p>
          </table:table-cell>
          <table:table-cell table:style-name="ce2" office:value-type="string" calcext:value-type="string">
            <text:p>Fecha Prevista PI&amp;PS Inicio</text:p>
          </table:table-cell>
          <table:table-cell table:style-name="ce2" office:value-type="string" calcext:value-type="string">
            <text:p>fecha_pi_ps_prevista_inicio_ins_noc_otr_si_cr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2" office:value-type="string" calcext:value-type="string">
            <text:p>Avance y <text:s/>Estado Instalación NOC</text:p>
          </table:table-cell>
          <table:table-cell table:style-name="ce2" office:value-type="string" calcext:value-type="string">
            <text:p>Otros Equipos o Sistemas en el NOC</text:p>
          </table:table-cell>
          <table:table-cell table:style-name="ce2" office:value-type="string" calcext:value-type="string">
            <text:p>Fecha Prevista PI&amp;PS Terminación</text:p>
          </table:table-cell>
          <table:table-cell table:style-name="ce2" office:value-type="string" calcext:value-type="string">
            <text:p>fecha_pi_ps_prevista_terminacion_ins_noc_otr_si_cr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" office:value-type="string" calcext:value-type="string">
            <text:p>Avance y <text:s/>Estado Instalación NOC</text:p>
          </table:table-cell>
          <table:table-cell table:style-name="ce2"/>
          <table:table-cell table:style-name="ce2" office:value-type="string" calcext:value-type="string">
            <text:p>Porcentaje Avance</text:p>
          </table:table-cell>
          <table:table-cell table:style-name="ce2" office:value-type="string" calcext:value-type="string">
            <text:p>porcentaje_avance_ins_noc_cr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2" office:value-type="string" calcext:value-type="string">
            <text:p>Avance y <text:s/>Estado Instalación NOC</text:p>
          </table:table-cell>
          <table:table-cell table:style-name="ce2"/>
          <table:table-cell table:style-name="ce2" office:value-type="string" calcext:value-type="string">
            <text:p>Fecha Prevista Verificación Interventoría</text:p>
          </table:table-cell>
          <table:table-cell table:style-name="ce2" office:value-type="string" calcext:value-type="string">
            <text:p>fecha_verificacion_ins_noc_cr</text:p>
          </table:table-cell>
          <table:table-cell table:number-columns-repeated="1018"/>
        </table:table-row>
        <table:table-row table:style-name="ro7" table:number-rows-repeated="4">
          <table:table-cell table:number-columns-repeated="5"/>
          <table:table-cell table:style-name="ce2"/>
          <table:table-cell table:number-columns-repeated="1018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pen Project" table:style-name="ta3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"/>
        <table:table-column table:style-name="co23" table:default-cell-style-name="ce12"/>
        <table:table-column table:style-name="co24" table:default-cell-style-name="Default"/>
        <table:table-column table:style-name="co25" table:number-columns-repeated="1017" table:default-cell-style-name="Default"/>
        <table:table-row table:style-name="ro8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royecto</text:p>
          </table:table-cell>
          <table:table-cell table:style-name="ce11" office:value-type="string" calcext:value-type="string">
            <text:p>Estado</text:p>
          </table:table-cell>
          <table:table-cell table:style-name="ce11" office:value-type="string" calcext:value-type="string">
            <text:p>Asunto</text:p>
          </table:table-cell>
          <table:table-cell table:style-name="ce11" office:value-type="string" calcext:value-type="string">
            <text:p>Fecha de inicio</text:p>
          </table:table-cell>
          <table:table-cell table:style-name="ce11" office:value-type="string" calcext:value-type="string">
            <text:p>Fecha de vencimiento</text:p>
          </table:table-cell>
          <table:table-cell table:style-name="ce11" office:value-type="string" calcext:value-type="string">
            <text:p>Progreso (%)</text:p>
          </table:table-cell>
          <table:table-cell table:style-name="ce11"/>
          <table:table-cell table:number-columns-repeated="1016"/>
        </table:table-row>
        <table:table-row table:style-name="ro9" table:visibility="filter">
          <table:table-cell office:value-type="float" office:value="467" calcext:value-type="float">
            <text:p>467</text:p>
          </table:table-cell>
          <table:table-cell office:value-type="string" calcext:value-type="string">
            <text:p>Plan Instalación y Puesta en Servici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JECUCION PLAN DE INSTALACION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7-03-23" calcext:value-type="date">
            <text:p>23.03.201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9">
          <table:table-cell office:value-type="float" office:value="1317" calcext:value-type="float">
            <text:p>1317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RE NACIONAL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0-14" calcext:value-type="date">
            <text:p>14.10.2016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9">
          <table:table-cell office:value-type="float" office:value="2184" calcext:value-type="float">
            <text:p>2184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8-13" calcext:value-type="date">
            <text:p>13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>
          <table:table-cell office:value-type="float" office:value="2200" calcext:value-type="float">
            <text:p>2200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ar Permisos de Collocation en DataCenter Level3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8-13" calcext:value-type="date">
            <text:p>13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>
          <table:table-cell office:value-type="float" office:value="2188" calcext:value-type="float">
            <text:p>2188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 (Entrada en Almacén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8-13" calcext:value-type="date">
            <text:p>13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>
          <table:table-cell office:value-type="float" office:value="2201" calcext:value-type="float">
            <text:p>2201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de Datos (act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8-13" calcext:value-type="date">
            <text:p>13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>
          <table:table-cell office:value-type="float" office:value="2190" calcext:value-type="float">
            <text:p>2190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08-15" calcext:value-type="date">
            <text:p>15.08.2016</text:p>
          </table:table-cell>
          <table:table-cell office:value-type="date" office:date-value="2016-08-27" calcext:value-type="date">
            <text:p>27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>
          <table:table-cell office:value-type="float" office:value="2203" calcext:value-type="float">
            <text:p>2203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de Datos (activos)</text:p>
          </table:table-cell>
          <table:table-cell office:value-type="date" office:date-value="2016-08-15" calcext:value-type="date">
            <text:p>15.08.2016</text:p>
          </table:table-cell>
          <table:table-cell office:value-type="date" office:date-value="2016-08-27" calcext:value-type="date">
            <text:p>27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>
          <table:table-cell office:value-type="float" office:value="2580" calcext:value-type="float">
            <text:p>2580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entro de Gestión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0-07" calcext:value-type="date">
            <text:p>07.10.2016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9">
          <table:table-cell office:value-type="float" office:value="2193" calcext:value-type="float">
            <text:p>2193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DataCenter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9-30" calcext:value-type="date">
            <text:p>30.09.2016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9">
          <table:table-cell office:value-type="float" office:value="1333" calcext:value-type="float">
            <text:p>1333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Firewall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9-30" calcext:value-type="date">
            <text:p>30.09.2016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9">
          <table:table-cell office:value-type="float" office:value="2205" calcext:value-type="float">
            <text:p>2205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Servidor Plataformas de Administración y Gestión del Proyecto</text:p>
          </table:table-cell>
          <table:table-cell office:value-type="date" office:date-value="2016-09-05" calcext:value-type="date">
            <text:p>05.09.2016</text:p>
          </table:table-cell>
          <table:table-cell office:value-type="date" office:date-value="2016-09-29" calcext:value-type="date">
            <text:p>29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>
          <table:table-cell office:value-type="float" office:value="481" calcext:value-type="float">
            <text:p>481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Instalación del NOC - SOC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0-07" calcext:value-type="date">
            <text:p>07.10.2016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9">
          <table:table-cell office:value-type="float" office:value="495" calcext:value-type="float">
            <text:p>495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mplementación NOC nodo base Fase I Apropiación de Tecnología</text:p>
          </table:table-cell>
          <table:table-cell office:value-type="date" office:date-value="2016-08-10" calcext:value-type="date">
            <text:p>10.08.2016</text:p>
          </table:table-cell>
          <table:table-cell office:value-type="date" office:date-value="2016-08-29" calcext:value-type="date">
            <text:p>29.08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9">
          <table:table-cell office:value-type="float" office:value="539" calcext:value-type="float">
            <text:p>539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mplementación NOC nodo base Fase II Configuración</text:p>
          </table:table-cell>
          <table:table-cell office:value-type="date" office:date-value="2016-08-08" calcext:value-type="date">
            <text:p>08.08.2016</text:p>
          </table:table-cell>
          <table:table-cell office:value-type="date" office:date-value="2016-10-07" calcext:value-type="date">
            <text:p>07.10.2016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9">
          <table:table-cell office:value-type="float" office:value="540" calcext:value-type="float">
            <text:p>540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mplementación NOC nodo base Fase III Prueba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16" calcext:value-type="date">
            <text:p>1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>
          <table:table-cell office:value-type="float" office:value="541" calcext:value-type="float">
            <text:p>541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mplementación NOC nodo base Fase IV Puesta en servicio</text:p>
          </table:table-cell>
          <table:table-cell office:value-type="date" office:date-value="2016-08-08" calcext:value-type="date">
            <text:p>08.08.2016</text:p>
          </table:table-cell>
          <table:table-cell office:value-type="date" office:date-value="2016-08-22" calcext:value-type="date">
            <text:p>2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>
          <table:table-cell office:value-type="float" office:value="542" calcext:value-type="float">
            <text:p>542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mplementación NOC nodo principal Fase I Apropiación de Tecnología</text:p>
          </table:table-cell>
          <table:table-cell office:value-type="date" office:date-value="2016-08-08" calcext:value-type="date">
            <text:p>08.08.2016</text:p>
          </table:table-cell>
          <table:table-cell office:value-type="date" office:date-value="2016-08-22" calcext:value-type="date">
            <text:p>22.08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9">
          <table:table-cell office:value-type="float" office:value="543" calcext:value-type="float">
            <text:p>543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mplementación NOC nodo principal Fase II Configuración</text:p>
          </table:table-cell>
          <table:table-cell office:value-type="date" office:date-value="2016-08-13" calcext:value-type="date">
            <text:p>13.08.2016</text:p>
          </table:table-cell>
          <table:table-cell office:value-type="date" office:date-value="2016-09-16" calcext:value-type="date">
            <text:p>16.09.2016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9">
          <table:table-cell office:value-type="float" office:value="544" calcext:value-type="float">
            <text:p>544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mplementación NOC nodo principal Fase III Pruebas</text:p>
          </table:table-cell>
          <table:table-cell office:value-type="date" office:date-value="2016-08-08" calcext:value-type="date">
            <text:p>08.08.2016</text:p>
          </table:table-cell>
          <table:table-cell office:value-type="date" office:date-value="2016-08-22" calcext:value-type="date">
            <text:p>2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>
          <table:table-cell office:value-type="float" office:value="545" calcext:value-type="float">
            <text:p>545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mplementación NOC nodo Prinicpal Fase IV Puesta en servicio</text:p>
          </table:table-cell>
          <table:table-cell office:value-type="date" office:date-value="2016-08-18" calcext:value-type="date">
            <text:p>18.08.2016</text:p>
          </table:table-cell>
          <table:table-cell office:value-type="date" office:date-value="2016-08-31" calcext:value-type="date">
            <text:p>31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>
          <table:table-cell office:value-type="float" office:value="484" calcext:value-type="float">
            <text:p>484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Actualización Mesa de Ayuda</text:p>
          </table:table-cell>
          <table:table-cell office:value-type="date" office:date-value="2016-08-18" calcext:value-type="date">
            <text:p>18.08.2016</text:p>
          </table:table-cell>
          <table:table-cell office:value-type="date" office:date-value="2016-10-14" calcext:value-type="date">
            <text:p>14.10.2016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9">
          <table:table-cell office:value-type="float" office:value="491" calcext:value-type="float">
            <text:p>491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mplementación Mesa de Servicio Fase I <text:s/>Adquisición Equipamento</text:p>
          </table:table-cell>
          <table:table-cell office:value-type="date" office:date-value="2016-08-18" calcext:value-type="date">
            <text:p>18.08.2016</text:p>
          </table:table-cell>
          <table:table-cell office:value-type="date" office:date-value="2016-08-31" calcext:value-type="date">
            <text:p>31.08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9">
          <table:table-cell office:value-type="float" office:value="546" calcext:value-type="float">
            <text:p>546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mplementación Mesa de Servicio Fase II Personal y Capacitación</text:p>
          </table:table-cell>
          <table:table-cell office:value-type="date" office:date-value="2016-08-18" calcext:value-type="date">
            <text:p>18.08.2016</text:p>
          </table:table-cell>
          <table:table-cell office:value-type="date" office:date-value="2016-10-14" calcext:value-type="date">
            <text:p>14.10.2016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9">
          <table:table-cell office:value-type="float" office:value="547" calcext:value-type="float">
            <text:p>547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mplementación Mesa de Servicio Fase III Configuración</text:p>
          </table:table-cell>
          <table:table-cell office:value-type="date" office:date-value="2016-08-22" calcext:value-type="date">
            <text:p>22.08.2016</text:p>
          </table:table-cell>
          <table:table-cell office:value-type="date" office:date-value="2016-08-30" calcext:value-type="date">
            <text:p>30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>
          <table:table-cell office:value-type="float" office:value="548" calcext:value-type="float">
            <text:p>548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mplementación Mesa de Servicio Fase IV</text:p>
          </table:table-cell>
          <table:table-cell office:value-type="date" office:date-value="2016-08-22" calcext:value-type="date">
            <text:p>22.08.2016</text:p>
          </table:table-cell>
          <table:table-cell office:value-type="date" office:date-value="2016-08-30" calcext:value-type="date">
            <text:p>30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>
          <table:table-cell office:value-type="float" office:value="1323" calcext:value-type="float">
            <text:p>1323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 Puesta en servicio - Level3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9-30" calcext:value-type="date">
            <text:p>30.09.2016</text:p>
          </table:table-cell>
          <table:table-cell office:value-type="float" office:value="97" calcext:value-type="float">
            <text:p>97</text:p>
          </table:table-cell>
          <table:table-cell table:number-columns-repeated="1017"/>
        </table:table-row>
        <table:table-row table:style-name="ro9">
          <table:table-cell office:value-type="float" office:value="1324" calcext:value-type="float">
            <text:p>1324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de fibra óptica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9-30" calcext:value-type="date">
            <text:p>30.09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9">
          <table:table-cell office:value-type="float" office:value="1325" calcext:value-type="float">
            <text:p>1325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de router internet + MPLS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9-30" calcext:value-type="date">
            <text:p>30.09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9">
          <table:table-cell office:value-type="float" office:value="1326" calcext:value-type="float">
            <text:p>1326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l canal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9-30" calcext:value-type="date">
            <text:p>30.09.2016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9">
          <table:table-cell office:value-type="float" office:value="1327" calcext:value-type="float">
            <text:p>1327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8. Puesta en servicio - Azteca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9-30" calcext:value-type="date">
            <text:p>30.09.201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9">
          <table:table-cell office:value-type="float" office:value="1328" calcext:value-type="float">
            <text:p>1328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de fibra óptica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9-30" calcext:value-type="date">
            <text:p>30.09.201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9">
          <table:table-cell office:value-type="float" office:value="1329" calcext:value-type="float">
            <text:p>1329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de router internet + MPLS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9-30" calcext:value-type="date">
            <text:p>30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>
          <table:table-cell office:value-type="float" office:value="1330" calcext:value-type="float">
            <text:p>1330</text:p>
          </table:table-cell>
          <table:table-cell office:value-type="string" calcext:value-type="string">
            <text:p>1. CORE NACION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l canal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9-30" calcext:value-type="date">
            <text:p>30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65" calcext:value-type="float">
            <text:p>465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RDOBA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7-03-18" calcext:value-type="date">
            <text:p>18.03.201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9" table:visibility="filter">
          <table:table-cell office:value-type="float" office:value="677" calcext:value-type="float">
            <text:p>677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Fase 1: Cumplimiento de Meta 4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1-19" calcext:value-type="date">
            <text:p>19.11.2016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9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CERETE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ERET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1-19" calcext:value-type="date">
            <text:p>19.11.2016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9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ABECERA C2-AA-03 Altos de las Acacias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9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9" table:visibility="filter">
          <table:table-cell office:value-type="float" office:value="519" calcext:value-type="float">
            <text:p>519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Solicitud permisos Electrocaribe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588" calcext:value-type="float">
            <text:p>588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POT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589" calcext:value-type="float">
            <text:p>589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590" calcext:value-type="float">
            <text:p>590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591" calcext:value-type="float">
            <text:p>591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de servidumbre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592" calcext:value-type="float">
            <text:p>592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Solicitud de otros permisos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9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. Adquisiciones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9" table:visibility="filter">
          <table:table-cell office:value-type="float" office:value="593" calcext:value-type="float">
            <text:p>593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Adquirir equipos para red de datos (act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9" table:visibility="filter">
          <table:table-cell office:value-type="float" office:value="594" calcext:value-type="float">
            <text:p>594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Adquirir materiales y equipos para red de datos (pas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9" table:visibility="filter">
          <table:table-cell office:value-type="float" office:value="596" calcext:value-type="float">
            <text:p>596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Adquirir materiales y equipos para red eléctrica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6-11" calcext:value-type="date">
            <text:p>11.06.2016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9" table:visibility="filter">
          <table:table-cell office:value-type="float" office:value="597" calcext:value-type="float">
            <text:p>597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sistema de aire acondicionado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6-11" calcext:value-type="date">
            <text:p>11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16" calcext:value-type="float">
            <text:p>2116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17" calcext:value-type="float">
            <text:p>2117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de datos (activos)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18" calcext:value-type="float">
            <text:p>2118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datos (pasivos)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19" calcext:value-type="float">
            <text:p>2119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eléctrica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20" calcext:value-type="float">
            <text:p>2120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sistema de aire acondicionado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4. Instalación Cabecera</text:p>
          </table:table-cell>
          <table:table-cell office:value-type="date" office:date-value="2016-08-08" calcext:value-type="date">
            <text:p>08.08.2016</text:p>
          </table:table-cell>
          <table:table-cell office:value-type="date" office:date-value="2016-08-13" calcext:value-type="date">
            <text:p>13.08.201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9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Instalar red de datos (activos)</text:p>
          </table:table-cell>
          <table:table-cell office:value-type="date" office:date-value="2016-08-08" calcext:value-type="date">
            <text:p>08.08.2016</text:p>
          </table:table-cell>
          <table:table-cell office:value-type="date" office:date-value="2016-08-13" calcext:value-type="date">
            <text:p>13.08.201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9" table:visibility="filter">
          <table:table-cell office:value-type="float" office:value="512" calcext:value-type="float">
            <text:p>512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red de datos (pasivos)</text:p>
          </table:table-cell>
          <table:table-cell office:value-type="date" office:date-value="2016-08-08" calcext:value-type="date">
            <text:p>08.08.2016</text:p>
          </table:table-cell>
          <table:table-cell office:value-type="date" office:date-value="2016-08-13" calcext:value-type="date">
            <text:p>13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05" calcext:value-type="float">
            <text:p>605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red eléctrica</text:p>
          </table:table-cell>
          <table:table-cell office:value-type="date" office:date-value="2016-08-08" calcext:value-type="date">
            <text:p>08.08.2016</text:p>
          </table:table-cell>
          <table:table-cell office:value-type="date" office:date-value="2016-08-13" calcext:value-type="date">
            <text:p>13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06" calcext:value-type="float">
            <text:p>606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aire acondicionado</text:p>
          </table:table-cell>
          <table:table-cell office:value-type="date" office:date-value="2016-08-08" calcext:value-type="date">
            <text:p>08.08.2016</text:p>
          </table:table-cell>
          <table:table-cell office:value-type="date" office:date-value="2016-08-13" calcext:value-type="date">
            <text:p>13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513" calcext:value-type="float">
            <text:p>513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5. Puesta en servicio - Level3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9-24" calcext:value-type="date">
            <text:p>24.09.2016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9" table:visibility="filter">
          <table:table-cell office:value-type="float" office:value="515" calcext:value-type="float">
            <text:p>515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Gestión de viabilidad y contratación - Carrier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8-20" calcext:value-type="date">
            <text:p>20.08.2016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9" table:visibility="filter">
          <table:table-cell office:value-type="float" office:value="516" calcext:value-type="float">
            <text:p>516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de última milla - Carrier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9-24" calcext:value-type="date">
            <text:p>24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21" calcext:value-type="float">
            <text:p>2121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figuración Carrier - CORE - NOC - Puesta en servicio</text:p>
          </table:table-cell>
          <table:table-cell office:value-type="date" office:date-value="2016-09-05" calcext:value-type="date">
            <text:p>05.09.2016</text:p>
          </table:table-cell>
          <table:table-cell office:value-type="date" office:date-value="2016-09-24" calcext:value-type="date">
            <text:p>24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514" calcext:value-type="float">
            <text:p>514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Puesta en servicio - Azteca</text:p>
          </table:table-cell>
          <table:table-cell office:value-type="date" office:date-value="2016-07-18" calcext:value-type="date">
            <text:p>18.07.2016</text:p>
          </table:table-cell>
          <table:table-cell office:value-type="date" office:date-value="2016-10-01" calcext:value-type="date">
            <text:p>01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517" calcext:value-type="float">
            <text:p>517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Gestión de viabilidad y contratación - Carrier</text:p>
          </table:table-cell>
          <table:table-cell office:value-type="date" office:date-value="2016-07-18" calcext:value-type="date">
            <text:p>18.07.2016</text:p>
          </table:table-cell>
          <table:table-cell office:value-type="date" office:date-value="2016-08-27" calcext:value-type="date">
            <text:p>27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518" calcext:value-type="float">
            <text:p>518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de última milla - Carrier</text:p>
          </table:table-cell>
          <table:table-cell office:value-type="date" office:date-value="2016-07-18" calcext:value-type="date">
            <text:p>18.07.2016</text:p>
          </table:table-cell>
          <table:table-cell office:value-type="date" office:date-value="2016-10-01" calcext:value-type="date">
            <text:p>01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22" calcext:value-type="float">
            <text:p>2122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figuración Carrier - CORE - NOC - Puesta en servicio</text:p>
          </table:table-cell>
          <table:table-cell office:value-type="date" office:date-value="2016-09-05" calcext:value-type="date">
            <text:p>05.09.2016</text:p>
          </table:table-cell>
          <table:table-cell office:value-type="date" office:date-value="2016-10-01" calcext:value-type="date">
            <text:p>01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23" calcext:value-type="float">
            <text:p>2123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interventoría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24" calcext:value-type="float">
            <text:p>2124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informe semanal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25" calcext:value-type="float">
            <text:p>2125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inventario de infraestructura mensual</text:p>
          </table:table-cell>
          <table:table-cell office:value-type="date" office:date-value="2016-06-27" calcext:value-type="date">
            <text:p>27.06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26" calcext:value-type="float">
            <text:p>2126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carter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27" calcext:value-type="float">
            <text:p>2127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LTOS DE ACACIAS HFC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9" table:visibility="filter">
          <table:table-cell office:value-type="float" office:value="520" calcext:value-type="float">
            <text:p>520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9" table:visibility="filter">
          <table:table-cell office:value-type="float" office:value="642" calcext:value-type="float">
            <text:p>642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Solicitud permisos uso postería Ufine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9" table:visibility="filter">
          <table:table-cell office:value-type="float" office:value="643" calcext:value-type="float">
            <text:p>643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44" calcext:value-type="float">
            <text:p>644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45" calcext:value-type="float">
            <text:p>645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46" calcext:value-type="float">
            <text:p>646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47" calcext:value-type="float">
            <text:p>647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Permisos par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9" table:visibility="filter">
          <table:table-cell office:value-type="float" office:value="521" calcext:value-type="float">
            <text:p>521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. Adquisiciones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9" table:visibility="filter">
          <table:table-cell office:value-type="float" office:value="648" calcext:value-type="float">
            <text:p>648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troncal FO (act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49" calcext:value-type="float">
            <text:p>649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Adquirir materiales y equipos para red troncal FO (pas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9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Adquirir materiales y equipos para red subtroncal HFC (act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71" calcext:value-type="float">
            <text:p>2171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pas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72" calcext:value-type="float">
            <text:p>2172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act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73" calcext:value-type="float">
            <text:p>2173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pas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74" calcext:value-type="float">
            <text:p>2174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HFC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525" calcext:value-type="float">
            <text:p>525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9" table:visibility="filter">
          <table:table-cell office:value-type="float" office:value="651" calcext:value-type="float">
            <text:p>651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troncal FO (act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52" calcext:value-type="float">
            <text:p>652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Entregar materiales y equipos para Red Troncal FO (Pas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9" table:visibility="filter">
          <table:table-cell office:value-type="float" office:value="653" calcext:value-type="float">
            <text:p>653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Entregar materiales y equipos para red subtroncal HFC (act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75" calcext:value-type="float">
            <text:p>2175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pas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77" calcext:value-type="float">
            <text:p>2177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act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78" calcext:value-type="float">
            <text:p>2178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pas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79" calcext:value-type="float">
            <text:p>2179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HFC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de Red Troncal FO</text:p>
          </table:table-cell>
          <table:table-cell office:value-type="date" office:date-value="2016-07-25" calcext:value-type="date">
            <text:p>25.07.2016</text:p>
          </table:table-cell>
          <table:table-cell office:value-type="date" office:date-value="2016-09-10" calcext:value-type="date">
            <text:p>10.09.2016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9" table:visibility="filter">
          <table:table-cell office:value-type="float" office:value="527" calcext:value-type="float">
            <text:p>527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07-25" calcext:value-type="date">
            <text:p>25.07.2016</text:p>
          </table:table-cell>
          <table:table-cell office:value-type="date" office:date-value="2016-07-29" calcext:value-type="date">
            <text:p>29.07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9" table:visibility="filter">
          <table:table-cell office:value-type="float" office:value="528" calcext:value-type="float">
            <text:p>528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Digitalización y validación de información de la red</text:p>
          </table:table-cell>
          <table:table-cell office:value-type="date" office:date-value="2016-08-22" calcext:value-type="date">
            <text:p>22.08.2016</text:p>
          </table:table-cell>
          <table:table-cell office:value-type="date" office:date-value="2016-09-10" calcext:value-type="date">
            <text:p>10.09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9" table:visibility="filter">
          <table:table-cell office:value-type="float" office:value="654" calcext:value-type="float">
            <text:p>654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atenuación, limpieza de conectores, etc)</text:p>
          </table:table-cell>
          <table:table-cell office:value-type="date" office:date-value="2016-08-08" calcext:value-type="date">
            <text:p>08.08.2016</text:p>
          </table:table-cell>
          <table:table-cell office:value-type="date" office:date-value="2016-08-12" calcext:value-type="date">
            <text:p>1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Instalación de Red Subtroncal HFC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10-01" calcext:value-type="date">
            <text:p>01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529" calcext:value-type="float">
            <text:p>529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cable RG11, marquillado, conectorización multitap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9-10" calcext:value-type="date">
            <text:p>10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530" calcext:value-type="float">
            <text:p>530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ción de la red</text:p>
          </table:table-cell>
          <table:table-cell office:value-type="date" office:date-value="2016-09-05" calcext:value-type="date">
            <text:p>05.09.2016</text:p>
          </table:table-cell>
          <table:table-cell office:value-type="date" office:date-value="2016-09-24" calcext:value-type="date">
            <text:p>24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59" calcext:value-type="float">
            <text:p>659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ruido, atenuación)</text:p>
          </table:table-cell>
          <table:table-cell office:value-type="date" office:date-value="2016-09-12" calcext:value-type="date">
            <text:p>12.09.2016</text:p>
          </table:table-cell>
          <table:table-cell office:value-type="date" office:date-value="2016-10-01" calcext:value-type="date">
            <text:p>01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Instalación de Nodos EOC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46" calcext:value-type="float">
            <text:p>2146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 Comisionamiento</text:p>
          </table:table-cell>
          <table:table-cell office:value-type="date" office:date-value="2016-10-17" calcext:value-type="date">
            <text:p>17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47" calcext:value-type="float">
            <text:p>2147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80" calcext:value-type="float">
            <text:p>2180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81" calcext:value-type="float">
            <text:p>2181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82" calcext:value-type="float">
            <text:p>2182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83" calcext:value-type="float">
            <text:p>2183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LTOS DE ACACIAS ADICION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1-19" calcext:value-type="date">
            <text:p>19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552" calcext:value-type="float">
            <text:p>552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16" calcext:value-type="float">
            <text:p>616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ar Permisos Electrocarib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17" calcext:value-type="float">
            <text:p>617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18" calcext:value-type="float">
            <text:p>618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19" calcext:value-type="float">
            <text:p>619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20" calcext:value-type="float">
            <text:p>620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21" calcext:value-type="float">
            <text:p>621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553" calcext:value-type="float">
            <text:p>553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 (entrada en almacén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22" calcext:value-type="float">
            <text:p>622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de datos (act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23" calcext:value-type="float">
            <text:p>623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datos (pas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24" calcext:value-type="float">
            <text:p>624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eléctrica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85" calcext:value-type="float">
            <text:p>2185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wMAN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554" calcext:value-type="float">
            <text:p>554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25" calcext:value-type="float">
            <text:p>625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de datos (act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26" calcext:value-type="float">
            <text:p>626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datos (pas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27" calcext:value-type="float">
            <text:p>627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eléctrica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86" calcext:value-type="float">
            <text:p>2186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wMAN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Estación Base</text:p>
          </table:table-cell>
          <table:table-cell office:value-type="date" office:date-value="2016-08-05" calcext:value-type="date">
            <text:p>05.08.2016</text:p>
          </table:table-cell>
          <table:table-cell office:value-type="date" office:date-value="2016-08-11" calcext:value-type="date">
            <text:p>11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28" calcext:value-type="float">
            <text:p>2128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 Comisionamiento</text:p>
          </table:table-cell>
          <table:table-cell office:value-type="date" office:date-value="2016-09-12" calcext:value-type="date">
            <text:p>12.09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29" calcext:value-type="float">
            <text:p>2129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11-19" calcext:value-type="date">
            <text:p>19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87" calcext:value-type="float">
            <text:p>2187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89" calcext:value-type="float">
            <text:p>2189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09-26" calcext:value-type="date">
            <text:p>26.09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91" calcext:value-type="float">
            <text:p>2191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92" calcext:value-type="float">
            <text:p>2192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9" calcext:value-type="date">
            <text:p>19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78" calcext:value-type="float">
            <text:p>678</text:p>
          </table:table-cell>
          <table:table-cell office:value-type="string" calcext:value-type="string">
            <text:p>MONTERIA 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MONTERIA 1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9" table:visibility="filter">
          <table:table-cell office:value-type="float" office:value="433" calcext:value-type="float">
            <text:p>433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ABECERA C1-MON-01 La Gloria - El recuerdo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02" calcext:value-type="float">
            <text:p>702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8" calcext:value-type="date">
            <text:p>08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03" calcext:value-type="float">
            <text:p>703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uso postería Ufine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8" calcext:value-type="date">
            <text:p>08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06" calcext:value-type="float">
            <text:p>706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8" calcext:value-type="date">
            <text:p>08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07" calcext:value-type="float">
            <text:p>707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8" calcext:value-type="date">
            <text:p>08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05" calcext:value-type="float">
            <text:p>705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8" calcext:value-type="date">
            <text:p>08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04" calcext:value-type="float">
            <text:p>704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8" calcext:value-type="date">
            <text:p>08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08" calcext:value-type="float">
            <text:p>708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de otros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8" calcext:value-type="date">
            <text:p>08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09" calcext:value-type="float">
            <text:p>709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 (entrada en almacén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10" calcext:value-type="float">
            <text:p>710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de datos (act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11" calcext:value-type="float">
            <text:p>711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datos (pas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6-25" calcext:value-type="date">
            <text:p>25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13" calcext:value-type="float">
            <text:p>713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eléctrica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6-11" calcext:value-type="date">
            <text:p>11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14" calcext:value-type="float">
            <text:p>714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sistema de aire acondicionado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6-11" calcext:value-type="date">
            <text:p>11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37" calcext:value-type="float">
            <text:p>2137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26" calcext:value-type="float">
            <text:p>2226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de datos (activos)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27" calcext:value-type="float">
            <text:p>2227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datos (pasivos)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28" calcext:value-type="float">
            <text:p>2228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eléctrica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29" calcext:value-type="float">
            <text:p>2229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sistema de aire acondicionado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Cabecera</text:p>
          </table:table-cell>
          <table:table-cell office:value-type="date" office:date-value="2016-07-18" calcext:value-type="date">
            <text:p>18.07.2016</text:p>
          </table:table-cell>
          <table:table-cell office:value-type="date" office:date-value="2016-08-08" calcext:value-type="date">
            <text:p>08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23" calcext:value-type="float">
            <text:p>723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ecuación red eléctrica</text:p>
          </table:table-cell>
          <table:table-cell office:value-type="date" office:date-value="2016-07-18" calcext:value-type="date">
            <text:p>18.07.2016</text:p>
          </table:table-cell>
          <table:table-cell office:value-type="date" office:date-value="2016-07-22" calcext:value-type="date">
            <text:p>2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24" calcext:value-type="float">
            <text:p>724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ecuación aire acondicionado</text:p>
          </table:table-cell>
          <table:table-cell office:value-type="date" office:date-value="2016-07-18" calcext:value-type="date">
            <text:p>18.07.2016</text:p>
          </table:table-cell>
          <table:table-cell office:value-type="date" office:date-value="2016-07-22" calcext:value-type="date">
            <text:p>2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26" calcext:value-type="float">
            <text:p>726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stribución e instalación rack equipos</text:p>
          </table:table-cell>
          <table:table-cell office:value-type="date" office:date-value="2016-07-18" calcext:value-type="date">
            <text:p>18.07.2016</text:p>
          </table:table-cell>
          <table:table-cell office:value-type="date" office:date-value="2016-07-22" calcext:value-type="date">
            <text:p>2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27" calcext:value-type="float">
            <text:p>727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red de datos</text:p>
          </table:table-cell>
          <table:table-cell office:value-type="date" office:date-value="2016-07-25" calcext:value-type="date">
            <text:p>25.07.2016</text:p>
          </table:table-cell>
          <table:table-cell office:value-type="date" office:date-value="2016-07-29" calcext:value-type="date">
            <text:p>2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32" calcext:value-type="float">
            <text:p>732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Puesta en servicio - Level3</text:p>
          </table:table-cell>
          <table:table-cell office:value-type="date" office:date-value="2016-08-09" calcext:value-type="date">
            <text:p>09.08.2016</text:p>
          </table:table-cell>
          <table:table-cell office:value-type="date" office:date-value="2016-09-24" calcext:value-type="date">
            <text:p>24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33" calcext:value-type="float">
            <text:p>733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Gestión de viabilidad y contratación - Carrier</text:p>
          </table:table-cell>
          <table:table-cell office:value-type="date" office:date-value="2016-08-09" calcext:value-type="date">
            <text:p>09.08.2016</text:p>
          </table:table-cell>
          <table:table-cell office:value-type="date" office:date-value="2016-09-15" calcext:value-type="date">
            <text:p>15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34" calcext:value-type="float">
            <text:p>734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de última milla - Carrier</text:p>
          </table:table-cell>
          <table:table-cell office:value-type="date" office:date-value="2016-09-16" calcext:value-type="date">
            <text:p>16.09.2016</text:p>
          </table:table-cell>
          <table:table-cell office:value-type="date" office:date-value="2016-09-20" calcext:value-type="date">
            <text:p>20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30" calcext:value-type="float">
            <text:p>2230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figuración Carrier - CORE - NOC - Puesta en servicio</text:p>
          </table:table-cell>
          <table:table-cell office:value-type="date" office:date-value="2016-09-05" calcext:value-type="date">
            <text:p>05.09.2016</text:p>
          </table:table-cell>
          <table:table-cell office:value-type="date" office:date-value="2016-09-24" calcext:value-type="date">
            <text:p>24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35" calcext:value-type="float">
            <text:p>735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Puesta en servicio - Azteca</text:p>
          </table:table-cell>
          <table:table-cell office:value-type="date" office:date-value="2016-08-15" calcext:value-type="date">
            <text:p>15.08.2016</text:p>
          </table:table-cell>
          <table:table-cell office:value-type="date" office:date-value="2016-10-01" calcext:value-type="date">
            <text:p>01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36" calcext:value-type="float">
            <text:p>736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Gestión de viabilidad y contratación - Carrier</text:p>
          </table:table-cell>
          <table:table-cell office:value-type="date" office:date-value="2016-08-15" calcext:value-type="date">
            <text:p>15.08.2016</text:p>
          </table:table-cell>
          <table:table-cell office:value-type="date" office:date-value="2016-09-23" calcext:value-type="date">
            <text:p>23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37" calcext:value-type="float">
            <text:p>737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de última milla - Carrier</text:p>
          </table:table-cell>
          <table:table-cell office:value-type="date" office:date-value="2016-09-16" calcext:value-type="date">
            <text:p>16.09.2016</text:p>
          </table:table-cell>
          <table:table-cell office:value-type="date" office:date-value="2016-09-20" calcext:value-type="date">
            <text:p>20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31" calcext:value-type="float">
            <text:p>2231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figuración Carrier - CORE - NOC - Puesta en servicio</text:p>
          </table:table-cell>
          <table:table-cell office:value-type="date" office:date-value="2016-09-05" calcext:value-type="date">
            <text:p>05.09.2016</text:p>
          </table:table-cell>
          <table:table-cell office:value-type="date" office:date-value="2016-10-01" calcext:value-type="date">
            <text:p>01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38" calcext:value-type="float">
            <text:p>2138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interventoría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32" calcext:value-type="float">
            <text:p>2232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informe semanal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33" calcext:value-type="float">
            <text:p>2233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inventario de infraestructura mensual</text:p>
          </table:table-cell>
          <table:table-cell office:value-type="date" office:date-value="2016-06-27" calcext:value-type="date">
            <text:p>27.06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34" calcext:value-type="float">
            <text:p>2234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carter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35" calcext:value-type="float">
            <text:p>2235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L RECUERDO HFC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9" table:visibility="filter">
          <table:table-cell office:value-type="float" office:value="754" calcext:value-type="float">
            <text:p>754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9" table:visibility="filter">
          <table:table-cell office:value-type="float" office:value="759" calcext:value-type="float">
            <text:p>759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uso postería Ufine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9" table:visibility="filter">
          <table:table-cell office:value-type="float" office:value="761" calcext:value-type="float">
            <text:p>761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62" calcext:value-type="float">
            <text:p>762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63" calcext:value-type="float">
            <text:p>763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64" calcext:value-type="float">
            <text:p>764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65" calcext:value-type="float">
            <text:p>765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66" calcext:value-type="float">
            <text:p>766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9" table:visibility="filter">
          <table:table-cell office:value-type="float" office:value="769" calcext:value-type="float">
            <text:p>769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troncal FO (act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71" calcext:value-type="float">
            <text:p>771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troncal FO (pas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9" table:visibility="filter">
          <table:table-cell office:value-type="float" office:value="773" calcext:value-type="float">
            <text:p>773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act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36" calcext:value-type="float">
            <text:p>2236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pas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37" calcext:value-type="float">
            <text:p>2237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act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38" calcext:value-type="float">
            <text:p>2238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pas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39" calcext:value-type="float">
            <text:p>2239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HFC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76" calcext:value-type="float">
            <text:p>776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9" table:visibility="filter">
          <table:table-cell office:value-type="float" office:value="778" calcext:value-type="float">
            <text:p>778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troncal FO (act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80" calcext:value-type="float">
            <text:p>780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troncal FO (pas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9" table:visibility="filter">
          <table:table-cell office:value-type="float" office:value="781" calcext:value-type="float">
            <text:p>781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act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40" calcext:value-type="float">
            <text:p>2240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pas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41" calcext:value-type="float">
            <text:p>2241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act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42" calcext:value-type="float">
            <text:p>2242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pas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43" calcext:value-type="float">
            <text:p>2243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HFC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4. Instalación de Red Troncal FO</text:p>
          </table:table-cell>
          <table:table-cell office:value-type="date" office:date-value="2016-07-25" calcext:value-type="date">
            <text:p>25.07.2016</text:p>
          </table:table-cell>
          <table:table-cell office:value-type="date" office:date-value="2016-08-23" calcext:value-type="date">
            <text:p>23.08.2016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9" table:visibility="filter">
          <table:table-cell office:value-type="float" office:value="785" calcext:value-type="float">
            <text:p>785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07-25" calcext:value-type="date">
            <text:p>25.07.2016</text:p>
          </table:table-cell>
          <table:table-cell office:value-type="date" office:date-value="2016-07-29" calcext:value-type="date">
            <text:p>29.07.2016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9" table:visibility="filter">
          <table:table-cell office:value-type="float" office:value="786" calcext:value-type="float">
            <text:p>786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5" calcext:value-type="date">
            <text:p>05.08.2016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9" table:visibility="filter">
          <table:table-cell office:value-type="float" office:value="787" calcext:value-type="float">
            <text:p>787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Pruebas de Aceptación (atenuación, limpieza de conectores, etc)</text:p>
          </table:table-cell>
          <table:table-cell office:value-type="date" office:date-value="2016-08-08" calcext:value-type="date">
            <text:p>08.08.2016</text:p>
          </table:table-cell>
          <table:table-cell office:value-type="date" office:date-value="2016-08-12" calcext:value-type="date">
            <text:p>12.08.2016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9" table:visibility="filter">
          <table:table-cell office:value-type="float" office:value="788" calcext:value-type="float">
            <text:p>788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Marquillado de la red</text:p>
          </table:table-cell>
          <table:table-cell office:value-type="date" office:date-value="2016-08-08" calcext:value-type="date">
            <text:p>08.08.2016</text:p>
          </table:table-cell>
          <table:table-cell office:value-type="date" office:date-value="2016-08-12" calcext:value-type="date">
            <text:p>1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5. Instalación de Red Subtroncal HFC</text:p>
          </table:table-cell>
          <table:table-cell office:value-type="date" office:date-value="2016-07-25" calcext:value-type="date">
            <text:p>25.07.2016</text:p>
          </table:table-cell>
          <table:table-cell office:value-type="date" office:date-value="2016-08-26" calcext:value-type="date">
            <text:p>26.08.2016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9" table:visibility="filter">
          <table:table-cell office:value-type="float" office:value="817" calcext:value-type="float">
            <text:p>817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07-25" calcext:value-type="date">
            <text:p>25.07.2016</text:p>
          </table:table-cell>
          <table:table-cell office:value-type="date" office:date-value="2016-07-29" calcext:value-type="date">
            <text:p>29.07.2016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9" table:visibility="filter">
          <table:table-cell office:value-type="float" office:value="819" calcext:value-type="float">
            <text:p>819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5" calcext:value-type="date">
            <text:p>05.08.2016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9" table:visibility="filter">
          <table:table-cell office:value-type="float" office:value="820" calcext:value-type="float">
            <text:p>820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ruido, atenuación)</text:p>
          </table:table-cell>
          <table:table-cell office:value-type="date" office:date-value="2016-08-08" calcext:value-type="date">
            <text:p>08.08.2016</text:p>
          </table:table-cell>
          <table:table-cell office:value-type="date" office:date-value="2016-08-12" calcext:value-type="date">
            <text:p>1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Instalación de Nodos EOC</text:p>
          </table:table-cell>
          <table:table-cell office:value-type="date" office:date-value="2016-09-19" calcext:value-type="date">
            <text:p>19.09.2016</text:p>
          </table:table-cell>
          <table:table-cell office:value-type="date" office:date-value="2016-10-01" calcext:value-type="date">
            <text:p>01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54" calcext:value-type="float">
            <text:p>2154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 Comisionamiento</text:p>
          </table:table-cell>
          <table:table-cell office:value-type="date" office:date-value="2016-09-26" calcext:value-type="date">
            <text:p>26.09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55" calcext:value-type="float">
            <text:p>2155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44" calcext:value-type="float">
            <text:p>2244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45" calcext:value-type="float">
            <text:p>2245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46" calcext:value-type="float">
            <text:p>2246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47" calcext:value-type="float">
            <text:p>2247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82" calcext:value-type="float">
            <text:p>682</text:p>
          </table:table-cell>
          <table:table-cell office:value-type="string" calcext:value-type="string">
            <text:p>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MOMIL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1-19" calcext:value-type="date">
            <text:p>19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ABECERA C4-SF-05 San Francisco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522" calcext:value-type="float">
            <text:p>522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67" calcext:value-type="float">
            <text:p>867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ar permisos Electrocaribe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68" calcext:value-type="float">
            <text:p>868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69" calcext:value-type="float">
            <text:p>869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70" calcext:value-type="float">
            <text:p>870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71" calcext:value-type="float">
            <text:p>871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73" calcext:value-type="float">
            <text:p>873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de otros permisos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523" calcext:value-type="float">
            <text:p>523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 (entrada en almacén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78" calcext:value-type="float">
            <text:p>878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de datos (act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79" calcext:value-type="float">
            <text:p>879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datos (pas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6-25" calcext:value-type="date">
            <text:p>25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81" calcext:value-type="float">
            <text:p>881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eléctrica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6-11" calcext:value-type="date">
            <text:p>11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83" calcext:value-type="float">
            <text:p>883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sistema de aire acondicionado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6-11" calcext:value-type="date">
            <text:p>11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30" calcext:value-type="float">
            <text:p>2130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94" calcext:value-type="float">
            <text:p>2194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de datos (activos)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95" calcext:value-type="float">
            <text:p>2195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datos (pasivos)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96" calcext:value-type="float">
            <text:p>2196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eléctrica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97" calcext:value-type="float">
            <text:p>2197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sistema de aire acondicionado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31" calcext:value-type="float">
            <text:p>2131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Cabecera</text:p>
          </table:table-cell>
          <table:table-cell office:value-type="date" office:date-value="2016-08-08" calcext:value-type="date">
            <text:p>08.08.2016</text:p>
          </table:table-cell>
          <table:table-cell office:value-type="date" office:date-value="2016-08-13" calcext:value-type="date">
            <text:p>13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32" calcext:value-type="float">
            <text:p>2132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red de datos (activos)</text:p>
          </table:table-cell>
          <table:table-cell office:value-type="date" office:date-value="2016-08-08" calcext:value-type="date">
            <text:p>08.08.2016</text:p>
          </table:table-cell>
          <table:table-cell office:value-type="date" office:date-value="2016-08-13" calcext:value-type="date">
            <text:p>13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33" calcext:value-type="float">
            <text:p>2133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red de datos (pasivos)</text:p>
          </table:table-cell>
          <table:table-cell office:value-type="date" office:date-value="2016-08-08" calcext:value-type="date">
            <text:p>08.08.2016</text:p>
          </table:table-cell>
          <table:table-cell office:value-type="date" office:date-value="2016-08-13" calcext:value-type="date">
            <text:p>13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34" calcext:value-type="float">
            <text:p>2134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red eléctrica</text:p>
          </table:table-cell>
          <table:table-cell office:value-type="date" office:date-value="2016-08-08" calcext:value-type="date">
            <text:p>08.08.2016</text:p>
          </table:table-cell>
          <table:table-cell office:value-type="date" office:date-value="2016-08-13" calcext:value-type="date">
            <text:p>13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35" calcext:value-type="float">
            <text:p>2135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aire acondicionado</text:p>
          </table:table-cell>
          <table:table-cell office:value-type="date" office:date-value="2016-08-08" calcext:value-type="date">
            <text:p>08.08.2016</text:p>
          </table:table-cell>
          <table:table-cell office:value-type="date" office:date-value="2016-08-13" calcext:value-type="date">
            <text:p>13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22" calcext:value-type="float">
            <text:p>922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Puesta en servicio - Level3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9-24" calcext:value-type="date">
            <text:p>24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26" calcext:value-type="float">
            <text:p>926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Gestión de viabilidad y contratación - Carrier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8-20" calcext:value-type="date">
            <text:p>20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27" calcext:value-type="float">
            <text:p>927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de última milla - Carrier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9-24" calcext:value-type="date">
            <text:p>24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98" calcext:value-type="float">
            <text:p>2198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figuración Carrier - CORE - NOC - Puesta en servicio</text:p>
          </table:table-cell>
          <table:table-cell office:value-type="date" office:date-value="2016-09-05" calcext:value-type="date">
            <text:p>05.09.2016</text:p>
          </table:table-cell>
          <table:table-cell office:value-type="date" office:date-value="2016-09-24" calcext:value-type="date">
            <text:p>24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29" calcext:value-type="float">
            <text:p>929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Puesta en servicio - Azteca</text:p>
          </table:table-cell>
          <table:table-cell office:value-type="date" office:date-value="2016-07-18" calcext:value-type="date">
            <text:p>18.07.2016</text:p>
          </table:table-cell>
          <table:table-cell office:value-type="date" office:date-value="2016-10-01" calcext:value-type="date">
            <text:p>01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31" calcext:value-type="float">
            <text:p>931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Gestión de viabilidad y contratación - Carrier</text:p>
          </table:table-cell>
          <table:table-cell table:number-columns-repeated="2" office:value-type="date" office:date-value="2016-09-24" calcext:value-type="date">
            <text:p>24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32" calcext:value-type="float">
            <text:p>932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de última milla - Carrier</text:p>
          </table:table-cell>
          <table:table-cell office:value-type="date" office:date-value="2016-07-18" calcext:value-type="date">
            <text:p>18.07.2016</text:p>
          </table:table-cell>
          <table:table-cell office:value-type="date" office:date-value="2016-10-01" calcext:value-type="date">
            <text:p>01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99" calcext:value-type="float">
            <text:p>2199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figuración Carrier - CORE - NOC - Puesta en servicio</text:p>
          </table:table-cell>
          <table:table-cell office:value-type="date" office:date-value="2016-09-05" calcext:value-type="date">
            <text:p>05.09.2016</text:p>
          </table:table-cell>
          <table:table-cell office:value-type="date" office:date-value="2016-10-01" calcext:value-type="date">
            <text:p>01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36" calcext:value-type="float">
            <text:p>2136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interventoría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02" calcext:value-type="float">
            <text:p>2202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informe semanal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04" calcext:value-type="float">
            <text:p>2204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inventario de infraestructura mensual</text:p>
          </table:table-cell>
          <table:table-cell office:value-type="date" office:date-value="2016-06-27" calcext:value-type="date">
            <text:p>27.06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06" calcext:value-type="float">
            <text:p>2206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carter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07" calcext:value-type="float">
            <text:p>2207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AN FRANCISCO HFC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53" calcext:value-type="float">
            <text:p>953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2" calcext:value-type="date">
            <text:p>0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58" calcext:value-type="float">
            <text:p>958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uso postería Ufine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2" calcext:value-type="date">
            <text:p>0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59" calcext:value-type="float">
            <text:p>959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2" calcext:value-type="date">
            <text:p>0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60" calcext:value-type="float">
            <text:p>960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2" calcext:value-type="date">
            <text:p>0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62" calcext:value-type="float">
            <text:p>962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2" calcext:value-type="date">
            <text:p>0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63" calcext:value-type="float">
            <text:p>963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2" calcext:value-type="date">
            <text:p>0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64" calcext:value-type="float">
            <text:p>964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2" calcext:value-type="date">
            <text:p>0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66" calcext:value-type="float">
            <text:p>966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70" calcext:value-type="float">
            <text:p>970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troncal FO (act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71" calcext:value-type="float">
            <text:p>971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troncal FO (pas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72" calcext:value-type="float">
            <text:p>972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act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08" calcext:value-type="float">
            <text:p>2208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pas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09" calcext:value-type="float">
            <text:p>2209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act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10" calcext:value-type="float">
            <text:p>2210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pas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11" calcext:value-type="float">
            <text:p>2211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HFC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74" calcext:value-type="float">
            <text:p>974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78" calcext:value-type="float">
            <text:p>978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troncal FO (act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79" calcext:value-type="float">
            <text:p>979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troncal FO (pas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81" calcext:value-type="float">
            <text:p>981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act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12" calcext:value-type="float">
            <text:p>2212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pas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13" calcext:value-type="float">
            <text:p>2213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act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14" calcext:value-type="float">
            <text:p>2214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pas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15" calcext:value-type="float">
            <text:p>2215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HFC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de Red Troncal FO</text:p>
          </table:table-cell>
          <table:table-cell office:value-type="date" office:date-value="2016-08-22" calcext:value-type="date">
            <text:p>22.08.2016</text:p>
          </table:table-cell>
          <table:table-cell office:value-type="date" office:date-value="2016-09-21" calcext:value-type="date">
            <text:p>21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32" calcext:value-type="float">
            <text:p>1032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09-02" calcext:value-type="date">
            <text:p>02.09.2016</text:p>
          </table:table-cell>
          <table:table-cell office:value-type="date" office:date-value="2016-09-07" calcext:value-type="date">
            <text:p>07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33" calcext:value-type="float">
            <text:p>1033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ción de la red</text:p>
          </table:table-cell>
          <table:table-cell office:value-type="date" office:date-value="2016-08-22" calcext:value-type="date">
            <text:p>22.08.2016</text:p>
          </table:table-cell>
          <table:table-cell office:value-type="date" office:date-value="2016-09-10" calcext:value-type="date">
            <text:p>10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34" calcext:value-type="float">
            <text:p>1034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atenuación, limpieza de conectores, etc)</text:p>
          </table:table-cell>
          <table:table-cell office:value-type="date" office:date-value="2016-09-15" calcext:value-type="date">
            <text:p>15.09.2016</text:p>
          </table:table-cell>
          <table:table-cell office:value-type="date" office:date-value="2016-09-21" calcext:value-type="date">
            <text:p>21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Instalación de Red Subtroncal HFC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9-24" calcext:value-type="date">
            <text:p>24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39" calcext:value-type="float">
            <text:p>1039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cable RG11, marquillado, conectorización multitap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9-10" calcext:value-type="date">
            <text:p>10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40" calcext:value-type="float">
            <text:p>1040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ción de la red</text:p>
          </table:table-cell>
          <table:table-cell office:value-type="date" office:date-value="2016-09-05" calcext:value-type="date">
            <text:p>05.09.2016</text:p>
          </table:table-cell>
          <table:table-cell office:value-type="date" office:date-value="2016-09-24" calcext:value-type="date">
            <text:p>24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41" calcext:value-type="float">
            <text:p>1041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ruido, atenuación)</text:p>
          </table:table-cell>
          <table:table-cell office:value-type="date" office:date-value="2016-09-16" calcext:value-type="date">
            <text:p>16.09.2016</text:p>
          </table:table-cell>
          <table:table-cell office:value-type="date" office:date-value="2016-09-22" calcext:value-type="date">
            <text:p>22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Instalación de Nodos EOC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49" calcext:value-type="float">
            <text:p>2149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 Comisionamiento</text:p>
          </table:table-cell>
          <table:table-cell office:value-type="date" office:date-value="2016-10-17" calcext:value-type="date">
            <text:p>17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50" calcext:value-type="float">
            <text:p>2150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16" calcext:value-type="float">
            <text:p>2216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17" calcext:value-type="float">
            <text:p>2217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18" calcext:value-type="float">
            <text:p>2218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19" calcext:value-type="float">
            <text:p>2219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AN FRANCISCO ADICION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1-19" calcext:value-type="date">
            <text:p>19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30" calcext:value-type="float">
            <text:p>1130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31" calcext:value-type="float">
            <text:p>1131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ar Permisos Electrocarib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32" calcext:value-type="float">
            <text:p>1132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33" calcext:value-type="float">
            <text:p>1133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34" calcext:value-type="float">
            <text:p>1134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35" calcext:value-type="float">
            <text:p>1135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36" calcext:value-type="float">
            <text:p>1136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37" calcext:value-type="float">
            <text:p>1137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 (entrada en almacén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38" calcext:value-type="float">
            <text:p>1138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de datos (act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39" calcext:value-type="float">
            <text:p>1139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datos (pas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40" calcext:value-type="float">
            <text:p>1140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eléctrica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20" calcext:value-type="float">
            <text:p>2220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wMAN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41" calcext:value-type="float">
            <text:p>1141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42" calcext:value-type="float">
            <text:p>1142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de datos (act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43" calcext:value-type="float">
            <text:p>1143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datos (pas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44" calcext:value-type="float">
            <text:p>1144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eléctrica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21" calcext:value-type="float">
            <text:p>2221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wMAN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Estación Base</text:p>
          </table:table-cell>
          <table:table-cell office:value-type="date" office:date-value="2016-10-04" calcext:value-type="date">
            <text:p>04.10.2016</text:p>
          </table:table-cell>
          <table:table-cell office:value-type="date" office:date-value="2016-10-05" calcext:value-type="date">
            <text:p>05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52" calcext:value-type="float">
            <text:p>2152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 Comisionamiento</text:p>
          </table:table-cell>
          <table:table-cell office:value-type="date" office:date-value="2016-09-12" calcext:value-type="date">
            <text:p>12.09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53" calcext:value-type="float">
            <text:p>2153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11-19" calcext:value-type="date">
            <text:p>19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22" calcext:value-type="float">
            <text:p>2222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23" calcext:value-type="float">
            <text:p>2223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09-26" calcext:value-type="date">
            <text:p>26.09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24" calcext:value-type="float">
            <text:p>2224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25" calcext:value-type="float">
            <text:p>2225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9" calcext:value-type="date">
            <text:p>19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86" calcext:value-type="float">
            <text:p>68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Fase 2: Cumplimiento de Meta 5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81" calcext:value-type="float">
            <text:p>681</text:p>
          </table:table-cell>
          <table:table-cell office:value-type="string" calcext:value-type="string">
            <text:p>MONTERIA 1.0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MONTERIA 1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LA GLORIA HFC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51" calcext:value-type="float">
            <text:p>1751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9" calcext:value-type="date">
            <text:p>09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52" calcext:value-type="float">
            <text:p>1752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uso postería Ufine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9" calcext:value-type="date">
            <text:p>09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53" calcext:value-type="float">
            <text:p>1753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9" calcext:value-type="date">
            <text:p>09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54" calcext:value-type="float">
            <text:p>1754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9" calcext:value-type="date">
            <text:p>09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55" calcext:value-type="float">
            <text:p>1755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9" calcext:value-type="date">
            <text:p>09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56" calcext:value-type="float">
            <text:p>1756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9" calcext:value-type="date">
            <text:p>09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57" calcext:value-type="float">
            <text:p>1757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9" calcext:value-type="date">
            <text:p>09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58" calcext:value-type="float">
            <text:p>1758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59" calcext:value-type="float">
            <text:p>1759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troncal FO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60" calcext:value-type="float">
            <text:p>1760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troncal FO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61" calcext:value-type="float">
            <text:p>1761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76" calcext:value-type="float">
            <text:p>2376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77" calcext:value-type="float">
            <text:p>2377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78" calcext:value-type="float">
            <text:p>2378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79" calcext:value-type="float">
            <text:p>2379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HFC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62" calcext:value-type="float">
            <text:p>1762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63" calcext:value-type="float">
            <text:p>1763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troncal FO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64" calcext:value-type="float">
            <text:p>1764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troncal FO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65" calcext:value-type="float">
            <text:p>1765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80" calcext:value-type="float">
            <text:p>2380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81" calcext:value-type="float">
            <text:p>2381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82" calcext:value-type="float">
            <text:p>2382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83" calcext:value-type="float">
            <text:p>2383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HFC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de Red Troncal FO</text:p>
          </table:table-cell>
          <table:table-cell office:value-type="date" office:date-value="2016-10-27" calcext:value-type="date">
            <text:p>27.10.2016</text:p>
          </table:table-cell>
          <table:table-cell office:value-type="date" office:date-value="2016-11-14" calcext:value-type="date">
            <text:p>14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66" calcext:value-type="float">
            <text:p>1766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10-27" calcext:value-type="date">
            <text:p>27.10.2016</text:p>
          </table:table-cell>
          <table:table-cell office:value-type="date" office:date-value="2016-10-31" calcext:value-type="date">
            <text:p>31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67" calcext:value-type="float">
            <text:p>1767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11-01" calcext:value-type="date">
            <text:p>01.11.2016</text:p>
          </table:table-cell>
          <table:table-cell office:value-type="date" office:date-value="2016-11-04" calcext:value-type="date">
            <text:p>04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68" calcext:value-type="float">
            <text:p>1768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atenuación, limpieza de conectores, etc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08" calcext:value-type="date">
            <text:p>08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Instalación de Red Subtroncal HFC</text:p>
          </table:table-cell>
          <table:table-cell office:value-type="date" office:date-value="2016-10-27" calcext:value-type="date">
            <text:p>27.10.2016</text:p>
          </table:table-cell>
          <table:table-cell office:value-type="date" office:date-value="2016-11-15" calcext:value-type="date">
            <text:p>1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73" calcext:value-type="float">
            <text:p>1773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10-27" calcext:value-type="date">
            <text:p>27.10.2016</text:p>
          </table:table-cell>
          <table:table-cell office:value-type="date" office:date-value="2016-10-28" calcext:value-type="date">
            <text:p>2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74" calcext:value-type="float">
            <text:p>1774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3" calcext:value-type="date">
            <text:p>03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75" calcext:value-type="float">
            <text:p>1775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ectorización multitap</text:p>
          </table:table-cell>
          <table:table-cell office:value-type="date" office:date-value="2016-11-04" calcext:value-type="date">
            <text:p>04.11.2016</text:p>
          </table:table-cell>
          <table:table-cell office:value-type="date" office:date-value="2016-11-10" calcext:value-type="date">
            <text:p>10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Instalación de Nodos EOC</text:p>
          </table:table-cell>
          <table:table-cell office:value-type="date" office:date-value="2016-10-27" calcext:value-type="date">
            <text:p>27.10.2016</text:p>
          </table:table-cell>
          <table:table-cell office:value-type="date" office:date-value="2016-11-15" calcext:value-type="date">
            <text:p>1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78" calcext:value-type="float">
            <text:p>1778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 Comisionamiento</text:p>
          </table:table-cell>
          <table:table-cell office:value-type="date" office:date-value="2016-09-26" calcext:value-type="date">
            <text:p>26.09.2016</text:p>
          </table:table-cell>
          <table:table-cell office:value-type="date" office:date-value="2016-12-29" calcext:value-type="date">
            <text:p>29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58" calcext:value-type="float">
            <text:p>2158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84" calcext:value-type="float">
            <text:p>2384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85" calcext:value-type="float">
            <text:p>2385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86" calcext:value-type="float">
            <text:p>2386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87" calcext:value-type="float">
            <text:p>2387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LLA MELISSA HFC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79" calcext:value-type="float">
            <text:p>1779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9" calcext:value-type="date">
            <text:p>09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80" calcext:value-type="float">
            <text:p>1780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uso postería Ufine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9" calcext:value-type="date">
            <text:p>09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81" calcext:value-type="float">
            <text:p>1781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9" calcext:value-type="date">
            <text:p>09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82" calcext:value-type="float">
            <text:p>1782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9" calcext:value-type="date">
            <text:p>09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83" calcext:value-type="float">
            <text:p>1783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9" calcext:value-type="date">
            <text:p>09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84" calcext:value-type="float">
            <text:p>1784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9" calcext:value-type="date">
            <text:p>09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85" calcext:value-type="float">
            <text:p>1785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9" calcext:value-type="date">
            <text:p>09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86" calcext:value-type="float">
            <text:p>1786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87" calcext:value-type="float">
            <text:p>1787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troncal FO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88" calcext:value-type="float">
            <text:p>1788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troncal FO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89" calcext:value-type="float">
            <text:p>1789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88" calcext:value-type="float">
            <text:p>2388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89" calcext:value-type="float">
            <text:p>2389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90" calcext:value-type="float">
            <text:p>2390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91" calcext:value-type="float">
            <text:p>2391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HFC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90" calcext:value-type="float">
            <text:p>1790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91" calcext:value-type="float">
            <text:p>1791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troncal FO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92" calcext:value-type="float">
            <text:p>1792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troncal FO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93" calcext:value-type="float">
            <text:p>1793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92" calcext:value-type="float">
            <text:p>2392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93" calcext:value-type="float">
            <text:p>2393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94" calcext:value-type="float">
            <text:p>2394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95" calcext:value-type="float">
            <text:p>2395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HFC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de Red Troncal FO</text:p>
          </table:table-cell>
          <table:table-cell office:value-type="date" office:date-value="2016-11-03" calcext:value-type="date">
            <text:p>03.11.2016</text:p>
          </table:table-cell>
          <table:table-cell office:value-type="date" office:date-value="2016-11-28" calcext:value-type="date">
            <text:p>28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94" calcext:value-type="float">
            <text:p>1794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11-03" calcext:value-type="date">
            <text:p>03.11.2016</text:p>
          </table:table-cell>
          <table:table-cell office:value-type="date" office:date-value="2016-11-09" calcext:value-type="date">
            <text:p>09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95" calcext:value-type="float">
            <text:p>1795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11-10" calcext:value-type="date">
            <text:p>10.11.2016</text:p>
          </table:table-cell>
          <table:table-cell office:value-type="date" office:date-value="2016-11-16" calcext:value-type="date">
            <text:p>1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96" calcext:value-type="float">
            <text:p>1796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atenuación, limpieza de conectores, etc)</text:p>
          </table:table-cell>
          <table:table-cell office:value-type="date" office:date-value="2016-11-17" calcext:value-type="date">
            <text:p>17.11.2016</text:p>
          </table:table-cell>
          <table:table-cell office:value-type="date" office:date-value="2016-11-23" calcext:value-type="date">
            <text:p>23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Instalación de Red Subtroncal HFC</text:p>
          </table:table-cell>
          <table:table-cell office:value-type="date" office:date-value="2016-11-03" calcext:value-type="date">
            <text:p>03.11.2016</text:p>
          </table:table-cell>
          <table:table-cell office:value-type="date" office:date-value="2016-11-28" calcext:value-type="date">
            <text:p>28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01" calcext:value-type="float">
            <text:p>1801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11-03" calcext:value-type="date">
            <text:p>03.11.2016</text:p>
          </table:table-cell>
          <table:table-cell office:value-type="date" office:date-value="2016-11-08" calcext:value-type="date">
            <text:p>08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02" calcext:value-type="float">
            <text:p>1802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11-09" calcext:value-type="date">
            <text:p>09.11.2016</text:p>
          </table:table-cell>
          <table:table-cell office:value-type="date" office:date-value="2016-11-14" calcext:value-type="date">
            <text:p>14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03" calcext:value-type="float">
            <text:p>1803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ruido, atenuación)</text:p>
          </table:table-cell>
          <table:table-cell office:value-type="date" office:date-value="2016-11-15" calcext:value-type="date">
            <text:p>15.11.2016</text:p>
          </table:table-cell>
          <table:table-cell office:value-type="date" office:date-value="2016-11-21" calcext:value-type="date">
            <text:p>21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05" calcext:value-type="float">
            <text:p>1805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 lista de chequeo y documentación</text:p>
          </table:table-cell>
          <table:table-cell office:value-type="date" office:date-value="2016-11-23" calcext:value-type="date">
            <text:p>23.11.2016</text:p>
          </table:table-cell>
          <table:table-cell office:value-type="date" office:date-value="2016-11-28" calcext:value-type="date">
            <text:p>28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Instalación de Nodos EOC</text:p>
          </table:table-cell>
          <table:table-cell office:value-type="date" office:date-value="2016-11-29" calcext:value-type="date">
            <text:p>29.11.2016</text:p>
          </table:table-cell>
          <table:table-cell office:value-type="date" office:date-value="2016-12-19" calcext:value-type="date">
            <text:p>19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06" calcext:value-type="float">
            <text:p>1806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 Comisionamiento</text:p>
          </table:table-cell>
          <table:table-cell office:value-type="date" office:date-value="2016-11-01" calcext:value-type="date">
            <text:p>01.11.2016</text:p>
          </table:table-cell>
          <table:table-cell office:value-type="date" office:date-value="2016-12-29" calcext:value-type="date">
            <text:p>29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59" calcext:value-type="float">
            <text:p>2159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96" calcext:value-type="float">
            <text:p>2396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97" calcext:value-type="float">
            <text:p>2397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98" calcext:value-type="float">
            <text:p>2398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99" calcext:value-type="float">
            <text:p>2399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80" calcext:value-type="float">
            <text:p>680</text:p>
          </table:table-cell>
          <table:table-cell office:value-type="string" calcext:value-type="string">
            <text:p>MONTERIA 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MONTERIA 2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7-01-03" calcext:value-type="date">
            <text:p>03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ABECERA C1-MON-02 Finzenu</text:p>
          </table:table-cell>
          <table:table-cell office:value-type="date" office:date-value="2016-09-06" calcext:value-type="date">
            <text:p>06.09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07" calcext:value-type="float">
            <text:p>1807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29" calcext:value-type="date">
            <text:p>29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08" calcext:value-type="float">
            <text:p>1808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Electrocaribe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29" calcext:value-type="date">
            <text:p>29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09" calcext:value-type="float">
            <text:p>1809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POT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29" calcext:value-type="date">
            <text:p>29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10" calcext:value-type="float">
            <text:p>1810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29" calcext:value-type="date">
            <text:p>29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11" calcext:value-type="float">
            <text:p>1811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29" calcext:value-type="date">
            <text:p>29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12" calcext:value-type="float">
            <text:p>1812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de servidumbre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29" calcext:value-type="date">
            <text:p>29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13" calcext:value-type="float">
            <text:p>1813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de otros permisos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29" calcext:value-type="date">
            <text:p>29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14" calcext:value-type="float">
            <text:p>1814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 (entrada en almacén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29" calcext:value-type="date">
            <text:p>29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15" calcext:value-type="float">
            <text:p>1815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de datos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29" calcext:value-type="date">
            <text:p>29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16" calcext:value-type="float">
            <text:p>1816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datos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22" calcext:value-type="date">
            <text:p>22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18" calcext:value-type="float">
            <text:p>1818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eléctric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19" calcext:value-type="float">
            <text:p>1819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sistema de aire acondicionado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41" calcext:value-type="float">
            <text:p>2141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24" calcext:value-type="float">
            <text:p>2324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de datos (activos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25" calcext:value-type="float">
            <text:p>2325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datos (pasivos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26" calcext:value-type="float">
            <text:p>2326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eléctric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27" calcext:value-type="float">
            <text:p>2327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sistema de aire acondicionado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95" calcext:value-type="float">
            <text:p>395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Cabecera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28" calcext:value-type="float">
            <text:p>1828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red de datos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29" calcext:value-type="float">
            <text:p>1829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red de datos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30" calcext:value-type="float">
            <text:p>1830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red eléctrica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31" calcext:value-type="float">
            <text:p>1831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aire acondicionado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35" calcext:value-type="float">
            <text:p>1835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Puesta en servicio - Level3</text:p>
          </table:table-cell>
          <table:table-cell office:value-type="date" office:date-value="2016-09-06" calcext:value-type="date">
            <text:p>06.09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36" calcext:value-type="float">
            <text:p>1836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Gestión de viabilidad y contratación - Carrier</text:p>
          </table:table-cell>
          <table:table-cell office:value-type="date" office:date-value="2016-09-06" calcext:value-type="date">
            <text:p>06.09.2016</text:p>
          </table:table-cell>
          <table:table-cell office:value-type="date" office:date-value="2016-10-31" calcext:value-type="date">
            <text:p>31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37" calcext:value-type="float">
            <text:p>1837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de última milla - Carrier</text:p>
          </table:table-cell>
          <table:table-cell office:value-type="date" office:date-value="2016-11-01" calcext:value-type="date">
            <text:p>01.11.2016</text:p>
          </table:table-cell>
          <table:table-cell office:value-type="date" office:date-value="2016-11-03" calcext:value-type="date">
            <text:p>03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28" calcext:value-type="float">
            <text:p>2328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figuración Carrier - CORE - NOC - Puesta en servicio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38" calcext:value-type="float">
            <text:p>1838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Puesta en servicio - Azteca</text:p>
          </table:table-cell>
          <table:table-cell office:value-type="date" office:date-value="2016-09-28" calcext:value-type="date">
            <text:p>28.09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39" calcext:value-type="float">
            <text:p>1839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Gestión de viabilidad y contratación - Carrier</text:p>
          </table:table-cell>
          <table:table-cell office:value-type="date" office:date-value="2016-09-28" calcext:value-type="date">
            <text:p>28.09.2016</text:p>
          </table:table-cell>
          <table:table-cell office:value-type="date" office:date-value="2016-11-08" calcext:value-type="date">
            <text:p>08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40" calcext:value-type="float">
            <text:p>1840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de última milla - Carrier</text:p>
          </table:table-cell>
          <table:table-cell office:value-type="date" office:date-value="2016-11-09" calcext:value-type="date">
            <text:p>09.11.2016</text:p>
          </table:table-cell>
          <table:table-cell office:value-type="date" office:date-value="2016-11-11" calcext:value-type="date">
            <text:p>11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29" calcext:value-type="float">
            <text:p>2329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figuración Carrier - CORE - NOC - Puesta en servicio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44" calcext:value-type="float">
            <text:p>2144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interventorí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30" calcext:value-type="float">
            <text:p>2330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informe semanal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31" calcext:value-type="float">
            <text:p>2331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inventario de infraestructura mensual</text:p>
          </table:table-cell>
          <table:table-cell office:value-type="date" office:date-value="2016-10-24" calcext:value-type="date">
            <text:p>24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32" calcext:value-type="float">
            <text:p>2332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cartera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33" calcext:value-type="float">
            <text:p>2333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FINZENU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7-01-03" calcext:value-type="date">
            <text:p>03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58" calcext:value-type="float">
            <text:p>1858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59" calcext:value-type="float">
            <text:p>1859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uso postería Ufine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60" calcext:value-type="float">
            <text:p>1860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61" calcext:value-type="float">
            <text:p>1861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62" calcext:value-type="float">
            <text:p>1862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63" calcext:value-type="float">
            <text:p>1863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64" calcext:value-type="float">
            <text:p>1864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65" calcext:value-type="float">
            <text:p>1865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66" calcext:value-type="float">
            <text:p>1866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troncal FO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67" calcext:value-type="float">
            <text:p>1867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troncal FO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68" calcext:value-type="float">
            <text:p>1868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00" calcext:value-type="float">
            <text:p>2400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01" calcext:value-type="float">
            <text:p>2401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02" calcext:value-type="float">
            <text:p>2402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03" calcext:value-type="float">
            <text:p>2403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HFC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69" calcext:value-type="float">
            <text:p>1869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70" calcext:value-type="float">
            <text:p>1870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troncal FO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71" calcext:value-type="float">
            <text:p>1871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troncal FO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72" calcext:value-type="float">
            <text:p>1872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04" calcext:value-type="float">
            <text:p>2404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05" calcext:value-type="float">
            <text:p>2405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06" calcext:value-type="float">
            <text:p>2406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07" calcext:value-type="float">
            <text:p>2407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HFC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de Red Troncal FO</text:p>
          </table:table-cell>
          <table:table-cell office:value-type="date" office:date-value="2016-11-04" calcext:value-type="date">
            <text:p>04.11.2016</text:p>
          </table:table-cell>
          <table:table-cell office:value-type="date" office:date-value="2016-11-25" calcext:value-type="date">
            <text:p>2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73" calcext:value-type="float">
            <text:p>1873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11-04" calcext:value-type="date">
            <text:p>04.11.2016</text:p>
          </table:table-cell>
          <table:table-cell office:value-type="date" office:date-value="2016-11-09" calcext:value-type="date">
            <text:p>09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74" calcext:value-type="float">
            <text:p>1874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11-10" calcext:value-type="date">
            <text:p>10.11.2016</text:p>
          </table:table-cell>
          <table:table-cell office:value-type="date" office:date-value="2016-11-15" calcext:value-type="date">
            <text:p>1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75" calcext:value-type="float">
            <text:p>1875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atenuación, limpieza de conectores, etc)</text:p>
          </table:table-cell>
          <table:table-cell office:value-type="date" office:date-value="2016-11-16" calcext:value-type="date">
            <text:p>16.11.2016</text:p>
          </table:table-cell>
          <table:table-cell office:value-type="date" office:date-value="2016-11-18" calcext:value-type="date">
            <text:p>18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Instalación de Red Subtroncal HFC</text:p>
          </table:table-cell>
          <table:table-cell office:value-type="date" office:date-value="2016-11-04" calcext:value-type="date">
            <text:p>04.11.2016</text:p>
          </table:table-cell>
          <table:table-cell office:value-type="date" office:date-value="2016-11-23" calcext:value-type="date">
            <text:p>23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80" calcext:value-type="float">
            <text:p>1880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11-04" calcext:value-type="date">
            <text:p>04.11.2016</text:p>
          </table:table-cell>
          <table:table-cell office:value-type="date" office:date-value="2016-11-07" calcext:value-type="date">
            <text:p>07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81" calcext:value-type="float">
            <text:p>1881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11-08" calcext:value-type="date">
            <text:p>08.11.2016</text:p>
          </table:table-cell>
          <table:table-cell office:value-type="date" office:date-value="2016-11-11" calcext:value-type="date">
            <text:p>11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82" calcext:value-type="float">
            <text:p>1882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ruido, atenuación)</text:p>
          </table:table-cell>
          <table:table-cell office:value-type="date" office:date-value="2016-11-14" calcext:value-type="date">
            <text:p>14.11.2016</text:p>
          </table:table-cell>
          <table:table-cell office:value-type="date" office:date-value="2016-11-18" calcext:value-type="date">
            <text:p>18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Instalación de Nodos EOC</text:p>
          </table:table-cell>
          <table:table-cell office:value-type="date" office:date-value="2016-11-28" calcext:value-type="date">
            <text:p>28.11.2016</text:p>
          </table:table-cell>
          <table:table-cell office:value-type="date" office:date-value="2016-12-16" calcext:value-type="date">
            <text:p>16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85" calcext:value-type="float">
            <text:p>1885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Comisionamiento</text:p>
          </table:table-cell>
          <table:table-cell office:value-type="date" office:date-value="2016-09-26" calcext:value-type="date">
            <text:p>26.09.2016</text:p>
          </table:table-cell>
          <table:table-cell office:value-type="date" office:date-value="2017-01-03" calcext:value-type="date">
            <text:p>03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60" calcext:value-type="float">
            <text:p>2160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08" calcext:value-type="float">
            <text:p>2408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09" calcext:value-type="float">
            <text:p>2409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10" calcext:value-type="float">
            <text:p>2410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11" calcext:value-type="float">
            <text:p>2411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83" calcext:value-type="float">
            <text:p>683</text:p>
          </table:table-cell>
          <table:table-cell office:value-type="string" calcext:value-type="string">
            <text:p>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LANETA RICA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ABECERA C5-PP-06 Primero Planeta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86" calcext:value-type="float">
            <text:p>1886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6-30" calcext:value-type="date">
            <text:p>30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87" calcext:value-type="float">
            <text:p>1887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uso postería Ufine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6-30" calcext:value-type="date">
            <text:p>30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88" calcext:value-type="float">
            <text:p>1888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6-30" calcext:value-type="date">
            <text:p>30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89" calcext:value-type="float">
            <text:p>1889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6-30" calcext:value-type="date">
            <text:p>30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90" calcext:value-type="float">
            <text:p>1890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6-30" calcext:value-type="date">
            <text:p>30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91" calcext:value-type="float">
            <text:p>1891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de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6-30" calcext:value-type="date">
            <text:p>30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92" calcext:value-type="float">
            <text:p>1892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de otros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6-30" calcext:value-type="date">
            <text:p>30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93" calcext:value-type="float">
            <text:p>1893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 (entrada en almacén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29" calcext:value-type="date">
            <text:p>29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94" calcext:value-type="float">
            <text:p>1894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de datos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29" calcext:value-type="date">
            <text:p>29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95" calcext:value-type="float">
            <text:p>1895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datos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22" calcext:value-type="date">
            <text:p>22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97" calcext:value-type="float">
            <text:p>1897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eléctric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898" calcext:value-type="float">
            <text:p>1898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sistema de aire acondicionado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45" calcext:value-type="float">
            <text:p>2145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34" calcext:value-type="float">
            <text:p>2334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de datos (activos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35" calcext:value-type="float">
            <text:p>2335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datos (pasivos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36" calcext:value-type="float">
            <text:p>2336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eléctric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37" calcext:value-type="float">
            <text:p>2337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sistema de aire acondicionado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Cabecera</text:p>
          </table:table-cell>
          <table:table-cell office:value-type="date" office:date-value="2016-08-12" calcext:value-type="date">
            <text:p>12.08.2016</text:p>
          </table:table-cell>
          <table:table-cell office:value-type="date" office:date-value="2016-09-05" calcext:value-type="date">
            <text:p>05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08" calcext:value-type="float">
            <text:p>1908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ecuación red eléctrica</text:p>
          </table:table-cell>
          <table:table-cell office:value-type="date" office:date-value="2016-08-12" calcext:value-type="date">
            <text:p>12.08.2016</text:p>
          </table:table-cell>
          <table:table-cell office:value-type="date" office:date-value="2016-08-22" calcext:value-type="date">
            <text:p>2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09" calcext:value-type="float">
            <text:p>1909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ecuación aire acondicionado</text:p>
          </table:table-cell>
          <table:table-cell office:value-type="date" office:date-value="2016-08-12" calcext:value-type="date">
            <text:p>12.08.2016</text:p>
          </table:table-cell>
          <table:table-cell office:value-type="date" office:date-value="2016-08-22" calcext:value-type="date">
            <text:p>2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10" calcext:value-type="float">
            <text:p>1910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stribución e instalación rack equipos</text:p>
          </table:table-cell>
          <table:table-cell office:value-type="date" office:date-value="2016-08-12" calcext:value-type="date">
            <text:p>12.08.2016</text:p>
          </table:table-cell>
          <table:table-cell office:value-type="date" office:date-value="2016-08-22" calcext:value-type="date">
            <text:p>2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11" calcext:value-type="float">
            <text:p>1911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red de datos</text:p>
          </table:table-cell>
          <table:table-cell office:value-type="date" office:date-value="2016-08-23" calcext:value-type="date">
            <text:p>23.08.2016</text:p>
          </table:table-cell>
          <table:table-cell office:value-type="date" office:date-value="2016-08-29" calcext:value-type="date">
            <text:p>29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15" calcext:value-type="float">
            <text:p>1915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Puesta en servicio - Level3</text:p>
          </table:table-cell>
          <table:table-cell office:value-type="date" office:date-value="2016-09-06" calcext:value-type="date">
            <text:p>06.09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16" calcext:value-type="float">
            <text:p>1916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Gestión de viabilidad y contratación - Carrier</text:p>
          </table:table-cell>
          <table:table-cell office:value-type="date" office:date-value="2016-09-06" calcext:value-type="date">
            <text:p>06.09.2016</text:p>
          </table:table-cell>
          <table:table-cell office:value-type="date" office:date-value="2016-10-31" calcext:value-type="date">
            <text:p>31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17" calcext:value-type="float">
            <text:p>1917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de última milla - Carrier</text:p>
          </table:table-cell>
          <table:table-cell office:value-type="date" office:date-value="2016-11-01" calcext:value-type="date">
            <text:p>01.11.2016</text:p>
          </table:table-cell>
          <table:table-cell office:value-type="date" office:date-value="2016-11-03" calcext:value-type="date">
            <text:p>03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38" calcext:value-type="float">
            <text:p>2338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figuración Carrier - CORE - NOC - Puesta en servicio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18" calcext:value-type="float">
            <text:p>1918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Puesta en servicio - Azteca</text:p>
          </table:table-cell>
          <table:table-cell office:value-type="date" office:date-value="2016-09-28" calcext:value-type="date">
            <text:p>28.09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19" calcext:value-type="float">
            <text:p>1919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Gestión de viabilidad y contratación - Carrier</text:p>
          </table:table-cell>
          <table:table-cell office:value-type="date" office:date-value="2016-09-28" calcext:value-type="date">
            <text:p>28.09.2016</text:p>
          </table:table-cell>
          <table:table-cell office:value-type="date" office:date-value="2016-11-08" calcext:value-type="date">
            <text:p>08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20" calcext:value-type="float">
            <text:p>1920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de última milla - Carrier</text:p>
          </table:table-cell>
          <table:table-cell office:value-type="date" office:date-value="2016-11-09" calcext:value-type="date">
            <text:p>09.11.2016</text:p>
          </table:table-cell>
          <table:table-cell office:value-type="date" office:date-value="2016-11-11" calcext:value-type="date">
            <text:p>11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39" calcext:value-type="float">
            <text:p>2339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figuración Carrier - CORE - NOC - Puesta en servicio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48" calcext:value-type="float">
            <text:p>2148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interventorí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40" calcext:value-type="float">
            <text:p>2340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informe semanal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41" calcext:value-type="float">
            <text:p>2341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inventario de infraestructura mensual</text:p>
          </table:table-cell>
          <table:table-cell office:value-type="date" office:date-value="2016-10-24" calcext:value-type="date">
            <text:p>24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42" calcext:value-type="float">
            <text:p>2342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cartera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43" calcext:value-type="float">
            <text:p>2343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26" calcext:value-type="float">
            <text:p>426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IMERO PLANETA HFC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7-01-03" calcext:value-type="date">
            <text:p>03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28" calcext:value-type="float">
            <text:p>1928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29" calcext:value-type="float">
            <text:p>1929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uso postería Ufine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31" calcext:value-type="float">
            <text:p>1931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32" calcext:value-type="float">
            <text:p>1932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33" calcext:value-type="float">
            <text:p>1933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35" calcext:value-type="float">
            <text:p>1935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36" calcext:value-type="float">
            <text:p>1936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troncal FO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37" calcext:value-type="float">
            <text:p>1937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troncal FO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13" calcext:value-type="float">
            <text:p>2413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14" calcext:value-type="float">
            <text:p>2414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15" calcext:value-type="float">
            <text:p>2415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16" calcext:value-type="float">
            <text:p>2416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HFC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39" calcext:value-type="float">
            <text:p>1939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40" calcext:value-type="float">
            <text:p>1940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troncal FO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41" calcext:value-type="float">
            <text:p>1941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troncal FO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42" calcext:value-type="float">
            <text:p>1942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17" calcext:value-type="float">
            <text:p>2417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18" calcext:value-type="float">
            <text:p>2418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19" calcext:value-type="float">
            <text:p>2419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20" calcext:value-type="float">
            <text:p>2420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HFC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de Red Troncal FO</text:p>
          </table:table-cell>
          <table:table-cell office:value-type="date" office:date-value="2016-11-04" calcext:value-type="date">
            <text:p>04.11.2016</text:p>
          </table:table-cell>
          <table:table-cell office:value-type="date" office:date-value="2016-11-25" calcext:value-type="date">
            <text:p>2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43" calcext:value-type="float">
            <text:p>1943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11-04" calcext:value-type="date">
            <text:p>04.11.2016</text:p>
          </table:table-cell>
          <table:table-cell office:value-type="date" office:date-value="2016-11-09" calcext:value-type="date">
            <text:p>09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44" calcext:value-type="float">
            <text:p>1944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11-10" calcext:value-type="date">
            <text:p>10.11.2016</text:p>
          </table:table-cell>
          <table:table-cell office:value-type="date" office:date-value="2016-11-15" calcext:value-type="date">
            <text:p>1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45" calcext:value-type="float">
            <text:p>1945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seguramiento de reservas</text:p>
          </table:table-cell>
          <table:table-cell office:value-type="date" office:date-value="2016-11-16" calcext:value-type="date">
            <text:p>16.11.2016</text:p>
          </table:table-cell>
          <table:table-cell office:value-type="date" office:date-value="2016-11-18" calcext:value-type="date">
            <text:p>18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Instalación de Red Subtroncal HFC</text:p>
          </table:table-cell>
          <table:table-cell office:value-type="date" office:date-value="2016-11-14" calcext:value-type="date">
            <text:p>14.11.2016</text:p>
          </table:table-cell>
          <table:table-cell office:value-type="date" office:date-value="2016-12-03" calcext:value-type="date">
            <text:p>03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cable RG11, marquillado, conectorización multitap</text:p>
          </table:table-cell>
          <table:table-cell office:value-type="date" office:date-value="2016-11-14" calcext:value-type="date">
            <text:p>14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51" calcext:value-type="float">
            <text:p>1951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ción de la red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2-03" calcext:value-type="date">
            <text:p>03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52" calcext:value-type="float">
            <text:p>1952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ruido, atenuación)</text:p>
          </table:table-cell>
          <table:table-cell office:value-type="date" office:date-value="2016-11-28" calcext:value-type="date">
            <text:p>28.11.2016</text:p>
          </table:table-cell>
          <table:table-cell office:value-type="date" office:date-value="2016-12-03" calcext:value-type="date">
            <text:p>03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Instalación de Nodos EOC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1-25" calcext:value-type="date">
            <text:p>2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55" calcext:value-type="float">
            <text:p>1955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Comisionamiento</text:p>
          </table:table-cell>
          <table:table-cell office:value-type="date" office:date-value="2016-09-26" calcext:value-type="date">
            <text:p>26.09.2016</text:p>
          </table:table-cell>
          <table:table-cell office:value-type="date" office:date-value="2017-01-03" calcext:value-type="date">
            <text:p>03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62" calcext:value-type="float">
            <text:p>2162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21" calcext:value-type="float">
            <text:p>2421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22" calcext:value-type="float">
            <text:p>2422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23" calcext:value-type="float">
            <text:p>2423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24" calcext:value-type="float">
            <text:p>2424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27" calcext:value-type="float">
            <text:p>427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IMERO PLANETA ADICION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56" calcext:value-type="float">
            <text:p>1956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57" calcext:value-type="float">
            <text:p>1957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ar Permisos Electrocarib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59" calcext:value-type="float">
            <text:p>1959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60" calcext:value-type="float">
            <text:p>1960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61" calcext:value-type="float">
            <text:p>1961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63" calcext:value-type="float">
            <text:p>1963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 (entrada en almacén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64" calcext:value-type="float">
            <text:p>1964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de datos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65" calcext:value-type="float">
            <text:p>1965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datos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eléctric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52" calcext:value-type="float">
            <text:p>2452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wMAN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67" calcext:value-type="float">
            <text:p>1967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68" calcext:value-type="float">
            <text:p>1968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de datos (activos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69" calcext:value-type="float">
            <text:p>1969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datos (pasivos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eléctric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53" calcext:value-type="float">
            <text:p>2453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wMAN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Estación Base</text:p>
          </table:table-cell>
          <table:table-cell office:value-type="date" office:date-value="2016-11-08" calcext:value-type="date">
            <text:p>08.11.2016</text:p>
          </table:table-cell>
          <table:table-cell office:value-type="date" office:date-value="2016-12-05" calcext:value-type="date">
            <text:p>05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Comisionamiento</text:p>
          </table:table-cell>
          <table:table-cell office:value-type="date" office:date-value="2016-10-19" calcext:value-type="date">
            <text:p>19.10.2016</text:p>
          </table:table-cell>
          <table:table-cell office:value-type="date" office:date-value="2016-12-22" calcext:value-type="date">
            <text:p>22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63" calcext:value-type="float">
            <text:p>2163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54" calcext:value-type="float">
            <text:p>2454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55" calcext:value-type="float">
            <text:p>2455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11-14" calcext:value-type="date">
            <text:p>14.11.2016</text:p>
          </table:table-cell>
          <table:table-cell office:value-type="date" office:date-value="2016-12-17" calcext:value-type="date">
            <text:p>17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56" calcext:value-type="float">
            <text:p>2456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57" calcext:value-type="float">
            <text:p>2457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7-01-02" calcext:value-type="date">
            <text:p>02.01.2017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84" calcext:value-type="float">
            <text:p>684</text:p>
          </table:table-cell>
          <table:table-cell office:value-type="string" calcext:value-type="string">
            <text:p>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LORICA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54" calcext:value-type="float">
            <text:p>454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ABECERA C3-LV-04- La Victoria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04" calcext:value-type="float">
            <text:p>1204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6-30" calcext:value-type="date">
            <text:p>30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06" calcext:value-type="float">
            <text:p>1206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uso postería Ufine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6-30" calcext:value-type="date">
            <text:p>30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08" calcext:value-type="float">
            <text:p>1208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6-30" calcext:value-type="date">
            <text:p>30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09" calcext:value-type="float">
            <text:p>1209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6-30" calcext:value-type="date">
            <text:p>30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10" calcext:value-type="float">
            <text:p>1210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6-30" calcext:value-type="date">
            <text:p>30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07" calcext:value-type="float">
            <text:p>1207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6-30" calcext:value-type="date">
            <text:p>30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11" calcext:value-type="float">
            <text:p>1211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de otros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6-30" calcext:value-type="date">
            <text:p>30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14" calcext:value-type="float">
            <text:p>1214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 (entrada en almacén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29" calcext:value-type="date">
            <text:p>29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15" calcext:value-type="float">
            <text:p>1215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de datos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29" calcext:value-type="date">
            <text:p>29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16" calcext:value-type="float">
            <text:p>1216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datos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22" calcext:value-type="date">
            <text:p>22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18" calcext:value-type="float">
            <text:p>1218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eléctric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19" calcext:value-type="float">
            <text:p>1219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sistema de aire acondicionado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39" calcext:value-type="float">
            <text:p>2139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14" calcext:value-type="float">
            <text:p>2314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de datos (activos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15" calcext:value-type="float">
            <text:p>2315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datos (pasivos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16" calcext:value-type="float">
            <text:p>2316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eléctric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17" calcext:value-type="float">
            <text:p>2317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sistema de aire acondicionado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28" calcext:value-type="float">
            <text:p>1228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Cabecera</text:p>
          </table:table-cell>
          <table:table-cell office:value-type="date" office:date-value="2016-08-12" calcext:value-type="date">
            <text:p>12.08.2016</text:p>
          </table:table-cell>
          <table:table-cell office:value-type="date" office:date-value="2016-09-05" calcext:value-type="date">
            <text:p>05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29" calcext:value-type="float">
            <text:p>1229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ecuación red eléctrica</text:p>
          </table:table-cell>
          <table:table-cell office:value-type="date" office:date-value="2016-08-12" calcext:value-type="date">
            <text:p>12.08.2016</text:p>
          </table:table-cell>
          <table:table-cell office:value-type="date" office:date-value="2016-08-22" calcext:value-type="date">
            <text:p>2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30" calcext:value-type="float">
            <text:p>1230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ecuación aire acondicionado</text:p>
          </table:table-cell>
          <table:table-cell office:value-type="date" office:date-value="2016-08-12" calcext:value-type="date">
            <text:p>12.08.2016</text:p>
          </table:table-cell>
          <table:table-cell office:value-type="date" office:date-value="2016-08-22" calcext:value-type="date">
            <text:p>2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31" calcext:value-type="float">
            <text:p>1231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stribución e instalación rack equipos</text:p>
          </table:table-cell>
          <table:table-cell office:value-type="date" office:date-value="2016-08-12" calcext:value-type="date">
            <text:p>12.08.2016</text:p>
          </table:table-cell>
          <table:table-cell office:value-type="date" office:date-value="2016-08-22" calcext:value-type="date">
            <text:p>2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32" calcext:value-type="float">
            <text:p>1232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red de datos</text:p>
          </table:table-cell>
          <table:table-cell office:value-type="date" office:date-value="2016-08-23" calcext:value-type="date">
            <text:p>23.08.2016</text:p>
          </table:table-cell>
          <table:table-cell office:value-type="date" office:date-value="2016-08-29" calcext:value-type="date">
            <text:p>29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37" calcext:value-type="float">
            <text:p>1237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Puesta en servicio - Level3</text:p>
          </table:table-cell>
          <table:table-cell office:value-type="date" office:date-value="2016-09-06" calcext:value-type="date">
            <text:p>06.09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38" calcext:value-type="float">
            <text:p>1238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Gestión de viabilidad y contratación - Carrier</text:p>
          </table:table-cell>
          <table:table-cell office:value-type="date" office:date-value="2016-09-06" calcext:value-type="date">
            <text:p>06.09.2016</text:p>
          </table:table-cell>
          <table:table-cell office:value-type="date" office:date-value="2016-10-31" calcext:value-type="date">
            <text:p>31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39" calcext:value-type="float">
            <text:p>1239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de última milla - Carrier</text:p>
          </table:table-cell>
          <table:table-cell office:value-type="date" office:date-value="2016-11-01" calcext:value-type="date">
            <text:p>01.11.2016</text:p>
          </table:table-cell>
          <table:table-cell office:value-type="date" office:date-value="2016-11-03" calcext:value-type="date">
            <text:p>03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18" calcext:value-type="float">
            <text:p>2318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figuración Carrier - CORE - NOC - Puesta en servicio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40" calcext:value-type="float">
            <text:p>1240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Puesta en servicio - Azteca</text:p>
          </table:table-cell>
          <table:table-cell office:value-type="date" office:date-value="2016-09-28" calcext:value-type="date">
            <text:p>28.09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41" calcext:value-type="float">
            <text:p>1241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Gestión de viabilidad y contratación - Carrier</text:p>
          </table:table-cell>
          <table:table-cell office:value-type="date" office:date-value="2016-09-28" calcext:value-type="date">
            <text:p>28.09.2016</text:p>
          </table:table-cell>
          <table:table-cell office:value-type="date" office:date-value="2016-11-08" calcext:value-type="date">
            <text:p>08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42" calcext:value-type="float">
            <text:p>1242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figuración y entrega contratista</text:p>
          </table:table-cell>
          <table:table-cell office:value-type="date" office:date-value="2016-11-09" calcext:value-type="date">
            <text:p>09.11.2016</text:p>
          </table:table-cell>
          <table:table-cell office:value-type="date" office:date-value="2016-11-11" calcext:value-type="date">
            <text:p>11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19" calcext:value-type="float">
            <text:p>2319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figuración Carrier - CORE - NOC - Puesta en servicio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40" calcext:value-type="float">
            <text:p>2140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interventorí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20" calcext:value-type="float">
            <text:p>2320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informe semanal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21" calcext:value-type="float">
            <text:p>2321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inventario de infraestructura mensual</text:p>
          </table:table-cell>
          <table:table-cell office:value-type="date" office:date-value="2016-10-24" calcext:value-type="date">
            <text:p>24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22" calcext:value-type="float">
            <text:p>2322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cartera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23" calcext:value-type="float">
            <text:p>2323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52" calcext:value-type="float">
            <text:p>452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LA VICTORIA HFC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7-01-03" calcext:value-type="date">
            <text:p>03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50" calcext:value-type="float">
            <text:p>1250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51" calcext:value-type="float">
            <text:p>1251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uso postería Ufine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52" calcext:value-type="float">
            <text:p>1252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53" calcext:value-type="float">
            <text:p>1253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54" calcext:value-type="float">
            <text:p>1254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55" calcext:value-type="float">
            <text:p>1255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56" calcext:value-type="float">
            <text:p>1256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quipos activos (OAdquirir equipos para red troncal FO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troncal FO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64" calcext:value-type="float">
            <text:p>2364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65" calcext:value-type="float">
            <text:p>2365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66" calcext:value-type="float">
            <text:p>2366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67" calcext:value-type="float">
            <text:p>2367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HFC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57" calcext:value-type="float">
            <text:p>1257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58" calcext:value-type="float">
            <text:p>1258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troncal FO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59" calcext:value-type="float">
            <text:p>1259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troncal FO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60" calcext:value-type="float">
            <text:p>1260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 table:visibility="filter">
          <table:table-cell office:value-type="float" office:value="2368" calcext:value-type="float">
            <text:p>2368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pasivos)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69" calcext:value-type="float">
            <text:p>2369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70" calcext:value-type="float">
            <text:p>2370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71" calcext:value-type="float">
            <text:p>2371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HFC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de Red Troncal FO</text:p>
          </table:table-cell>
          <table:table-cell office:value-type="date" office:date-value="2016-11-04" calcext:value-type="date">
            <text:p>04.11.2016</text:p>
          </table:table-cell>
          <table:table-cell office:value-type="date" office:date-value="2016-11-25" calcext:value-type="date">
            <text:p>2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61" calcext:value-type="float">
            <text:p>1261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11-04" calcext:value-type="date">
            <text:p>04.11.2016</text:p>
          </table:table-cell>
          <table:table-cell office:value-type="date" office:date-value="2016-11-09" calcext:value-type="date">
            <text:p>09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62" calcext:value-type="float">
            <text:p>1262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11-10" calcext:value-type="date">
            <text:p>10.11.2016</text:p>
          </table:table-cell>
          <table:table-cell office:value-type="date" office:date-value="2016-11-15" calcext:value-type="date">
            <text:p>1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263" calcext:value-type="float">
            <text:p>1263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atenuación, limpieza de conectores, etc)</text:p>
          </table:table-cell>
          <table:table-cell office:value-type="date" office:date-value="2016-11-16" calcext:value-type="date">
            <text:p>16.11.2016</text:p>
          </table:table-cell>
          <table:table-cell office:value-type="date" office:date-value="2016-11-18" calcext:value-type="date">
            <text:p>18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Instalación de Red Subtroncal HFC</text:p>
          </table:table-cell>
          <table:table-cell office:value-type="date" office:date-value="2016-11-04" calcext:value-type="date">
            <text:p>04.11.2016</text:p>
          </table:table-cell>
          <table:table-cell office:value-type="date" office:date-value="2016-11-23" calcext:value-type="date">
            <text:p>23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12" calcext:value-type="float">
            <text:p>1312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11-04" calcext:value-type="date">
            <text:p>04.11.2016</text:p>
          </table:table-cell>
          <table:table-cell office:value-type="date" office:date-value="2016-11-07" calcext:value-type="date">
            <text:p>07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13" calcext:value-type="float">
            <text:p>1313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11-08" calcext:value-type="date">
            <text:p>08.11.2016</text:p>
          </table:table-cell>
          <table:table-cell office:value-type="date" office:date-value="2016-11-11" calcext:value-type="date">
            <text:p>11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14" calcext:value-type="float">
            <text:p>1314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ruido, atenuación)</text:p>
          </table:table-cell>
          <table:table-cell office:value-type="date" office:date-value="2016-11-14" calcext:value-type="date">
            <text:p>14.11.2016</text:p>
          </table:table-cell>
          <table:table-cell office:value-type="date" office:date-value="2016-11-18" calcext:value-type="date">
            <text:p>18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15" calcext:value-type="float">
            <text:p>1315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Marquillado de red</text:p>
          </table:table-cell>
          <table:table-cell table:number-columns-repeated="2" office:value-type="date" office:date-value="2016-11-21" calcext:value-type="date">
            <text:p>21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Instalación de Nodos EOC</text:p>
          </table:table-cell>
          <table:table-cell office:value-type="date" office:date-value="2016-11-28" calcext:value-type="date">
            <text:p>28.11.2016</text:p>
          </table:table-cell>
          <table:table-cell office:value-type="date" office:date-value="2016-12-10" calcext:value-type="date">
            <text:p>10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49" calcext:value-type="float">
            <text:p>1749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Comisionamientos</text:p>
          </table:table-cell>
          <table:table-cell office:value-type="date" office:date-value="2016-09-26" calcext:value-type="date">
            <text:p>26.09.2016</text:p>
          </table:table-cell>
          <table:table-cell office:value-type="date" office:date-value="2017-01-03" calcext:value-type="date">
            <text:p>03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57" calcext:value-type="float">
            <text:p>2157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72" calcext:value-type="float">
            <text:p>2372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73" calcext:value-type="float">
            <text:p>2373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74" calcext:value-type="float">
            <text:p>2374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75" calcext:value-type="float">
            <text:p>2375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WMAN <text:s/>LORICA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0-01" calcext:value-type="date">
            <text:p>01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ar permisos Electrocaribe</text:p>
          </table:table-cell>
          <table:table-cell office:value-type="date" office:date-value="2016-08-08" calcext:value-type="date">
            <text:p>08.08.2016</text:p>
          </table:table-cell>
          <table:table-cell office:value-type="date" office:date-value="2016-10-01" calcext:value-type="date">
            <text:p>01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37" calcext:value-type="float">
            <text:p>2437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 (entrada en almacén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38" calcext:value-type="float">
            <text:p>2438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de datos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39" calcext:value-type="float">
            <text:p>2439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datos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40" calcext:value-type="float">
            <text:p>2440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eléctric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41" calcext:value-type="float">
            <text:p>2441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wMAN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42" calcext:value-type="float">
            <text:p>2442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43" calcext:value-type="float">
            <text:p>2443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de datos (activos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44" calcext:value-type="float">
            <text:p>2444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datos (pasivos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45" calcext:value-type="float">
            <text:p>2445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eléctric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46" calcext:value-type="float">
            <text:p>2446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wMAN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Estación Base</text:p>
          </table:table-cell>
          <table:table-cell office:value-type="date" office:date-value="2016-11-28" calcext:value-type="date">
            <text:p>28.11.2016</text:p>
          </table:table-cell>
          <table:table-cell office:value-type="date" office:date-value="2016-12-17" calcext:value-type="date">
            <text:p>17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50" calcext:value-type="float">
            <text:p>1750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 Comisionamiento</text:p>
          </table:table-cell>
          <table:table-cell office:value-type="date" office:date-value="2016-12-19" calcext:value-type="date">
            <text:p>19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47" calcext:value-type="float">
            <text:p>2447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48" calcext:value-type="float">
            <text:p>2448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49" calcext:value-type="float">
            <text:p>2449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11-14" calcext:value-type="date">
            <text:p>14.11.2016</text:p>
          </table:table-cell>
          <table:table-cell office:value-type="date" office:date-value="2016-12-17" calcext:value-type="date">
            <text:p>17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50" calcext:value-type="float">
            <text:p>2450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51" calcext:value-type="float">
            <text:p>2451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7-01-02" calcext:value-type="date">
            <text:p>02.01.2017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85" calcext:value-type="float">
            <text:p>685</text:p>
          </table:table-cell>
          <table:table-cell office:value-type="string" calcext:value-type="string">
            <text:p>PURI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URISIMA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38" calcext:value-type="float">
            <text:p>438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ABCERA C6-DP-07 Portal Adriana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47" calcext:value-type="float">
            <text:p>2047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1" calcext:value-type="date">
            <text:p>01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48" calcext:value-type="float">
            <text:p>2048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uso postería Ufine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1" calcext:value-type="date">
            <text:p>01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49" calcext:value-type="float">
            <text:p>2049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1" calcext:value-type="date">
            <text:p>01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50" calcext:value-type="float">
            <text:p>2050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1" calcext:value-type="date">
            <text:p>01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51" calcext:value-type="float">
            <text:p>2051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1" calcext:value-type="date">
            <text:p>01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52" calcext:value-type="float">
            <text:p>2052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de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1" calcext:value-type="date">
            <text:p>01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53" calcext:value-type="float">
            <text:p>2053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de otros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1" calcext:value-type="date">
            <text:p>01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54" calcext:value-type="float">
            <text:p>2054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 (entrada en almacén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29" calcext:value-type="date">
            <text:p>29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55" calcext:value-type="float">
            <text:p>2055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de datos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29" calcext:value-type="date">
            <text:p>29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56" calcext:value-type="float">
            <text:p>2056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datos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22" calcext:value-type="date">
            <text:p>22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58" calcext:value-type="float">
            <text:p>2058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eléctric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59" calcext:value-type="float">
            <text:p>2059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sistema de aire acondicionado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51" calcext:value-type="float">
            <text:p>2151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44" calcext:value-type="float">
            <text:p>2344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de datos (activos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45" calcext:value-type="float">
            <text:p>2345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datos (pasivos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46" calcext:value-type="float">
            <text:p>2346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eléctric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47" calcext:value-type="float">
            <text:p>2347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sistema de aire acondicionado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Cabecera</text:p>
          </table:table-cell>
          <table:table-cell office:value-type="date" office:date-value="2016-09-09" calcext:value-type="date">
            <text:p>09.09.2016</text:p>
          </table:table-cell>
          <table:table-cell office:value-type="date" office:date-value="2016-10-03" calcext:value-type="date">
            <text:p>03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68" calcext:value-type="float">
            <text:p>2068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ecuación red eléctrica</text:p>
          </table:table-cell>
          <table:table-cell office:value-type="date" office:date-value="2016-09-16" calcext:value-type="date">
            <text:p>16.09.2016</text:p>
          </table:table-cell>
          <table:table-cell office:value-type="date" office:date-value="2016-09-22" calcext:value-type="date">
            <text:p>22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69" calcext:value-type="float">
            <text:p>2069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ecuación aire acondicionado</text:p>
          </table:table-cell>
          <table:table-cell office:value-type="date" office:date-value="2016-09-16" calcext:value-type="date">
            <text:p>16.09.2016</text:p>
          </table:table-cell>
          <table:table-cell office:value-type="date" office:date-value="2016-09-22" calcext:value-type="date">
            <text:p>22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70" calcext:value-type="float">
            <text:p>2070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stribución e instalación rack equipos</text:p>
          </table:table-cell>
          <table:table-cell office:value-type="date" office:date-value="2016-09-09" calcext:value-type="date">
            <text:p>09.09.2016</text:p>
          </table:table-cell>
          <table:table-cell office:value-type="date" office:date-value="2016-09-15" calcext:value-type="date">
            <text:p>15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71" calcext:value-type="float">
            <text:p>2071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red de datos</text:p>
          </table:table-cell>
          <table:table-cell office:value-type="date" office:date-value="2016-09-16" calcext:value-type="date">
            <text:p>16.09.2016</text:p>
          </table:table-cell>
          <table:table-cell office:value-type="date" office:date-value="2016-09-22" calcext:value-type="date">
            <text:p>22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75" calcext:value-type="float">
            <text:p>2075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Puesta en servicio - Level3</text:p>
          </table:table-cell>
          <table:table-cell office:value-type="date" office:date-value="2016-10-07" calcext:value-type="date">
            <text:p>07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76" calcext:value-type="float">
            <text:p>2076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Gestión de viabilidad y contratación - Carrier</text:p>
          </table:table-cell>
          <table:table-cell office:value-type="date" office:date-value="2016-10-07" calcext:value-type="date">
            <text:p>07.10.2016</text:p>
          </table:table-cell>
          <table:table-cell office:value-type="date" office:date-value="2016-11-15" calcext:value-type="date">
            <text:p>1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77" calcext:value-type="float">
            <text:p>2077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de última milla - Carrier</text:p>
          </table:table-cell>
          <table:table-cell office:value-type="date" office:date-value="2016-11-16" calcext:value-type="date">
            <text:p>16.11.2016</text:p>
          </table:table-cell>
          <table:table-cell office:value-type="date" office:date-value="2016-11-18" calcext:value-type="date">
            <text:p>18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48" calcext:value-type="float">
            <text:p>2348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figuración Carrier - CORE - NOC - Puesta en servicio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78" calcext:value-type="float">
            <text:p>2078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Puesta en servicio - Azteca</text:p>
          </table:table-cell>
          <table:table-cell office:value-type="date" office:date-value="2016-10-07" calcext:value-type="date">
            <text:p>07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79" calcext:value-type="float">
            <text:p>2079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Gestión de viabilidad y contratación - Carrier</text:p>
          </table:table-cell>
          <table:table-cell office:value-type="date" office:date-value="2016-10-07" calcext:value-type="date">
            <text:p>07.10.2016</text:p>
          </table:table-cell>
          <table:table-cell office:value-type="date" office:date-value="2016-11-17" calcext:value-type="date">
            <text:p>17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80" calcext:value-type="float">
            <text:p>2080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de última milla - Carrier</text:p>
          </table:table-cell>
          <table:table-cell office:value-type="date" office:date-value="2016-11-18" calcext:value-type="date">
            <text:p>18.11.2016</text:p>
          </table:table-cell>
          <table:table-cell office:value-type="date" office:date-value="2016-11-22" calcext:value-type="date">
            <text:p>2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49" calcext:value-type="float">
            <text:p>2349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figuración Carrier - CORE - NOC - Puesta en servicio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56" calcext:value-type="float">
            <text:p>2156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interventorí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50" calcext:value-type="float">
            <text:p>2350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informe semanal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51" calcext:value-type="float">
            <text:p>2351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inventario de infraestructura mensual</text:p>
          </table:table-cell>
          <table:table-cell office:value-type="date" office:date-value="2016-10-24" calcext:value-type="date">
            <text:p>24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52" calcext:value-type="float">
            <text:p>2352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cartera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53" calcext:value-type="float">
            <text:p>2353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ORTAL ADRIANA HFC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uso postería Ufine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25" calcext:value-type="float">
            <text:p>2025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26" calcext:value-type="float">
            <text:p>2026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27" calcext:value-type="float">
            <text:p>2027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troncal FO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28" calcext:value-type="float">
            <text:p>2028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troncal FO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29" calcext:value-type="float">
            <text:p>2029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25" calcext:value-type="float">
            <text:p>2425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26" calcext:value-type="float">
            <text:p>2426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27" calcext:value-type="float">
            <text:p>2427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28" calcext:value-type="float">
            <text:p>2428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HFC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30" calcext:value-type="float">
            <text:p>2030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31" calcext:value-type="float">
            <text:p>2031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troncal FO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32" calcext:value-type="float">
            <text:p>2032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troncal FO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33" calcext:value-type="float">
            <text:p>2033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29" calcext:value-type="float">
            <text:p>2429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30" calcext:value-type="float">
            <text:p>2430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31" calcext:value-type="float">
            <text:p>2431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32" calcext:value-type="float">
            <text:p>2432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HFC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de Red Troncal FO</text:p>
          </table:table-cell>
          <table:table-cell office:value-type="date" office:date-value="2016-11-14" calcext:value-type="date">
            <text:p>14.11.2016</text:p>
          </table:table-cell>
          <table:table-cell office:value-type="date" office:date-value="2016-12-03" calcext:value-type="date">
            <text:p>03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34" calcext:value-type="float">
            <text:p>2034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11-14" calcext:value-type="date">
            <text:p>14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35" calcext:value-type="float">
            <text:p>2035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ción de la red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2-03" calcext:value-type="date">
            <text:p>03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36" calcext:value-type="float">
            <text:p>2036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atenuación, limpieza de conectores, etcétera)</text:p>
          </table:table-cell>
          <table:table-cell office:value-type="date" office:date-value="2016-11-28" calcext:value-type="date">
            <text:p>28.11.2016</text:p>
          </table:table-cell>
          <table:table-cell office:value-type="date" office:date-value="2016-12-03" calcext:value-type="date">
            <text:p>03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Instalación de Red Subtroncal HFC</text:p>
          </table:table-cell>
          <table:table-cell office:value-type="date" office:date-value="2016-11-14" calcext:value-type="date">
            <text:p>14.11.2016</text:p>
          </table:table-cell>
          <table:table-cell office:value-type="date" office:date-value="2016-12-03" calcext:value-type="date">
            <text:p>03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41" calcext:value-type="float">
            <text:p>2041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cable RG11, marquillado, conectorización multitap</text:p>
          </table:table-cell>
          <table:table-cell office:value-type="date" office:date-value="2016-11-14" calcext:value-type="date">
            <text:p>14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42" calcext:value-type="float">
            <text:p>2042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ción de la red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2-03" calcext:value-type="date">
            <text:p>03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43" calcext:value-type="float">
            <text:p>2043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ruido, atenuación)</text:p>
          </table:table-cell>
          <table:table-cell office:value-type="date" office:date-value="2016-11-28" calcext:value-type="date">
            <text:p>28.11.2016</text:p>
          </table:table-cell>
          <table:table-cell office:value-type="date" office:date-value="2016-12-03" calcext:value-type="date">
            <text:p>03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Instalación de Nodos EOC</text:p>
          </table:table-cell>
          <table:table-cell office:value-type="date" office:date-value="2016-11-23" calcext:value-type="date">
            <text:p>23.11.2016</text:p>
          </table:table-cell>
          <table:table-cell office:value-type="date" office:date-value="2016-12-13" calcext:value-type="date">
            <text:p>13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46" calcext:value-type="float">
            <text:p>2046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Comisionamiento</text:p>
          </table:table-cell>
          <table:table-cell office:value-type="date" office:date-value="2016-11-01" calcext:value-type="date">
            <text:p>01.11.2016</text:p>
          </table:table-cell>
          <table:table-cell office:value-type="date" office:date-value="2016-12-20" calcext:value-type="date">
            <text:p>20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64" calcext:value-type="float">
            <text:p>2164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33" calcext:value-type="float">
            <text:p>2433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34" calcext:value-type="float">
            <text:p>2434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35" calcext:value-type="float">
            <text:p>2435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36" calcext:value-type="float">
            <text:p>2436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wMAN Purisima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ar Permisos Electrocarib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 (entrada en almacén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de datos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datos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eléctric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58" calcext:value-type="float">
            <text:p>2458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wMAN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de datos (activos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datos (pasivos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eléctric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59" calcext:value-type="float">
            <text:p>2459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wMAN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Estación Base</text:p>
          </table:table-cell>
          <table:table-cell office:value-type="date" office:date-value="2016-11-14" calcext:value-type="date">
            <text:p>14.11.2016</text:p>
          </table:table-cell>
          <table:table-cell office:value-type="date" office:date-value="2016-12-09" calcext:value-type="date">
            <text:p>09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Comisionamiento</text:p>
          </table:table-cell>
          <table:table-cell office:value-type="date" office:date-value="2016-10-19" calcext:value-type="date">
            <text:p>19.10.2016</text:p>
          </table:table-cell>
          <table:table-cell office:value-type="date" office:date-value="2016-12-22" calcext:value-type="date">
            <text:p>22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66" calcext:value-type="float">
            <text:p>2166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60" calcext:value-type="float">
            <text:p>2460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61" calcext:value-type="float">
            <text:p>2461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11-14" calcext:value-type="date">
            <text:p>14.11.2016</text:p>
          </table:table-cell>
          <table:table-cell office:value-type="date" office:date-value="2016-12-17" calcext:value-type="date">
            <text:p>17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62" calcext:value-type="float">
            <text:p>2462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63" calcext:value-type="float">
            <text:p>2463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7-01-02" calcext:value-type="date">
            <text:p>02.01.2017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94" calcext:value-type="float">
            <text:p>694</text:p>
          </table:table-cell>
          <table:table-cell office:value-type="string" calcext:value-type="string">
            <text:p>Fase 3: Córdob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Fase 3: Cumplimiento de Meta 6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7-03-18" calcext:value-type="date">
            <text:p>18.03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79" calcext:value-type="float">
            <text:p>679</text:p>
          </table:table-cell>
          <table:table-cell office:value-type="string" calcext:value-type="string">
            <text:p>MONTERIA 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MONTERI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7-03-18" calcext:value-type="date">
            <text:p>18.03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wMAN MONTERI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7-03-18" calcext:value-type="date">
            <text:p>18.03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7-01-06" calcext:value-type="date">
            <text:p>06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ar Permisos Electrocaribe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7-01-06" calcext:value-type="date">
            <text:p>06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7-01-06" calcext:value-type="date">
            <text:p>06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7-01-06" calcext:value-type="date">
            <text:p>06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7-01-06" calcext:value-type="date">
            <text:p>06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7-01-06" calcext:value-type="date">
            <text:p>06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7-01-06" calcext:value-type="date">
            <text:p>06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 (entrada en almacén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2-10" calcext:value-type="date">
            <text:p>10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95" calcext:value-type="float">
            <text:p>1995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de datos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2-10" calcext:value-type="date">
            <text:p>10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datos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2-10" calcext:value-type="date">
            <text:p>10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eléctrica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2-10" calcext:value-type="date">
            <text:p>10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64" calcext:value-type="float">
            <text:p>2464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wMAN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2-10" calcext:value-type="date">
            <text:p>10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2-12" calcext:value-type="date">
            <text:p>12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de datos (activos)</text:p>
          </table:table-cell>
          <table:table-cell office:value-type="date" office:date-value="2016-12-12" calcext:value-type="date">
            <text:p>12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datos (pasivos)</text:p>
          </table:table-cell>
          <table:table-cell office:value-type="date" office:date-value="2016-12-12" calcext:value-type="date">
            <text:p>12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eléctrica</text:p>
          </table:table-cell>
          <table:table-cell office:value-type="date" office:date-value="2016-12-12" calcext:value-type="date">
            <text:p>12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65" calcext:value-type="float">
            <text:p>2465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wMAN</text:p>
          </table:table-cell>
          <table:table-cell office:value-type="date" office:date-value="2016-12-12" calcext:value-type="date">
            <text:p>12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Estación Base</text:p>
          </table:table-cell>
          <table:table-cell office:value-type="date" office:date-value="2017-01-04" calcext:value-type="date">
            <text:p>04.01.2017</text:p>
          </table:table-cell>
          <table:table-cell office:value-type="date" office:date-value="2017-01-31" calcext:value-type="date">
            <text:p>31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Comisionamiento</text:p>
          </table:table-cell>
          <table:table-cell office:value-type="date" office:date-value="2016-12-19" calcext:value-type="date">
            <text:p>19.12.2016</text:p>
          </table:table-cell>
          <table:table-cell office:value-type="date" office:date-value="2017-02-17" calcext:value-type="date">
            <text:p>17.02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66" calcext:value-type="float">
            <text:p>2466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7-01-02" calcext:value-type="date">
            <text:p>02.01.2017</text:p>
          </table:table-cell>
          <table:table-cell office:value-type="date" office:date-value="2017-03-18" calcext:value-type="date">
            <text:p>18.03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67" calcext:value-type="float">
            <text:p>2467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7-01-02" calcext:value-type="date">
            <text:p>02.01.2017</text:p>
          </table:table-cell>
          <table:table-cell office:value-type="date" office:date-value="2017-03-04" calcext:value-type="date">
            <text:p>04.03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68" calcext:value-type="float">
            <text:p>2468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7-01-30" calcext:value-type="date">
            <text:p>30.01.2017</text:p>
          </table:table-cell>
          <table:table-cell office:value-type="date" office:date-value="2017-03-04" calcext:value-type="date">
            <text:p>04.03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69" calcext:value-type="float">
            <text:p>2469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7-02-27" calcext:value-type="date">
            <text:p>27.02.2017</text:p>
          </table:table-cell>
          <table:table-cell office:value-type="date" office:date-value="2017-03-04" calcext:value-type="date">
            <text:p>04.03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70" calcext:value-type="float">
            <text:p>2470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7-03-06" calcext:value-type="date">
            <text:p>06.03.2017</text:p>
          </table:table-cell>
          <table:table-cell office:value-type="date" office:date-value="2017-03-18" calcext:value-type="date">
            <text:p>18.03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25" calcext:value-type="float">
            <text:p>725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UC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7-03-23" calcext:value-type="date">
            <text:p>23.03.201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9" table:visibility="filter">
          <table:table-cell office:value-type="float" office:value="675" calcext:value-type="float">
            <text:p>675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Fase 1: Cumplimiento de Meta 4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9" table:visibility="filter">
          <table:table-cell office:value-type="float" office:value="676" calcext:value-type="float">
            <text:p>676</text:p>
          </table:table-cell>
          <table:table-cell office:value-type="string" calcext:value-type="string">
            <text:p>SINCE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INC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1-19" calcext:value-type="date">
            <text:p>19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48" calcext:value-type="float">
            <text:p>448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ABECERA S3-SI-11 Santa Isabel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45" calcext:value-type="float">
            <text:p>745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1" calcext:value-type="date">
            <text:p>01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46" calcext:value-type="float">
            <text:p>746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uso postería Ufine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1" calcext:value-type="date">
            <text:p>01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47" calcext:value-type="float">
            <text:p>747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1" calcext:value-type="date">
            <text:p>01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48" calcext:value-type="float">
            <text:p>748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1" calcext:value-type="date">
            <text:p>01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49" calcext:value-type="float">
            <text:p>749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1" calcext:value-type="date">
            <text:p>01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de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1" calcext:value-type="date">
            <text:p>01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51" calcext:value-type="float">
            <text:p>751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de otros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1" calcext:value-type="date">
            <text:p>01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67" calcext:value-type="float">
            <text:p>767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 (entrada en almacén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68" calcext:value-type="float">
            <text:p>768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de datos (act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70" calcext:value-type="float">
            <text:p>770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datos (pas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6-25" calcext:value-type="date">
            <text:p>25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74" calcext:value-type="float">
            <text:p>774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eléctrica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6-11" calcext:value-type="date">
            <text:p>11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75" calcext:value-type="float">
            <text:p>775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sistema de aire acondicionado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6-11" calcext:value-type="date">
            <text:p>11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61" calcext:value-type="float">
            <text:p>2161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48" calcext:value-type="float">
            <text:p>2248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de datos (activos)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49" calcext:value-type="float">
            <text:p>2249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datos (pasivos)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50" calcext:value-type="float">
            <text:p>2250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eléctrica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51" calcext:value-type="float">
            <text:p>2251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sistema de aire acondicionado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Cabecera</text:p>
          </table:table-cell>
          <table:table-cell office:value-type="date" office:date-value="2016-07-07" calcext:value-type="date">
            <text:p>07.07.2016</text:p>
          </table:table-cell>
          <table:table-cell office:value-type="date" office:date-value="2016-08-08" calcext:value-type="date">
            <text:p>08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52" calcext:value-type="float">
            <text:p>752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ecuación red eléctrica</text:p>
          </table:table-cell>
          <table:table-cell office:value-type="date" office:date-value="2016-07-07" calcext:value-type="date">
            <text:p>07.07.2016</text:p>
          </table:table-cell>
          <table:table-cell office:value-type="date" office:date-value="2016-07-18" calcext:value-type="date">
            <text:p>18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53" calcext:value-type="float">
            <text:p>753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ecuación aire acondicionado</text:p>
          </table:table-cell>
          <table:table-cell office:value-type="date" office:date-value="2016-07-18" calcext:value-type="date">
            <text:p>18.07.2016</text:p>
          </table:table-cell>
          <table:table-cell office:value-type="date" office:date-value="2016-07-22" calcext:value-type="date">
            <text:p>2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55" calcext:value-type="float">
            <text:p>755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stribución e instalación rack equipos</text:p>
          </table:table-cell>
          <table:table-cell office:value-type="date" office:date-value="2016-07-18" calcext:value-type="date">
            <text:p>18.07.2016</text:p>
          </table:table-cell>
          <table:table-cell office:value-type="date" office:date-value="2016-07-22" calcext:value-type="date">
            <text:p>2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56" calcext:value-type="float">
            <text:p>756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red de datos</text:p>
          </table:table-cell>
          <table:table-cell office:value-type="date" office:date-value="2016-07-25" calcext:value-type="date">
            <text:p>25.07.2016</text:p>
          </table:table-cell>
          <table:table-cell office:value-type="date" office:date-value="2016-07-29" calcext:value-type="date">
            <text:p>2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92" calcext:value-type="float">
            <text:p>792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Puesta en servicio - Level3</text:p>
          </table:table-cell>
          <table:table-cell office:value-type="date" office:date-value="2016-09-05" calcext:value-type="date">
            <text:p>05.09.2016</text:p>
          </table:table-cell>
          <table:table-cell office:value-type="date" office:date-value="2016-09-24" calcext:value-type="date">
            <text:p>24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93" calcext:value-type="float">
            <text:p>793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Gestión de viabilidad y contratación - Carrier</text:p>
          </table:table-cell>
          <table:table-cell office:value-type="date" office:date-value="2016-09-08" calcext:value-type="date">
            <text:p>08.09.2016</text:p>
          </table:table-cell>
          <table:table-cell office:value-type="date" office:date-value="2016-09-15" calcext:value-type="date">
            <text:p>15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94" calcext:value-type="float">
            <text:p>794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de última milla - Carrier</text:p>
          </table:table-cell>
          <table:table-cell office:value-type="date" office:date-value="2016-09-16" calcext:value-type="date">
            <text:p>16.09.2016</text:p>
          </table:table-cell>
          <table:table-cell office:value-type="date" office:date-value="2016-09-20" calcext:value-type="date">
            <text:p>20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52" calcext:value-type="float">
            <text:p>2252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figuración Carrier - CORE - NOC - Puesta en servicio</text:p>
          </table:table-cell>
          <table:table-cell office:value-type="date" office:date-value="2016-09-05" calcext:value-type="date">
            <text:p>05.09.2016</text:p>
          </table:table-cell>
          <table:table-cell office:value-type="date" office:date-value="2016-09-24" calcext:value-type="date">
            <text:p>24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95" calcext:value-type="float">
            <text:p>795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Puesta en servicio - Azteca</text:p>
          </table:table-cell>
          <table:table-cell office:value-type="date" office:date-value="2016-08-15" calcext:value-type="date">
            <text:p>15.08.2016</text:p>
          </table:table-cell>
          <table:table-cell office:value-type="date" office:date-value="2016-10-01" calcext:value-type="date">
            <text:p>01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96" calcext:value-type="float">
            <text:p>796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Fecha de entrega proveedor (instalación de última milla)</text:p>
          </table:table-cell>
          <table:table-cell office:value-type="date" office:date-value="2016-08-15" calcext:value-type="date">
            <text:p>15.08.2016</text:p>
          </table:table-cell>
          <table:table-cell office:value-type="date" office:date-value="2016-09-23" calcext:value-type="date">
            <text:p>23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97" calcext:value-type="float">
            <text:p>797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figuración y entrega contratista</text:p>
          </table:table-cell>
          <table:table-cell office:value-type="date" office:date-value="2016-09-26" calcext:value-type="date">
            <text:p>26.09.2016</text:p>
          </table:table-cell>
          <table:table-cell office:value-type="date" office:date-value="2016-09-28" calcext:value-type="date">
            <text:p>28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53" calcext:value-type="float">
            <text:p>2253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figuración Carrier - CORE - NOC - Puesta en servicio</text:p>
          </table:table-cell>
          <table:table-cell office:value-type="date" office:date-value="2016-09-05" calcext:value-type="date">
            <text:p>05.09.2016</text:p>
          </table:table-cell>
          <table:table-cell office:value-type="date" office:date-value="2016-10-01" calcext:value-type="date">
            <text:p>01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65" calcext:value-type="float">
            <text:p>2165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interventoría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54" calcext:value-type="float">
            <text:p>2254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informe semanal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55" calcext:value-type="float">
            <text:p>2255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inventario de infraestructura mensual</text:p>
          </table:table-cell>
          <table:table-cell office:value-type="date" office:date-value="2016-06-27" calcext:value-type="date">
            <text:p>27.06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56" calcext:value-type="float">
            <text:p>2256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carter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57" calcext:value-type="float">
            <text:p>2257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45" calcext:value-type="float">
            <text:p>445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ANTA ISABEL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05" calcext:value-type="float">
            <text:p>805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06" calcext:value-type="float">
            <text:p>806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uso postería Ufine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07" calcext:value-type="float">
            <text:p>807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08" calcext:value-type="float">
            <text:p>808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09" calcext:value-type="float">
            <text:p>809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10" calcext:value-type="float">
            <text:p>810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11" calcext:value-type="float">
            <text:p>811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12" calcext:value-type="float">
            <text:p>812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13" calcext:value-type="float">
            <text:p>813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troncal FO (act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14" calcext:value-type="float">
            <text:p>814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troncal FO (pas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15" calcext:value-type="float">
            <text:p>815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act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58" calcext:value-type="float">
            <text:p>2258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pas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59" calcext:value-type="float">
            <text:p>2259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act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60" calcext:value-type="float">
            <text:p>2260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pas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61" calcext:value-type="float">
            <text:p>2261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HFC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16" calcext:value-type="float">
            <text:p>816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18" calcext:value-type="float">
            <text:p>818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troncal FO (act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23" calcext:value-type="float">
            <text:p>823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troncal FO (pas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24" calcext:value-type="float">
            <text:p>824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act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62" calcext:value-type="float">
            <text:p>2262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pas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63" calcext:value-type="float">
            <text:p>2263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act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64" calcext:value-type="float">
            <text:p>2264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pas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65" calcext:value-type="float">
            <text:p>2265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HFC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de Red Troncal FO</text:p>
          </table:table-cell>
          <table:table-cell office:value-type="date" office:date-value="2016-07-25" calcext:value-type="date">
            <text:p>25.07.2016</text:p>
          </table:table-cell>
          <table:table-cell office:value-type="date" office:date-value="2016-08-23" calcext:value-type="date">
            <text:p>23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25" calcext:value-type="float">
            <text:p>825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07-25" calcext:value-type="date">
            <text:p>25.07.2016</text:p>
          </table:table-cell>
          <table:table-cell office:value-type="date" office:date-value="2016-07-29" calcext:value-type="date">
            <text:p>2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26" calcext:value-type="float">
            <text:p>826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5" calcext:value-type="date">
            <text:p>05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27" calcext:value-type="float">
            <text:p>827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atenuación, limpieza de conectores, etc)</text:p>
          </table:table-cell>
          <table:table-cell office:value-type="date" office:date-value="2016-08-08" calcext:value-type="date">
            <text:p>08.08.2016</text:p>
          </table:table-cell>
          <table:table-cell office:value-type="date" office:date-value="2016-08-12" calcext:value-type="date">
            <text:p>1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Instalación de Red Subtroncal HFC</text:p>
          </table:table-cell>
          <table:table-cell office:value-type="date" office:date-value="2016-07-25" calcext:value-type="date">
            <text:p>25.07.2016</text:p>
          </table:table-cell>
          <table:table-cell office:value-type="date" office:date-value="2016-08-26" calcext:value-type="date">
            <text:p>2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76" calcext:value-type="float">
            <text:p>876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07-25" calcext:value-type="date">
            <text:p>25.07.2016</text:p>
          </table:table-cell>
          <table:table-cell office:value-type="date" office:date-value="2016-07-29" calcext:value-type="date">
            <text:p>2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77" calcext:value-type="float">
            <text:p>877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5" calcext:value-type="date">
            <text:p>05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882" calcext:value-type="float">
            <text:p>882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ruido, atenuación)</text:p>
          </table:table-cell>
          <table:table-cell table:number-columns-repeated="2" office:value-type="date" office:date-value="2016-08-12" calcext:value-type="date">
            <text:p>1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Instalación de Nodos EOC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66" calcext:value-type="float">
            <text:p>2266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 Comisionamiento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67" calcext:value-type="float">
            <text:p>2267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68" calcext:value-type="float">
            <text:p>2268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69" calcext:value-type="float">
            <text:p>2269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70" calcext:value-type="float">
            <text:p>2270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71" calcext:value-type="float">
            <text:p>2271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47" calcext:value-type="float">
            <text:p>447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wMAN SINC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1-19" calcext:value-type="date">
            <text:p>19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67" calcext:value-type="float">
            <text:p>1167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68" calcext:value-type="float">
            <text:p>1168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ar Permisos Electrocarib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69" calcext:value-type="float">
            <text:p>1169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70" calcext:value-type="float">
            <text:p>1170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71" calcext:value-type="float">
            <text:p>1171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72" calcext:value-type="float">
            <text:p>1172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73" calcext:value-type="float">
            <text:p>1173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77" calcext:value-type="float">
            <text:p>1177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 (entrada en almacén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74" calcext:value-type="float">
            <text:p>1174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de datos (act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75" calcext:value-type="float">
            <text:p>1175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datos (pas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76" calcext:value-type="float">
            <text:p>1176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eléctrica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72" calcext:value-type="float">
            <text:p>2272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wMAN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78" calcext:value-type="float">
            <text:p>1178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79" calcext:value-type="float">
            <text:p>1179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de datos (act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80" calcext:value-type="float">
            <text:p>1180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datos (pas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81" calcext:value-type="float">
            <text:p>1181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eléctrica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73" calcext:value-type="float">
            <text:p>2273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wMAN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Estación Base</text:p>
          </table:table-cell>
          <table:table-cell office:value-type="date" office:date-value="2016-08-05" calcext:value-type="date">
            <text:p>05.08.2016</text:p>
          </table:table-cell>
          <table:table-cell office:value-type="date" office:date-value="2016-08-11" calcext:value-type="date">
            <text:p>11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74" calcext:value-type="float">
            <text:p>2274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 Comisionamiento</text:p>
          </table:table-cell>
          <table:table-cell office:value-type="date" office:date-value="2016-09-12" calcext:value-type="date">
            <text:p>12.09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75" calcext:value-type="float">
            <text:p>2275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11-19" calcext:value-type="date">
            <text:p>19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76" calcext:value-type="float">
            <text:p>2276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77" calcext:value-type="float">
            <text:p>2277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09-26" calcext:value-type="date">
            <text:p>26.09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78" calcext:value-type="float">
            <text:p>2278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79" calcext:value-type="float">
            <text:p>2279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9" calcext:value-type="date">
            <text:p>19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87" calcext:value-type="float">
            <text:p>687</text:p>
          </table:table-cell>
          <table:table-cell office:value-type="string" calcext:value-type="string">
            <text:p>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INCELEJO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9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ABECERA <text:s/>S2-09-01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10" calcext:value-type="float">
            <text:p>1010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8" calcext:value-type="date">
            <text:p>08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11" calcext:value-type="float">
            <text:p>1011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ar Permisos Electrocarib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8" calcext:value-type="date">
            <text:p>08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12" calcext:value-type="float">
            <text:p>1012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8" calcext:value-type="date">
            <text:p>08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13" calcext:value-type="float">
            <text:p>1013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8" calcext:value-type="date">
            <text:p>08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14" calcext:value-type="float">
            <text:p>1014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8" calcext:value-type="date">
            <text:p>08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15" calcext:value-type="float">
            <text:p>1015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de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8" calcext:value-type="date">
            <text:p>08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16" calcext:value-type="float">
            <text:p>1016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de otros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8" calcext:value-type="date">
            <text:p>08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17" calcext:value-type="float">
            <text:p>1017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18" calcext:value-type="float">
            <text:p>1018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de datos (act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23" calcext:value-type="float">
            <text:p>1023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datos (pas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6-25" calcext:value-type="date">
            <text:p>25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21" calcext:value-type="float">
            <text:p>1021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eléctrica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6-11" calcext:value-type="date">
            <text:p>11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22" calcext:value-type="float">
            <text:p>1022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sistema de aire acondicionado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6-11" calcext:value-type="date">
            <text:p>11.06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42" calcext:value-type="float">
            <text:p>2142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94" calcext:value-type="float">
            <text:p>2294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de datos (activos)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95" calcext:value-type="float">
            <text:p>2295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datos (pasivos)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96" calcext:value-type="float">
            <text:p>2296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eléctrica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97" calcext:value-type="float">
            <text:p>2297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sistema de aire acondicionado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6" calcext:value-type="date">
            <text:p>06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Cabecera</text:p>
          </table:table-cell>
          <table:table-cell office:value-type="date" office:date-value="2016-07-18" calcext:value-type="date">
            <text:p>18.07.2016</text:p>
          </table:table-cell>
          <table:table-cell office:value-type="date" office:date-value="2016-08-08" calcext:value-type="date">
            <text:p>08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57" calcext:value-type="float">
            <text:p>1057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Red de Datos (activos)</text:p>
          </table:table-cell>
          <table:table-cell office:value-type="date" office:date-value="2016-07-18" calcext:value-type="date">
            <text:p>18.07.2016</text:p>
          </table:table-cell>
          <table:table-cell office:value-type="date" office:date-value="2016-07-22" calcext:value-type="date">
            <text:p>2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58" calcext:value-type="float">
            <text:p>1058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Red de Datos (pasivos)</text:p>
          </table:table-cell>
          <table:table-cell office:value-type="date" office:date-value="2016-07-18" calcext:value-type="date">
            <text:p>18.07.2016</text:p>
          </table:table-cell>
          <table:table-cell office:value-type="date" office:date-value="2016-07-22" calcext:value-type="date">
            <text:p>2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59" calcext:value-type="float">
            <text:p>1059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Red Eléctrica</text:p>
          </table:table-cell>
          <table:table-cell office:value-type="date" office:date-value="2016-07-18" calcext:value-type="date">
            <text:p>18.07.2016</text:p>
          </table:table-cell>
          <table:table-cell office:value-type="date" office:date-value="2016-07-22" calcext:value-type="date">
            <text:p>2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60" calcext:value-type="float">
            <text:p>1060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Aire Acondicionado</text:p>
          </table:table-cell>
          <table:table-cell office:value-type="date" office:date-value="2016-07-25" calcext:value-type="date">
            <text:p>25.07.2016</text:p>
          </table:table-cell>
          <table:table-cell office:value-type="date" office:date-value="2016-07-29" calcext:value-type="date">
            <text:p>2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51" calcext:value-type="float">
            <text:p>1051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Puesta en servicio - Level3</text:p>
          </table:table-cell>
          <table:table-cell office:value-type="date" office:date-value="2016-08-09" calcext:value-type="date">
            <text:p>09.08.2016</text:p>
          </table:table-cell>
          <table:table-cell office:value-type="date" office:date-value="2016-09-24" calcext:value-type="date">
            <text:p>24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52" calcext:value-type="float">
            <text:p>1052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Gestión de viabilidad y contratación - Carrier</text:p>
          </table:table-cell>
          <table:table-cell office:value-type="date" office:date-value="2016-08-09" calcext:value-type="date">
            <text:p>09.08.2016</text:p>
          </table:table-cell>
          <table:table-cell office:value-type="date" office:date-value="2016-09-15" calcext:value-type="date">
            <text:p>15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53" calcext:value-type="float">
            <text:p>1053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de última milla - Carrier</text:p>
          </table:table-cell>
          <table:table-cell office:value-type="date" office:date-value="2016-09-16" calcext:value-type="date">
            <text:p>16.09.2016</text:p>
          </table:table-cell>
          <table:table-cell office:value-type="date" office:date-value="2016-09-20" calcext:value-type="date">
            <text:p>20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98" calcext:value-type="float">
            <text:p>2298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figuración Carrier - CORE - NOC - Puesta en servicio</text:p>
          </table:table-cell>
          <table:table-cell office:value-type="date" office:date-value="2016-09-05" calcext:value-type="date">
            <text:p>05.09.2016</text:p>
          </table:table-cell>
          <table:table-cell office:value-type="date" office:date-value="2016-09-24" calcext:value-type="date">
            <text:p>24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54" calcext:value-type="float">
            <text:p>1054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Puesta en servicio - Azteca</text:p>
          </table:table-cell>
          <table:table-cell office:value-type="date" office:date-value="2016-08-15" calcext:value-type="date">
            <text:p>15.08.2016</text:p>
          </table:table-cell>
          <table:table-cell office:value-type="date" office:date-value="2016-10-01" calcext:value-type="date">
            <text:p>01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56" calcext:value-type="float">
            <text:p>1056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Gestión de viabilidad y contratación - Carrier</text:p>
          </table:table-cell>
          <table:table-cell office:value-type="date" office:date-value="2016-08-15" calcext:value-type="date">
            <text:p>15.08.2016</text:p>
          </table:table-cell>
          <table:table-cell office:value-type="date" office:date-value="2016-09-23" calcext:value-type="date">
            <text:p>23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55" calcext:value-type="float">
            <text:p>1055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de última milla - Carrier</text:p>
          </table:table-cell>
          <table:table-cell office:value-type="date" office:date-value="2016-09-26" calcext:value-type="date">
            <text:p>26.09.2016</text:p>
          </table:table-cell>
          <table:table-cell office:value-type="date" office:date-value="2016-09-28" calcext:value-type="date">
            <text:p>28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99" calcext:value-type="float">
            <text:p>2299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figuración Carrier - CORE - NOC - Puesta en servicio</text:p>
          </table:table-cell>
          <table:table-cell office:value-type="date" office:date-value="2016-09-05" calcext:value-type="date">
            <text:p>05.09.2016</text:p>
          </table:table-cell>
          <table:table-cell office:value-type="date" office:date-value="2016-10-01" calcext:value-type="date">
            <text:p>01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43" calcext:value-type="float">
            <text:p>2143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Interventoría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00" calcext:value-type="float">
            <text:p>2300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informe semanal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01" calcext:value-type="float">
            <text:p>2301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inventario de infraestructura mensual</text:p>
          </table:table-cell>
          <table:table-cell office:value-type="date" office:date-value="2016-06-27" calcext:value-type="date">
            <text:p>27.06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02" calcext:value-type="float">
            <text:p>2302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carter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03" calcext:value-type="float">
            <text:p>2303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43" calcext:value-type="float">
            <text:p>443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ABECERA S2-09-02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71" calcext:value-type="float">
            <text:p>1071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8" calcext:value-type="date">
            <text:p>08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72" calcext:value-type="float">
            <text:p>1072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ar Permisos Electrocarib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8" calcext:value-type="date">
            <text:p>08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74" calcext:value-type="float">
            <text:p>1074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8" calcext:value-type="date">
            <text:p>08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75" calcext:value-type="float">
            <text:p>1075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8" calcext:value-type="date">
            <text:p>08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76" calcext:value-type="float">
            <text:p>1076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8" calcext:value-type="date">
            <text:p>08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77" calcext:value-type="float">
            <text:p>1077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de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8" calcext:value-type="date">
            <text:p>08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78" calcext:value-type="float">
            <text:p>1078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de otros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8" calcext:value-type="date">
            <text:p>08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79" calcext:value-type="float">
            <text:p>1079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 (entrada en almacén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29" calcext:value-type="date">
            <text:p>29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80" calcext:value-type="float">
            <text:p>1080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de datos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29" calcext:value-type="date">
            <text:p>29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81" calcext:value-type="float">
            <text:p>1081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datos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22" calcext:value-type="date">
            <text:p>22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83" calcext:value-type="float">
            <text:p>1083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eléctric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84" calcext:value-type="float">
            <text:p>1084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sistema de aire acondicionado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68" calcext:value-type="float">
            <text:p>2168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04" calcext:value-type="float">
            <text:p>2304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de datos (activos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05" calcext:value-type="float">
            <text:p>2305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datos (pasivos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06" calcext:value-type="float">
            <text:p>2306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eléctric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07" calcext:value-type="float">
            <text:p>2307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sistema de aire acondicionado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Cabecera</text:p>
          </table:table-cell>
          <table:table-cell office:value-type="date" office:date-value="2016-07-18" calcext:value-type="date">
            <text:p>18.07.2016</text:p>
          </table:table-cell>
          <table:table-cell office:value-type="date" office:date-value="2016-08-08" calcext:value-type="date">
            <text:p>08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97" calcext:value-type="float">
            <text:p>1097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Red de Datos (activos)</text:p>
          </table:table-cell>
          <table:table-cell office:value-type="date" office:date-value="2016-07-18" calcext:value-type="date">
            <text:p>18.07.2016</text:p>
          </table:table-cell>
          <table:table-cell office:value-type="date" office:date-value="2016-07-22" calcext:value-type="date">
            <text:p>2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098" calcext:value-type="float">
            <text:p>1098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Red de Datos (pasivos)</text:p>
          </table:table-cell>
          <table:table-cell office:value-type="date" office:date-value="2016-07-18" calcext:value-type="date">
            <text:p>18.07.2016</text:p>
          </table:table-cell>
          <table:table-cell office:value-type="date" office:date-value="2016-07-22" calcext:value-type="date">
            <text:p>2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00" calcext:value-type="float">
            <text:p>1100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Red Eléctrica</text:p>
          </table:table-cell>
          <table:table-cell office:value-type="date" office:date-value="2016-07-18" calcext:value-type="date">
            <text:p>18.07.2016</text:p>
          </table:table-cell>
          <table:table-cell office:value-type="date" office:date-value="2016-07-22" calcext:value-type="date">
            <text:p>22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01" calcext:value-type="float">
            <text:p>1101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Aire Acondicionado</text:p>
          </table:table-cell>
          <table:table-cell office:value-type="date" office:date-value="2016-07-25" calcext:value-type="date">
            <text:p>25.07.2016</text:p>
          </table:table-cell>
          <table:table-cell office:value-type="date" office:date-value="2016-07-29" calcext:value-type="date">
            <text:p>2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07" calcext:value-type="float">
            <text:p>1107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Puesta en servicio - Level3</text:p>
          </table:table-cell>
          <table:table-cell office:value-type="date" office:date-value="2016-08-09" calcext:value-type="date">
            <text:p>09.08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08" calcext:value-type="float">
            <text:p>1108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Gestión de viabilidad y contratación - Carrier</text:p>
          </table:table-cell>
          <table:table-cell office:value-type="date" office:date-value="2016-08-09" calcext:value-type="date">
            <text:p>09.08.2016</text:p>
          </table:table-cell>
          <table:table-cell office:value-type="date" office:date-value="2016-09-15" calcext:value-type="date">
            <text:p>15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09" calcext:value-type="float">
            <text:p>1109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de última milla - Carrier</text:p>
          </table:table-cell>
          <table:table-cell office:value-type="date" office:date-value="2016-09-19" calcext:value-type="date">
            <text:p>19.09.2016</text:p>
          </table:table-cell>
          <table:table-cell office:value-type="date" office:date-value="2016-09-20" calcext:value-type="date">
            <text:p>20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08" calcext:value-type="float">
            <text:p>2308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figuración Carrier - CORE - NOC - Puesta en servicio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10" calcext:value-type="float">
            <text:p>1110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Puesta en servicio - Azteca</text:p>
          </table:table-cell>
          <table:table-cell office:value-type="date" office:date-value="2016-08-15" calcext:value-type="date">
            <text:p>15.08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11" calcext:value-type="float">
            <text:p>1111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Gestión de viabilidad y contratación - Carrier</text:p>
          </table:table-cell>
          <table:table-cell office:value-type="date" office:date-value="2016-08-15" calcext:value-type="date">
            <text:p>15.08.2016</text:p>
          </table:table-cell>
          <table:table-cell office:value-type="date" office:date-value="2016-09-23" calcext:value-type="date">
            <text:p>23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114" calcext:value-type="float">
            <text:p>1114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de última milla - Carrier</text:p>
          </table:table-cell>
          <table:table-cell office:value-type="date" office:date-value="2016-09-26" calcext:value-type="date">
            <text:p>26.09.2016</text:p>
          </table:table-cell>
          <table:table-cell office:value-type="date" office:date-value="2016-09-28" calcext:value-type="date">
            <text:p>28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09" calcext:value-type="float">
            <text:p>2309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figuración Carrier - CORE - NOC - Puesta en servicio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69" calcext:value-type="float">
            <text:p>2169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interventorí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10" calcext:value-type="float">
            <text:p>2310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informe semanal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11" calcext:value-type="float">
            <text:p>2311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inventario de infraestructura mensual</text:p>
          </table:table-cell>
          <table:table-cell office:value-type="date" office:date-value="2016-10-24" calcext:value-type="date">
            <text:p>24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12" calcext:value-type="float">
            <text:p>2312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cartera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13" calcext:value-type="float">
            <text:p>2313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LTOS DE LA SABANA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9" table:visibility="filter">
          <table:table-cell office:value-type="float" office:value="933" calcext:value-type="float">
            <text:p>933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15" calcext:value-type="date">
            <text:p>15.07.201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9" table:visibility="filter">
          <table:table-cell office:value-type="float" office:value="935" calcext:value-type="float">
            <text:p>935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Electrocaribe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2" calcext:value-type="date">
            <text:p>02.07.2016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9" table:visibility="filter">
          <table:table-cell office:value-type="float" office:value="938" calcext:value-type="float">
            <text:p>938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39" calcext:value-type="float">
            <text:p>939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41" calcext:value-type="float">
            <text:p>941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15" calcext:value-type="date">
            <text:p>1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42" calcext:value-type="float">
            <text:p>942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43" calcext:value-type="float">
            <text:p>943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5" calcext:value-type="date">
            <text:p>0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46" calcext:value-type="float">
            <text:p>946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9" table:visibility="filter">
          <table:table-cell office:value-type="float" office:value="948" calcext:value-type="float">
            <text:p>948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troncal FO (act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49" calcext:value-type="float">
            <text:p>949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troncal FO (pas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9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act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80" calcext:value-type="float">
            <text:p>2280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pas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81" calcext:value-type="float">
            <text:p>2281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act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82" calcext:value-type="float">
            <text:p>2282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pasivos)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83" calcext:value-type="float">
            <text:p>2283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HFC</text:p>
          </table:table-cell>
          <table:table-cell office:value-type="date" office:date-value="2016-06-06" calcext:value-type="date">
            <text:p>06.06.2016</text:p>
          </table:table-cell>
          <table:table-cell office:value-type="date" office:date-value="2016-07-09" calcext:value-type="date">
            <text:p>09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51" calcext:value-type="float">
            <text:p>951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9" table:visibility="filter">
          <table:table-cell office:value-type="float" office:value="952" calcext:value-type="float">
            <text:p>952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troncal FO (act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954" calcext:value-type="float">
            <text:p>954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troncal FO (pas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9" table:visibility="filter">
          <table:table-cell office:value-type="float" office:value="955" calcext:value-type="float">
            <text:p>955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act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84" calcext:value-type="float">
            <text:p>2284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pas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85" calcext:value-type="float">
            <text:p>2285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act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86" calcext:value-type="float">
            <text:p>2286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pasivos)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87" calcext:value-type="float">
            <text:p>2287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HFC</text:p>
          </table:table-cell>
          <table:table-cell office:value-type="date" office:date-value="2016-07-11" calcext:value-type="date">
            <text:p>11.07.2016</text:p>
          </table:table-cell>
          <table:table-cell office:value-type="date" office:date-value="2016-07-30" calcext:value-type="date">
            <text:p>30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4. Instalación de Red Troncal FO</text:p>
          </table:table-cell>
          <table:table-cell office:value-type="date" office:date-value="2016-07-25" calcext:value-type="date">
            <text:p>25.07.2016</text:p>
          </table:table-cell>
          <table:table-cell office:value-type="date" office:date-value="2016-08-23" calcext:value-type="date">
            <text:p>23.08.2016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9" table:visibility="filter">
          <table:table-cell office:value-type="float" office:value="956" calcext:value-type="float">
            <text:p>956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07-25" calcext:value-type="date">
            <text:p>25.07.2016</text:p>
          </table:table-cell>
          <table:table-cell office:value-type="date" office:date-value="2016-07-29" calcext:value-type="date">
            <text:p>29.07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9" table:visibility="filter">
          <table:table-cell office:value-type="float" office:value="957" calcext:value-type="float">
            <text:p>957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5" calcext:value-type="date">
            <text:p>05.08.2016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9" table:visibility="filter">
          <table:table-cell office:value-type="float" office:value="961" calcext:value-type="float">
            <text:p>961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atenuación, limpieza de conectores, etc)</text:p>
          </table:table-cell>
          <table:table-cell office:value-type="date" office:date-value="2016-08-08" calcext:value-type="date">
            <text:p>08.08.2016</text:p>
          </table:table-cell>
          <table:table-cell office:value-type="date" office:date-value="2016-08-12" calcext:value-type="date">
            <text:p>12.08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9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5. Instalación de Red Subtroncal HFC</text:p>
          </table:table-cell>
          <table:table-cell office:value-type="date" office:date-value="2016-07-25" calcext:value-type="date">
            <text:p>25.07.2016</text:p>
          </table:table-cell>
          <table:table-cell office:value-type="date" office:date-value="2016-08-26" calcext:value-type="date">
            <text:p>26.08.2016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9" table:visibility="filter">
          <table:table-cell office:value-type="float" office:value="973" calcext:value-type="float">
            <text:p>973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07-25" calcext:value-type="date">
            <text:p>25.07.2016</text:p>
          </table:table-cell>
          <table:table-cell office:value-type="date" office:date-value="2016-07-29" calcext:value-type="date">
            <text:p>29.07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9" table:visibility="filter">
          <table:table-cell office:value-type="float" office:value="975" calcext:value-type="float">
            <text:p>975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08-01" calcext:value-type="date">
            <text:p>01.08.2016</text:p>
          </table:table-cell>
          <table:table-cell office:value-type="date" office:date-value="2016-08-05" calcext:value-type="date">
            <text:p>05.08.2016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9" table:visibility="filter">
          <table:table-cell office:value-type="float" office:value="976" calcext:value-type="float">
            <text:p>976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ruido, atenuación)</text:p>
          </table:table-cell>
          <table:table-cell office:value-type="date" office:date-value="2016-08-08" calcext:value-type="date">
            <text:p>08.08.2016</text:p>
          </table:table-cell>
          <table:table-cell office:value-type="date" office:date-value="2016-08-12" calcext:value-type="date">
            <text:p>12.08.2016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9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Instalación de Nodos EOC</text:p>
          </table:table-cell>
          <table:table-cell office:value-type="date" office:date-value="2016-09-19" calcext:value-type="date">
            <text:p>19.09.2016</text:p>
          </table:table-cell>
          <table:table-cell office:value-type="date" office:date-value="2016-10-01" calcext:value-type="date">
            <text:p>01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88" calcext:value-type="float">
            <text:p>2288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 Comisionamiento</text:p>
          </table:table-cell>
          <table:table-cell office:value-type="date" office:date-value="2016-09-26" calcext:value-type="date">
            <text:p>26.09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89" calcext:value-type="float">
            <text:p>2289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90" calcext:value-type="float">
            <text:p>2290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91" calcext:value-type="float">
            <text:p>2291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92" calcext:value-type="float">
            <text:p>2292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93" calcext:value-type="float">
            <text:p>2293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729" calcext:value-type="float">
            <text:p>729</text:p>
          </table:table-cell>
          <table:table-cell office:value-type="string" calcext:value-type="string">
            <text:p>Fase 2: Sucre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Fase 2: Cumplimiento de Meta 5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89" calcext:value-type="float">
            <text:p>689</text:p>
          </table:table-cell>
          <table:table-cell office:value-type="string" calcext:value-type="string">
            <text:p>SINCELEJO 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INCELEJO 1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TIERRA GRATA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47" calcext:value-type="float">
            <text:p>1347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48" calcext:value-type="float">
            <text:p>1348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uso postería Ufine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49" calcext:value-type="float">
            <text:p>1349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50" calcext:value-type="float">
            <text:p>1350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51" calcext:value-type="float">
            <text:p>1351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52" calcext:value-type="float">
            <text:p>1352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53" calcext:value-type="float">
            <text:p>1353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54" calcext:value-type="float">
            <text:p>1354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55" calcext:value-type="float">
            <text:p>1355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troncal FO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56" calcext:value-type="float">
            <text:p>1356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troncal FO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57" calcext:value-type="float">
            <text:p>1357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12" calcext:value-type="float">
            <text:p>2512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13" calcext:value-type="float">
            <text:p>2513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14" calcext:value-type="float">
            <text:p>2514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15" calcext:value-type="float">
            <text:p>2515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HFC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58" calcext:value-type="float">
            <text:p>1358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59" calcext:value-type="float">
            <text:p>1359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troncal FO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60" calcext:value-type="float">
            <text:p>1360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troncal FO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61" calcext:value-type="float">
            <text:p>1361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16" calcext:value-type="float">
            <text:p>2516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17" calcext:value-type="float">
            <text:p>2517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18" calcext:value-type="float">
            <text:p>2518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19" calcext:value-type="float">
            <text:p>2519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HFC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de Red Troncal FO</text:p>
          </table:table-cell>
          <table:table-cell office:value-type="date" office:date-value="2016-11-02" calcext:value-type="date">
            <text:p>02.11.2016</text:p>
          </table:table-cell>
          <table:table-cell office:value-type="date" office:date-value="2016-12-08" calcext:value-type="date">
            <text:p>08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62" calcext:value-type="float">
            <text:p>1362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11-02" calcext:value-type="date">
            <text:p>02.11.2016</text:p>
          </table:table-cell>
          <table:table-cell office:value-type="date" office:date-value="2016-11-08" calcext:value-type="date">
            <text:p>08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63" calcext:value-type="float">
            <text:p>1363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11-09" calcext:value-type="date">
            <text:p>09.11.2016</text:p>
          </table:table-cell>
          <table:table-cell office:value-type="date" office:date-value="2016-11-15" calcext:value-type="date">
            <text:p>1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64" calcext:value-type="float">
            <text:p>1364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atenuación, limpieza de conectores, etc)</text:p>
          </table:table-cell>
          <table:table-cell table:number-columns-repeated="2" office:value-type="date" office:date-value="2016-11-16" calcext:value-type="date">
            <text:p>1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Instalación de Red Subtroncal HFC</text:p>
          </table:table-cell>
          <table:table-cell office:value-type="date" office:date-value="2016-11-02" calcext:value-type="date">
            <text:p>02.11.2016</text:p>
          </table:table-cell>
          <table:table-cell office:value-type="date" office:date-value="2016-12-01" calcext:value-type="date">
            <text:p>0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69" calcext:value-type="float">
            <text:p>1369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11-02" calcext:value-type="date">
            <text:p>02.11.2016</text:p>
          </table:table-cell>
          <table:table-cell office:value-type="date" office:date-value="2016-11-03" calcext:value-type="date">
            <text:p>03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70" calcext:value-type="float">
            <text:p>1370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11-04" calcext:value-type="date">
            <text:p>04.11.2016</text:p>
          </table:table-cell>
          <table:table-cell office:value-type="date" office:date-value="2016-11-09" calcext:value-type="date">
            <text:p>09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71" calcext:value-type="float">
            <text:p>1371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ruido, atenuación)</text:p>
          </table:table-cell>
          <table:table-cell office:value-type="date" office:date-value="2016-11-10" calcext:value-type="date">
            <text:p>10.11.2016</text:p>
          </table:table-cell>
          <table:table-cell office:value-type="date" office:date-value="2016-11-15" calcext:value-type="date">
            <text:p>1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Instalación de Nodos EOC</text:p>
          </table:table-cell>
          <table:table-cell office:value-type="date" office:date-value="2016-11-28" calcext:value-type="date">
            <text:p>28.11.2016</text:p>
          </table:table-cell>
          <table:table-cell office:value-type="date" office:date-value="2016-12-10" calcext:value-type="date">
            <text:p>10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20" calcext:value-type="float">
            <text:p>2520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 Comisionamiento</text:p>
          </table:table-cell>
          <table:table-cell office:value-type="date" office:date-value="2016-11-28" calcext:value-type="date">
            <text:p>28.11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21" calcext:value-type="float">
            <text:p>2521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22" calcext:value-type="float">
            <text:p>2522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23" calcext:value-type="float">
            <text:p>2523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24" calcext:value-type="float">
            <text:p>2524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25" calcext:value-type="float">
            <text:p>2525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LLA ORIETA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94" calcext:value-type="float">
            <text:p>1394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95" calcext:value-type="float">
            <text:p>1395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uso postería Ufine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96" calcext:value-type="float">
            <text:p>1396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97" calcext:value-type="float">
            <text:p>1397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98" calcext:value-type="float">
            <text:p>1398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399" calcext:value-type="float">
            <text:p>1399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00" calcext:value-type="float">
            <text:p>1400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01" calcext:value-type="float">
            <text:p>1401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02" calcext:value-type="float">
            <text:p>1402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troncal FO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03" calcext:value-type="float">
            <text:p>1403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troncal FO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04" calcext:value-type="float">
            <text:p>1404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26" calcext:value-type="float">
            <text:p>2526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27" calcext:value-type="float">
            <text:p>2527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28" calcext:value-type="float">
            <text:p>2528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29" calcext:value-type="float">
            <text:p>2529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HFC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05" calcext:value-type="float">
            <text:p>1405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06" calcext:value-type="float">
            <text:p>1406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troncal FO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07" calcext:value-type="float">
            <text:p>1407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troncal FO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08" calcext:value-type="float">
            <text:p>1408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30" calcext:value-type="float">
            <text:p>2530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31" calcext:value-type="float">
            <text:p>2531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32" calcext:value-type="float">
            <text:p>2532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33" calcext:value-type="float">
            <text:p>2533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HFC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de Red Troncal FO</text:p>
          </table:table-cell>
          <table:table-cell office:value-type="date" office:date-value="2016-11-02" calcext:value-type="date">
            <text:p>02.11.2016</text:p>
          </table:table-cell>
          <table:table-cell office:value-type="date" office:date-value="2016-11-24" calcext:value-type="date">
            <text:p>24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09" calcext:value-type="float">
            <text:p>1409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11-02" calcext:value-type="date">
            <text:p>02.11.2016</text:p>
          </table:table-cell>
          <table:table-cell office:value-type="date" office:date-value="2016-11-03" calcext:value-type="date">
            <text:p>03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10" calcext:value-type="float">
            <text:p>1410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11-04" calcext:value-type="date">
            <text:p>04.11.2016</text:p>
          </table:table-cell>
          <table:table-cell office:value-type="date" office:date-value="2016-11-08" calcext:value-type="date">
            <text:p>08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11" calcext:value-type="float">
            <text:p>1411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atenuación, limpieza de conectores, etc)</text:p>
          </table:table-cell>
          <table:table-cell office:value-type="date" office:date-value="2016-11-09" calcext:value-type="date">
            <text:p>09.11.2016</text:p>
          </table:table-cell>
          <table:table-cell office:value-type="date" office:date-value="2016-11-10" calcext:value-type="date">
            <text:p>10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Instalación de Red Subtroncal HFC</text:p>
          </table:table-cell>
          <table:table-cell office:value-type="date" office:date-value="2016-11-02" calcext:value-type="date">
            <text:p>02.11.2016</text:p>
          </table:table-cell>
          <table:table-cell office:value-type="date" office:date-value="2016-11-22" calcext:value-type="date">
            <text:p>2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16" calcext:value-type="float">
            <text:p>1416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11-02" calcext:value-type="date">
            <text:p>02.11.2016</text:p>
          </table:table-cell>
          <table:table-cell office:value-type="date" office:date-value="2016-11-04" calcext:value-type="date">
            <text:p>04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17" calcext:value-type="float">
            <text:p>1417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1" calcext:value-type="date">
            <text:p>11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18" calcext:value-type="float">
            <text:p>1418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ruido, atenuación)</text:p>
          </table:table-cell>
          <table:table-cell table:number-columns-repeated="2" office:value-type="date" office:date-value="2016-11-17" calcext:value-type="date">
            <text:p>17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Instalación de Nodos EOC</text:p>
          </table:table-cell>
          <table:table-cell office:value-type="date" office:date-value="2016-11-28" calcext:value-type="date">
            <text:p>28.11.2016</text:p>
          </table:table-cell>
          <table:table-cell office:value-type="date" office:date-value="2016-12-10" calcext:value-type="date">
            <text:p>10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21" calcext:value-type="float">
            <text:p>1421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Comisionamiento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5" calcext:value-type="date">
            <text:p>2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34" calcext:value-type="float">
            <text:p>2534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35" calcext:value-type="float">
            <text:p>2535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36" calcext:value-type="float">
            <text:p>2536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37" calcext:value-type="float">
            <text:p>2537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38" calcext:value-type="float">
            <text:p>2538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90" calcext:value-type="float">
            <text:p>690</text:p>
          </table:table-cell>
          <table:table-cell office:value-type="string" calcext:value-type="string">
            <text:p>SINCELEJO 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INCELEJO 2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LLA KAREN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40" calcext:value-type="float">
            <text:p>1440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41" calcext:value-type="float">
            <text:p>1441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uso postería Ufine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42" calcext:value-type="float">
            <text:p>1442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43" calcext:value-type="float">
            <text:p>1443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44" calcext:value-type="float">
            <text:p>1444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45" calcext:value-type="float">
            <text:p>1445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46" calcext:value-type="float">
            <text:p>1446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47" calcext:value-type="float">
            <text:p>1447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48" calcext:value-type="float">
            <text:p>1448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troncal FO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49" calcext:value-type="float">
            <text:p>1449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troncal FO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50" calcext:value-type="float">
            <text:p>1450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39" calcext:value-type="float">
            <text:p>2539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40" calcext:value-type="float">
            <text:p>2540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41" calcext:value-type="float">
            <text:p>2541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42" calcext:value-type="float">
            <text:p>2542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HFC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51" calcext:value-type="float">
            <text:p>1451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52" calcext:value-type="float">
            <text:p>1452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troncal FO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53" calcext:value-type="float">
            <text:p>1453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troncal FO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54" calcext:value-type="float">
            <text:p>1454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43" calcext:value-type="float">
            <text:p>2543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44" calcext:value-type="float">
            <text:p>2544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45" calcext:value-type="float">
            <text:p>2545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46" calcext:value-type="float">
            <text:p>2546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HFC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de Red Troncal FO</text:p>
          </table:table-cell>
          <table:table-cell office:value-type="date" office:date-value="2016-11-08" calcext:value-type="date">
            <text:p>08.11.2016</text:p>
          </table:table-cell>
          <table:table-cell office:value-type="date" office:date-value="2016-11-28" calcext:value-type="date">
            <text:p>28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55" calcext:value-type="float">
            <text:p>1455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11-08" calcext:value-type="date">
            <text:p>08.11.2016</text:p>
          </table:table-cell>
          <table:table-cell office:value-type="date" office:date-value="2016-11-10" calcext:value-type="date">
            <text:p>10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56" calcext:value-type="float">
            <text:p>1456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11-11" calcext:value-type="date">
            <text:p>11.11.2016</text:p>
          </table:table-cell>
          <table:table-cell office:value-type="date" office:date-value="2016-11-14" calcext:value-type="date">
            <text:p>14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57" calcext:value-type="float">
            <text:p>1457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atenuación, limpieza de conectores, etc)</text:p>
          </table:table-cell>
          <table:table-cell office:value-type="date" office:date-value="2016-11-11" calcext:value-type="date">
            <text:p>11.11.2016</text:p>
          </table:table-cell>
          <table:table-cell office:value-type="date" office:date-value="2016-11-14" calcext:value-type="date">
            <text:p>14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Instalación de Red Subtroncal HFC</text:p>
          </table:table-cell>
          <table:table-cell office:value-type="date" office:date-value="2016-11-08" calcext:value-type="date">
            <text:p>08.11.2016</text:p>
          </table:table-cell>
          <table:table-cell office:value-type="date" office:date-value="2016-11-30" calcext:value-type="date">
            <text:p>30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62" calcext:value-type="float">
            <text:p>1462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11-08" calcext:value-type="date">
            <text:p>08.11.2016</text:p>
          </table:table-cell>
          <table:table-cell office:value-type="date" office:date-value="2016-11-09" calcext:value-type="date">
            <text:p>09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63" calcext:value-type="float">
            <text:p>1463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11-10" calcext:value-type="date">
            <text:p>10.11.2016</text:p>
          </table:table-cell>
          <table:table-cell office:value-type="date" office:date-value="2016-11-15" calcext:value-type="date">
            <text:p>1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64" calcext:value-type="float">
            <text:p>1464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ruido, atenuación)</text:p>
          </table:table-cell>
          <table:table-cell office:value-type="date" office:date-value="2016-11-16" calcext:value-type="date">
            <text:p>16.11.2016</text:p>
          </table:table-cell>
          <table:table-cell office:value-type="date" office:date-value="2016-11-21" calcext:value-type="date">
            <text:p>21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Instalación de Nodos EOC</text:p>
          </table:table-cell>
          <table:table-cell office:value-type="date" office:date-value="2016-11-29" calcext:value-type="date">
            <text:p>29.11.2016</text:p>
          </table:table-cell>
          <table:table-cell office:value-type="date" office:date-value="2016-12-06" calcext:value-type="date">
            <text:p>06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76" calcext:value-type="float">
            <text:p>2176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 Comisionamiento</text:p>
          </table:table-cell>
          <table:table-cell office:value-type="date" office:date-value="2016-11-28" calcext:value-type="date">
            <text:p>28.11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47" calcext:value-type="float">
            <text:p>2547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48" calcext:value-type="float">
            <text:p>2548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49" calcext:value-type="float">
            <text:p>2549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50" calcext:value-type="float">
            <text:p>2550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51" calcext:value-type="float">
            <text:p>2551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91" calcext:value-type="float">
            <text:p>691</text:p>
          </table:table-cell>
          <table:table-cell office:value-type="string" calcext:value-type="string">
            <text:p>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GALERA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44" calcext:value-type="float">
            <text:p>444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IUDADELA JERUSALEM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86" calcext:value-type="float">
            <text:p>1486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87" calcext:value-type="float">
            <text:p>1487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uso postería Ufine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88" calcext:value-type="float">
            <text:p>1488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89" calcext:value-type="float">
            <text:p>1489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90" calcext:value-type="float">
            <text:p>1490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91" calcext:value-type="float">
            <text:p>1491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92" calcext:value-type="float">
            <text:p>1492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93" calcext:value-type="float">
            <text:p>1493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94" calcext:value-type="float">
            <text:p>1494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troncal FO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95" calcext:value-type="float">
            <text:p>1495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troncal FO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96" calcext:value-type="float">
            <text:p>1496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84" calcext:value-type="float">
            <text:p>2484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85" calcext:value-type="float">
            <text:p>2485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86" calcext:value-type="float">
            <text:p>2486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87" calcext:value-type="float">
            <text:p>2487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HFC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97" calcext:value-type="float">
            <text:p>1497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98" calcext:value-type="float">
            <text:p>1498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troncal FO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499" calcext:value-type="float">
            <text:p>1499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troncal FO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00" calcext:value-type="float">
            <text:p>1500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88" calcext:value-type="float">
            <text:p>2488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89" calcext:value-type="float">
            <text:p>2489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90" calcext:value-type="float">
            <text:p>2490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91" calcext:value-type="float">
            <text:p>2491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HFC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de Red Troncal FO</text:p>
          </table:table-cell>
          <table:table-cell office:value-type="date" office:date-value="2016-11-08" calcext:value-type="date">
            <text:p>08.11.2016</text:p>
          </table:table-cell>
          <table:table-cell office:value-type="date" office:date-value="2016-11-24" calcext:value-type="date">
            <text:p>24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01" calcext:value-type="float">
            <text:p>1501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11-08" calcext:value-type="date">
            <text:p>08.11.2016</text:p>
          </table:table-cell>
          <table:table-cell office:value-type="date" office:date-value="2016-11-10" calcext:value-type="date">
            <text:p>10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02" calcext:value-type="float">
            <text:p>1502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11-11" calcext:value-type="date">
            <text:p>11.11.2016</text:p>
          </table:table-cell>
          <table:table-cell office:value-type="date" office:date-value="2016-11-14" calcext:value-type="date">
            <text:p>14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03" calcext:value-type="float">
            <text:p>1503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atenuación, limpieza de conectores, etc)</text:p>
          </table:table-cell>
          <table:table-cell office:value-type="date" office:date-value="2016-11-11" calcext:value-type="date">
            <text:p>11.11.2016</text:p>
          </table:table-cell>
          <table:table-cell office:value-type="date" office:date-value="2016-11-14" calcext:value-type="date">
            <text:p>14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Instalación de Red Subtroncal HFC</text:p>
          </table:table-cell>
          <table:table-cell office:value-type="date" office:date-value="2016-11-11" calcext:value-type="date">
            <text:p>11.11.2016</text:p>
          </table:table-cell>
          <table:table-cell office:value-type="date" office:date-value="2016-11-23" calcext:value-type="date">
            <text:p>23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08" calcext:value-type="float">
            <text:p>1508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11-11" calcext:value-type="date">
            <text:p>11.11.2016</text:p>
          </table:table-cell>
          <table:table-cell office:value-type="date" office:date-value="2016-11-14" calcext:value-type="date">
            <text:p>14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09" calcext:value-type="float">
            <text:p>1509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11-11" calcext:value-type="date">
            <text:p>11.11.2016</text:p>
          </table:table-cell>
          <table:table-cell office:value-type="date" office:date-value="2016-11-16" calcext:value-type="date">
            <text:p>1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10" calcext:value-type="float">
            <text:p>1510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ruido, atenuación)</text:p>
          </table:table-cell>
          <table:table-cell office:value-type="date" office:date-value="2016-11-17" calcext:value-type="date">
            <text:p>17.11.2016</text:p>
          </table:table-cell>
          <table:table-cell office:value-type="date" office:date-value="2016-11-22" calcext:value-type="date">
            <text:p>2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Instalación de Nodos EOC</text:p>
          </table:table-cell>
          <table:table-cell office:value-type="date" office:date-value="2016-11-29" calcext:value-type="date">
            <text:p>29.11.2016</text:p>
          </table:table-cell>
          <table:table-cell office:value-type="date" office:date-value="2016-12-09" calcext:value-type="date">
            <text:p>09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fraestructura nodo</text:p>
          </table:table-cell>
          <table:table-cell office:value-type="date" office:date-value="2016-11-29" calcext:value-type="date">
            <text:p>29.11.2016</text:p>
          </table:table-cell>
          <table:table-cell office:value-type="date" office:date-value="2016-12-09" calcext:value-type="date">
            <text:p>09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y puesta en funcionamiento equipos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92" calcext:value-type="float">
            <text:p>2492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 Comisionamiento</text:p>
          </table:table-cell>
          <table:table-cell office:value-type="date" office:date-value="2016-11-28" calcext:value-type="date">
            <text:p>28.11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93" calcext:value-type="float">
            <text:p>2493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94" calcext:value-type="float">
            <text:p>2494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95" calcext:value-type="float">
            <text:p>2495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96" calcext:value-type="float">
            <text:p>2496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97" calcext:value-type="float">
            <text:p>2497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wMAN GALERA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35" calcext:value-type="float">
            <text:p>1535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2" calcext:value-type="date">
            <text:p>0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36" calcext:value-type="float">
            <text:p>1536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ar Permisos Electrocarib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2" calcext:value-type="date">
            <text:p>0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37" calcext:value-type="float">
            <text:p>1537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2" calcext:value-type="date">
            <text:p>0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38" calcext:value-type="float">
            <text:p>1538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2" calcext:value-type="date">
            <text:p>0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39" calcext:value-type="float">
            <text:p>1539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2" calcext:value-type="date">
            <text:p>0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40" calcext:value-type="float">
            <text:p>1540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2" calcext:value-type="date">
            <text:p>0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41" calcext:value-type="float">
            <text:p>1541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2" calcext:value-type="date">
            <text:p>0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42" calcext:value-type="float">
            <text:p>1542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 (entrada en almacén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43" calcext:value-type="float">
            <text:p>1543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de datos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44" calcext:value-type="float">
            <text:p>1544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datos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45" calcext:value-type="float">
            <text:p>1545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eléctric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59" calcext:value-type="float">
            <text:p>2559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wMAN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46" calcext:value-type="float">
            <text:p>1546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47" calcext:value-type="float">
            <text:p>1547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de datos (activos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48" calcext:value-type="float">
            <text:p>1548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datos (pasivos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49" calcext:value-type="float">
            <text:p>1549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eléctric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60" calcext:value-type="float">
            <text:p>2560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wMAN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Estación Base</text:p>
          </table:table-cell>
          <table:table-cell office:value-type="date" office:date-value="2016-11-28" calcext:value-type="date">
            <text:p>28.11.2016</text:p>
          </table:table-cell>
          <table:table-cell office:value-type="date" office:date-value="2016-12-02" calcext:value-type="date">
            <text:p>02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93" calcext:value-type="float">
            <text:p>2093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Comisionamiento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2-12" calcext:value-type="date">
            <text:p>12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61" calcext:value-type="float">
            <text:p>2561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62" calcext:value-type="float">
            <text:p>2562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63" calcext:value-type="float">
            <text:p>2563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11-14" calcext:value-type="date">
            <text:p>14.11.2016</text:p>
          </table:table-cell>
          <table:table-cell office:value-type="date" office:date-value="2016-12-17" calcext:value-type="date">
            <text:p>17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64" calcext:value-type="float">
            <text:p>2564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65" calcext:value-type="float">
            <text:p>2565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7-01-02" calcext:value-type="date">
            <text:p>02.01.2017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92" calcext:value-type="float">
            <text:p>692</text:p>
          </table:table-cell>
          <table:table-cell office:value-type="string" calcext:value-type="string">
            <text:p>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AMPUES LA VICTORIA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ABECERA S4-LV-12 <text:s/>La Victoria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72" calcext:value-type="float">
            <text:p>1572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5" calcext:value-type="date">
            <text:p>2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73" calcext:value-type="float">
            <text:p>1573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ar Permisos Electrocarib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5" calcext:value-type="date">
            <text:p>2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74" calcext:value-type="float">
            <text:p>1574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5" calcext:value-type="date">
            <text:p>2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75" calcext:value-type="float">
            <text:p>1575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5" calcext:value-type="date">
            <text:p>2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76" calcext:value-type="float">
            <text:p>1576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5" calcext:value-type="date">
            <text:p>2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77" calcext:value-type="float">
            <text:p>1577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de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5" calcext:value-type="date">
            <text:p>2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78" calcext:value-type="float">
            <text:p>1578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de otros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5" calcext:value-type="date">
            <text:p>2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79" calcext:value-type="float">
            <text:p>1579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0-29" calcext:value-type="date">
            <text:p>29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80" calcext:value-type="float">
            <text:p>1580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de datos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29" calcext:value-type="date">
            <text:p>29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81" calcext:value-type="float">
            <text:p>1581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datos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22" calcext:value-type="date">
            <text:p>22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83" calcext:value-type="float">
            <text:p>1583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eléctric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84" calcext:value-type="float">
            <text:p>1584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sistema de aire acondicionado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0-08" calcext:value-type="date">
            <text:p>08.10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67" calcext:value-type="float">
            <text:p>2167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54" calcext:value-type="float">
            <text:p>2354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de datos (activos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55" calcext:value-type="float">
            <text:p>2355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datos (pasivos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56" calcext:value-type="float">
            <text:p>2356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eléctric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57" calcext:value-type="float">
            <text:p>2357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sistema de aire acondicionado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17" calcext:value-type="float">
            <text:p>417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Cabecera</text:p>
          </table:table-cell>
          <table:table-cell office:value-type="date" office:date-value="2016-09-06" calcext:value-type="date">
            <text:p>06.09.2016</text:p>
          </table:table-cell>
          <table:table-cell office:value-type="date" office:date-value="2016-09-21" calcext:value-type="date">
            <text:p>21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93" calcext:value-type="float">
            <text:p>1593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Red de Datos (activos)</text:p>
          </table:table-cell>
          <table:table-cell office:value-type="date" office:date-value="2016-09-06" calcext:value-type="date">
            <text:p>06.09.2016</text:p>
          </table:table-cell>
          <table:table-cell office:value-type="date" office:date-value="2016-09-07" calcext:value-type="date">
            <text:p>07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94" calcext:value-type="float">
            <text:p>1594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Red de Datos (pasivos)</text:p>
          </table:table-cell>
          <table:table-cell office:value-type="date" office:date-value="2016-09-06" calcext:value-type="date">
            <text:p>06.09.2016</text:p>
          </table:table-cell>
          <table:table-cell office:value-type="date" office:date-value="2016-09-07" calcext:value-type="date">
            <text:p>07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95" calcext:value-type="float">
            <text:p>1595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Red Eléctrica</text:p>
          </table:table-cell>
          <table:table-cell table:number-columns-repeated="2" office:value-type="date" office:date-value="2016-09-08" calcext:value-type="date">
            <text:p>08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596" calcext:value-type="float">
            <text:p>1596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r Aire Acondicionado</text:p>
          </table:table-cell>
          <table:table-cell office:value-type="date" office:date-value="2016-09-08" calcext:value-type="date">
            <text:p>08.09.2016</text:p>
          </table:table-cell>
          <table:table-cell office:value-type="date" office:date-value="2016-09-09" calcext:value-type="date">
            <text:p>09.09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00" calcext:value-type="float">
            <text:p>1600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Puesta en servicio - Level3</text:p>
          </table:table-cell>
          <table:table-cell office:value-type="date" office:date-value="2016-11-01" calcext:value-type="date">
            <text:p>0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01" calcext:value-type="float">
            <text:p>1601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Gestión de viabilidad y contratación - Carrier</text:p>
          </table:table-cell>
          <table:table-cell office:value-type="date" office:date-value="2016-11-01" calcext:value-type="date">
            <text:p>01.11.2016</text:p>
          </table:table-cell>
          <table:table-cell office:value-type="date" office:date-value="2016-11-07" calcext:value-type="date">
            <text:p>07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02" calcext:value-type="float">
            <text:p>1602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de última milla - Carrier</text:p>
          </table:table-cell>
          <table:table-cell office:value-type="date" office:date-value="2016-11-08" calcext:value-type="date">
            <text:p>08.11.2016</text:p>
          </table:table-cell>
          <table:table-cell office:value-type="date" office:date-value="2016-11-10" calcext:value-type="date">
            <text:p>10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58" calcext:value-type="float">
            <text:p>2358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figuración Carrier - CORE - NOC - Puesta en servicio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03" calcext:value-type="float">
            <text:p>1603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Puesta en servicio - Azteca</text:p>
          </table:table-cell>
          <table:table-cell office:value-type="date" office:date-value="2016-11-11" calcext:value-type="date">
            <text:p>1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04" calcext:value-type="float">
            <text:p>1604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Gestión de viabilidad y contratación - Carrier</text:p>
          </table:table-cell>
          <table:table-cell office:value-type="date" office:date-value="2016-11-11" calcext:value-type="date">
            <text:p>11.11.2016</text:p>
          </table:table-cell>
          <table:table-cell office:value-type="date" office:date-value="2016-11-17" calcext:value-type="date">
            <text:p>17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05" calcext:value-type="float">
            <text:p>1605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Instalación de última milla - Carrier</text:p>
          </table:table-cell>
          <table:table-cell office:value-type="date" office:date-value="2016-11-18" calcext:value-type="date">
            <text:p>18.11.2016</text:p>
          </table:table-cell>
          <table:table-cell office:value-type="date" office:date-value="2016-11-22" calcext:value-type="date">
            <text:p>2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59" calcext:value-type="float">
            <text:p>2359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nfiguración Carrier - CORE - NOC - Puesta en servicio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70" calcext:value-type="float">
            <text:p>2170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interventorí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60" calcext:value-type="float">
            <text:p>2360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informe semanal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61" calcext:value-type="float">
            <text:p>2361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inventario de infraestructura mensual</text:p>
          </table:table-cell>
          <table:table-cell office:value-type="date" office:date-value="2016-10-24" calcext:value-type="date">
            <text:p>24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62" calcext:value-type="float">
            <text:p>2362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cartera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363" calcext:value-type="float">
            <text:p>2363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</text:p>
          </table:table-cell>
          <table:table-cell office:value-type="date" office:date-value="2016-11-21" calcext:value-type="date">
            <text:p>21.11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49" calcext:value-type="float">
            <text:p>449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LA VICTORIA SAMPU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13" calcext:value-type="float">
            <text:p>1613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15" calcext:value-type="date">
            <text:p>1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14" calcext:value-type="float">
            <text:p>1614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uso postería Ufine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15" calcext:value-type="date">
            <text:p>1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15" calcext:value-type="float">
            <text:p>1615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15" calcext:value-type="date">
            <text:p>1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16" calcext:value-type="float">
            <text:p>1616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15" calcext:value-type="date">
            <text:p>1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17" calcext:value-type="float">
            <text:p>1617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15" calcext:value-type="date">
            <text:p>1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18" calcext:value-type="float">
            <text:p>1618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15" calcext:value-type="date">
            <text:p>1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19" calcext:value-type="float">
            <text:p>1619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15" calcext:value-type="date">
            <text:p>15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20" calcext:value-type="float">
            <text:p>1620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21" calcext:value-type="float">
            <text:p>1621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troncal FO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22" calcext:value-type="float">
            <text:p>1622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troncal FO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23" calcext:value-type="float">
            <text:p>1623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98" calcext:value-type="float">
            <text:p>2498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99" calcext:value-type="float">
            <text:p>2499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00" calcext:value-type="float">
            <text:p>2500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01" calcext:value-type="float">
            <text:p>2501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HFC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24" calcext:value-type="float">
            <text:p>1624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25" calcext:value-type="float">
            <text:p>1625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troncal FO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26" calcext:value-type="float">
            <text:p>1626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troncal FO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27" calcext:value-type="float">
            <text:p>1627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02" calcext:value-type="float">
            <text:p>2502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03" calcext:value-type="float">
            <text:p>2503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04" calcext:value-type="float">
            <text:p>2504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05" calcext:value-type="float">
            <text:p>2505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HFC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de Red Troncal FO</text:p>
          </table:table-cell>
          <table:table-cell office:value-type="date" office:date-value="2016-11-04" calcext:value-type="date">
            <text:p>04.11.2016</text:p>
          </table:table-cell>
          <table:table-cell office:value-type="date" office:date-value="2016-11-24" calcext:value-type="date">
            <text:p>24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28" calcext:value-type="float">
            <text:p>1628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11-04" calcext:value-type="date">
            <text:p>04.11.2016</text:p>
          </table:table-cell>
          <table:table-cell office:value-type="date" office:date-value="2016-11-07" calcext:value-type="date">
            <text:p>07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29" calcext:value-type="float">
            <text:p>1629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11-08" calcext:value-type="date">
            <text:p>08.11.2016</text:p>
          </table:table-cell>
          <table:table-cell office:value-type="date" office:date-value="2016-11-10" calcext:value-type="date">
            <text:p>10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30" calcext:value-type="float">
            <text:p>1630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atenuación, limpieza de conectores, etc)</text:p>
          </table:table-cell>
          <table:table-cell office:value-type="date" office:date-value="2016-11-08" calcext:value-type="date">
            <text:p>08.11.2016</text:p>
          </table:table-cell>
          <table:table-cell office:value-type="date" office:date-value="2016-11-10" calcext:value-type="date">
            <text:p>10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Instalación de Red Subtroncal HFC</text:p>
          </table:table-cell>
          <table:table-cell office:value-type="date" office:date-value="2016-11-04" calcext:value-type="date">
            <text:p>04.11.2016</text:p>
          </table:table-cell>
          <table:table-cell office:value-type="date" office:date-value="2016-11-22" calcext:value-type="date">
            <text:p>2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35" calcext:value-type="float">
            <text:p>1635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11-04" calcext:value-type="date">
            <text:p>04.11.2016</text:p>
          </table:table-cell>
          <table:table-cell office:value-type="date" office:date-value="2016-11-08" calcext:value-type="date">
            <text:p>08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36" calcext:value-type="float">
            <text:p>1636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11-09" calcext:value-type="date">
            <text:p>09.11.2016</text:p>
          </table:table-cell>
          <table:table-cell office:value-type="date" office:date-value="2016-11-15" calcext:value-type="date">
            <text:p>1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37" calcext:value-type="float">
            <text:p>1637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ruido, atenuación)</text:p>
          </table:table-cell>
          <table:table-cell office:value-type="date" office:date-value="2016-11-09" calcext:value-type="date">
            <text:p>09.11.2016</text:p>
          </table:table-cell>
          <table:table-cell office:value-type="date" office:date-value="2016-11-15" calcext:value-type="date">
            <text:p>1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Instalación de Nodos EOC</text:p>
          </table:table-cell>
          <table:table-cell office:value-type="date" office:date-value="2016-11-28" calcext:value-type="date">
            <text:p>28.11.2016</text:p>
          </table:table-cell>
          <table:table-cell office:value-type="date" office:date-value="2016-12-10" calcext:value-type="date">
            <text:p>10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06" calcext:value-type="float">
            <text:p>2506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 Comisionamiento</text:p>
          </table:table-cell>
          <table:table-cell office:value-type="date" office:date-value="2016-11-28" calcext:value-type="date">
            <text:p>28.11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07" calcext:value-type="float">
            <text:p>2507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08" calcext:value-type="float">
            <text:p>2508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09" calcext:value-type="float">
            <text:p>2509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10" calcext:value-type="float">
            <text:p>2510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11" calcext:value-type="float">
            <text:p>2511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wMAN SAMPU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59" calcext:value-type="float">
            <text:p>1659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2" calcext:value-type="date">
            <text:p>0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60" calcext:value-type="float">
            <text:p>1660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ar Permisos Electrocarib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2" calcext:value-type="date">
            <text:p>0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61" calcext:value-type="float">
            <text:p>1661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2" calcext:value-type="date">
            <text:p>0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62" calcext:value-type="float">
            <text:p>1662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2" calcext:value-type="date">
            <text:p>0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63" calcext:value-type="float">
            <text:p>1663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2" calcext:value-type="date">
            <text:p>0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64" calcext:value-type="float">
            <text:p>1664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2" calcext:value-type="date">
            <text:p>0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65" calcext:value-type="float">
            <text:p>1665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8-02" calcext:value-type="date">
            <text:p>02.08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66" calcext:value-type="float">
            <text:p>1666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 (entrada en almacén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67" calcext:value-type="float">
            <text:p>1667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de datos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68" calcext:value-type="float">
            <text:p>1668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datos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69" calcext:value-type="float">
            <text:p>1669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eléctric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66" calcext:value-type="float">
            <text:p>2566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wMAN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70" calcext:value-type="float">
            <text:p>1670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71" calcext:value-type="float">
            <text:p>1671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de datos (activos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72" calcext:value-type="float">
            <text:p>1672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datos (pasivos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73" calcext:value-type="float">
            <text:p>1673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eléctric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67" calcext:value-type="float">
            <text:p>2567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wMAN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Estación Base</text:p>
          </table:table-cell>
          <table:table-cell office:value-type="date" office:date-value="2016-11-17" calcext:value-type="date">
            <text:p>17.11.2016</text:p>
          </table:table-cell>
          <table:table-cell office:value-type="date" office:date-value="2016-11-18" calcext:value-type="date">
            <text:p>18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94" calcext:value-type="float">
            <text:p>2094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Comisionamiento</text:p>
          </table:table-cell>
          <table:table-cell office:value-type="date" office:date-value="2016-11-17" calcext:value-type="date">
            <text:p>17.11.2016</text:p>
          </table:table-cell>
          <table:table-cell office:value-type="date" office:date-value="2016-12-26" calcext:value-type="date">
            <text:p>26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68" calcext:value-type="float">
            <text:p>2568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69" calcext:value-type="float">
            <text:p>2569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70" calcext:value-type="float">
            <text:p>2570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11-14" calcext:value-type="date">
            <text:p>14.11.2016</text:p>
          </table:table-cell>
          <table:table-cell office:value-type="date" office:date-value="2016-12-17" calcext:value-type="date">
            <text:p>17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71" calcext:value-type="float">
            <text:p>2571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72" calcext:value-type="float">
            <text:p>2572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7-01-02" calcext:value-type="date">
            <text:p>02.01.2017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88" calcext:value-type="float">
            <text:p>688</text:p>
          </table:table-cell>
          <table:table-cell office:value-type="string" calcext:value-type="string">
            <text:p>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COROZAL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30" calcext:value-type="float">
            <text:p>430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OS Y PUEBLO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79" calcext:value-type="float">
            <text:p>1679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11" calcext:value-type="date">
            <text:p>11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80" calcext:value-type="float">
            <text:p>1680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uso postería Ufine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11" calcext:value-type="date">
            <text:p>11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81" calcext:value-type="float">
            <text:p>1681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11" calcext:value-type="date">
            <text:p>11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82" calcext:value-type="float">
            <text:p>1682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11" calcext:value-type="date">
            <text:p>11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83" calcext:value-type="float">
            <text:p>1683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11" calcext:value-type="date">
            <text:p>11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84" calcext:value-type="float">
            <text:p>1684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11" calcext:value-type="date">
            <text:p>11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85" calcext:value-type="float">
            <text:p>1685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01" calcext:value-type="date">
            <text:p>01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86" calcext:value-type="float">
            <text:p>1686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87" calcext:value-type="float">
            <text:p>1687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troncal FO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88" calcext:value-type="float">
            <text:p>1688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troncal FO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89" calcext:value-type="float">
            <text:p>1689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71" calcext:value-type="float">
            <text:p>2471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subtroncal HFC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72" calcext:value-type="float">
            <text:p>2472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73" calcext:value-type="float">
            <text:p>2473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acceso HFC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74" calcext:value-type="float">
            <text:p>2474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HFC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90" calcext:value-type="float">
            <text:p>1690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91" calcext:value-type="float">
            <text:p>1691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troncal FO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92" calcext:value-type="float">
            <text:p>1692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troncal FO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93" calcext:value-type="float">
            <text:p>1693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75" calcext:value-type="float">
            <text:p>2475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subtroncal HFC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76" calcext:value-type="float">
            <text:p>2476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77" calcext:value-type="float">
            <text:p>2477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acceso HFC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78" calcext:value-type="float">
            <text:p>2478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HFC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12" calcext:value-type="date">
            <text:p>1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de Red Troncal FO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30" calcext:value-type="date">
            <text:p>30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94" calcext:value-type="float">
            <text:p>1694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08" calcext:value-type="date">
            <text:p>08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95" calcext:value-type="float">
            <text:p>1695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11-09" calcext:value-type="date">
            <text:p>09.11.2016</text:p>
          </table:table-cell>
          <table:table-cell office:value-type="date" office:date-value="2016-11-10" calcext:value-type="date">
            <text:p>10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696" calcext:value-type="float">
            <text:p>1696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atenuación, limpieza de conectores, etc)</text:p>
          </table:table-cell>
          <table:table-cell office:value-type="date" office:date-value="2016-11-09" calcext:value-type="date">
            <text:p>09.11.2016</text:p>
          </table:table-cell>
          <table:table-cell office:value-type="date" office:date-value="2016-11-10" calcext:value-type="date">
            <text:p>10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5. Instalación de Red Subtroncal HFC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29" calcext:value-type="date">
            <text:p>29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01" calcext:value-type="float">
            <text:p>1701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1-09" calcext:value-type="date">
            <text:p>09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02" calcext:value-type="float">
            <text:p>1702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Digitalización y validación de informaicón de la Red</text:p>
          </table:table-cell>
          <table:table-cell office:value-type="date" office:date-value="2016-11-10" calcext:value-type="date">
            <text:p>10.11.2016</text:p>
          </table:table-cell>
          <table:table-cell office:value-type="date" office:date-value="2016-11-15" calcext:value-type="date">
            <text:p>1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03" calcext:value-type="float">
            <text:p>1703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ruebas de Aceptación (ruido, atenuación)</text:p>
          </table:table-cell>
          <table:table-cell office:value-type="date" office:date-value="2016-11-16" calcext:value-type="date">
            <text:p>16.11.2016</text:p>
          </table:table-cell>
          <table:table-cell office:value-type="date" office:date-value="2016-11-22" calcext:value-type="date">
            <text:p>22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6. Instalación de Nodos EOC</text:p>
          </table:table-cell>
          <table:table-cell office:value-type="date" office:date-value="2016-11-28" calcext:value-type="date">
            <text:p>28.11.2016</text:p>
          </table:table-cell>
          <table:table-cell office:value-type="date" office:date-value="2016-12-03" calcext:value-type="date">
            <text:p>03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06" calcext:value-type="float">
            <text:p>1706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Comisionamiento</text:p>
          </table:table-cell>
          <table:table-cell office:value-type="date" office:date-value="2016-11-01" calcext:value-type="date">
            <text:p>01.11.2016</text:p>
          </table:table-cell>
          <table:table-cell office:value-type="date" office:date-value="2016-12-28" calcext:value-type="date">
            <text:p>28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79" calcext:value-type="float">
            <text:p>2479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80" calcext:value-type="float">
            <text:p>2480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81" calcext:value-type="float">
            <text:p>2481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82" calcext:value-type="float">
            <text:p>2482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483" calcext:value-type="float">
            <text:p>2483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wMAN COROZAL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07" calcext:value-type="float">
            <text:p>1707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08" calcext:value-type="float">
            <text:p>1708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ar Permisos Electrocarib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09" calcext:value-type="float">
            <text:p>1709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10" calcext:value-type="float">
            <text:p>1710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11" calcext:value-type="float">
            <text:p>1711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12" calcext:value-type="float">
            <text:p>1712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13" calcext:value-type="float">
            <text:p>1713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06-01" calcext:value-type="date">
            <text:p>01.06.2016</text:p>
          </table:table-cell>
          <table:table-cell office:value-type="date" office:date-value="2016-07-26" calcext:value-type="date">
            <text:p>26.07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14" calcext:value-type="float">
            <text:p>1714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 (entrada en almacén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15" calcext:value-type="float">
            <text:p>1715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de datos (act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16" calcext:value-type="float">
            <text:p>1716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datos (pasivos)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17" calcext:value-type="float">
            <text:p>1717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eléctrica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52" calcext:value-type="float">
            <text:p>2552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wMAN</text:p>
          </table:table-cell>
          <table:table-cell office:value-type="date" office:date-value="2016-10-03" calcext:value-type="date">
            <text:p>03.10.2016</text:p>
          </table:table-cell>
          <table:table-cell office:value-type="date" office:date-value="2016-11-05" calcext:value-type="date">
            <text:p>05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18" calcext:value-type="float">
            <text:p>1718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19" calcext:value-type="float">
            <text:p>1719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de datos (activos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20" calcext:value-type="float">
            <text:p>1720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datos (pasivos)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21" calcext:value-type="float">
            <text:p>1721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eléctrica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53" calcext:value-type="float">
            <text:p>2553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wMAN</text:p>
          </table:table-cell>
          <table:table-cell office:value-type="date" office:date-value="2016-10-31" calcext:value-type="date">
            <text:p>31.10.2016</text:p>
          </table:table-cell>
          <table:table-cell office:value-type="date" office:date-value="2016-11-26" calcext:value-type="date">
            <text:p>26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Estación Base</text:p>
          </table:table-cell>
          <table:table-cell office:value-type="date" office:date-value="2016-11-17" calcext:value-type="date">
            <text:p>17.11.2016</text:p>
          </table:table-cell>
          <table:table-cell office:value-type="date" office:date-value="2016-11-21" calcext:value-type="date">
            <text:p>21.11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92" calcext:value-type="float">
            <text:p>2092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Comisionamiento</text:p>
          </table:table-cell>
          <table:table-cell office:value-type="date" office:date-value="2016-11-22" calcext:value-type="date">
            <text:p>22.11.2016</text:p>
          </table:table-cell>
          <table:table-cell office:value-type="date" office:date-value="2016-12-30" calcext:value-type="date">
            <text:p>30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54" calcext:value-type="float">
            <text:p>2554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55" calcext:value-type="float">
            <text:p>2555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56" calcext:value-type="float">
            <text:p>2556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6-11-14" calcext:value-type="date">
            <text:p>14.11.2016</text:p>
          </table:table-cell>
          <table:table-cell office:value-type="date" office:date-value="2016-12-17" calcext:value-type="date">
            <text:p>17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57" calcext:value-type="float">
            <text:p>2557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6-12-26" calcext:value-type="date">
            <text:p>26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58" calcext:value-type="float">
            <text:p>2558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7-01-02" calcext:value-type="date">
            <text:p>02.01.2017</text:p>
          </table:table-cell>
          <table:table-cell office:value-type="date" office:date-value="2017-01-14" calcext:value-type="date">
            <text:p>14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693" calcext:value-type="float">
            <text:p>693</text:p>
          </table:table-cell>
          <table:table-cell office:value-type="string" calcext:value-type="string">
            <text:p>Fase 3: Sucre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jecución Total Fase 3</text:p>
          </table:table-cell>
          <table:table-cell office:value-type="date" office:date-value="2016-11-01" calcext:value-type="date">
            <text:p>01.11.2016</text:p>
          </table:table-cell>
          <table:table-cell office:value-type="date" office:date-value="2017-03-23" calcext:value-type="date">
            <text:p>23.03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440" calcext:value-type="float">
            <text:p>440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wMAN SINCELEJO</text:p>
          </table:table-cell>
          <table:table-cell office:value-type="date" office:date-value="2016-11-01" calcext:value-type="date">
            <text:p>01.11.2016</text:p>
          </table:table-cell>
          <table:table-cell office:value-type="date" office:date-value="2017-03-23" calcext:value-type="date">
            <text:p>23.03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26" calcext:value-type="float">
            <text:p>1726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1. Gestión de permisos</text:p>
          </table:table-cell>
          <table:table-cell office:value-type="date" office:date-value="2016-11-01" calcext:value-type="date">
            <text:p>01.11.2016</text:p>
          </table:table-cell>
          <table:table-cell office:value-type="date" office:date-value="2016-12-12" calcext:value-type="date">
            <text:p>12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27" calcext:value-type="float">
            <text:p>1727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ar Permisos Electrocaribe</text:p>
          </table:table-cell>
          <table:table-cell office:value-type="date" office:date-value="2016-11-01" calcext:value-type="date">
            <text:p>01.11.2016</text:p>
          </table:table-cell>
          <table:table-cell office:value-type="date" office:date-value="2016-12-12" calcext:value-type="date">
            <text:p>12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28" calcext:value-type="float">
            <text:p>1728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 servidumbre</text:p>
          </table:table-cell>
          <table:table-cell office:value-type="date" office:date-value="2016-11-01" calcext:value-type="date">
            <text:p>01.11.2016</text:p>
          </table:table-cell>
          <table:table-cell office:value-type="date" office:date-value="2016-12-12" calcext:value-type="date">
            <text:p>12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29" calcext:value-type="float">
            <text:p>1729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ambientales</text:p>
          </table:table-cell>
          <table:table-cell office:value-type="date" office:date-value="2016-11-01" calcext:value-type="date">
            <text:p>01.11.2016</text:p>
          </table:table-cell>
          <table:table-cell office:value-type="date" office:date-value="2016-12-12" calcext:value-type="date">
            <text:p>12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30" calcext:value-type="float">
            <text:p>1730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POT</text:p>
          </table:table-cell>
          <table:table-cell office:value-type="date" office:date-value="2016-11-01" calcext:value-type="date">
            <text:p>01.11.2016</text:p>
          </table:table-cell>
          <table:table-cell office:value-type="date" office:date-value="2016-12-12" calcext:value-type="date">
            <text:p>12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31" calcext:value-type="float">
            <text:p>1731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Solicitud permisos CREG</text:p>
          </table:table-cell>
          <table:table-cell office:value-type="date" office:date-value="2016-11-01" calcext:value-type="date">
            <text:p>01.11.2016</text:p>
          </table:table-cell>
          <table:table-cell office:value-type="date" office:date-value="2016-12-12" calcext:value-type="date">
            <text:p>12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32" calcext:value-type="float">
            <text:p>1732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Permisos para la instalación de accesos (planes de prevención)</text:p>
          </table:table-cell>
          <table:table-cell office:value-type="date" office:date-value="2016-11-01" calcext:value-type="date">
            <text:p>01.11.2016</text:p>
          </table:table-cell>
          <table:table-cell office:value-type="date" office:date-value="2016-12-09" calcext:value-type="date">
            <text:p>09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33" calcext:value-type="float">
            <text:p>1733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2. Adquisiciones (entrada en almacén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2-10" calcext:value-type="date">
            <text:p>10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34" calcext:value-type="float">
            <text:p>1734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equipos para red de datos (act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2-10" calcext:value-type="date">
            <text:p>10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35" calcext:value-type="float">
            <text:p>1735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de datos (pasivos)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2-10" calcext:value-type="date">
            <text:p>10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36" calcext:value-type="float">
            <text:p>1736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materiales y equipos para red eléctrica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2-10" calcext:value-type="date">
            <text:p>10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73" calcext:value-type="float">
            <text:p>2573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quirir PC para beneficiarios wMAN</text:p>
          </table:table-cell>
          <table:table-cell office:value-type="date" office:date-value="2016-11-07" calcext:value-type="date">
            <text:p>07.11.2016</text:p>
          </table:table-cell>
          <table:table-cell office:value-type="date" office:date-value="2016-12-10" calcext:value-type="date">
            <text:p>10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37" calcext:value-type="float">
            <text:p>1737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3. Logística (entrega a subcontratista)</text:p>
          </table:table-cell>
          <table:table-cell office:value-type="date" office:date-value="2016-12-12" calcext:value-type="date">
            <text:p>12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38" calcext:value-type="float">
            <text:p>1738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equipos para red de datos (activos)</text:p>
          </table:table-cell>
          <table:table-cell office:value-type="date" office:date-value="2016-12-12" calcext:value-type="date">
            <text:p>12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39" calcext:value-type="float">
            <text:p>1739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de datos (pasivos)</text:p>
          </table:table-cell>
          <table:table-cell office:value-type="date" office:date-value="2016-12-12" calcext:value-type="date">
            <text:p>12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1740" calcext:value-type="float">
            <text:p>1740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materiales y equipos para red eléctrica</text:p>
          </table:table-cell>
          <table:table-cell office:value-type="date" office:date-value="2016-12-12" calcext:value-type="date">
            <text:p>12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74" calcext:value-type="float">
            <text:p>2574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ntregar PC para beneficiarios wMAN</text:p>
          </table:table-cell>
          <table:table-cell office:value-type="date" office:date-value="2016-12-12" calcext:value-type="date">
            <text:p>12.12.2016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4. Instalación Estación Base</text:p>
          </table:table-cell>
          <table:table-cell office:value-type="date" office:date-value="2017-01-27" calcext:value-type="date">
            <text:p>27.01.2017</text:p>
          </table:table-cell>
          <table:table-cell office:value-type="date" office:date-value="2017-01-31" calcext:value-type="date">
            <text:p>31.01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095" calcext:value-type="float">
            <text:p>2095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7.Comisionamiento</text:p>
          </table:table-cell>
          <table:table-cell office:value-type="date" office:date-value="2017-01-02" calcext:value-type="date">
            <text:p>02.01.2017</text:p>
          </table:table-cell>
          <table:table-cell office:value-type="date" office:date-value="2017-03-23" calcext:value-type="date">
            <text:p>23.03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75" calcext:value-type="float">
            <text:p>2575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9. Documentación a la interventoría</text:p>
          </table:table-cell>
          <table:table-cell office:value-type="date" office:date-value="2017-01-02" calcext:value-type="date">
            <text:p>02.01.2017</text:p>
          </table:table-cell>
          <table:table-cell office:value-type="date" office:date-value="2017-03-18" calcext:value-type="date">
            <text:p>18.03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76" calcext:value-type="float">
            <text:p>2576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forme de avance semanal</text:p>
          </table:table-cell>
          <table:table-cell office:value-type="date" office:date-value="2017-01-02" calcext:value-type="date">
            <text:p>02.01.2017</text:p>
          </table:table-cell>
          <table:table-cell office:value-type="date" office:date-value="2017-03-04" calcext:value-type="date">
            <text:p>04.03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77" calcext:value-type="float">
            <text:p>2577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Inventario de infraestructura ISP (mensual)</text:p>
          </table:table-cell>
          <table:table-cell office:value-type="date" office:date-value="2017-01-30" calcext:value-type="date">
            <text:p>30.01.2017</text:p>
          </table:table-cell>
          <table:table-cell office:value-type="date" office:date-value="2017-03-04" calcext:value-type="date">
            <text:p>04.03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78" calcext:value-type="float">
            <text:p>2578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ctualizar docs. de interventoría - Cartera</text:p>
          </table:table-cell>
          <table:table-cell office:value-type="date" office:date-value="2017-02-27" calcext:value-type="date">
            <text:p>27.02.2017</text:p>
          </table:table-cell>
          <table:table-cell office:value-type="date" office:date-value="2017-03-04" calcext:value-type="date">
            <text:p>04.03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9" table:visibility="filter">
          <table:table-cell office:value-type="float" office:value="2579" calcext:value-type="float">
            <text:p>2579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Visita de campo - Acta de verificación a satisfacción</text:p>
          </table:table-cell>
          <table:table-cell office:value-type="date" office:date-value="2017-03-06" calcext:value-type="date">
            <text:p>06.03.2017</text:p>
          </table:table-cell>
          <table:table-cell office:value-type="date" office:date-value="2017-03-18" calcext:value-type="date">
            <text:p>18.03.2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</table:table>
      <table:table table:name="parametros" table:style-name="ta3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7" table:number-columns-repeated="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8" table:default-cell-style-name="Default"/>
        <table:table-column table:style-name="co42" table:default-cell-style-name="Default"/>
        <table:table-column table:style-name="co28" table:default-cell-style-name="Default"/>
        <table:table-column table:style-name="co43" table:default-cell-style-name="Default"/>
        <table:table-column table:style-name="co44" table:number-columns-repeated="2" table:default-cell-style-name="Default"/>
        <table:table-column table:style-name="co32" table:default-cell-style-name="Default"/>
        <table:table-column table:style-name="co45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0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7" table:default-cell-style-name="Default"/>
        <table:table-column table:style-name="co50" table:default-cell-style-name="Default"/>
        <table:table-column table:style-name="co34" table:default-cell-style-name="Default"/>
        <table:table-column table:style-name="co1" table:default-cell-style-name="Default"/>
        <table:table-column table:style-name="co5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2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38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47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8" table:default-cell-style-name="Default"/>
        <table:table-column table:style-name="co58" table:default-cell-style-name="Default"/>
        <table:table-column table:style-name="co55" table:number-columns-repeated="2" table:default-cell-style-name="Default"/>
        <table:table-column table:style-name="co53" table:default-cell-style-name="Default"/>
        <table:table-column table:style-name="co59" table:default-cell-style-name="Default"/>
        <table:table-column table:style-name="co48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52" table:number-columns-repeated="3" table:default-cell-style-name="Default"/>
        <table:table-column table:style-name="co37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52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52" table:number-columns-repeated="4" table:default-cell-style-name="Default"/>
        <table:table-column table:style-name="co38" table:default-cell-style-name="Default"/>
        <table:table-column table:style-name="co63" table:number-columns-repeated="942" table:default-cell-style-name="Default"/>
        <table:table-row table:style-name="ro10">
          <table:table-cell table:style-name="ce13" office:value-type="string" calcext:value-type="string" table:number-columns-spanned="17" table:number-rows-spanned="1">
            <text:p>Avance y <text:s/>estado instalación NOC</text:p>
          </table:table-cell>
          <table:covered-table-cell table:number-columns-repeated="15" table:style-name="ce19"/>
          <table:covered-table-cell table:style-name="ce29"/>
          <table:table-cell table:style-name="ce14" office:value-type="string" calcext:value-type="string" table:number-columns-spanned="17" table:number-rows-spanned="1">
            <text:p>Avance y Estado Instalación Nodo Cabecera</text:p>
          </table:table-cell>
          <table:covered-table-cell table:number-columns-repeated="15" table:style-name="ce20"/>
          <table:covered-table-cell table:style-name="ce21"/>
          <table:table-cell table:style-name="ce40" office:value-type="string" calcext:value-type="string" table:number-columns-spanned="8" table:number-rows-spanned="1">
            <text:p>Avance y Estado Instalación Red de distribución</text:p>
          </table:table-cell>
          <table:covered-table-cell table:number-columns-repeated="6" table:style-name="ce19"/>
          <table:covered-table-cell table:style-name="ce29"/>
          <table:table-cell table:style-name="ce14" office:value-type="string" calcext:value-type="string" table:number-columns-spanned="9" table:number-rows-spanned="1">
            <text:p>Avance y Estado Instalación Nodo EOC</text:p>
          </table:table-cell>
          <table:covered-table-cell table:number-columns-repeated="7" table:style-name="ce20"/>
          <table:covered-table-cell table:style-name="ce21"/>
          <table:table-cell table:style-name="ce14" office:value-type="string" calcext:value-type="string" table:number-columns-spanned="8" table:number-rows-spanned="1">
            <text:p>Avance y Estado Instalación Nodo inalámbrico</text:p>
          </table:table-cell>
          <table:covered-table-cell table:number-columns-repeated="6" table:style-name="ce20"/>
          <table:covered-table-cell table:style-name="ce21"/>
          <table:table-cell table:style-name="ce15" office:value-type="string" calcext:value-type="string" table:number-columns-spanned="1" table:number-rows-spanned="3">
            <text:p>Fecha prevista para verificación por la Interventoría del nodo de cabecera, nodo EOC, nodo inalámbrico y red de distribución</text:p>
          </table:table-cell>
          <table:table-cell table:style-name="ce52" office:value-type="string" calcext:value-type="string" table:number-columns-spanned="11" table:number-rows-spanned="1">
            <text:p>Avance y Estado Instalación Accesos HFC</text:p>
          </table:table-cell>
          <table:covered-table-cell table:number-columns-repeated="9" table:style-name="ce19"/>
          <table:covered-table-cell table:style-name="ce58"/>
          <table:table-cell table:style-name="ce59" office:value-type="string" calcext:value-type="string" table:number-columns-spanned="11" table:number-rows-spanned="1">
            <text:p>Avance y Estado Instalación Accesos inalámbricos</text:p>
          </table:table-cell>
          <table:covered-table-cell table:number-columns-repeated="10" table:style-name="ce19"/>
          <table:table-cell table:number-columns-repeated="942"/>
        </table:table-row>
        <table:table-row table:style-name="ro11">
          <table:table-cell table:style-name="ce14" office:value-type="string" calcext:value-type="string" table:number-columns-spanned="5" table:number-rows-spanned="1">
            <text:p>Centro de gestión</text:p>
          </table:table-cell>
          <table:covered-table-cell table:number-columns-repeated="3" table:style-name="ce20"/>
          <table:covered-table-cell table:style-name="ce21"/>
          <table:table-cell table:style-name="ce14" office:value-type="string" calcext:value-type="string" table:number-columns-spanned="5" table:number-rows-spanned="1">
            <text:p>Mesa de ayuda</text:p>
          </table:table-cell>
          <table:covered-table-cell table:number-columns-repeated="3" table:style-name="ce20"/>
          <table:covered-table-cell table:style-name="ce21"/>
          <table:table-cell table:style-name="ce22" office:value-type="string" calcext:value-type="string" table:number-columns-spanned="5" table:number-rows-spanned="1">
            <text:p>Otros equipos o sistemas en el NOC</text:p>
          </table:table-cell>
          <table:covered-table-cell table:number-columns-repeated="3" table:style-name="ce20"/>
          <table:covered-table-cell table:style-name="ce21"/>
          <table:table-cell table:style-name="ce27" office:value-type="string" calcext:value-type="string" table:number-columns-spanned="1" table:number-rows-spanned="2">
            <text:p>% avance instalación NOC</text:p>
          </table:table-cell>
          <table:table-cell table:style-name="ce27" office:value-type="string" calcext:value-type="string" table:number-columns-spanned="1" table:number-rows-spanned="2">
            <text:p>Fecha prevista para verificación Interventoría</text:p>
          </table:table-cell>
          <table:table-cell table:style-name="ce30" office:value-type="string" calcext:value-type="string" table:number-columns-spanned="5" table:number-rows-spanned="1">
            <text:p>Infraestructura Nodos</text:p>
          </table:table-cell>
          <table:covered-table-cell table:number-columns-repeated="3" table:style-name="ce20"/>
          <table:covered-table-cell table:style-name="ce21"/>
          <table:table-cell table:style-name="ce30" office:value-type="string" calcext:value-type="string" table:number-columns-spanned="5" table:number-rows-spanned="1">
            <text:p>Instalación Red troncal o interconexión ISP</text:p>
          </table:table-cell>
          <table:covered-table-cell table:number-columns-repeated="3" table:style-name="ce20"/>
          <table:covered-table-cell table:style-name="ce21"/>
          <table:table-cell table:style-name="ce30" office:value-type="string" calcext:value-type="string" table:number-columns-spanned="7" table:number-rows-spanned="1">
            <text:p>Instalación y puesta en funcionamiento equipos </text:p>
          </table:table-cell>
          <table:covered-table-cell table:number-columns-repeated="5" table:style-name="ce20"/>
          <table:covered-table-cell table:style-name="ce21"/>
          <table:table-cell table:style-name="ce30" office:value-type="string" calcext:value-type="string" table:number-columns-spanned="3" table:number-rows-spanned="1">
            <text:p>Estado construcción Red de Distribución</text:p>
          </table:table-cell>
          <table:covered-table-cell table:style-name="ce20"/>
          <table:covered-table-cell table:style-name="ce21"/>
          <table:table-cell table:style-name="ce30" office:value-type="string" calcext:value-type="string" table:number-columns-spanned="4" table:number-rows-spanned="1">
            <text:p>Tendido y puesta en funcionamiento Fibra óptica</text:p>
          </table:table-cell>
          <table:covered-table-cell table:number-columns-repeated="2" table:style-name="ce20"/>
          <table:covered-table-cell table:style-name="ce21"/>
          <table:table-cell table:style-name="ce30" office:value-type="string" calcext:value-type="string" table:number-columns-spanned="1" table:number-rows-spanned="2">
            <text:p>% avance instalación Red distribución</text:p>
          </table:table-cell>
          <table:table-cell table:style-name="ce30" office:value-type="string" calcext:value-type="string" table:number-columns-spanned="3" table:number-rows-spanned="1">
            <text:p>Infraestructura Nodo</text:p>
          </table:table-cell>
          <table:covered-table-cell table:style-name="ce20"/>
          <table:covered-table-cell table:style-name="ce21"/>
          <table:table-cell table:style-name="ce30" office:value-type="string" calcext:value-type="string" table:number-columns-spanned="5" table:number-rows-spanned="1">
            <text:p>Instalación y puesta en funcionamiento equipos </text:p>
          </table:table-cell>
          <table:covered-table-cell table:number-columns-repeated="3" table:style-name="ce20"/>
          <table:covered-table-cell table:style-name="ce21"/>
          <table:table-cell table:style-name="ce27" office:value-type="string" calcext:value-type="string" table:number-columns-spanned="1" table:number-rows-spanned="2">
            <text:p>% avance instalación Nodo EOC</text:p>
          </table:table-cell>
          <table:table-cell table:style-name="ce30" office:value-type="string" calcext:value-type="string" table:number-columns-spanned="3" table:number-rows-spanned="1">
            <text:p>Infraestructura Nodo</text:p>
          </table:table-cell>
          <table:covered-table-cell table:style-name="ce20"/>
          <table:covered-table-cell table:style-name="ce21"/>
          <table:table-cell table:style-name="ce30" office:value-type="string" calcext:value-type="string" table:number-columns-spanned="4" table:number-rows-spanned="1">
            <text:p>Instalación y puesta en funcionamiento equipos </text:p>
          </table:table-cell>
          <table:covered-table-cell table:number-columns-repeated="2" table:style-name="ce20"/>
          <table:covered-table-cell table:style-name="ce21"/>
          <table:table-cell table:style-name="ce15" office:value-type="string" calcext:value-type="string" table:number-columns-spanned="1" table:number-rows-spanned="2">
            <text:p>% avance instalación Nodo inalámbrico</text:p>
          </table:table-cell>
          <table:covered-table-cell table:style-name="ce50"/>
          <table:table-cell table:style-name="ce30" office:value-type="string" calcext:value-type="string" table:number-columns-spanned="5" table:number-rows-spanned="1">
            <text:p>Tendido y puesta en funcionameinto Red Coaxial</text:p>
          </table:table-cell>
          <table:covered-table-cell table:number-columns-repeated="3" table:style-name="ce20"/>
          <table:covered-table-cell table:style-name="ce21"/>
          <table:table-cell table:style-name="ce31" office:value-type="string" calcext:value-type="string" table:number-columns-spanned="1" table:number-rows-spanned="2">
            <text:p>Cantidad de accesos HFC a instalar requeridos HFC</text:p>
          </table:table-cell>
          <table:table-cell table:style-name="ce31" office:value-type="string" calcext:value-type="string" table:number-columns-spanned="1" table:number-rows-spanned="2">
            <text:p>Fecha prevista en el PI&amp;PS para el inicio Instalación accesos HFC</text:p>
          </table:table-cell>
          <table:table-cell table:style-name="ce31" office:value-type="string" calcext:value-type="string" table:number-columns-spanned="1" table:number-rows-spanned="2">
            <text:p>Fecha prevista en el PI&amp;PS para la terminación Instalación accesos HFC</text:p>
          </table:table-cell>
          <table:table-cell table:style-name="ce30" office:value-type="string" calcext:value-type="string" table:number-columns-spanned="2" table:number-rows-spanned="1">
            <text:p>Cantidad de accesos HFC instalados en la semana reportada</text:p>
          </table:table-cell>
          <table:covered-table-cell table:style-name="ce21"/>
          <table:table-cell table:style-name="ce30" office:value-type="string" calcext:value-type="string">
            <text:p>Cantidad de accesos HFC instalados acumulados</text:p>
          </table:table-cell>
          <table:table-cell table:style-name="ce30" office:value-type="string" calcext:value-type="string" table:number-columns-spanned="3" table:number-rows-spanned="1">
            <text:p>Infraestructura Red de acceso</text:p>
          </table:table-cell>
          <table:covered-table-cell table:style-name="ce20"/>
          <table:covered-table-cell table:style-name="ce21"/>
          <table:table-cell table:style-name="ce30" office:value-type="string" calcext:value-type="string" table:number-columns-spanned="1" table:number-rows-spanned="2">
            <text:p>Cantidad de accesos inalámbricos a instalar requeridos</text:p>
          </table:table-cell>
          <table:table-cell table:style-name="ce30" office:value-type="string" calcext:value-type="string" table:number-columns-spanned="1" table:number-rows-spanned="2">
            <text:p>Fecha prevista en el PI&amp;PS para el inicio Instalación accesos inalámbricos</text:p>
          </table:table-cell>
          <table:table-cell table:style-name="ce30" office:value-type="string" calcext:value-type="string" table:number-columns-spanned="1" table:number-rows-spanned="2">
            <text:p>Fecha prevista en el PI&amp;PS para la terminación Instalación accesos inalámbricos</text:p>
          </table:table-cell>
          <table:table-cell table:style-name="ce30" office:value-type="string" calcext:value-type="string" table:number-columns-spanned="2" table:number-rows-spanned="1">
            <text:p>Cantidad de accesos inalámbricos instalados en la semana reportada</text:p>
          </table:table-cell>
          <table:covered-table-cell table:style-name="ce21"/>
          <table:table-cell table:style-name="ce30" office:value-type="string" calcext:value-type="string">
            <text:p>Cantidad de accesos inalámbricos instalados acumulados</text:p>
          </table:table-cell>
          <table:table-cell table:style-name="ce30" office:value-type="string" calcext:value-type="string" table:number-columns-spanned="2" table:number-rows-spanned="1">
            <text:p>Reporte accesos</text:p>
          </table:table-cell>
          <table:covered-table-cell table:style-name="ce21"/>
          <table:table-cell table:number-columns-repeated="942"/>
        </table:table-row>
        <table:table-row table:style-name="ro12">
          <table:table-cell table:style-name="ce15" office:value-type="string" calcext:value-type="string">
            <text:p>Descripcion actividades de instalación, parametrización, integración con la red, pruebas, recibo</text:p>
          </table:table-cell>
          <table:table-cell table:style-name="ce15" office:value-type="string" calcext:value-type="string">
            <text:p>Feha Inicio instalación y adecuaciones</text:p>
          </table:table-cell>
          <table:table-cell table:style-name="ce15" office:value-type="string" calcext:value-type="string">
            <text:p>Fecha terminación instalación, integracion con red y pruebas de recibo</text:p>
          </table:table-cell>
          <table:table-cell table:style-name="ce15" office:value-type="string" calcext:value-type="string">
            <text:p>Feha prevista en PI&amp;PS Inicio instalación y adecuaciones </text:p>
          </table:table-cell>
          <table:table-cell table:style-name="ce15" office:value-type="string" calcext:value-type="string">
            <text:p>Fecha prevista PI&amp;PS terminación instalación y puesta en servicio</text:p>
          </table:table-cell>
          <table:table-cell table:style-name="ce15" office:value-type="string" calcext:value-type="string">
            <text:p>Descripcion actividades de instalación, parametrización, pruebas, recibo</text:p>
          </table:table-cell>
          <table:table-cell table:style-name="ce15" office:value-type="string" calcext:value-type="string">
            <text:p>Feha Inicio instalación y adecuaciones</text:p>
          </table:table-cell>
          <table:table-cell table:style-name="ce15" office:value-type="string" calcext:value-type="string">
            <text:p>Fecha terminación instalación y pruebas de recibo</text:p>
          </table:table-cell>
          <table:table-cell table:style-name="ce15" office:value-type="string" calcext:value-type="string">
            <text:p>Feha prevista en PI&amp;PS Inicio instalación y adecuaciones </text:p>
          </table:table-cell>
          <table:table-cell table:style-name="ce15" office:value-type="string" calcext:value-type="string">
            <text:p>Fecha prevista PI&amp;PS terminación instalación y puesta en servicio</text:p>
          </table:table-cell>
          <table:table-cell table:style-name="ce14" office:value-type="string" calcext:value-type="string">
            <text:p>Descripcion actividades de instalación, pruebas, recibo</text:p>
          </table:table-cell>
          <table:table-cell table:style-name="ce14" office:value-type="string" calcext:value-type="string">
            <text:p>Feha Inicio instalación y adecuación</text:p>
          </table:table-cell>
          <table:table-cell table:style-name="ce14" office:value-type="string" calcext:value-type="string">
            <text:p>Fecha terminación instalación y pruebas de recibo</text:p>
          </table:table-cell>
          <table:table-cell table:style-name="ce14" office:value-type="string" calcext:value-type="string">
            <text:p>Feha prevista en PI&amp;PS Inicio instalación y adecuaciones </text:p>
          </table:table-cell>
          <table:table-cell table:style-name="ce14" office:value-type="string" calcext:value-type="string">
            <text:p>Fecha prevista PI&amp;PS terminación instalación y puesta en servicio</text:p>
          </table:table-cell>
          <table:covered-table-cell table:number-columns-repeated="2" table:style-name="ce28"/>
          <table:table-cell table:style-name="ce31" office:value-type="string" calcext:value-type="string">
            <text:p>Descripción obra o actividad</text:p>
          </table:table-cell>
          <table:table-cell table:style-name="ce31" office:value-type="string" calcext:value-type="string">
            <text:p>Estado avance (en construcción, terminado)</text:p>
          </table:table-cell>
          <table:table-cell table:style-name="ce31" office:value-type="string" calcext:value-type="string">
            <text:p>% avance infraestructura</text:p>
          </table:table-cell>
          <table:table-cell table:style-name="ce31" office:value-type="string" calcext:value-type="string">
            <text:p>Fecha prevista terminación</text:p>
          </table:table-cell>
          <table:table-cell table:style-name="ce30" office:value-type="string" calcext:value-type="string">
            <text:p>Fecha prevista en el PI&amp;PS para la terminación</text:p>
          </table:table-cell>
          <table:table-cell table:style-name="ce38" office:value-type="string" calcext:value-type="string">
            <text:p>Descripción actividad</text:p>
          </table:table-cell>
          <table:table-cell table:style-name="ce30" office:value-type="string" calcext:value-type="string">
            <text:p>Estado avance Instalación o entrega (Adquirido, instalado, probado, en funcionamiento)</text:p>
          </table:table-cell>
          <table:table-cell table:style-name="ce30" office:value-type="string" calcext:value-type="string">
            <text:p>% avance inteconexión ISP</text:p>
          </table:table-cell>
          <table:table-cell table:style-name="ce30" office:value-type="string" calcext:value-type="string">
            <text:p>Fecha prevista funcionamiento</text:p>
          </table:table-cell>
          <table:table-cell table:style-name="ce30" office:value-type="string" calcext:value-type="string">
            <text:p>Fecha prevista en el PI&amp;PS para la Instalación o entrega interconexión <text:s/>ISP </text:p>
          </table:table-cell>
          <table:table-cell table:style-name="ce30" office:value-type="string" calcext:value-type="string">
            <text:p>OLTs(instalado, probado, en funcionamiento)</text:p>
          </table:table-cell>
          <table:table-cell table:style-name="ce30" office:value-type="string" calcext:value-type="string">
            <text:p>Equipos networking (instalados, probados, en funcionamiento)</text:p>
          </table:table-cell>
          <table:table-cell table:style-name="ce30" office:value-type="string" calcext:value-type="string">
            <text:p>Equipos de energía y complementarios (instalados, probados, en funcionamiento)</text:p>
          </table:table-cell>
          <table:table-cell table:style-name="ce30" office:value-type="string" calcext:value-type="string">
            <text:p>% avance instalacion equipos nodo cabecera</text:p>
          </table:table-cell>
          <table:table-cell table:style-name="ce30" office:value-type="string" calcext:value-type="string">
            <text:p>Fecha prevista funcionamiento nodo cabecera</text:p>
          </table:table-cell>
          <table:table-cell table:style-name="ce30" office:value-type="string" calcext:value-type="string">
            <text:p>Fecha prevista en el PI&amp;PS para el inicio instalación nodo cabecera</text:p>
          </table:table-cell>
          <table:table-cell table:style-name="ce30" office:value-type="string" calcext:value-type="string">
            <text:p>Fecha prevista en el PI&amp;PS para la puesta en funcionamiento nodo cabecera</text:p>
          </table:table-cell>
          <table:table-cell table:style-name="ce31" office:value-type="string" calcext:value-type="string">
            <text:p>Descripción construcción (Postería, canalizaciones, cámaras, acometidas, ets, <text:s/>cuando aplique)</text:p>
          </table:table-cell>
          <table:table-cell table:style-name="ce31" office:value-type="string" calcext:value-type="string">
            <text:p>Estado avance (en construcción, terminado)</text:p>
          </table:table-cell>
          <table:table-cell table:style-name="ce31" office:value-type="string" calcext:value-type="string">
            <text:p>Fecha prevista terminación</text:p>
          </table:table-cell>
          <table:table-cell table:style-name="ce41" office:value-type="string" calcext:value-type="string">
            <text:p>Descripción actividades</text:p>
          </table:table-cell>
          <table:table-cell table:style-name="ce42" office:value-type="string" calcext:value-type="string">
            <text:p>Estado avance (en construcción, terminado, probado, en funcionamiento)</text:p>
          </table:table-cell>
          <table:table-cell table:style-name="ce43" office:value-type="string" calcext:value-type="string">
            <text:p>Fecha prevista puesta en funcionamiento</text:p>
          </table:table-cell>
          <table:table-cell table:style-name="ce43" office:value-type="string" calcext:value-type="string">
            <text:p>Fecha prevista PI&amp;PS red de distribución terminada</text:p>
          </table:table-cell>
          <table:covered-table-cell table:style-name="ce44"/>
          <table:table-cell table:style-name="ce31" office:value-type="string" calcext:value-type="string">
            <text:p>Descripción obra o actividad</text:p>
          </table:table-cell>
          <table:table-cell table:style-name="ce31" office:value-type="string" calcext:value-type="string">
            <text:p>Estado avance (en construcción, terminado)</text:p>
          </table:table-cell>
          <table:table-cell table:style-name="ce31" office:value-type="string" calcext:value-type="string">
            <text:p>Fecha prevista terminación</text:p>
          </table:table-cell>
          <table:table-cell table:style-name="ce45" office:value-type="string" calcext:value-type="string">
            <text:p>Cantidad de EOCs a instalar requeridos</text:p>
          </table:table-cell>
          <table:table-cell table:style-name="ce45" office:value-type="string" calcext:value-type="string">
            <text:p>Cantidad de EOCs instalados, probados y en funcionamiento</text:p>
          </table:table-cell>
          <table:table-cell table:style-name="ce41" office:value-type="string" calcext:value-type="string">
            <text:p>Equipos networking (instalados, probados, en funcionamiento)</text:p>
          </table:table-cell>
          <table:table-cell table:style-name="ce42" office:value-type="string" calcext:value-type="string">
            <text:p>Fecha prevista nodo EOC en funcionameinto</text:p>
          </table:table-cell>
          <table:table-cell table:style-name="ce42" office:value-type="string" calcext:value-type="string">
            <text:p>Fecha prevista en el PI&amp;PS nodo EOC en funcionamiento</text:p>
          </table:table-cell>
          <table:covered-table-cell table:style-name="ce28"/>
          <table:table-cell table:style-name="ce31" office:value-type="string" calcext:value-type="string">
            <text:p>Descripción obra o actividad</text:p>
          </table:table-cell>
          <table:table-cell table:style-name="ce31" office:value-type="string" calcext:value-type="string">
            <text:p>Estado avance (en construcción, terminado)</text:p>
          </table:table-cell>
          <table:table-cell table:style-name="ce48" office:value-type="string" calcext:value-type="string">
            <text:p>Fecha prevista terminación</text:p>
          </table:table-cell>
          <table:table-cell table:style-name="ce45" office:value-type="string" calcext:value-type="string">
            <text:p>Cantidad de celdas a instalar requeridos</text:p>
          </table:table-cell>
          <table:table-cell table:style-name="ce45" office:value-type="string" calcext:value-type="string">
            <text:p>Cantidad de celdas instaladas, probadas y en funcionamiento</text:p>
          </table:table-cell>
          <table:table-cell table:style-name="ce42" office:value-type="string" calcext:value-type="string">
            <text:p>Fecha prevista nodo inalámbrico en funcionameinto</text:p>
          </table:table-cell>
          <table:table-cell table:style-name="ce31" office:value-type="string" calcext:value-type="string">
            <text:p>Fecha prevista en el PI&amp;PS nodo inalámbrico en funcionamiento</text:p>
          </table:table-cell>
          <table:covered-table-cell table:number-columns-repeated="2" table:style-name="ce50"/>
          <table:table-cell table:style-name="ce41" office:value-type="string" calcext:value-type="string">
            <text:p>Descripción actividades</text:p>
          </table:table-cell>
          <table:table-cell table:style-name="ce42" office:value-type="string" calcext:value-type="string">
            <text:p>Estado avance (en construcción, terminado, probado, en funcionamiento)</text:p>
          </table:table-cell>
          <table:table-cell table:style-name="ce42" office:value-type="string" calcext:value-type="string">
            <text:p>% avance</text:p>
          </table:table-cell>
          <table:table-cell table:style-name="ce30" office:value-type="string" calcext:value-type="string">
            <text:p>Fecha prevista puesta en funcionamiento</text:p>
          </table:table-cell>
          <table:table-cell table:style-name="ce42" office:value-type="string" calcext:value-type="string">
            <text:p>Fecha en el PI&amp;PS para la terminación</text:p>
          </table:table-cell>
          <table:covered-table-cell table:number-columns-repeated="3" table:style-name="ce50"/>
          <table:table-cell table:style-name="ce30" office:value-type="string" calcext:value-type="string">
            <text:p>EOC cliente (Cantidad Instalados)</text:p>
          </table:table-cell>
          <table:table-cell table:number-columns-repeated="2" table:style-name="ce30" office:value-type="string" calcext:value-type="string">
            <text:p>Accesos VIP</text:p>
          </table:table-cell>
          <table:table-cell table:style-name="ce38" office:value-type="string" calcext:value-type="string">
            <text:p>Descripción actividades y estado de avance </text:p>
          </table:table-cell>
          <table:table-cell table:style-name="ce38" office:value-type="string" calcext:value-type="string">
            <text:p>% avance</text:p>
          </table:table-cell>
          <table:table-cell table:style-name="ce38" office:value-type="string" calcext:value-type="string">
            <text:p>Fecha prevista en el PI&amp;PS para la terminación</text:p>
          </table:table-cell>
          <table:covered-table-cell table:number-columns-repeated="3" table:style-name="ce44"/>
          <table:table-cell table:style-name="ce30" office:value-type="string" calcext:value-type="string">
            <text:p>SM /CPE (Cantidad Instalados)</text:p>
          </table:table-cell>
          <table:table-cell table:number-columns-repeated="2" table:style-name="ce30" office:value-type="string" calcext:value-type="string">
            <text:p>Accesos E1 y E2</text:p>
          </table:table-cell>
          <table:table-cell table:style-name="ce48" office:value-type="string" calcext:value-type="string">
            <text:p>Cantidad de accesos a reportar a la Interventoría</text:p>
          </table:table-cell>
          <table:table-cell table:style-name="ce48" office:value-type="string" calcext:value-type="string">
            <text:p>Fecha prevista reporte accesos instalados a Interventoría</text:p>
          </table:table-cell>
          <table:table-cell table:number-columns-repeated="942"/>
        </table:table-row>
        <table:table-row table:style-name="ro13">
          <table:table-cell table:style-name="ce16" office:value-type="string" calcext:value-type="string">
            <text:p/>
            <text:p>4. Instalación DataCenter </text:p>
            <text:p>5. Instalación del NOC - SOC</text:p>
          </table:table-cell>
          <table:table-cell table:style-name="ce16" office:value-type="string" calcext:value-type="string">
            <text:p/>
            <text:p>4. Instalación DataCenter </text:p>
            <text:p>5. Instalación del NOC - SOC</text:p>
          </table:table-cell>
          <table:table-cell table:style-name="ce16" office:value-type="string" calcext:value-type="string">
            <text:p/>
            <text:p>4. Instalación DataCenter </text:p>
            <text:p>5. Instalación del NOC - SOC</text:p>
          </table:table-cell>
          <table:table-cell table:style-name="ce16" office:value-type="string" calcext:value-type="string">
            <text:p/>
            <text:p>4. Instalación DataCenter </text:p>
            <text:p>5. Instalación del NOC - SOC</text:p>
          </table:table-cell>
          <table:table-cell table:style-name="ce16" office:value-type="string" calcext:value-type="string">
            <text:p>Centro de Gestión</text:p>
            <text:p>4. Instalación DataCenter </text:p>
            <text:p>5. Instalación del NOC - SOC</text:p>
          </table:table-cell>
          <table:table-cell table:style-name="ce16" office:value-type="string" calcext:value-type="string">
            <text:p>6. Actualización Mesa de Ayuda e hijos</text:p>
          </table:table-cell>
          <table:table-cell table:number-columns-repeated="4" table:style-name="ce16" office:value-type="string" calcext:value-type="string">
            <text:p>6. Actualización Mesa de Ayuda</text:p>
          </table:table-cell>
          <table:table-cell table:number-columns-repeated="5" table:style-name="ce23" office:value-type="string" calcext:value-type="string">
            <text:p>Instalar Servidor Plataformas de Administración y Gestión del Proyecto</text:p>
          </table:table-cell>
          <table:table-cell table:style-name="ce16" office:value-type="string" calcext:value-type="string">
            <text:p>4. Instalación DataCenter </text:p>
            <text:p>5. Instalación del NOC - SOC</text:p>
          </table:table-cell>
          <table:table-cell table:style-name="ce16" office:value-type="string" calcext:value-type="string">
            <text:p>4. Instalación DataCenter </text:p>
            <text:p>5. Instalación del NOC - SOC</text:p>
          </table:table-cell>
          <table:table-cell table:style-name="ce32" office:value-type="string" calcext:value-type="string">
            <text:p>4. Instalación Cabecera </text:p>
          </table:table-cell>
          <table:table-cell table:number-columns-repeated="2" table:style-name="ce32" office:value-type="string" calcext:value-type="string">
            <text:p>4. Instalación Cabecera</text:p>
          </table:table-cell>
          <table:table-cell table:number-columns-repeated="2" table:style-name="ce35" office:value-type="string" calcext:value-type="string">
            <text:p>Configuración Carrier - CORE - NOC - Puesta en Servicio - level 3</text:p>
          </table:table-cell>
          <table:table-cell table:number-columns-repeated="4" table:style-name="ce39" office:value-type="string" calcext:value-type="string">
            <text:p>5. Puesta en servicio - Level3 </text:p>
          </table:table-cell>
          <table:table-cell table:style-name="ce39" office:value-type="string" calcext:value-type="string">
            <text:p>5. Puesta en servicio - Level3</text:p>
          </table:table-cell>
          <table:table-cell table:number-columns-repeated="2" table:style-name="ce16" office:value-type="string" calcext:value-type="string">
            <text:p><text:s/>Instalar Red de Datos (activos)</text:p>
          </table:table-cell>
          <table:table-cell table:style-name="ce23" office:value-type="string" calcext:value-type="string">
            <text:p>Instalar Red Eléctrica</text:p>
          </table:table-cell>
          <table:table-cell table:style-name="ce32" office:value-type="string" calcext:value-type="string">
            <text:p>Total % avance Nodo Cabecera</text:p>
          </table:table-cell>
          <table:table-cell table:style-name="ce32" office:value-type="string" calcext:value-type="string">
            <text:p>Fecha de Configuración Carrier - CORE - NOC - Puesta en Servicio de Azteca</text:p>
          </table:table-cell>
          <table:table-cell table:style-name="ce23" office:value-type="string" calcext:value-type="string">
            <text:p>Entregar Materiales y Equipos para sistema de Aire Acondicionado</text:p>
          </table:table-cell>
          <table:table-cell table:style-name="ce32" office:value-type="string" calcext:value-type="string">
            <text:p>Fecha de Configuración Carrier - CORE - NOC - Puesta en Servicio de Azteca</text:p>
          </table:table-cell>
          <table:table-cell table:style-name="ce16" office:value-type="string" calcext:value-type="string">
            <text:p>4. Instalación de Red Troncal FO con hijos</text:p>
          </table:table-cell>
          <table:table-cell table:style-name="ce16" office:value-type="string" calcext:value-type="string">
            <text:p>4. Instalación de Red Troncal FO</text:p>
          </table:table-cell>
          <table:table-cell table:style-name="ce35" office:value-type="string" calcext:value-type="string">
            <text:p>4. Instalación de Red Troncal FO </text:p>
            <text:p>Pruebas de Aceptación (atenuación, limpieza de conectores, etc)</text:p>
          </table:table-cell>
          <table:table-cell table:style-name="ce16" office:value-type="string" calcext:value-type="string">
            <text:p>4. Instalación de Red Troncal FO con hijos</text:p>
          </table:table-cell>
          <table:table-cell table:style-name="ce16" office:value-type="string" calcext:value-type="string">
            <text:p>4. Instalación de Red Troncal FO</text:p>
          </table:table-cell>
          <table:table-cell table:style-name="ce35" office:value-type="string" calcext:value-type="string">
            <text:p>4. Instalación de Red Troncal FO </text:p>
            <text:p>Pruebas de Aceptación (atenuación, limpieza de conectores, etc)</text:p>
          </table:table-cell>
          <table:table-cell table:style-name="ce35" office:value-type="string" calcext:value-type="string">
            <text:p>4. Instalación de Red Troncal FO </text:p>
            <text:p>Pruebas de Aceptación (atenuación, limpieza de conectores, etc)</text:p>
          </table:table-cell>
          <table:table-cell table:style-name="ce16" office:value-type="string" calcext:value-type="string">
            <text:p>4. Instalación de Red Troncal FO</text:p>
          </table:table-cell>
          <table:table-cell table:number-columns-repeated="3" table:style-name="ce16" office:value-type="string" calcext:value-type="string">
            <text:p>6. Instalación de Nodos EOC</text:p>
          </table:table-cell>
          <table:table-cell table:number-columns-repeated="3" table:style-name="ce46" office:value-type="string" calcext:value-type="string">
            <text:p>Parametrizacion del proyecto</text:p>
          </table:table-cell>
          <table:table-cell table:number-columns-repeated="2" table:style-name="ce16" office:value-type="string" calcext:value-type="string">
            <text:p>6. Instalación de Nodos EOC</text:p>
          </table:table-cell>
          <table:table-cell table:style-name="ce16" office:value-type="string" calcext:value-type="string">
            <text:p>6. Instalación de Nodos EOC consolidado</text:p>
          </table:table-cell>
          <table:table-cell table:number-columns-repeated="3" table:style-name="ce16" office:value-type="string" calcext:value-type="string">
            <text:p>4. Instalación Estación Base</text:p>
          </table:table-cell>
          <table:table-cell table:style-name="ce49" table:number-columns-repeated="2"/>
          <table:table-cell table:number-columns-repeated="3" table:style-name="ce16" office:value-type="string" calcext:value-type="string">
            <text:p>4. Instalación Estación Base</text:p>
          </table:table-cell>
          <table:table-cell table:style-name="ce51"/>
          <table:table-cell table:style-name="ce35" office:value-type="string" calcext:value-type="string">
            <text:p>5. Instalación de Red Subtroncal HFC + hijos</text:p>
          </table:table-cell>
          <table:table-cell table:number-columns-repeated="2" table:style-name="ce35" office:value-type="string" calcext:value-type="string">
            <text:p>5. Instalación de Red Subtroncal HFC</text:p>
          </table:table-cell>
          <table:table-cell table:number-columns-repeated="2" table:style-name="ce16" office:value-type="string" calcext:value-type="string">
            <text:p>Pruebas de Aceptación (ruido, atenuación) - Red Subsontroncal hfc</text:p>
          </table:table-cell>
          <table:table-cell table:style-name="ce32"/>
          <table:table-cell table:style-name="ce56" office:value-type="string" calcext:value-type="string">
            <text:p>Verificación de viabilidad social y comercial -Comisionamiento</text:p>
          </table:table-cell>
          <table:table-cell table:style-name="ce56" office:value-type="string" calcext:value-type="string">
            <text:p>Acta de recibo a satisfacción por los beneficiarios de los computadores. - Comisionamiento</text:p>
          </table:table-cell>
          <table:table-cell table:style-name="ce57" table:number-columns-repeated="3"/>
          <table:table-cell table:number-columns-repeated="3" table:style-name="ce60" office:value-type="string" calcext:value-type="string">
            <text:p>4. Instalación Estación Base</text:p>
          </table:table-cell>
          <table:table-cell table:style-name="ce49"/>
          <table:table-cell table:number-columns-repeated="2" table:style-name="ce23" office:value-type="string" calcext:value-type="string">
            <text:p>7. Comisionamiento proyectos tipo Wman</text:p>
          </table:table-cell>
          <table:table-cell table:style-name="ce57"/>
          <table:table-cell table:style-name="ce49" table:number-columns-repeated="3"/>
          <table:table-cell table:style-name="ce61"/>
          <table:table-cell table:number-columns-repeated="942"/>
        </table:table-row>
        <table:table-row table:style-name="ro7">
          <table:table-cell table:style-name="ce17" table:number-columns-repeated="10"/>
          <table:table-cell table:style-name="ce24" table:number-columns-repeated="5"/>
          <table:table-cell table:style-name="ce17" table:number-columns-repeated="2"/>
          <table:table-cell table:style-name="ce33" table:number-columns-repeated="3"/>
          <table:table-cell table:style-name="ce36" table:number-columns-repeated="2"/>
          <table:table-cell table:style-name="ce17" table:number-columns-repeated="38"/>
          <table:table-cell table:style-name="ce53" table:number-columns-repeated="8"/>
          <table:table-cell table:style-name="ce17" table:number-columns-repeated="3"/>
          <table:table-cell table:style-name="ce53" table:number-columns-repeated="3"/>
          <table:table-cell table:style-name="ce17"/>
          <table:table-cell table:style-name="ce53" table:number-columns-repeated="2"/>
          <table:table-cell table:style-name="ce17" table:number-columns-repeated="5"/>
          <table:table-cell table:number-columns-repeated="942"/>
        </table:table-row>
        <table:table-row table:style-name="ro3">
          <table:table-cell table:style-name="ce17" table:number-columns-repeated="10"/>
          <table:table-cell table:style-name="ce24" table:number-columns-repeated="5"/>
          <table:table-cell table:style-name="ce17" table:number-columns-repeated="2"/>
          <table:table-cell table:style-name="ce33" table:number-columns-repeated="3"/>
          <table:table-cell table:style-name="ce36" table:number-columns-repeated="2"/>
          <table:table-cell table:style-name="ce17" table:number-columns-repeated="27"/>
          <table:table-cell table:style-name="ce47" table:number-columns-repeated="8"/>
          <table:table-cell table:style-name="ce17" table:number-columns-repeated="3"/>
          <table:table-cell table:style-name="ce53" table:number-columns-repeated="8"/>
          <table:table-cell table:style-name="ce17" table:number-columns-repeated="3"/>
          <table:table-cell table:style-name="ce53" table:number-columns-repeated="3"/>
          <table:table-cell table:style-name="ce17"/>
          <table:table-cell table:style-name="ce53" table:number-columns-repeated="2"/>
          <table:table-cell table:style-name="ce17" table:number-columns-repeated="5"/>
          <table:table-cell table:number-columns-repeated="942"/>
        </table:table-row>
        <table:table-row table:style-name="ro7">
          <table:table-cell table:style-name="ce17" table:number-columns-repeated="10"/>
          <table:table-cell table:style-name="ce24" table:number-columns-repeated="5"/>
          <table:table-cell table:style-name="ce17" table:number-columns-repeated="2"/>
          <table:table-cell table:style-name="ce33" table:number-columns-repeated="3"/>
          <table:table-cell table:style-name="ce36" table:number-columns-repeated="2"/>
          <table:table-cell table:style-name="ce17" table:number-columns-repeated="27"/>
          <table:table-cell table:style-name="ce18"/>
          <table:table-cell/>
          <table:table-cell table:style-name="ce18" table:number-columns-repeated="3"/>
          <table:table-cell table:number-columns-repeated="2"/>
          <table:table-cell table:style-name="ce18" table:number-columns-repeated="2"/>
          <table:table-cell/>
          <table:table-cell table:style-name="ce18"/>
          <table:table-cell table:style-name="ce54" table:number-columns-repeated="5"/>
          <table:table-cell table:style-name="ce55"/>
          <table:table-cell table:style-name="ce54" table:number-columns-repeated="2"/>
          <table:table-cell table:number-columns-repeated="3"/>
          <table:table-cell table:style-name="ce55" table:number-columns-repeated="2"/>
          <table:table-cell table:style-name="ce54"/>
          <table:table-cell/>
          <table:table-cell table:style-name="ce54" table:number-columns-repeated="2"/>
          <table:table-cell table:number-columns-repeated="4"/>
          <table:table-cell table:style-name="ce18"/>
          <table:table-cell table:number-columns-repeated="942"/>
        </table:table-row>
        <table:table-row table:style-name="ro7" table:number-rows-repeated="952">
          <table:table-cell table:style-name="ce18" table:number-columns-repeated="10"/>
          <table:table-cell table:style-name="ce25" table:number-columns-repeated="2"/>
          <table:table-cell table:style-name="ce26"/>
          <table:table-cell table:style-name="ce25"/>
          <table:table-cell table:style-name="ce26"/>
          <table:table-cell/>
          <table:table-cell table:style-name="ce18"/>
          <table:table-cell table:style-name="ce34" table:number-columns-repeated="3"/>
          <table:table-cell table:style-name="ce37" table:number-columns-repeated="2"/>
          <table:table-cell table:style-name="ce18" table:number-columns-repeated="20"/>
          <table:table-cell/>
          <table:table-cell table:style-name="ce18" table:number-columns-repeated="2"/>
          <table:table-cell table:number-columns-repeated="3"/>
          <table:table-cell table:style-name="ce18" table:number-columns-repeated="2"/>
          <table:table-cell/>
          <table:table-cell table:style-name="ce18" table:number-columns-repeated="3"/>
          <table:table-cell table:number-columns-repeated="2"/>
          <table:table-cell table:style-name="ce18" table:number-columns-repeated="2"/>
          <table:table-cell/>
          <table:table-cell table:style-name="ce18"/>
          <table:table-cell table:style-name="ce54" table:number-columns-repeated="5"/>
          <table:table-cell table:style-name="ce55"/>
          <table:table-cell table:style-name="ce54" table:number-columns-repeated="2"/>
          <table:table-cell table:number-columns-repeated="3"/>
          <table:table-cell table:style-name="ce55" table:number-columns-repeated="2"/>
          <table:table-cell table:style-name="ce54"/>
          <table:table-cell/>
          <table:table-cell table:style-name="ce54" table:number-columns-repeated="2"/>
          <table:table-cell table:number-columns-repeated="4"/>
          <table:table-cell table:style-name="ce18"/>
          <table:table-cell table:number-columns-repeated="942"/>
        </table:table-row>
        <table:table-row table:style-name="ro14" table:number-rows-repeated="104761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Hoja5" table:style-name="ta3">
        <table:table-column table:style-name="co64" table:default-cell-style-name="ce2"/>
        <table:table-column table:style-name="co65" table:default-cell-style-name="ce2"/>
        <table:table-column table:style-name="co64" table:number-columns-repeated="2" table:default-cell-style-name="ce2"/>
        <table:table-column table:style-name="co64" table:number-columns-repeated="2" table:default-cell-style-name="ce3"/>
        <table:table-column table:style-name="co64" table:default-cell-style-name="ce2"/>
        <table:table-column table:style-name="co64" table:default-cell-style-name="ce6"/>
        <table:table-column table:style-name="co64" table:number-columns-repeated="2" table:default-cell-style-name="ce2"/>
        <table:table-row table:style-name="ro1">
          <table:table-cell table:style-name="ce1" office:value-type="string" calcext:value-type="string">
            <text:p>tipo_proyecto</text:p>
          </table:table-cell>
          <table:table-cell table:style-name="ce1" office:value-type="string" calcext:value-type="string">
            <text:p>abreviatura_tipo_proyec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abreviatura_tipo</text:p>
          </table:table-cell>
          <table:table-cell table:style-name="ce1" office:value-type="string" calcext:value-type="string">
            <text:p>sub_tipo</text:p>
          </table:table-cell>
          <table:table-cell table:style-name="ce1" office:value-type="string" calcext:value-type="string">
            <text:p>abreviatura_sub_tipo</text:p>
          </table:table-cell>
          <table:table-cell table:style-name="ce1" office:value-type="string" calcext:value-type="string">
            <text:p>nombre_formulario</text:p>
          </table:table-cell>
          <table:table-cell table:style-name="ce5" office:value-type="string" calcext:value-type="string">
            <text:p>nombre_campo</text:p>
          </table:table-cell>
          <table:table-cell table:style-name="ce1" office:value-type="string" calcext:value-type="string">
            <text:p>campo</text:p>
          </table:table-cell>
          <table:table-cell table:style-name="ce1" office:value-type="string" calcext:value-type="string">
            <text:p>Id_campo</text:p>
          </table:table-cell>
        </table:table-row>
        <table:table-row table:style-name="ro15">
          <table:table-cell office:value-type="string" calcext:value-type="string">
            <text:p>core</text:p>
          </table:table-cell>
          <table:table-cell office:value-type="string" calcext:value-type="string">
            <text:p>_cr</text:p>
          </table:table-cell>
          <table:table-cell office:value-type="string" calcext:value-type="string">
            <text:p>Avance y <text:s/>Estado Instalación NOC</text:p>
          </table:table-cell>
          <table:table-cell office:value-type="string" calcext:value-type="string">
            <text:p>_ins_noc</text:p>
          </table:table-cell>
          <table:table-cell table:style-name="ce2" office:value-type="string" calcext:value-type="string">
            <text:p>Centro de Gestión</text:p>
          </table:table-cell>
          <table:table-cell table:style-name="ce2" office:value-type="string" calcext:value-type="string">
            <text:p>_cg</text:p>
          </table:table-cell>
          <table:table-cell office:value-type="string" calcext:value-type="string">
            <text:p>Descripcion Actividades</text:p>
          </table:table-cell>
          <table:table-cell office:value-type="string" calcext:value-type="string">
            <text:p>descripcion_actividades</text:p>
          </table:table-cell>
          <table:table-cell table:formula="of:=CONCATENATE([.H2];[.D2];[.F2];[.B2])" office:value-type="string" office:string-value="descripcion_actividades_ins_noc_cg_cr" calcext:value-type="string">
            <text:p>descripcion_actividades_ins_noc_cg_cr</text:p>
          </table:table-cell>
          <table:table-cell table:formula="of:=CONCATENATE(&quot;id_&quot;;[.I2])" office:value-type="string" office:string-value="id_descripcion_actividades_ins_noc_cg_cr" calcext:value-type="string">
            <text:p>id_descripcion_actividades_ins_noc_cg_cr</text:p>
          </table:table-cell>
        </table:table-row>
        <table:table-row table:style-name="ro16">
          <table:table-cell office:value-type="string" calcext:value-type="string">
            <text:p>core</text:p>
          </table:table-cell>
          <table:table-cell office:value-type="string" calcext:value-type="string">
            <text:p>_cr</text:p>
          </table:table-cell>
          <table:table-cell office:value-type="string" calcext:value-type="string">
            <text:p>Avance y <text:s/>Estado Instalación NOC</text:p>
          </table:table-cell>
          <table:table-cell office:value-type="string" calcext:value-type="string">
            <text:p>_ins_noc</text:p>
          </table:table-cell>
          <table:table-cell table:style-name="ce2" office:value-type="string" calcext:value-type="string">
            <text:p>Centro de Gestión</text:p>
          </table:table-cell>
          <table:table-cell table:style-name="ce2" office:value-type="string" calcext:value-type="string">
            <text:p>_cg</text:p>
          </table:table-cell>
          <table:table-cell office:value-type="string" calcext:value-type="string">
            <text:p>Fecha Inicio instalación Adecuaciones</text:p>
          </table:table-cell>
          <table:table-cell office:value-type="string" calcext:value-type="string">
            <text:p>fecha_inicio_instalacion_adecuaciones</text:p>
          </table:table-cell>
          <table:table-cell table:formula="of:=CONCATENATE([.H3];[.D3];[.F3];[.B3])" office:value-type="string" office:string-value="fecha_inicio_instalacion_adecuaciones_ins_noc_cg_cr" calcext:value-type="string">
            <text:p>fecha_inicio_instalacion_adecuaciones_ins_noc_cg_cr</text:p>
          </table:table-cell>
          <table:table-cell table:formula="of:=CONCATENATE(&quot;id_&quot;;[.I3])" office:value-type="string" office:string-value="id_fecha_inicio_instalacion_adecuaciones_ins_noc_cg_cr" calcext:value-type="string">
            <text:p>id_fecha_inicio_instalacion_adecuaciones_ins_noc_cg_cr</text:p>
          </table:table-cell>
        </table:table-row>
        <table:table-row table:style-name="ro17">
          <table:table-cell office:value-type="string" calcext:value-type="string">
            <text:p>core</text:p>
          </table:table-cell>
          <table:table-cell office:value-type="string" calcext:value-type="string">
            <text:p>_cr</text:p>
          </table:table-cell>
          <table:table-cell office:value-type="string" calcext:value-type="string">
            <text:p>Avance y <text:s/>Estado Instalación NOC</text:p>
          </table:table-cell>
          <table:table-cell office:value-type="string" calcext:value-type="string">
            <text:p>_ins_noc</text:p>
          </table:table-cell>
          <table:table-cell table:style-name="ce2" office:value-type="string" calcext:value-type="string">
            <text:p>Centro de Gestión</text:p>
          </table:table-cell>
          <table:table-cell table:style-name="ce2" office:value-type="string" calcext:value-type="string">
            <text:p>_cg</text:p>
          </table:table-cell>
          <table:table-cell office:value-type="string" calcext:value-type="string">
            <text:p>Fecha Terminación instalación Adecuaciones</text:p>
          </table:table-cell>
          <table:table-cell office:value-type="string" calcext:value-type="string">
            <text:p>fecha_terminacion_instalacion_adecuaciones</text:p>
          </table:table-cell>
          <table:table-cell table:formula="of:=CONCATENATE([.H4];[.D4];[.F4];[.B4])" office:value-type="string" office:string-value="fecha_terminacion_instalacion_adecuaciones_ins_noc_cg_cr" calcext:value-type="string">
            <text:p>fecha_terminacion_instalacion_adecuaciones_ins_noc_cg_cr</text:p>
          </table:table-cell>
          <table:table-cell table:formula="of:=CONCATENATE(&quot;id_&quot;;[.I4])" office:value-type="string" office:string-value="id_fecha_terminacion_instalacion_adecuaciones_ins_noc_cg_cr" calcext:value-type="string">
            <text:p>id_fecha_terminacion_instalacion_adecuaciones_ins_noc_cg_cr</text:p>
          </table:table-cell>
        </table:table-row>
        <table:table-row table:style-name="ro15">
          <table:table-cell office:value-type="string" calcext:value-type="string">
            <text:p>core</text:p>
          </table:table-cell>
          <table:table-cell office:value-type="string" calcext:value-type="string">
            <text:p>_cr</text:p>
          </table:table-cell>
          <table:table-cell office:value-type="string" calcext:value-type="string">
            <text:p>Avance y <text:s/>Estado Instalación NOC</text:p>
          </table:table-cell>
          <table:table-cell office:value-type="string" calcext:value-type="string">
            <text:p>_ins_noc</text:p>
          </table:table-cell>
          <table:table-cell table:style-name="ce2" office:value-type="string" calcext:value-type="string">
            <text:p>Centro de Gestión</text:p>
          </table:table-cell>
          <table:table-cell table:style-name="ce2" office:value-type="string" calcext:value-type="string">
            <text:p>_cg</text:p>
          </table:table-cell>
          <table:table-cell office:value-type="string" calcext:value-type="string">
            <text:p>Fecha Prevista PI&amp;PS Inicio</text:p>
          </table:table-cell>
          <table:table-cell office:value-type="string" calcext:value-type="string">
            <text:p>fecha_pi_ps_prevista_inicio</text:p>
          </table:table-cell>
          <table:table-cell table:formula="of:=CONCATENATE([.H5];[.D5];[.F5];[.B5])" office:value-type="string" office:string-value="fecha_pi_ps_prevista_inicio_ins_noc_cg_cr" calcext:value-type="string">
            <text:p>fecha_pi_ps_prevista_inicio_ins_noc_cg_cr</text:p>
          </table:table-cell>
          <table:table-cell table:formula="of:=CONCATENATE(&quot;id_&quot;;[.I5])" office:value-type="string" office:string-value="id_fecha_pi_ps_prevista_inicio_ins_noc_cg_cr" calcext:value-type="string">
            <text:p>id_fecha_pi_ps_prevista_inicio_ins_noc_cg_cr</text:p>
          </table:table-cell>
        </table:table-row>
        <table:table-row table:style-name="ro16">
          <table:table-cell office:value-type="string" calcext:value-type="string">
            <text:p>core</text:p>
          </table:table-cell>
          <table:table-cell office:value-type="string" calcext:value-type="string">
            <text:p>_cr</text:p>
          </table:table-cell>
          <table:table-cell office:value-type="string" calcext:value-type="string">
            <text:p>Avance y <text:s/>Estado Instalación NOC</text:p>
          </table:table-cell>
          <table:table-cell office:value-type="string" calcext:value-type="string">
            <text:p>_ins_noc</text:p>
          </table:table-cell>
          <table:table-cell table:style-name="ce2" office:value-type="string" calcext:value-type="string">
            <text:p>Centro de Gestión</text:p>
          </table:table-cell>
          <table:table-cell table:style-name="ce2" office:value-type="string" calcext:value-type="string">
            <text:p>_cg</text:p>
          </table:table-cell>
          <table:table-cell office:value-type="string" calcext:value-type="string">
            <text:p>Fecha Prevista PI&amp;PS Terminación</text:p>
          </table:table-cell>
          <table:table-cell office:value-type="string" calcext:value-type="string">
            <text:p>fecha_pi_ps_prevista_terminacion</text:p>
          </table:table-cell>
          <table:table-cell table:formula="of:=CONCATENATE([.H6];[.D6];[.F6];[.B6])" office:value-type="string" office:string-value="fecha_pi_ps_prevista_terminacion_ins_noc_cg_cr" calcext:value-type="string">
            <text:p>fecha_pi_ps_prevista_terminacion_ins_noc_cg_cr</text:p>
          </table:table-cell>
          <table:table-cell table:formula="of:=CONCATENATE(&quot;id_&quot;;[.I6])" office:value-type="string" office:string-value="id_fecha_pi_ps_prevista_terminacion_ins_noc_cg_cr" calcext:value-type="string">
            <text:p>id_fecha_pi_ps_prevista_terminacion_ins_noc_cg_cr</text:p>
          </table:table-cell>
        </table:table-row>
        <table:table-row table:style-name="ro15">
          <table:table-cell office:value-type="string" calcext:value-type="string">
            <text:p>core</text:p>
          </table:table-cell>
          <table:table-cell office:value-type="string" calcext:value-type="string">
            <text:p>_cr</text:p>
          </table:table-cell>
          <table:table-cell office:value-type="string" calcext:value-type="string">
            <text:p>Avance y <text:s/>Estado Instalación NOC</text:p>
          </table:table-cell>
          <table:table-cell office:value-type="string" calcext:value-type="string">
            <text:p>_ins_noc</text:p>
          </table:table-cell>
          <table:table-cell office:value-type="string" calcext:value-type="string">
            <text:p>Mesa <text:s/>de Ayuda</text:p>
          </table:table-cell>
          <table:table-cell office:value-type="string" calcext:value-type="string">
            <text:p>_ma</text:p>
          </table:table-cell>
          <table:table-cell office:value-type="string" calcext:value-type="string">
            <text:p>Descripcion Actividades</text:p>
          </table:table-cell>
          <table:table-cell office:value-type="string" calcext:value-type="string">
            <text:p>descripcion_actividades</text:p>
          </table:table-cell>
          <table:table-cell table:formula="of:=CONCATENATE([.H7];[.D7];[.F7];[.B7])" office:value-type="string" office:string-value="descripcion_actividades_ins_noc_ma_cr" calcext:value-type="string">
            <text:p>descripcion_actividades_ins_noc_ma_cr</text:p>
          </table:table-cell>
          <table:table-cell table:formula="of:=CONCATENATE(&quot;id_&quot;;[.I7])" office:value-type="string" office:string-value="id_descripcion_actividades_ins_noc_ma_cr" calcext:value-type="string">
            <text:p>id_descripcion_actividades_ins_noc_ma_cr</text:p>
          </table:table-cell>
        </table:table-row>
        <table:table-row table:style-name="ro16">
          <table:table-cell office:value-type="string" calcext:value-type="string">
            <text:p>core</text:p>
          </table:table-cell>
          <table:table-cell office:value-type="string" calcext:value-type="string">
            <text:p>_cr</text:p>
          </table:table-cell>
          <table:table-cell office:value-type="string" calcext:value-type="string">
            <text:p>Avance y <text:s/>Estado Instalación NOC</text:p>
          </table:table-cell>
          <table:table-cell office:value-type="string" calcext:value-type="string">
            <text:p>_ins_noc</text:p>
          </table:table-cell>
          <table:table-cell office:value-type="string" calcext:value-type="string">
            <text:p>Mesa <text:s/>de Ayuda</text:p>
          </table:table-cell>
          <table:table-cell office:value-type="string" calcext:value-type="string">
            <text:p>_ma</text:p>
          </table:table-cell>
          <table:table-cell office:value-type="string" calcext:value-type="string">
            <text:p>Feha Inicio instalación Adecuaciones</text:p>
          </table:table-cell>
          <table:table-cell office:value-type="string" calcext:value-type="string">
            <text:p>fecha_inicio_instalacion_adecuaciones</text:p>
          </table:table-cell>
          <table:table-cell table:formula="of:=CONCATENATE([.H8];[.D8];[.F8];[.B8])" office:value-type="string" office:string-value="fecha_inicio_instalacion_adecuaciones_ins_noc_ma_cr" calcext:value-type="string">
            <text:p>fecha_inicio_instalacion_adecuaciones_ins_noc_ma_cr</text:p>
          </table:table-cell>
          <table:table-cell table:formula="of:=CONCATENATE(&quot;id_&quot;;[.I8])" office:value-type="string" office:string-value="id_fecha_inicio_instalacion_adecuaciones_ins_noc_ma_cr" calcext:value-type="string">
            <text:p>id_fecha_inicio_instalacion_adecuaciones_ins_noc_ma_cr</text:p>
          </table:table-cell>
        </table:table-row>
        <table:table-row table:style-name="ro17">
          <table:table-cell office:value-type="string" calcext:value-type="string">
            <text:p>core</text:p>
          </table:table-cell>
          <table:table-cell office:value-type="string" calcext:value-type="string">
            <text:p>_cr</text:p>
          </table:table-cell>
          <table:table-cell office:value-type="string" calcext:value-type="string">
            <text:p>Avance y <text:s/>Estado Instalación NOC</text:p>
          </table:table-cell>
          <table:table-cell office:value-type="string" calcext:value-type="string">
            <text:p>_ins_noc</text:p>
          </table:table-cell>
          <table:table-cell office:value-type="string" calcext:value-type="string">
            <text:p>Mesa <text:s/>de Ayuda</text:p>
          </table:table-cell>
          <table:table-cell office:value-type="string" calcext:value-type="string">
            <text:p>_ma</text:p>
          </table:table-cell>
          <table:table-cell office:value-type="string" calcext:value-type="string">
            <text:p>Fecha Terminación instalación Adecuaciones</text:p>
          </table:table-cell>
          <table:table-cell office:value-type="string" calcext:value-type="string">
            <text:p>fecha_terminacion_instalacion_adecuaciones</text:p>
          </table:table-cell>
          <table:table-cell table:formula="of:=CONCATENATE([.H9];[.D9];[.F9];[.B9])" office:value-type="string" office:string-value="fecha_terminacion_instalacion_adecuaciones_ins_noc_ma_cr" calcext:value-type="string">
            <text:p>fecha_terminacion_instalacion_adecuaciones_ins_noc_ma_cr</text:p>
          </table:table-cell>
          <table:table-cell table:formula="of:=CONCATENATE(&quot;id_&quot;;[.I9])" office:value-type="string" office:string-value="id_fecha_terminacion_instalacion_adecuaciones_ins_noc_ma_cr" calcext:value-type="string">
            <text:p>id_fecha_terminacion_instalacion_adecuaciones_ins_noc_ma_cr</text:p>
          </table:table-cell>
        </table:table-row>
        <table:table-row table:style-name="ro15">
          <table:table-cell office:value-type="string" calcext:value-type="string">
            <text:p>core</text:p>
          </table:table-cell>
          <table:table-cell office:value-type="string" calcext:value-type="string">
            <text:p>_cr</text:p>
          </table:table-cell>
          <table:table-cell office:value-type="string" calcext:value-type="string">
            <text:p>Avance y <text:s/>Estado Instalación NOC</text:p>
          </table:table-cell>
          <table:table-cell office:value-type="string" calcext:value-type="string">
            <text:p>_ins_noc</text:p>
          </table:table-cell>
          <table:table-cell office:value-type="string" calcext:value-type="string">
            <text:p>Mesa <text:s/>de Ayuda</text:p>
          </table:table-cell>
          <table:table-cell office:value-type="string" calcext:value-type="string">
            <text:p>_ma</text:p>
          </table:table-cell>
          <table:table-cell office:value-type="string" calcext:value-type="string">
            <text:p>Fecha Prevista PI&amp;PS Inicio</text:p>
          </table:table-cell>
          <table:table-cell office:value-type="string" calcext:value-type="string">
            <text:p>fecha_pi_ps_prevista_inicio</text:p>
          </table:table-cell>
          <table:table-cell table:formula="of:=CONCATENATE([.H10];[.D10];[.F10];[.B10])" office:value-type="string" office:string-value="fecha_pi_ps_prevista_inicio_ins_noc_ma_cr" calcext:value-type="string">
            <text:p>fecha_pi_ps_prevista_inicio_ins_noc_ma_cr</text:p>
          </table:table-cell>
          <table:table-cell table:formula="of:=CONCATENATE(&quot;id_&quot;;[.I10])" office:value-type="string" office:string-value="id_fecha_pi_ps_prevista_inicio_ins_noc_ma_cr" calcext:value-type="string">
            <text:p>id_fecha_pi_ps_prevista_inicio_ins_noc_ma_cr</text:p>
          </table:table-cell>
        </table:table-row>
        <table:table-row table:style-name="ro16">
          <table:table-cell office:value-type="string" calcext:value-type="string">
            <text:p>core</text:p>
          </table:table-cell>
          <table:table-cell office:value-type="string" calcext:value-type="string">
            <text:p>_cr</text:p>
          </table:table-cell>
          <table:table-cell office:value-type="string" calcext:value-type="string">
            <text:p>Avance y <text:s/>Estado Instalación NOC</text:p>
          </table:table-cell>
          <table:table-cell office:value-type="string" calcext:value-type="string">
            <text:p>_ins_noc</text:p>
          </table:table-cell>
          <table:table-cell office:value-type="string" calcext:value-type="string">
            <text:p>Mesa <text:s/>de Ayuda</text:p>
          </table:table-cell>
          <table:table-cell office:value-type="string" calcext:value-type="string">
            <text:p>_ma</text:p>
          </table:table-cell>
          <table:table-cell office:value-type="string" calcext:value-type="string">
            <text:p>Fecha Prevista PI&amp;PS Terminación</text:p>
          </table:table-cell>
          <table:table-cell office:value-type="string" calcext:value-type="string">
            <text:p>fecha_pi_ps_prevista_terminacion</text:p>
          </table:table-cell>
          <table:table-cell table:formula="of:=CONCATENATE([.H11];[.D11];[.F11];[.B11])" office:value-type="string" office:string-value="fecha_pi_ps_prevista_terminacion_ins_noc_ma_cr" calcext:value-type="string">
            <text:p>fecha_pi_ps_prevista_terminacion_ins_noc_ma_cr</text:p>
          </table:table-cell>
          <table:table-cell table:formula="of:=CONCATENATE(&quot;id_&quot;;[.I11])" office:value-type="string" office:string-value="id_fecha_pi_ps_prevista_terminacion_ins_noc_ma_cr" calcext:value-type="string">
            <text:p>id_fecha_pi_ps_prevista_terminacion_ins_noc_ma_cr</text:p>
          </table:table-cell>
        </table:table-row>
        <table:table-row table:style-name="ro16">
          <table:table-cell office:value-type="string" calcext:value-type="string">
            <text:p>core</text:p>
          </table:table-cell>
          <table:table-cell office:value-type="string" calcext:value-type="string">
            <text:p>_cr</text:p>
          </table:table-cell>
          <table:table-cell office:value-type="string" calcext:value-type="string">
            <text:p>Avance y <text:s/>Estado Instalación NOC</text:p>
          </table:table-cell>
          <table:table-cell office:value-type="string" calcext:value-type="string">
            <text:p>_ins_noc</text:p>
          </table:table-cell>
          <table:table-cell office:value-type="string" calcext:value-type="string">
            <text:p>Otros Equipos o Sistemas en el NOC</text:p>
          </table:table-cell>
          <table:table-cell office:value-type="string" calcext:value-type="string">
            <text:p>_otr_si_noc</text:p>
          </table:table-cell>
          <table:table-cell office:value-type="string" calcext:value-type="string">
            <text:p>Descripcion Actividades</text:p>
          </table:table-cell>
          <table:table-cell office:value-type="string" calcext:value-type="string">
            <text:p>descripcion_actividades</text:p>
          </table:table-cell>
          <table:table-cell table:formula="of:=CONCATENATE([.H12];[.D12];[.F12];[.B12])" office:value-type="string" office:string-value="descripcion_actividades_ins_noc_otr_si_noc_cr" calcext:value-type="string">
            <text:p>descripcion_actividades_ins_noc_otr_si_noc_cr</text:p>
          </table:table-cell>
          <table:table-cell table:formula="of:=CONCATENATE(&quot;id_&quot;;[.I12])" office:value-type="string" office:string-value="id_descripcion_actividades_ins_noc_otr_si_noc_cr" calcext:value-type="string">
            <text:p>id_descripcion_actividades_ins_noc_otr_si_noc_cr</text:p>
          </table:table-cell>
        </table:table-row>
        <table:table-row table:style-name="ro17">
          <table:table-cell office:value-type="string" calcext:value-type="string">
            <text:p>core</text:p>
          </table:table-cell>
          <table:table-cell office:value-type="string" calcext:value-type="string">
            <text:p>_cr</text:p>
          </table:table-cell>
          <table:table-cell office:value-type="string" calcext:value-type="string">
            <text:p>Avance y <text:s/>Estado Instalación NOC</text:p>
          </table:table-cell>
          <table:table-cell office:value-type="string" calcext:value-type="string">
            <text:p>_ins_noc</text:p>
          </table:table-cell>
          <table:table-cell office:value-type="string" calcext:value-type="string">
            <text:p>Otros Equipos o Sistemas en el NOC</text:p>
          </table:table-cell>
          <table:table-cell office:value-type="string" calcext:value-type="string">
            <text:p>_otr_si_noc</text:p>
          </table:table-cell>
          <table:table-cell office:value-type="string" calcext:value-type="string">
            <text:p>Feha Inicio instalación Adecuaciones</text:p>
          </table:table-cell>
          <table:table-cell office:value-type="string" calcext:value-type="string">
            <text:p>fecha_inicio_instalacion_adecuaciones</text:p>
          </table:table-cell>
          <table:table-cell table:formula="of:=CONCATENATE([.H13];[.D13];[.F13];[.B13])" office:value-type="string" office:string-value="fecha_inicio_instalacion_adecuaciones_ins_noc_otr_si_noc_cr" calcext:value-type="string">
            <text:p>fecha_inicio_instalacion_adecuaciones_ins_noc_otr_si_noc_cr</text:p>
          </table:table-cell>
          <table:table-cell table:formula="of:=CONCATENATE(&quot;id_&quot;;[.I13])" office:value-type="string" office:string-value="id_fecha_inicio_instalacion_adecuaciones_ins_noc_otr_si_noc_cr" calcext:value-type="string">
            <text:p>id_fecha_inicio_instalacion_adecuaciones_ins_noc_otr_si_noc_cr</text:p>
          </table:table-cell>
        </table:table-row>
        <table:table-row table:style-name="ro17">
          <table:table-cell office:value-type="string" calcext:value-type="string">
            <text:p>core</text:p>
          </table:table-cell>
          <table:table-cell office:value-type="string" calcext:value-type="string">
            <text:p>_cr</text:p>
          </table:table-cell>
          <table:table-cell office:value-type="string" calcext:value-type="string">
            <text:p>Avance y <text:s/>Estado Instalación NOC</text:p>
          </table:table-cell>
          <table:table-cell office:value-type="string" calcext:value-type="string">
            <text:p>_ins_noc</text:p>
          </table:table-cell>
          <table:table-cell office:value-type="string" calcext:value-type="string">
            <text:p>Otros Equipos o Sistemas en el NOC</text:p>
          </table:table-cell>
          <table:table-cell office:value-type="string" calcext:value-type="string">
            <text:p>_otr_si</text:p>
          </table:table-cell>
          <table:table-cell office:value-type="string" calcext:value-type="string">
            <text:p>Fecha Terminación instalación Adecuaciones</text:p>
          </table:table-cell>
          <table:table-cell office:value-type="string" calcext:value-type="string">
            <text:p>fecha_terminacion_instalacion_adecuaciones</text:p>
          </table:table-cell>
          <table:table-cell table:formula="of:=CONCATENATE([.H14];[.D14];[.F14];[.B14])" office:value-type="string" office:string-value="fecha_terminacion_instalacion_adecuaciones_ins_noc_otr_si_cr" calcext:value-type="string">
            <text:p>fecha_terminacion_instalacion_adecuaciones_ins_noc_otr_si_cr</text:p>
          </table:table-cell>
          <table:table-cell table:formula="of:=CONCATENATE(&quot;id_&quot;;[.I14])" office:value-type="string" office:string-value="id_fecha_terminacion_instalacion_adecuaciones_ins_noc_otr_si_cr" calcext:value-type="string">
            <text:p>id_fecha_terminacion_instalacion_adecuaciones_ins_noc_otr_si_cr</text:p>
          </table:table-cell>
        </table:table-row>
        <table:table-row table:style-name="ro16">
          <table:table-cell office:value-type="string" calcext:value-type="string">
            <text:p>core</text:p>
          </table:table-cell>
          <table:table-cell office:value-type="string" calcext:value-type="string">
            <text:p>_cr</text:p>
          </table:table-cell>
          <table:table-cell office:value-type="string" calcext:value-type="string">
            <text:p>Avance y <text:s/>Estado Instalación NOC</text:p>
          </table:table-cell>
          <table:table-cell office:value-type="string" calcext:value-type="string">
            <text:p>_ins_noc</text:p>
          </table:table-cell>
          <table:table-cell office:value-type="string" calcext:value-type="string">
            <text:p>Otros Equipos o Sistemas en el NOC</text:p>
          </table:table-cell>
          <table:table-cell office:value-type="string" calcext:value-type="string">
            <text:p>_otr_si</text:p>
          </table:table-cell>
          <table:table-cell office:value-type="string" calcext:value-type="string">
            <text:p>Fecha Prevista PI&amp;PS Inicio</text:p>
          </table:table-cell>
          <table:table-cell office:value-type="string" calcext:value-type="string">
            <text:p>fecha_pi_ps_prevista_inicio</text:p>
          </table:table-cell>
          <table:table-cell table:formula="of:=CONCATENATE([.H15];[.D15];[.F15];[.B15])" office:value-type="string" office:string-value="fecha_pi_ps_prevista_inicio_ins_noc_otr_si_cr" calcext:value-type="string">
            <text:p>fecha_pi_ps_prevista_inicio_ins_noc_otr_si_cr</text:p>
          </table:table-cell>
          <table:table-cell table:formula="of:=CONCATENATE(&quot;id_&quot;;[.I15])" office:value-type="string" office:string-value="id_fecha_pi_ps_prevista_inicio_ins_noc_otr_si_cr" calcext:value-type="string">
            <text:p>id_fecha_pi_ps_prevista_inicio_ins_noc_otr_si_cr</text:p>
          </table:table-cell>
        </table:table-row>
        <table:table-row table:style-name="ro16">
          <table:table-cell office:value-type="string" calcext:value-type="string">
            <text:p>core</text:p>
          </table:table-cell>
          <table:table-cell office:value-type="string" calcext:value-type="string">
            <text:p>_cr</text:p>
          </table:table-cell>
          <table:table-cell office:value-type="string" calcext:value-type="string">
            <text:p>Avance y <text:s/>Estado Instalación NOC</text:p>
          </table:table-cell>
          <table:table-cell office:value-type="string" calcext:value-type="string">
            <text:p>_ins_noc</text:p>
          </table:table-cell>
          <table:table-cell office:value-type="string" calcext:value-type="string">
            <text:p>Otros Equipos o Sistemas en el NOC</text:p>
          </table:table-cell>
          <table:table-cell office:value-type="string" calcext:value-type="string">
            <text:p>_otr_si</text:p>
          </table:table-cell>
          <table:table-cell office:value-type="string" calcext:value-type="string">
            <text:p>Fecha Prevista PI&amp;PS Terminación</text:p>
          </table:table-cell>
          <table:table-cell office:value-type="string" calcext:value-type="string">
            <text:p>fecha_pi_ps_prevista_terminacion</text:p>
          </table:table-cell>
          <table:table-cell table:formula="of:=CONCATENATE([.H16];[.D16];[.F16];[.B16])" office:value-type="string" office:string-value="fecha_pi_ps_prevista_terminacion_ins_noc_otr_si_cr" calcext:value-type="string">
            <text:p>fecha_pi_ps_prevista_terminacion_ins_noc_otr_si_cr</text:p>
          </table:table-cell>
          <table:table-cell table:formula="of:=CONCATENATE(&quot;id_&quot;;[.I16])" office:value-type="string" office:string-value="id_fecha_pi_ps_prevista_terminacion_ins_noc_otr_si_cr" calcext:value-type="string">
            <text:p>id_fecha_pi_ps_prevista_terminacion_ins_noc_otr_si_cr</text:p>
          </table:table-cell>
        </table:table-row>
        <table:table-row table:style-name="ro15">
          <table:table-cell office:value-type="string" calcext:value-type="string">
            <text:p>core</text:p>
          </table:table-cell>
          <table:table-cell office:value-type="string" calcext:value-type="string">
            <text:p>_cr</text:p>
          </table:table-cell>
          <table:table-cell office:value-type="string" calcext:value-type="string">
            <text:p>Avance y <text:s/>Estado Instalación NOC</text:p>
          </table:table-cell>
          <table:table-cell office:value-type="string" calcext:value-type="string">
            <text:p>_ins_noc</text:p>
          </table:table-cell>
          <table:table-cell table:number-columns-repeated="2"/>
          <table:table-cell office:value-type="string" calcext:value-type="string">
            <text:p>Porcentaje Avance</text:p>
          </table:table-cell>
          <table:table-cell table:style-name="ce4" office:value-type="string" calcext:value-type="string">
            <text:p>porcentaje_avance</text:p>
          </table:table-cell>
          <table:table-cell table:formula="of:=CONCATENATE([.H17];[.D17];[.F17];[.B17])" office:value-type="string" office:string-value="porcentaje_avance_ins_noc_cr" calcext:value-type="string">
            <text:p>porcentaje_avance_ins_noc_cr</text:p>
          </table:table-cell>
          <table:table-cell table:formula="of:=CONCATENATE(&quot;id_&quot;;[.I17])" office:value-type="string" office:string-value="id_porcentaje_avance_ins_noc_cr" calcext:value-type="string">
            <text:p>id_porcentaje_avance_ins_noc_cr</text:p>
          </table:table-cell>
        </table:table-row>
        <table:table-row table:style-name="ro16">
          <table:table-cell office:value-type="string" calcext:value-type="string">
            <text:p>core</text:p>
          </table:table-cell>
          <table:table-cell office:value-type="string" calcext:value-type="string">
            <text:p>_cr</text:p>
          </table:table-cell>
          <table:table-cell office:value-type="string" calcext:value-type="string">
            <text:p>Avance y <text:s/>Estado Instalación NOC</text:p>
          </table:table-cell>
          <table:table-cell office:value-type="string" calcext:value-type="string">
            <text:p>_ins_noc</text:p>
          </table:table-cell>
          <table:table-cell table:number-columns-repeated="2"/>
          <table:table-cell office:value-type="string" calcext:value-type="string">
            <text:p>Fecha Prevista Verificación Interventoría</text:p>
          </table:table-cell>
          <table:table-cell table:style-name="ce4" office:value-type="string" calcext:value-type="string">
            <text:p>fecha_verificacion</text:p>
          </table:table-cell>
          <table:table-cell table:formula="of:=CONCATENATE([.H18];[.D18];[.F18];[.B18])" office:value-type="string" office:string-value="fecha_verificacion_ins_noc_cr" calcext:value-type="string">
            <text:p>fecha_verificacion_ins_noc_cr</text:p>
          </table:table-cell>
          <table:table-cell table:formula="of:=CONCATENATE(&quot;id_&quot;;[.I18])" office:value-type="string" office:string-value="id_fecha_verificacion_ins_noc_cr" calcext:value-type="string">
            <text:p>id_fecha_verificacion_ins_noc_cr</text:p>
          </table:table-cell>
        </table:table-row>
      </table:table>
      <table:named-expressions/>
      <table:database-ranges>
        <table:database-range table:name="__Anonymous_Sheet_DB__0" table:target-range-address="'Hoja 1'.A1:'Hoja 1'.J56" table:display-filter-buttons="true" table:orientation="column"/>
        <table:database-range table:name="__Anonymous_Sheet_DB__2" table:target-range-address="'Open Project'.A1:'Open Project'.G1398" table:display-filter-buttons="true">
          <table:filter>
            <table:filter-and>
              <table:filter-condition table:field-number="1" table:value="1. CORE NACIONAL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.</number:text>
      <number:month number:style="long"/>
      <number:text>.</number:text>
      <number:year number:style="long"/>
    </number:date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date-style style:name="N119">
      <number:day/>
      <number:text>/</number:text>
      <number:month/>
      <number:text>/</number:text>
      <number:year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5:53:25.920087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2" style:display-name="PageStyle_Hoja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6-10-27T17:09:59.067171415</dc:date>
    <dc:creator>Diana Leonor</dc:creator>
    <meta:editing-duration>PT52M13S</meta:editing-duration>
    <meta:editing-cycles>3</meta:editing-cycles>
    <meta:document-statistic meta:table-count="5" meta:cell-count="10774" meta:object-count="0"/>
  </office:meta>
</office:document-meta>
</file>